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07cm" table:align="margins"/>
    </style:style>
    <style:style style:name="Table1.A" style:family="table-column">
      <style:table-column-properties style:column-width="15.706cm" style:rel-column-width="57478*"/>
    </style:style>
    <style:style style:name="Table1.B" style:family="table-column">
      <style:table-column-properties style:column-width="2.201cm" style:rel-column-width="805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officeooo:rsid="00061bac" officeooo:paragraph-rsid="00061ba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1bac" officeooo:paragraph-rsid="00061ba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61bac" officeooo:paragraph-rsid="00061bac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061bac" officeooo:paragraph-rsid="00061bac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061bac" officeooo:paragraph-rsid="0006f09e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6f09e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paragraph-rsid="0006f09e" style:font-size-asian="14pt" style:font-size-complex="14pt"/>
    </style:style>
    <style:style style:name="P8" style:family="paragraph" style:parent-style-name="Table_20_Contents">
      <style:paragraph-properties fo:line-height="150%"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4pt" officeooo:rsid="0006f09e" officeooo:paragraph-rsid="0006f09e" style:font-size-asian="14pt" style:font-size-complex="14pt"/>
    </style:style>
    <style:style style:name="P10" style:family="paragraph" style:parent-style-name="Table_20_Contents">
      <style:paragraph-properties fo:line-height="150%" fo:text-align="center" style:justify-single-word="false"/>
      <style:text-properties fo:font-size="14pt" officeooo:rsid="0006f09e" officeooo:paragraph-rsid="00084822" style:font-size-asian="14pt" style:font-size-complex="14pt"/>
    </style:style>
    <style:style style:name="P11" style:family="paragraph" style:parent-style-name="Table_20_Contents">
      <style:paragraph-properties fo:line-height="150%" fo:text-align="start" style:justify-single-word="false"/>
      <style:text-properties fo:font-size="14pt" officeooo:rsid="000948a6" officeooo:paragraph-rsid="000948a6" style:font-size-asian="14pt" style:font-size-complex="14pt"/>
    </style:style>
    <style:style style:name="P12" style:family="paragraph" style:parent-style-name="Table_20_Contents">
      <style:paragraph-properties fo:line-height="150%" fo:text-align="start" style:justify-single-word="false"/>
      <style:text-properties fo:font-size="14pt" officeooo:rsid="000ad0b2" officeooo:paragraph-rsid="000ad0b2" style:font-size-asian="14pt" style:font-size-complex="14pt"/>
    </style:style>
    <style:style style:name="P13" style:family="paragraph" style:parent-style-name="Table_20_Contents">
      <style:paragraph-properties fo:line-height="150%" fo:text-align="start" style:justify-single-word="false"/>
      <style:text-properties fo:font-size="14pt" officeooo:rsid="000c0eed" officeooo:paragraph-rsid="000c0eed" style:font-size-asian="14pt" style:font-size-complex="14pt"/>
    </style:style>
    <style:style style:name="P14" style:family="paragraph" style:parent-style-name="Table_20_Contents">
      <style:paragraph-properties fo:line-height="150%" fo:text-align="start" style:justify-single-word="false"/>
      <style:text-properties fo:font-size="14pt" officeooo:rsid="000dd0e4" officeooo:paragraph-rsid="000dd0e4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6f09e" officeooo:paragraph-rsid="00084822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948a6" officeooo:paragraph-rsid="000948a6" style:font-size-asian="14pt" style:font-size-complex="14pt"/>
    </style:style>
    <style:style style:name="P17" style:family="paragraph" style:parent-style-name="Table_20_Contents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948a6" officeooo:paragraph-rsid="000948a6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84822" officeooo:paragraph-rsid="000ad0b2" style:font-size-asian="14pt" style:font-size-complex="14pt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84822" officeooo:paragraph-rsid="000ad0b2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officeooo:rsid="000dd0e4" officeooo:paragraph-rsid="000dd0e4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dd0e4" officeooo:paragraph-rsid="000dd0e4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0948a6" officeooo:paragraph-rsid="000948a6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06f09e"/>
    </style:style>
    <style:style style:name="P24" style:family="paragraph" style:parent-style-name="Standard">
      <style:paragraph-properties fo:line-height="150%" fo:text-align="start" style:justify-single-word="false"/>
      <style:text-properties officeooo:rsid="000dd0e4" officeooo:paragraph-rsid="000dd0e4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fo:font-size="14pt" officeooo:rsid="0006f09e" officeooo:paragraph-rsid="0006f09e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officeooo:rsid="0006f09e" officeooo:paragraph-rsid="00084822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officeooo:rsid="0006f09e" officeooo:paragraph-rsid="0006f09e" style:font-size-asian="14pt" style:font-size-complex="14pt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4pt" officeooo:rsid="00084822" officeooo:paragraph-rsid="00084822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4pt" style:text-underline-style="solid" style:text-underline-width="auto" style:text-underline-color="font-color" officeooo:rsid="000dd0e4" officeooo:paragraph-rsid="000dd0e4" style:font-size-asian="14pt" style:font-size-complex="14pt"/>
    </style:style>
    <style:style style:name="P30" style:family="paragraph" style:parent-style-name="Standard">
      <loext:graphic-properties draw:fill="solid" draw:fill-color="#ffffff"/>
      <style:paragraph-properties fo:text-align="center" style:justify-single-word="false" fo:background-color="#ffffff" fo:padding="0cm" fo:border="none" style:shadow="none"/>
      <style:text-properties fo:font-size="14pt" style:text-underline-style="solid" style:text-underline-width="auto" style:text-underline-color="font-color" officeooo:rsid="000ea42a" officeooo:paragraph-rsid="000ea42a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font-size="14pt" style:text-underline-style="none" officeooo:rsid="000ea42a" officeooo:paragraph-rsid="000ea42a" style:font-size-asian="14pt" style:font-size-complex="14pt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d0e4"/>
    </style:style>
    <style:style style:name="P34" style:family="paragraph" style:parent-style-name="Table_20_Contents" style:list-style-name="L1">
      <style:paragraph-properties fo:line-height="150%" fo:text-align="start" style:justify-single-word="false"/>
      <style:text-properties fo:font-size="14pt" officeooo:rsid="00084822" officeooo:paragraph-rsid="00084822" style:font-size-asian="14pt" style:font-size-complex="14pt"/>
    </style:style>
    <style:style style:name="P35" style:family="paragraph" style:parent-style-name="Table_20_Contents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084822" officeooo:paragraph-rsid="00084822" style:font-size-asian="14pt" style:font-style-asian="italic" style:font-size-complex="14pt" style:font-style-complex="italic"/>
    </style:style>
    <style:style style:name="P36" style:family="paragraph" style:parent-style-name="Table_20_Contents" style:list-style-name="L1">
      <style:paragraph-properties fo:line-height="150%" fo:text-align="start" style:justify-single-word="false"/>
      <style:text-properties fo:font-size="14pt" style:text-underline-style="solid" style:text-underline-width="auto" style:text-underline-color="font-color" officeooo:rsid="000948a6" officeooo:paragraph-rsid="000948a6" style:font-size-asian="14pt" style:font-size-complex="14pt"/>
    </style:style>
    <style:style style:name="T1" style:family="text">
      <style:text-properties officeooo:rsid="0006f09e"/>
    </style:style>
    <style:style style:name="T2" style:family="text">
      <style:text-properties fo:font-size="14pt" officeooo:rsid="0006f09e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4822" style:font-style-asian="italic" style:font-style-complex="italic"/>
    </style:style>
    <style:style style:name="T5" style:family="text">
      <style:text-properties fo:color="#080808" loext:opacity="100%" fo:font-size="10pt" style:font-size-asian="10pt"/>
    </style:style>
    <style:style style:name="T6" style:family="text">
      <style:text-properties fo:color="#080808" loext:opacity="100%" fo:font-size="10pt" fo:font-style="italic" officeooo:rsid="00084822" style:font-size-asian="10pt" style:font-style-asian="italic" style:font-style-complex="italic"/>
    </style:style>
    <style:style style:name="T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9" style:family="text">
      <style:text-properties fo:color="#080808" loext:opacity="100%" style:font-name="JetBrains Mono" fo:font-size="10pt" fo:font-style="normal" fo:font-weight="normal" fo:background-color="#f7faff" loext:char-shading-value="0" style:font-size-asian="10pt" style:font-style-asian="normal" style:font-weight-asian="normal" style:font-style-complex="italic"/>
    </style:style>
    <style:style style:name="T10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080808" loext:opacity="100%" style:font-name="JetBrains Mono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/>
    </style:style>
    <style:style style:name="T12" style:family="text">
      <style:text-properties fo:color="#080808" loext:opacity="100%" style:font-name="JetBrains Mono" fo:font-size="14pt" fo:font-style="italic" style:text-underline-style="solid" style:text-underline-width="auto" style:text-underline-color="font-color" fo:font-weight="normal" officeooo:rsid="000dd0e4" style:font-size-asian="14pt" style:font-style-asian="italic" style:font-weight-asian="normal" style:font-size-complex="14pt" style:font-style-complex="italic"/>
    </style:style>
    <style:style style:name="T13" style:family="text">
      <style:text-properties fo:color="#080808" loext:opacity="100%" style:font-name="JetBrains Mono" fo:font-style="italic" fo:font-weight="normal" style:font-style-asian="italic" style:font-weight-asian="normal" style:font-style-complex="italic"/>
    </style:style>
    <style:style style:name="T1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tyle-complex="italic"/>
    </style:style>
    <style:style style:name="T16" style:family="text">
      <style:text-properties fo:color="#0033b3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1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00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19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71094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23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1750eb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2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fo:color="#8c8c8c" loext:opacity="100%" style:font-name="JetBrains Mono" fo:font-size="10pt" fo:font-style="italic" fo:font-weight="normal" fo:background-color="#e2ffe2" loext:char-shading-value="0" style:font-size-asian="10pt" style:font-style-asian="italic" style:font-weight-asian="normal"/>
    </style:style>
    <style:style style:name="T2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67d17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2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8dde" loext:opacity="100%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174ad4" loext:opacity="100%" style:font-name="JetBrains Mono" fo:font-size="10pt" fo:font-style="normal" fo:font-weight="normal" fo:background-color="#f7faff" loext:char-shading-value="0" style:font-size-asian="10pt" style:font-style-asian="normal" style:font-weight-asian="normal"/>
    </style:style>
    <style:style style:name="T34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1145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 телекоммуникаций им. проф. М. А. Бонч-Бруевич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«SCHEDULE»</text:p>
      <text:p text:style-name="P1">ТЕКСТ ПРОГРАММЫ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елиметов Юсуп Касумович</text:p>
      <text:p text:style-name="P3">ПИБ 32 з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Санкт-Петербург 202<text:span text:style-name="T35">6</text:span></text:p>
      <text:p text:style-name="P4"><text:soft-page-break/>Аннотация</text:p>
      <text:p text:style-name="P5">Данный документ предназначен для изучения программного кода приложения «SCHEDULE» . <text:span text:style-name="T1">Оно содержит описание следующих модулей: </text:span></text:p>
      <text:list text:style-name="L3">
        <text:list-item>
          <text:p text:style-name="P25">Код приложения суперпользователя. Описания классов с соответствующими комментариями: class Designations, class Human, class Employee, class MainTable.</text:p>
        </text:list-item>
        <text:list-item>
          <text:p text:style-name="P25">Web — сервис пользователя. Описания сервлетов, jsp — страницы, CSS файлов.</text:p>
        </text:list-item>
      </text:list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6"><text:soft-page-break/><text:span text:style-name="T1">Содержание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Код приложения суперпользователя</text:p>
            <text:list xml:id="list1427912209" text:style-name="L1">
              <text:list-item>
                <text:p text:style-name="P34"><text:s/>Главный класс Schedule</text:p>
              </text:list-item>
              <text:list-item>
                <text:p text:style-name="P34">Класс Human</text:p>
              </text:list-item>
              <text:list-item>
                <text:p text:style-name="P34">Класс Employee</text:p>
              </text:list-item>
              <text:list-item>
                <text:p text:style-name="P34">Класс MainTable</text:p>
              </text:list-item>
            </text:list>
          </table:table-cell>
          <table:table-cell table:style-name="Table1.A1" office:value-type="string">
            <text:p text:style-name="P8"/>
            <text:p text:style-name="P11">4</text:p>
            <text:p text:style-name="P11">18</text:p>
            <text:p text:style-name="P12">21</text:p>
            <text:p text:style-name="P13">27</text:p>
          </table:table-cell>
        </table:table-row>
        <table:table-row>
          <table:table-cell table:style-name="Table1.A1" office:value-type="string">
            <text:p text:style-name="P26">Web — сервис пользователя</text:p>
            <text:list text:style-name="L2">
              <text:list-item>
                <text:p text:style-name="P28">Описание сервлетов</text:p>
              </text:list-item>
              <text:list-item>
                <text:p text:style-name="P28">JSP — страницы</text:p>
              </text:list-item>
              <text:list-item>
                <text:p text:style-name="P28">CSS - файлы</text:p>
              </text:list-item>
            </text:list>
          </table:table-cell>
          <table:table-cell table:style-name="Table1.A1" office:value-type="string">
            <text:p text:style-name="P8"/>
            <text:p text:style-name="P14">31</text:p>
            <text:p text:style-name="P14">36</text:p>
          </table:table-cell>
        </table:table-row>
      </table:table>
      <text:p text:style-name="P2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Код приложения суперпользователя</text:p>
      <text:p text:style-name="P35">Главный класс Shedule</text:p>
      <text:p text:style-name="P32" loext:marker-style-name="T7"><text:span text:style-name="T6"><text:line-break/></text:span><text:span text:style-name="T5"><text:line-break/></text:span><text:span text:style-name="T14">package </text:span><text:span text:style-name="T17">schedule</text:span><text:span text:style-name="T7">;<text:line-break/></text:span><text:span text:style-name="T14">import </text:span><text:span text:style-name="T17">Date.DatePicker</text:span><text:span text:style-name="T7">;<text:line-break/></text:span><text:span text:style-name="T14">import </text:span><text:span text:style-name="T17">Table.CreationNewTableDialog</text:span><text:span text:style-name="T7">;<text:line-break/></text:span><text:span text:style-name="T14">import </text:span><text:span text:style-name="T17">Table.Designations</text:span><text:span text:style-name="T7">;<text:line-break/></text:span><text:span text:style-name="T14">import </text:span><text:span text:style-name="T17">Table.MainJTable</text:span><text:span text:style-name="T7">;<text:line-break/></text:span><text:span text:style-name="T14">import </text:span><text:span text:style-name="T17">Table.MainTable</text:span><text:span text:style-name="T7">;<text:line-break/></text:span><text:span text:style-name="T14">import </text:span><text:span text:style-name="T17">Table.ScheduleTableModel</text:span><text:span text:style-name="T7">;<text:line-break/></text:span><text:span text:style-name="T14">import </text:span><text:span text:style-name="T17">Table.TblFileFilter</text:span><text:span text:style-name="T7">;<text:line-break/></text:span><text:span text:style-name="T14">import </text:span><text:span text:style-name="T17">java.awt.BorderLayout</text:span><text:span text:style-name="T7">;<text:line-break/></text:span><text:span text:style-name="T14">import </text:span><text:span text:style-name="T17">java.awt.Color</text:span><text:span text:style-name="T7">;<text:line-break/></text:span><text:span text:style-name="T14">import </text:span><text:span text:style-name="T17">java.awt.Dimension</text:span><text:span text:style-name="T7">;<text:line-break/></text:span><text:span text:style-name="T14">import </text:span><text:span text:style-name="T17">java.awt.event.</text:span><text:span text:style-name="T7">*;<text:line-break/></text:span><text:span text:style-name="T14">import </text:span><text:span text:style-name="T17">java.io.FileNotFoundException</text:span><text:span text:style-name="T7">;<text:line-break/></text:span><text:span text:style-name="T14">import </text:span><text:span text:style-name="T17">java.io.IOException</text:span><text:span text:style-name="T7">;<text:line-break/></text:span><text:span text:style-name="T14">import </text:span><text:span text:style-name="T17">schedule.employee.Employee</text:span><text:span text:style-name="T7">;<text:line-break/></text:span><text:span text:style-name="T14">import </text:span><text:span text:style-name="T17">javax.swing.</text:span><text:span text:style-name="T7">*;<text:line-break/></text:span><text:span text:style-name="T14">import </text:span><text:span text:style-name="T17">javax.swing.table.AbstractTableModel</text:span><text:span text:style-name="T7">;<text:line-break/></text:span><text:span text:style-name="T14">import </text:span><text:span text:style-name="T17">java.awt.Toolkit</text:span><text:span text:style-name="T7">;<text:line-break/></text:span><text:span text:style-name="T14">import </text:span><text:span text:style-name="T17">java.awt.Font</text:span><text:span text:style-name="T7">;<text:line-break/></text:span><text:span text:style-name="T14">import </text:span><text:span text:style-name="T17">java.awt.GridBagConstraints</text:span><text:span text:style-name="T7">;<text:line-break/></text:span><text:span text:style-name="T14">import </text:span><text:span text:style-name="T17">java.awt.GridBagLayout</text:span><text:span text:style-name="T7">;<text:line-break/></text:span><text:span text:style-name="T14">import </text:span><text:span text:style-name="T17">java.awt.Insets</text:span><text:span text:style-name="T7">;<text:line-break/></text:span><text:span text:style-name="T14">import </text:span><text:span text:style-name="T17">javax.swing.event.CellEditorListener</text:span><text:span text:style-name="T7">;<text:line-break/></text:span><text:span text:style-name="T14">import </text:span><text:span text:style-name="T17">java.io.File</text:span><text:span text:style-name="T7">;<text:line-break/><text:line-break/><text:line-break/></text:span><text:span text:style-name="T14">import static </text:span><text:span text:style-name="T17">java.lang.System</text:span><text:span text:style-name="T7">.</text:span><text:span text:style-name="T20">out</text:span><text:span text:style-name="T7">;<text:line-break/><text:line-break/></text:span><text:span text:style-name="T14">import </text:span><text:span text:style-name="T17">java.nio.file.Paths</text:span><text:span text:style-name="T7">;<text:line-break/></text:span><text:span text:style-name="T14">import </text:span><text:span text:style-name="T17">java.util.</text:span><text:span text:style-name="T7">*;<text:line-break/></text:span><text:span text:style-name="T14">import </text:span><text:span text:style-name="T17">javax.swing.event.ChangeEvent</text:span><text:span text:style-name="T7">;<text:line-break/></text:span><text:span text:style-name="T14">import </text:span><text:span text:style-name="T17">schedule.employee.EmployeeTableModel</text:span><text:span text:style-name="T7">;<text:line-break/></text:span><text:span text:style-name="T14">import </text:span><text:span text:style-name="T17">schedule.employee.EmpFileFilter</text:span><text:span text:style-name="T7">;<text:line-break/></text:span><text:span text:style-name="T14">import </text:span><text:span text:style-name="T17">schedule.employee.TableEmployees</text:span><text:span text:style-name="T7">;<text:line-break/></text:span><text:span text:style-name="T14">import </text:span><text:span text:style-name="T17">schedule.employee.WindowEmployeeCreator</text:span><text:span text:style-name="T7">;<text:line-break/><text:line-break/><text:line-break/></text:span><text:span text:style-name="T14">public class </text:span><text:span text:style-name="T17">Schedule </text:span><text:span text:style-name="T14">extends </text:span><text:span text:style-name="T17">JFrame </text:span><text:span text:style-name="T14">implements </text:span><text:span text:style-name="T17">ActionListener</text:span><text:span text:style-name="T7">, </text:span><text:span text:style-name="T17">MouseListener</text:span><text:span text:style-name="T7">, </text:span><text:span text:style-name="T17">ComponentListener</text:span><text:span text:style-name="T7">, </text:span><text:span text:style-name="T17">CellEditorListener </text:span><text:span text:style-name="T7">{<text:line-break/> <text:s text:c="3"/></text:span><text:span text:style-name="T14">private int </text:span><text:span text:style-name="T21">tableCount </text:span><text:span text:style-name="T7">= </text:span><text:span text:style-name="T23">0</text:span><text:span text:style-name="T7">;<text:line-break/> <text:s text:c="3"/></text:span><text:span text:style-name="T14">int </text:span><text:span text:style-name="T21">width </text:span><text:span text:style-name="T7">= </text:span><text:span text:style-name="T17">Toolkit</text:span><text:span text:style-name="T7">.</text:span><text:span text:style-name="T10">getDefaultToolkit</text:span><text:span text:style-name="T7">().getScreenSize().</text:span><text:span text:style-name="T21">width </text:span><text:span text:style-name="T7">/ </text:span><text:span text:style-name="T23">2 </text:span><text:span text:style-name="T7">+ </text:span><text:span text:style-name="T23">300</text:span><text:span text:style-name="T7">;<text:line-break/> <text:s text:c="3"/></text:span><text:span text:style-name="T14">int </text:span><text:span text:style-name="T21">height </text:span><text:span text:style-name="T7">= </text:span><text:span text:style-name="T17">Toolkit</text:span><text:span text:style-name="T7">.</text:span><text:span text:style-name="T10">getDefaultToolkit</text:span><text:span text:style-name="T7">().getScreenSize().</text:span><text:span text:style-name="T21">height </text:span><text:span text:style-name="T7">/ </text:span><text:span text:style-name="T23">2</text:span><text:span text:style-name="T7">;<text:line-break/> <text:s text:c="3"/></text:span><text:span text:style-name="T17">ArrayList</text:span><text:span text:style-name="T7">&lt;</text:span><text:span text:style-name="T17">AbstractTableModel</text:span><text:span text:style-name="T7">&gt; </text:span><text:span text:style-name="T21">arrayTableModels </text:span><text:span text:style-name="T7">= </text:span><text:span text:style-name="T14">new </text:span><text:span text:style-name="T7">ArrayList&lt;&gt;(); </text:span><text:span text:style-name="T25">//массив всех таблиц в главном окне<text:line-break/> <text:s text:c="3"/></text:span><text:span text:style-name="T17">ArrayList</text:span><text:span text:style-name="T7">&lt;</text:span><text:span text:style-name="T17">ArrayList</text:span><text:span text:style-name="T7">&lt;</text:span><text:span text:style-name="T17">AbstractTableModel</text:span><text:span text:style-name="T7">&gt;&gt; </text:span><text:span text:style-name="T21">arrayContextsTables </text:span><text:span text:style-name="T7">= </text:span><text:span text:style-name="T14">new </text:span><text:span text:style-name="T7">ArrayList&lt;</text:span><text:span text:style-name="T17">ArrayList</text:span><text:span text:style-name="T7">&lt;</text:span><text:span text:style-name="T17">AbstractTableModel</text:span><text:span text:style-name="T7">&gt;&gt;();</text:span><text:span text:style-name="T25">//здесь будем сохранять состояние таблиц<text:line-break/> <text:s text:c="3"/></text:span><text:span text:style-name="T17">ArrayList</text:span><text:span text:style-name="T7">&lt;</text:span><text:span text:style-name="T17">Integer</text:span><text:span text:style-name="T7">&gt; </text:span><text:span text:style-name="T21">arrayContextsIPositionsTables </text:span><text:span text:style-name="T7">= </text:span><text:span text:style-name="T14">new </text:span><text:span text:style-name="T7">ArrayList&lt;</text:span><text:span text:style-name="T17">Integer</text:span><text:span text:style-name="T7">&gt;();<text:line-break/> <text:s text:c="3"/></text:span><text:span text:style-name="T17">String </text:span><text:span text:style-name="T21">fileNameToSave</text:span><text:span text:style-name="T7">;<text:line-break/></text:span><text:soft-page-break/><text:span text:style-name="T7"><text:line-break/> <text:s text:c="3"/></text:span><text:span text:style-name="T17">JMenuBar </text:span><text:span text:style-name="T21">menuBar </text:span><text:span text:style-name="T7">= </text:span><text:span text:style-name="T14">new </text:span><text:span text:style-name="T7">JMenuBar();<text:line-break/> <text:s text:c="3"/></text:span><text:span text:style-name="T17">JMenu </text:span><text:span text:style-name="T21">menuFile </text:span><text:span text:style-name="T7">= </text:span><text:span text:style-name="T14">new </text:span><text:span text:style-name="T7">JMenu(</text:span><text:span text:style-name="T27">"Файл"</text:span><text:span text:style-name="T7">);<text:line-break/> <text:s text:c="3"/></text:span><text:span text:style-name="T17">JMenu </text:span><text:span text:style-name="T21">menuOpen </text:span><text:span text:style-name="T7">= </text:span><text:span text:style-name="T14">new </text:span><text:span text:style-name="T7">JMenu(</text:span><text:span text:style-name="T27">"Открыть"</text:span><text:span text:style-name="T7">);<text:line-break/> <text:s text:c="3"/></text:span><text:span text:style-name="T17">JMenuItem </text:span><text:span text:style-name="T21">openScheduleMenu </text:span><text:span text:style-name="T7">= </text:span><text:span text:style-name="T14">new </text:span><text:span text:style-name="T7">JMenuItem(</text:span><text:span text:style-name="T27">"График"</text:span><text:span text:style-name="T7">);<text:line-break/> <text:s text:c="3"/></text:span><text:span text:style-name="T17">JMenuItem </text:span><text:span text:style-name="T21">openEmployeesMenu </text:span><text:span text:style-name="T7">= </text:span><text:span text:style-name="T14">new </text:span><text:span text:style-name="T7">JMenuItem(</text:span><text:span text:style-name="T27">"Список сотрудников"</text:span><text:span text:style-name="T7">);<text:line-break/> <text:s text:c="3"/></text:span><text:span text:style-name="T17">JToolBar </text:span><text:span text:style-name="T21">menuTools </text:span><text:span text:style-name="T7">= </text:span><text:span text:style-name="T14">new </text:span><text:span text:style-name="T7">JToolBar();<text:line-break/> <text:s text:c="3"/></text:span><text:span text:style-name="T17">JButton </text:span><text:span text:style-name="T21">back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arrow_back.png"</text:span><text:span text:style-name="T7">).toAbsolutePath().toString()));<text:line-break/> <text:s text:c="3"/></text:span><text:span text:style-name="T17">JButton </text:span><text:span text:style-name="T21">forward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arrow_forward.png"</text:span><text:span text:style-name="T7">).toAbsolutePath().toString()));<text:line-break/> <text:s text:c="3"/></text:span><text:span text:style-name="T17">JButton </text:span><text:span text:style-name="T21">save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save.png"</text:span><text:span text:style-name="T7">).toAbsolutePath().toString()));<text:line-break/> <text:s text:c="3"/></text:span><text:span text:style-name="T17">JButton </text:span><text:span text:style-name="T21">saveAs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save_as.png"</text:span><text:span text:style-name="T7">).toAbsolutePath().toString()));<text:line-break/> <text:s text:c="3"/></text:span><text:span text:style-name="T17">JButton </text:span><text:span text:style-name="T21">createTable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create_table.png"</text:span><text:span text:style-name="T7">).toAbsolutePath().toString()));<text:line-break/> <text:s text:c="3"/></text:span><text:span text:style-name="T17">JDialog </text:span><text:span text:style-name="T21">creationDialog </text:span><text:span text:style-name="T7">= </text:span><text:span text:style-name="T14">new </text:span><text:span text:style-name="T7">JDialog(</text:span><text:span text:style-name="T14">this</text:span><text:span text:style-name="T7">);<text:line-break/> <text:s text:c="3"/></text:span><text:span text:style-name="T17">JPanel </text:span><text:span text:style-name="T21">creationPanel </text:span><text:span text:style-name="T7">= </text:span><text:span text:style-name="T14">new </text:span><text:span text:style-name="T7">JPanel(</text:span><text:span text:style-name="T14">new </text:span><text:span text:style-name="T7">GridBagLayout());<text:line-break/> <text:s text:c="3"/></text:span><text:span text:style-name="T17">JButton </text:span><text:span text:style-name="T21">createScheduleTable </text:span><text:span text:style-name="T7">= </text:span><text:span text:style-name="T14">new </text:span><text:span text:style-name="T7">JButton(</text:span><text:span text:style-name="T27">"График"</text:span><text:span text:style-name="T7">);<text:line-break/> <text:s text:c="3"/></text:span><text:span text:style-name="T17">JButton </text:span><text:span text:style-name="T21">createEmployeesTable </text:span><text:span text:style-name="T7">= </text:span><text:span text:style-name="T14">new </text:span><text:span text:style-name="T7">JButton(</text:span><text:span text:style-name="T27">"Сотрудники"</text:span><text:span text:style-name="T7">);<text:line-break/> <text:s text:c="3"/></text:span><text:span text:style-name="T17">JButton </text:span><text:span text:style-name="T21">addEmployee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add_employee.png"</text:span><text:span text:style-name="T7">).toAbsolutePath().toString()));<text:line-break/> <text:s text:c="3"/></text:span><text:span text:style-name="T17">JButton </text:span><text:span text:style-name="T21">removeEmployee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remove_employee.png"</text:span><text:span text:style-name="T7">).toAbsolutePath().toString()));<text:line-break/> <text:s text:c="3"/></text:span><text:span text:style-name="T17">JButton </text:span><text:span text:style-name="T21">editEmployeeButton </text:span><text:span text:style-name="T7">= </text:span><text:span text:style-name="T14">new </text:span><text:span text:style-name="T7">JButton(</text:span><text:span text:style-name="T14">new </text:span><text:span text:style-name="T7">ImageIcon(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edit_employee.png"</text:span><text:span text:style-name="T7">).toAbsolutePath().toString()));<text:line-break/> <text:s text:c="3"/></text:span><text:span text:style-name="T17">JMenu </text:span><text:span text:style-name="T21">menuHelp </text:span><text:span text:style-name="T7">= </text:span><text:span text:style-name="T14">new </text:span><text:span text:style-name="T7">JMenu(</text:span><text:span text:style-name="T27">"Help"</text:span><text:span text:style-name="T7">);<text:line-break/> <text:s text:c="3"/></text:span><text:span text:style-name="T17">JTabbedPane </text:span><text:span text:style-name="T21">tabbedPane </text:span><text:span text:style-name="T7">= </text:span><text:span text:style-name="T14">new </text:span><text:span text:style-name="T7">JTabbedPane();<text:line-break/> <text:s text:c="3"/></text:span><text:span text:style-name="T17">JTextField </text:span><text:span text:style-name="T21">outputConsolLine </text:span><text:span text:style-name="T7">= </text:span><text:span text:style-name="T14">new </text:span><text:span text:style-name="T7">JTextField();<text:line-break/><text:line-break/> <text:s text:c="3"/></text:span><text:span text:style-name="T29">Schedule</text:span><text:span text:style-name="T7">() {<text:line-break/> <text:s text:c="7"/></text:span><text:span text:style-name="T17">String str </text:span><text:span text:style-name="T7">= </text:span><text:span text:style-name="T17">Paths</text:span><text:span text:style-name="T7">.</text:span><text:span text:style-name="T10">get</text:span><text:span text:style-name="T7">(</text:span><text:span text:style-name="T27">"icons"</text:span><text:span text:style-name="T7">, </text:span><text:span text:style-name="T27">"arrow_back.ico"</text:span><text:span text:style-name="T7">).toAbsolutePath().toString();<text:line-break/> <text:s text:c="7"/></text:span><text:span text:style-name="T17">System</text:span><text:span text:style-name="T7">.</text:span><text:span text:style-name="T20">out</text:span><text:span text:style-name="T7">.println(</text:span><text:span text:style-name="T27">"ПУТЬ: " </text:span><text:span text:style-name="T7">+ </text:span><text:span text:style-name="T17">str</text:span><text:span text:style-name="T7">);<text:line-break/> <text:s text:c="7"/></text:span><text:span text:style-name="T25">////////////////////////////////Настройка главного окна//////////////////////////////////////////<text:line-break/> <text:s text:c="7"/></text:span><text:span text:style-name="T14">super</text:span><text:span text:style-name="T7">(</text:span><text:span text:style-name="T27">"Schedule"</text:span><text:span text:style-name="T7">);<text:line-break/> <text:s text:c="7"/></text:span><text:span text:style-name="T14">this</text:span><text:span text:style-name="T7">.setDefaultCloseOperation(</text:span><text:span text:style-name="T17">JFrame</text:span><text:span text:style-name="T7">.</text:span><text:span text:style-name="T20">EXIT_ON_CLOSE</text:span><text:span text:style-name="T7">);<text:line-break/> <text:s text:c="7"/></text:span><text:span text:style-name="T14">this</text:span><text:span text:style-name="T7">.setLayout(</text:span><text:span text:style-name="T14">new </text:span><text:span text:style-name="T7">BorderLayout());<text:line-break/> <text:s text:c="7"/></text:span><text:span text:style-name="T14">this</text:span><text:span text:style-name="T7">.setLocationRelativeTo(</text:span><text:span text:style-name="T14">null</text:span><text:span text:style-name="T7">);<text:line-break/> <text:s text:c="7"/></text:span><text:span text:style-name="T14">this</text:span><text:span text:style-name="T7">.setBounds(</text:span><text:span text:style-name="T14">this</text:span><text:span text:style-name="T7">.getLocation().</text:span><text:span text:style-name="T21">x </text:span><text:span text:style-name="T7">- </text:span><text:span text:style-name="T21">width </text:span><text:span text:style-name="T7">/ </text:span><text:span text:style-name="T23">2 </text:span><text:span text:style-name="T7">+ </text:span><text:span text:style-name="T23">70</text:span><text:span text:style-name="T7">, </text:span><text:span text:style-name="T14">this</text:span><text:span text:style-name="T7">.getLocation().</text:span><text:span text:style-name="T21">y </text:span><text:span text:style-name="T7">- </text:span><text:span text:style-name="T21">height </text:span><text:span text:style-name="T7">/ </text:span><text:span text:style-name="T23">2 </text:span><text:span text:style-name="T7">+ </text:span><text:span text:style-name="T23">40</text:span><text:span text:style-name="T7">, </text:span><text:span text:style-name="T21">width</text:span><text:span text:style-name="T7">, </text:span><text:span text:style-name="T21">height</text:span><text:span text:style-name="T7">);<text:line-break/> <text:s text:c="7"/></text:span><text:span text:style-name="T25">////////////////////////////////////////////////Настройки меню Файл/////////////////////////////////////////////////////<text:line-break/> <text:s text:c="7"/></text:span><text:span text:style-name="T21">openEmployeesMenu</text:span><text:span text:style-name="T7">.addActionListener(</text:span><text:span text:style-name="T14">this</text:span><text:span text:style-name="T7">);<text:line-break/> <text:s text:c="7"/></text:span><text:span text:style-name="T21">openScheduleMenu</text:span><text:span text:style-name="T7">.addActionListener(</text:span><text:span text:style-name="T14">this</text:span><text:span text:style-name="T7">);<text:line-break/> <text:s text:c="7"/></text:span><text:span text:style-name="T21">menuOpen</text:span><text:span text:style-name="T7">.add(</text:span><text:span text:style-name="T21">openScheduleMenu</text:span><text:span text:style-name="T7">);<text:line-break/> <text:s text:c="7"/></text:span><text:span text:style-name="T21">menuOpen</text:span><text:span text:style-name="T7">.add(</text:span><text:span text:style-name="T21">openEmployeesMenu</text:span><text:span text:style-name="T7">);<text:line-break/> <text:s text:c="7"/></text:span><text:span text:style-name="T21">menuFile</text:span><text:span text:style-name="T7">.add(</text:span><text:span text:style-name="T21">menuOpen</text:span><text:span text:style-name="T7">);<text:line-break/><text:line-break/> <text:s text:c="7"/></text:span><text:span text:style-name="T25">///////////////////////////////////////////Настройки элементов главного MENU/////////////////////////////////////////////////////<text:line-break/> <text:s text:c="7"/></text:span><text:span text:style-name="T21">menuBar</text:span><text:span text:style-name="T7">.add(</text:span><text:span text:style-name="T21">menuFile</text:span><text:span text:style-name="T7">);<text:line-break/> <text:s text:c="7"/></text:span><text:span text:style-name="T21">menuBar</text:span><text:span text:style-name="T7">.add(</text:span><text:span text:style-name="T14">new </text:span><text:span text:style-name="T7">JSeparator(</text:span><text:span text:style-name="T17">JSeparator</text:span><text:span text:style-name="T7">.</text:span><text:span text:style-name="T20">VERTICAL</text:span><text:span text:style-name="T7">));<text:line-break/> <text:s text:c="7"/></text:span><text:span text:style-name="T21">menuBar</text:span><text:span text:style-name="T7">.add(</text:span><text:span text:style-name="T21">menuHelp</text:span><text:span text:style-name="T7">);<text:line-break/> <text:s text:c="7"/></text:span><text:span text:style-name="T25">/////////////////////////////////Меню инструментов///////////////////////////////////////////////////////<text:line-break/></text:span><text:soft-page-break/><text:span text:style-name="T25"> <text:s text:c="7"/></text:span><text:span text:style-name="T21">backButton</text:span><text:span text:style-name="T7">.addActionListener(</text:span><text:span text:style-name="T14">this</text:span><text:span text:style-name="T7">);<text:line-break/> <text:s text:c="7"/></text:span><text:span text:style-name="T21">forwardButton</text:span><text:span text:style-name="T7">.addActionListener(</text:span><text:span text:style-name="T14">this</text:span><text:span text:style-name="T7">);<text:line-break/> <text:s text:c="7"/></text:span><text:span text:style-name="T21">saveButton</text:span><text:span text:style-name="T7">.addActionListener(</text:span><text:span text:style-name="T14">this</text:span><text:span text:style-name="T7">);<text:line-break/> <text:s text:c="7"/></text:span><text:span text:style-name="T21">saveAsButton</text:span><text:span text:style-name="T7">.addActionListener(</text:span><text:span text:style-name="T14">this</text:span><text:span text:style-name="T7">);<text:line-break/> <text:s text:c="7"/></text:span><text:span text:style-name="T21">createTableButton</text:span><text:span text:style-name="T7">.addActionListener(</text:span><text:span text:style-name="T14">this</text:span><text:span text:style-name="T7">);<text:line-break/> <text:s text:c="7"/></text:span><text:span text:style-name="T21">addEmployeeButton</text:span><text:span text:style-name="T7">.addActionListener(</text:span><text:span text:style-name="T14">this</text:span><text:span text:style-name="T7">);<text:line-break/> <text:s text:c="7"/></text:span><text:span text:style-name="T21">removeEmployeeButton</text:span><text:span text:style-name="T7">.addActionListener(</text:span><text:span text:style-name="T14">this</text:span><text:span text:style-name="T7">);<text:line-break/> <text:s text:c="7"/></text:span><text:span text:style-name="T21">editEmployeeButton</text:span><text:span text:style-name="T7">.addActionListener(</text:span><text:span text:style-name="T14">this</text:span><text:span text:style-name="T7">);<text:line-break/> <text:s text:c="7"/></text:span><text:span text:style-name="T21">createScheduleTable</text:span><text:span text:style-name="T7">.addActionListener(</text:span><text:span text:style-name="T14">this</text:span><text:span text:style-name="T7">);<text:line-break/> <text:s text:c="7"/></text:span><text:span text:style-name="T21">createEmployeesTable</text:span><text:span text:style-name="T7">.addActionListener(</text:span><text:span text:style-name="T14">this</text:span><text:span text:style-name="T7">);<text:line-break/><text:line-break/> <text:s text:c="7"/></text:span><text:span text:style-name="T21">backButton</text:span><text:span text:style-name="T7">.addMouseListener(</text:span><text:span text:style-name="T14">this</text:span><text:span text:style-name="T7">);<text:line-break/> <text:s text:c="7"/></text:span><text:span text:style-name="T21">forwardButton</text:span><text:span text:style-name="T7">.addMouseListener(</text:span><text:span text:style-name="T14">this</text:span><text:span text:style-name="T7">);<text:line-break/> <text:s text:c="7"/></text:span><text:span text:style-name="T21">saveButton</text:span><text:span text:style-name="T7">.addMouseListener(</text:span><text:span text:style-name="T14">this</text:span><text:span text:style-name="T7">);<text:line-break/> <text:s text:c="7"/></text:span><text:span text:style-name="T21">saveAsButton</text:span><text:span text:style-name="T7">.addMouseListener(</text:span><text:span text:style-name="T14">this</text:span><text:span text:style-name="T7">);<text:line-break/> <text:s text:c="7"/></text:span><text:span text:style-name="T21">createTableButton</text:span><text:span text:style-name="T7">.addMouseListener(</text:span><text:span text:style-name="T14">this</text:span><text:span text:style-name="T7">);<text:line-break/> <text:s text:c="7"/></text:span><text:span text:style-name="T21">addEmployeeButton</text:span><text:span text:style-name="T7">.addMouseListener(</text:span><text:span text:style-name="T14">this</text:span><text:span text:style-name="T7">);<text:line-break/> <text:s text:c="7"/></text:span><text:span text:style-name="T21">removeEmployeeButton</text:span><text:span text:style-name="T7">.addMouseListener(</text:span><text:span text:style-name="T14">this</text:span><text:span text:style-name="T7">);<text:line-break/> <text:s text:c="7"/></text:span><text:span text:style-name="T21">editEmployeeButton</text:span><text:span text:style-name="T7">.addMouseListener(</text:span><text:span text:style-name="T14">this</text:span><text:span text:style-name="T7">);<text:line-break/> <text:s text:c="7"/></text:span><text:span text:style-name="T21">createScheduleTable</text:span><text:span text:style-name="T7">.addMouseListener(</text:span><text:span text:style-name="T14">this</text:span><text:span text:style-name="T7">);<text:line-break/> <text:s text:c="7"/></text:span><text:span text:style-name="T21">createEmployeesTable</text:span><text:span text:style-name="T7">.addMouseListener(</text:span><text:span text:style-name="T14">this</text:span><text:span text:style-name="T7">);<text:line-break/> <text:s text:c="7"/></text:span><text:span text:style-name="T21">tabbedPane</text:span><text:span text:style-name="T7">.addMouseListener(</text:span><text:span text:style-name="T14">this</text:span><text:span text:style-name="T7">);<text:line-break/><text:line-break/> <text:s text:c="7"/></text:span><text:span text:style-name="T21">back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forward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save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saveAs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createTable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addEmployee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removeEmployee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editEmployeeButton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createEmployeesTable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</text:span><text:span text:style-name="T21">createScheduleTable</text:span><text:span text:style-name="T7">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<text:line-break/> <text:s text:c="7"/></text:span><text:span text:style-name="T21">creationDialog</text:span><text:span text:style-name="T7">.setLayout(</text:span><text:span text:style-name="T14">new </text:span><text:span text:style-name="T7">GridBagLayout());<text:line-break/> <text:s text:c="7"/></text:span><text:span text:style-name="T21">creationDialog</text:span><text:span text:style-name="T7">.setLocation(</text:span><text:span text:style-name="T14">this</text:span><text:span text:style-name="T7">.getX() + </text:span><text:span text:style-name="T23">57</text:span><text:span text:style-name="T7">, </text:span><text:span text:style-name="T14">this</text:span><text:span text:style-name="T7">.getY() + </text:span><text:span text:style-name="T23">225</text:span><text:span text:style-name="T7">);<text:line-break/> <text:s text:c="7"/></text:span><text:span text:style-name="T21">creationDialog</text:span><text:span text:style-name="T7">.setBackground(</text:span><text:span text:style-name="T14">new </text:span><text:span text:style-name="T7">Color(</text:span><text:span text:style-name="T23">112</text:span><text:span text:style-name="T7">, </text:span><text:span text:style-name="T23">112</text:span><text:span text:style-name="T7">, </text:span><text:span text:style-name="T23">112</text:span><text:span text:style-name="T7">));<text:line-break/> <text:s text:c="7"/></text:span><text:span text:style-name="T21">creationDialog</text:span><text:span text:style-name="T7">.setVisible(</text:span><text:span text:style-name="T14">false</text:span><text:span text:style-name="T7">);<text:line-break/> <text:s text:c="7"/></text:span><text:span text:style-name="T21">creationPanel</text:span><text:span text:style-name="T7">.add(</text:span><text:span text:style-name="T21">createScheduleTable</text:span><text:span text:style-name="T7">, </text:span><text:span text:style-name="T14">new </text:span><text:span text:style-name="T7">GridBagConstraints(</text:span><text:span text:style-name="T23">0</text:span><text:span text:style-name="T7">, </text:span><text:span text:style-name="T23">0</text:span><text:span text:style-name="T7">, </text:span><text:span text:style-name="T23">1</text:span><text:span text:style-name="T7">, </text:span><text:span text:style-name="T23">1</text:span><text:span text:style-name="T7">, </text:span><text:span text:style-name="T23">0</text:span><text:span text:style-name="T7">, </text:span><text:span text:style-name="T23">0<text:line-break/> <text:s text:c="15"/></text:span><text:span text:style-name="T7">, </text:span><text:span text:style-name="T17">GridBagConstraints</text:span><text:span text:style-name="T7">.</text:span><text:span text:style-name="T20">CENTER</text:span><text:span text:style-name="T7">, </text:span><text:span text:style-name="T17">GridBagConstraints</text:span><text:span text:style-name="T7">.</text:span><text:span text:style-name="T20">BOTH</text:span><text:span text:style-name="T7">, </text:span><text:span text:style-name="T14">new </text:span><text:span text:style-name="T7">Insets(</text:span><text:span text:style-name="T23">1</text:span><text:span text:style-name="T7">, </text:span><text:span text:style-name="T23">1</text:span><text:span text:style-name="T7">, </text:span><text:span text:style-name="T23">1</text:span><text:span text:style-name="T7">, </text:span><text:span text:style-name="T23">1</text:span><text:span text:style-name="T7">), </text:span><text:span text:style-name="T23">0</text:span><text:span text:style-name="T7">, </text:span><text:span text:style-name="T23">0</text:span><text:span text:style-name="T7">));<text:line-break/> <text:s text:c="7"/></text:span><text:span text:style-name="T21">creationPanel</text:span><text:span text:style-name="T7">.add(</text:span><text:span text:style-name="T21">createEmployeesTable</text:span><text:span text:style-name="T7">, </text:span><text:span text:style-name="T14">new </text:span><text:span text:style-name="T7">GridBagConstraints(</text:span><text:span text:style-name="T23">0</text:span><text:span text:style-name="T7">, </text:span><text:span text:style-name="T23">1</text:span><text:span text:style-name="T7">, </text:span><text:span text:style-name="T23">1</text:span><text:span text:style-name="T7">, </text:span><text:span text:style-name="T23">1</text:span><text:span text:style-name="T7">, </text:span><text:span text:style-name="T23">0</text:span><text:span text:style-name="T7">, </text:span><text:span text:style-name="T23">0<text:line-break/> <text:s text:c="15"/></text:span><text:span text:style-name="T7">, </text:span><text:span text:style-name="T17">GridBagConstraints</text:span><text:span text:style-name="T7">.</text:span><text:span text:style-name="T20">CENTER</text:span><text:span text:style-name="T7">, </text:span><text:span text:style-name="T17">GridBagConstraints</text:span><text:span text:style-name="T7">.</text:span><text:span text:style-name="T20">BOTH</text:span><text:span text:style-name="T7">, </text:span><text:span text:style-name="T14">new </text:span><text:span text:style-name="T7">Insets(</text:span><text:span text:style-name="T23">1</text:span><text:span text:style-name="T7">, </text:span><text:span text:style-name="T23">1</text:span><text:span text:style-name="T7">, </text:span><text:span text:style-name="T23">1</text:span><text:span text:style-name="T7">, </text:span><text:span text:style-name="T23">1</text:span><text:span text:style-name="T7">), </text:span><text:span text:style-name="T23">0</text:span><text:span text:style-name="T7">, </text:span><text:span text:style-name="T23">0</text:span><text:span text:style-name="T7">));<text:line-break/> <text:s text:c="7"/></text:span><text:span text:style-name="T21">creationDialog</text:span><text:span text:style-name="T7">.add(</text:span><text:span text:style-name="T21">creationPanel</text:span><text:span text:style-name="T7">);<text:line-break/> <text:s text:c="7"/></text:span><text:span text:style-name="T21">creationDialog</text:span><text:span text:style-name="T7">.setUndecorated(</text:span><text:span text:style-name="T14">true</text:span><text:span text:style-name="T7">);<text:line-break/> <text:s text:c="7"/></text:span><text:span text:style-name="T21">creationDialog</text:span><text:span text:style-name="T7">.pack();<text:line-break/> <text:s text:c="7"/></text:span><text:span text:style-name="T21">creationDialog</text:span><text:span text:style-name="T7">.setModal(</text:span><text:span text:style-name="T14">false</text:span><text:span text:style-name="T7">);<text:line-break/> <text:s text:c="7"/></text:span><text:span text:style-name="T14">this</text:span><text:span text:style-name="T7">.addComponentListener(</text:span><text:span text:style-name="T14">this</text:span><text:span text:style-name="T7">);<text:line-break/><text:line-break/> <text:s text:c="7"/></text:span><text:span text:style-name="T21">menuTools</text:span><text:span text:style-name="T7">.add(</text:span><text:span text:style-name="T21">backButton</text:span><text:span text:style-name="T7">);<text:line-break/> <text:s text:c="7"/></text:span><text:span text:style-name="T21">menuTools</text:span><text:span text:style-name="T7">.add(</text:span><text:span text:style-name="T21">forwardButton</text:span><text:span text:style-name="T7">);<text:line-break/> <text:s text:c="7"/></text:span><text:span text:style-name="T21">menuTools</text:span><text:span text:style-name="T7">.add(</text:span><text:span text:style-name="T21">saveButton</text:span><text:span text:style-name="T7">);<text:line-break/> <text:s text:c="7"/></text:span><text:span text:style-name="T21">menuTools</text:span><text:span text:style-name="T7">.add(</text:span><text:span text:style-name="T21">saveAsButton</text:span><text:span text:style-name="T7">);<text:line-break/> <text:s text:c="7"/></text:span><text:span text:style-name="T21">menuTools</text:span><text:span text:style-name="T7">.add(</text:span><text:span text:style-name="T21">createTableButton</text:span><text:span text:style-name="T7">);<text:line-break/></text:span><text:soft-page-break/><text:span text:style-name="T7"> <text:s text:c="7"/></text:span><text:span text:style-name="T21">menuTools</text:span><text:span text:style-name="T7">.add(</text:span><text:span text:style-name="T21">addEmployeeButton</text:span><text:span text:style-name="T7">);<text:line-break/> <text:s text:c="7"/></text:span><text:span text:style-name="T21">menuTools</text:span><text:span text:style-name="T7">.add(</text:span><text:span text:style-name="T21">removeEmployeeButton</text:span><text:span text:style-name="T7">);<text:line-break/> <text:s text:c="7"/></text:span><text:span text:style-name="T21">menuTools</text:span><text:span text:style-name="T7">.add(</text:span><text:span text:style-name="T21">editEmployeeButton</text:span><text:span text:style-name="T7">);<text:line-break/> <text:s text:c="7"/></text:span><text:span text:style-name="T21">menuTools</text:span><text:span text:style-name="T7">.setOrientation(</text:span><text:span text:style-name="T17">JToolBar</text:span><text:span text:style-name="T7">.</text:span><text:span text:style-name="T20">VERTICAL</text:span><text:span text:style-name="T7">);<text:line-break/> <text:s text:c="7"/></text:span><text:span text:style-name="T21">menuTools</text:span><text:span text:style-name="T7">.setFloatable(</text:span><text:span text:style-name="T14">false</text:span><text:span text:style-name="T7">);<text:line-break/> <text:s text:c="7"/></text:span><text:span text:style-name="T25">////////////////////////////////Настройка TabedPane///////////////////////////////////////////////<text:line-break/> <text:s text:c="7"/></text:span><text:span text:style-name="T21">tabbedPane</text:span><text:span text:style-name="T7">.setBorder(</text:span><text:span text:style-name="T17">BorderFactory</text:span><text:span text:style-name="T7">.</text:span><text:span text:style-name="T10">createLoweredBevelBorder</text:span><text:span text:style-name="T7">());<text:line-break/> <text:s text:c="7"/></text:span><text:span text:style-name="T25">///////////////////////////////////Строка состояния////////////////////////////////////////////////<text:line-break/> <text:s text:c="7"/></text:span><text:span text:style-name="T21">outputConsolLine</text:span><text:span text:style-name="T7">.setBorder(</text:span><text:span text:style-name="T17">BorderFactory</text:span><text:span text:style-name="T7">.</text:span><text:span text:style-name="T10">createLoweredBevelBorder</text:span><text:span text:style-name="T7">());<text:line-break/> <text:s text:c="7"/></text:span><text:span text:style-name="T21">outputConsolLine</text:span><text:span text:style-name="T7">.setEditable(</text:span><text:span text:style-name="T14">false</text:span><text:span text:style-name="T7">);<text:line-break/> <text:s text:c="7"/></text:span><text:span text:style-name="T21">outputConsolLine</text:span><text:span text:style-name="T7">.setFont(</text:span><text:span text:style-name="T14">new </text:span><text:span text:style-name="T7">Font(</text:span><text:span text:style-name="T27">"Verdena"</text:span><text:span text:style-name="T7">, </text:span><text:span text:style-name="T17">Font</text:span><text:span text:style-name="T7">.</text:span><text:span text:style-name="T20">ITALIC</text:span><text:span text:style-name="T7">, </text:span><text:span text:style-name="T23">14</text:span><text:span text:style-name="T7">));<text:line-break/> <text:s text:c="7"/></text:span><text:span text:style-name="T25">////////////////////////////////////Добавляем все элементы в главное окно/////////////////////////////////<text:line-break/> <text:s text:c="7"/></text:span><text:span text:style-name="T14">this</text:span><text:span text:style-name="T7">.setJMenuBar(</text:span><text:span text:style-name="T21">menuBar</text:span><text:span text:style-name="T7">);<text:line-break/> <text:s text:c="7"/></text:span><text:span text:style-name="T14">this</text:span><text:span text:style-name="T7">.add(</text:span><text:span text:style-name="T21">menuTools</text:span><text:span text:style-name="T7">, </text:span><text:span text:style-name="T17">BorderLayout</text:span><text:span text:style-name="T7">.</text:span><text:span text:style-name="T20">WEST</text:span><text:span text:style-name="T7">);<text:line-break/> <text:s text:c="7"/></text:span><text:span text:style-name="T14">this</text:span><text:span text:style-name="T7">.add(</text:span><text:span text:style-name="T21">outputConsolLine</text:span><text:span text:style-name="T7">, </text:span><text:span text:style-name="T17">BorderLayout</text:span><text:span text:style-name="T7">.</text:span><text:span text:style-name="T20">SOUTH</text:span><text:span text:style-name="T7">);<text:line-break/> <text:s text:c="7"/></text:span><text:span text:style-name="T14">this</text:span><text:span text:style-name="T7">.add(</text:span><text:span text:style-name="T21">tabbedPane</text:span><text:span text:style-name="T7">, </text:span><text:span text:style-name="T17">BorderLayout</text:span><text:span text:style-name="T7">.</text:span><text:span text:style-name="T20">CENTER</text:span><text:span text:style-name="T7">);<text:line-break/><text:line-break/> <text:s text:c="7"/></text:span><text:span text:style-name="T25">///////////////////////////////////////////////////////////////////////////////////////////////<text:line-break/> <text:s text:c="7"/></text:span><text:span text:style-name="T14">this</text:span><text:span text:style-name="T7">.setVisible(</text:span><text:span text:style-name="T14">true</text:span><text:span text:style-name="T7">);<text:line-break/> <text:s text:c="3"/>}<text:line-break/><text:line-break/> <text:s text:c="3"/></text:span><text:span text:style-name="T14">public void </text:span><text:span text:style-name="T29">addScrollTable</text:span><text:span text:style-name="T7">(</text:span><text:span text:style-name="T17">JScrollPane scrollTable</text:span><text:span text:style-name="T7">) {<text:line-break/> <text:s text:c="7"/></text:span><text:span text:style-name="T17">JTable table </text:span><text:span text:style-name="T7">= ((</text:span><text:span text:style-name="T17">JTable</text:span><text:span text:style-name="T7">) </text:span><text:span text:style-name="T17">scrollTable</text:span><text:span text:style-name="T7">.getViewport().getView());<text:line-break/> <text:s text:c="7"/></text:span><text:span text:style-name="T17">AbstractTableModel tableModel </text:span><text:span text:style-name="T7">= (</text:span><text:span text:style-name="T17">AbstractTableModel</text:span><text:span text:style-name="T7">) </text:span><text:span text:style-name="T17">table</text:span><text:span text:style-name="T7">.getModel();<text:line-break/> <text:s text:c="7"/>addListenersForChanging(</text:span><text:span text:style-name="T17">table</text:span><text:span text:style-name="T7">); </text:span><text:span text:style-name="T25">//добавляем слушателея для отслеживания изменений в ячейках<text:line-break/> <text:s text:c="7"/></text:span><text:span text:style-name="T14">if </text:span><text:span text:style-name="T7">(</text:span><text:span text:style-name="T17">tableModel</text:span><text:span text:style-name="T7">.getClass().equals(</text:span><text:span text:style-name="T17">ScheduleTableModel</text:span><text:span text:style-name="T7">.</text:span><text:span text:style-name="T14">class</text:span><text:span text:style-name="T7">)) {<text:line-break/> <text:s text:c="11"/>((</text:span><text:span text:style-name="T17">ScheduleTableModel</text:span><text:span text:style-name="T7">) </text:span><text:span text:style-name="T17">tableModel</text:span><text:span text:style-name="T7">).setID(</text:span><text:span text:style-name="T21">tableCount</text:span><text:span text:style-name="T7">);<text:line-break/> <text:s text:c="11"/></text:span><text:span text:style-name="T21">tableCount</text:span><text:span text:style-name="T7">++;<text:line-break/> <text:s text:c="11"/></text:span><text:span text:style-name="T17">MainTable mainTable </text:span><text:span text:style-name="T7">= ((</text:span><text:span text:style-name="T17">ScheduleTableModel</text:span><text:span text:style-name="T7">) </text:span><text:span text:style-name="T17">tableModel</text:span><text:span text:style-name="T7">).getMainTable();<text:line-break/> <text:s text:c="11"/></text:span><text:span text:style-name="T21">tabbedPane</text:span><text:span text:style-name="T7">.addTab(</text:span><text:span text:style-name="T17">String</text:span><text:span text:style-name="T7">.</text:span><text:span text:style-name="T10">format</text:span><text:span text:style-name="T7">(</text:span><text:span text:style-name="T27">"%s %d"</text:span><text:span text:style-name="T7">, </text:span><text:span text:style-name="T17">DatePicker</text:span><text:span text:style-name="T7">.</text:span><text:span text:style-name="T20">MONTHS_OF_YEAR</text:span><text:span text:style-name="T7">[</text:span><text:span text:style-name="T17">mainTable</text:span><text:span text:style-name="T7">.getDate().get(</text:span><text:span text:style-name="T17">Calendar</text:span><text:span text:style-name="T7">.</text:span><text:span text:style-name="T20">MONTH</text:span><text:span text:style-name="T7">)].toUpperCase(),<text:line-break/> <text:s text:c="19"/></text:span><text:span text:style-name="T17">mainTable</text:span><text:span text:style-name="T7">.getDate().get(</text:span><text:span text:style-name="T17">Calendar</text:span><text:span text:style-name="T7">.</text:span><text:span text:style-name="T20">YEAR</text:span><text:span text:style-name="T7">)), </text:span><text:span text:style-name="T14">null</text:span><text:span text:style-name="T7">, </text:span><text:span text:style-name="T17">scrollTable</text:span><text:span text:style-name="T7">, </text:span><text:span text:style-name="T27">""</text:span><text:span text:style-name="T7">);<text:line-break/> <text:s text:c="11"/></text:span><text:span text:style-name="T21">arrayTableModels</text:span><text:span text:style-name="T7">.add(</text:span><text:span text:style-name="T17">tableModel</text:span><text:span text:style-name="T7">);<text:line-break/> <text:s text:c="11"/></text:span><text:span text:style-name="T21">arrayContextsTables</text:span><text:span text:style-name="T7">.add(</text:span><text:span text:style-name="T14">new </text:span><text:span text:style-name="T7">ArrayList&lt;</text:span><text:span text:style-name="T17">AbstractTableModel</text:span><text:span text:style-name="T7">&gt;());<text:line-break/> <text:s text:c="11"/></text:span><text:span text:style-name="T21">arrayContextsTables</text:span><text:span text:style-name="T7">.get(</text:span><text:span text:style-name="T21">tableCount </text:span><text:span text:style-name="T7">- </text:span><text:span text:style-name="T23">1</text:span><text:span text:style-name="T7">).add(</text:span><text:span text:style-name="T14">new </text:span><text:span text:style-name="T7">ScheduleTableModel((</text:span><text:span text:style-name="T17">ScheduleTableModel</text:span><text:span text:style-name="T7">) </text:span><text:span text:style-name="T17">tableModel</text:span><text:span text:style-name="T7">));</text:span><text:span text:style-name="T25">// добавляем первый кадр в массив моделей<text:line-break/> <text:s text:c="11"/></text:span><text:span text:style-name="T21">arrayContextsIPositionsTables</text:span><text:span text:style-name="T7">.add(</text:span><text:span text:style-name="T23">0</text:span><text:span text:style-name="T7">);</text:span><text:span text:style-name="T25">// У первого кадра поциция 0<text:line-break/> <text:s text:c="7"/></text:span><text:span text:style-name="T7">} </text:span><text:span text:style-name="T14">else if </text:span><text:span text:style-name="T7">(</text:span><text:span text:style-name="T17">tableModel</text:span><text:span text:style-name="T7">.getClass().equals(</text:span><text:span text:style-name="T17">EmployeeTableModel</text:span><text:span text:style-name="T7">.</text:span><text:span text:style-name="T14">class</text:span><text:span text:style-name="T7">)) {<text:line-break/> <text:s text:c="11"/>((</text:span><text:span text:style-name="T17">EmployeeTableModel</text:span><text:span text:style-name="T7">) </text:span><text:span text:style-name="T17">tableModel</text:span><text:span text:style-name="T7">).setID(</text:span><text:span text:style-name="T21">tableCount</text:span><text:span text:style-name="T7">);<text:line-break/> <text:s text:c="11"/></text:span><text:span text:style-name="T21">tableCount</text:span><text:span text:style-name="T7">++;<text:line-break/> <text:s text:c="11"/></text:span><text:span text:style-name="T21">tabbedPane</text:span><text:span text:style-name="T7">.addTab(</text:span><text:span text:style-name="T27">"Employees" </text:span><text:span text:style-name="T7">+ </text:span><text:span text:style-name="T17">DatePicker</text:span><text:span text:style-name="T7">.</text:span><text:span text:style-name="T20">MONTHS_OF_YEAR</text:span><text:span text:style-name="T7">[</text:span><text:span text:style-name="T17">Calendar</text:span><text:span text:style-name="T7">.</text:span><text:span text:style-name="T10">getInstance</text:span><text:span text:style-name="T7">().get(</text:span><text:span text:style-name="T17">Calendar</text:span><text:span text:style-name="T7">.</text:span><text:span text:style-name="T20">MONTH</text:span><text:span text:style-name="T7">)]<text:line-break/> <text:s text:c="19"/>+ </text:span><text:span text:style-name="T17">Calendar</text:span><text:span text:style-name="T7">.</text:span><text:span text:style-name="T10">getInstance</text:span><text:span text:style-name="T7">().get(</text:span><text:span text:style-name="T17">Calendar</text:span><text:span text:style-name="T7">.</text:span><text:span text:style-name="T20">YEAR</text:span><text:span text:style-name="T7">)<text:line-break/> <text:s text:c="19"/>+ </text:span><text:span text:style-name="T27">".emp"</text:span><text:span text:style-name="T7">, </text:span><text:span text:style-name="T14">null</text:span><text:span text:style-name="T7">, </text:span><text:span text:style-name="T17">scrollTable</text:span><text:span text:style-name="T7">, </text:span><text:span text:style-name="T27">""</text:span><text:span text:style-name="T7">);<text:line-break/> <text:s text:c="11"/></text:span><text:span text:style-name="T21">arrayTableModels</text:span><text:span text:style-name="T7">.add(</text:span><text:span text:style-name="T17">tableModel</text:span><text:span text:style-name="T7">);<text:line-break/> <text:s text:c="11"/></text:span><text:span text:style-name="T21">arrayContextsTables</text:span><text:span text:style-name="T7">.add(</text:span><text:span text:style-name="T14">new </text:span><text:span text:style-name="T7">ArrayList&lt;</text:span><text:span text:style-name="T17">AbstractTableModel</text:span><text:span text:style-name="T7">&gt;());<text:line-break/> <text:s text:c="11"/></text:span><text:span text:style-name="T21">arrayContextsTables</text:span><text:span text:style-name="T7">.get(</text:span><text:span text:style-name="T21">tableCount </text:span><text:span text:style-name="T7">- </text:span><text:span text:style-name="T23">1</text:span><text:span text:style-name="T7">).add(</text:span><text:span text:style-name="T17">tableModel</text:span><text:span text:style-name="T7">);</text:span><text:span text:style-name="T25">// добавляем первый кадр в массив моделей<text:line-break/> <text:s text:c="7"/></text:span><text:span text:style-name="T7">}<text:line-break/> <text:s text:c="7"/></text:span><text:span text:style-name="T14">this</text:span><text:span text:style-name="T7">.repaint();<text:line-break/> <text:s text:c="3"/>}<text:line-break/><text:line-break/> <text:s text:c="3"/></text:span><text:span text:style-name="T14">private </text:span><text:span text:style-name="T17">Integer </text:span><text:span text:style-name="T29">isIdMatchedInContextsTablesArray</text:span><text:span text:style-name="T7">(</text:span><text:span text:style-name="T17">Integer ID</text:span><text:span text:style-name="T7">) {<text:line-break/> <text:s text:c="7"/></text:span><text:span text:style-name="T14">for </text:span><text:span text:style-name="T7">(</text:span><text:span text:style-name="T14">int </text:span><text:span text:style-name="T17">i </text:span><text:span text:style-name="T7">= </text:span><text:span text:style-name="T23">0</text:span><text:span text:style-name="T7">; </text:span><text:span text:style-name="T17">i </text:span><text:span text:style-name="T7">&lt; </text:span><text:span text:style-name="T21">arrayContextsTables</text:span><text:span text:style-name="T7">.size(); </text:span><text:span text:style-name="T17">i</text:span><text:span text:style-name="T7">++) {<text:line-break/></text:span><text:soft-page-break/><text:span text:style-name="T7"> <text:s text:c="11"/></text:span><text:span text:style-name="T17">AbstractTableModel tableModel </text:span><text:span text:style-name="T7">= </text:span><text:span text:style-name="T21">arrayContextsTables</text:span><text:span text:style-name="T7">.get(</text:span><text:span text:style-name="T17">i</text:span><text:span text:style-name="T7">).get(</text:span><text:span text:style-name="T23">0</text:span><text:span text:style-name="T7">);<text:line-break/> <text:s text:c="11"/></text:span><text:span text:style-name="T14">if </text:span><text:span text:style-name="T7">(</text:span><text:span text:style-name="T17">tableModel</text:span><text:span text:style-name="T7">.getClass().equals(</text:span><text:span text:style-name="T17">ScheduleTableModel</text:span><text:span text:style-name="T7">.</text:span><text:span text:style-name="T14">class</text:span><text:span text:style-name="T7">)) {<text:line-break/> <text:s text:c="15"/></text:span><text:span text:style-name="T14">if </text:span><text:span text:style-name="T7">(((</text:span><text:span text:style-name="T17">ScheduleTableModel</text:span><text:span text:style-name="T7">) </text:span><text:span text:style-name="T17">tableModel</text:span><text:span text:style-name="T7">).getID().equals(</text:span><text:span text:style-name="T17">ID</text:span><text:span text:style-name="T7">)) {<text:line-break/> <text:s text:c="19"/></text:span><text:span text:style-name="T14">return </text:span><text:span text:style-name="T17">i</text:span><text:span text:style-name="T7">;<text:line-break/> <text:s text:c="15"/>}<text:line-break/> <text:s text:c="11"/>}<text:line-break/> <text:s text:c="11"/></text:span><text:span text:style-name="T14">if </text:span><text:span text:style-name="T7">(</text:span><text:span text:style-name="T17">tableModel</text:span><text:span text:style-name="T7">.getClass().equals(</text:span><text:span text:style-name="T17">EmployeeTableModel</text:span><text:span text:style-name="T7">.</text:span><text:span text:style-name="T14">class</text:span><text:span text:style-name="T7">)) {<text:line-break/> <text:s text:c="15"/></text:span><text:span text:style-name="T14">if </text:span><text:span text:style-name="T7">(((</text:span><text:span text:style-name="T17">EmployeeTableModel</text:span><text:span text:style-name="T7">) </text:span><text:span text:style-name="T17">tableModel</text:span><text:span text:style-name="T7">).getID().equals(</text:span><text:span text:style-name="T17">ID</text:span><text:span text:style-name="T7">)) {<text:line-break/> <text:s text:c="19"/></text:span><text:span text:style-name="T14">return </text:span><text:span text:style-name="T17">i</text:span><text:span text:style-name="T7">;<text:line-break/> <text:s text:c="15"/>}<text:line-break/> <text:s text:c="11"/>}<text:line-break/> <text:s text:c="7"/>}<text:line-break/> <text:s text:c="7"/></text:span><text:span text:style-name="T14">return </text:span><text:span text:style-name="T7">-</text:span><text:span text:style-name="T23">1</text:span><text:span text:style-name="T7">;<text:line-break/> <text:s text:c="3"/>}<text:line-break/><text:line-break/><text:line-break/><text:line-break/> <text:s text:c="3"/></text:span><text:span text:style-name="T30">@Override<text:line-break/> <text:s text:c="3"/></text:span><text:span text:style-name="T14">public void </text:span><text:span text:style-name="T29">actionPerformed</text:span><text:span text:style-name="T7">(</text:span><text:span text:style-name="T17">ActionEvent e</text:span><text:span text:style-name="T7">) {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openEmployeesMenu</text:span><text:span text:style-name="T7">)</text:span><text:span text:style-name="T25">//Открываемт аблицу с сотрудниками<text:line-break/> <text:s text:c="7"/></text:span><text:span text:style-name="T7">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7">JFileChooser fDialog </text:span><text:span text:style-name="T7">= </text:span><text:span text:style-name="T14">new </text:span><text:span text:style-name="T7">JFileChooser(</text:span><text:span text:style-name="T14">new </text:span><text:span text:style-name="T7">File(</text:span><text:span text:style-name="T17">Paths</text:span><text:span text:style-name="T7">.</text:span><text:span text:style-name="T10">get</text:span><text:span text:style-name="T7">(</text:span><text:span text:style-name="T27">""</text:span><text:span text:style-name="T7">).toAbsolutePath().toString()));<text:line-break/> <text:s text:c="11"/></text:span><text:span text:style-name="T17">fDialog</text:span><text:span text:style-name="T7">.setDialogType(</text:span><text:span text:style-name="T17">JFileChooser</text:span><text:span text:style-name="T7">.</text:span><text:span text:style-name="T20">SAVE_DIALOG</text:span><text:span text:style-name="T7">);<text:line-break/> <text:s text:c="11"/></text:span><text:span text:style-name="T17">fDialog</text:span><text:span text:style-name="T7">.setAcceptAllFileFilterUsed(</text:span><text:span text:style-name="T14">false</text:span><text:span text:style-name="T7">);<text:line-break/> <text:s text:c="11"/></text:span><text:span text:style-name="T17">fDialog</text:span><text:span text:style-name="T7">.setFileSelectionMode(</text:span><text:span text:style-name="T17">JFileChooser</text:span><text:span text:style-name="T7">.</text:span><text:span text:style-name="T20">FILES_AND_DIRECTORIES</text:span><text:span text:style-name="T7">);<text:line-break/> <text:s text:c="11"/></text:span><text:span text:style-name="T17">fDialog</text:span><text:span text:style-name="T7">.setFileFilter(</text:span><text:span text:style-name="T14">new </text:span><text:span text:style-name="T7">EmpFileFilter());<text:line-break/> <text:s text:c="11"/></text:span><text:span text:style-name="T14">int </text:span><text:span text:style-name="T17">err </text:span><text:span text:style-name="T7">= </text:span><text:span text:style-name="T17">fDialog</text:span><text:span text:style-name="T7">.showOpenDialog(</text:span><text:span text:style-name="T14">this</text:span><text:span text:style-name="T7">);<text:line-break/> <text:s text:c="11"/></text:span><text:span text:style-name="T14">switch </text:span><text:span text:style-name="T7">(</text:span><text:span text:style-name="T17">err</text:span><text:span text:style-name="T7">) {<text:line-break/> <text:s text:c="15"/></text:span><text:span text:style-name="T14">case </text:span><text:span text:style-name="T17">JFileChooser</text:span><text:span text:style-name="T7">.</text:span><text:span text:style-name="T20">APPROVE_OPTION</text:span><text:span text:style-name="T7">:<text:line-break/> <text:s text:c="19"/></text:span><text:span text:style-name="T14">try </text:span><text:span text:style-name="T7">{<text:line-break/> <text:s text:c="23"/></text:span><text:span text:style-name="T17">TableEmployees table </text:span><text:span text:style-name="T7">= </text:span><text:span text:style-name="T14">new </text:span><text:span text:style-name="T7">TableEmployees(</text:span><text:span text:style-name="T17">Employee</text:span><text:span text:style-name="T7">.</text:span><text:span text:style-name="T10">readFromFile</text:span><text:span text:style-name="T7">(</text:span><text:span text:style-name="T17">fDialog</text:span><text:span text:style-name="T7">.getSelectedFile().toString()), </text:span><text:span text:style-name="T17">EmployeeTableModel</text:span><text:span text:style-name="T7">.</text:span><text:span text:style-name="T20">EDITABLE</text:span><text:span text:style-name="T7">);<text:line-break/> <text:s text:c="23"/></text:span><text:span text:style-name="T17">JScrollPane scrollTable </text:span><text:span text:style-name="T7">= </text:span><text:span text:style-name="T14">new </text:span><text:span text:style-name="T7">JScrollPane(</text:span><text:span text:style-name="T17">table</text:span><text:span text:style-name="T7">);<text:line-break/> <text:s text:c="23"/>addScrollTable(</text:span><text:span text:style-name="T17">scrollTable</text:span><text:span text:style-name="T7">);<text:line-break/> <text:s text:c="23"/></text:span><text:span text:style-name="T21">tabbedPane</text:span><text:span text:style-name="T7">.repaint();<text:line-break/> <text:s text:c="23"/></text:span><text:span text:style-name="T14">this</text:span><text:span text:style-name="T7">.setMinimumSize(</text:span><text:span text:style-name="T14">new </text:span><text:span text:style-name="T7">Dimension(</text:span><text:span text:style-name="T21">width</text:span><text:span text:style-name="T7">, </text:span><text:span text:style-name="T21">height</text:span><text:span text:style-name="T7">));<text:line-break/> <text:s text:c="23"/></text:span><text:span text:style-name="T14">this</text:span><text:span text:style-name="T7">.pack();<text:line-break/> <text:s text:c="23"/></text:span><text:span text:style-name="T21">outputConsolLine</text:span><text:span text:style-name="T7">.setText(</text:span><text:span text:style-name="T27">"Файл " </text:span><text:span text:style-name="T7">+ </text:span><text:span text:style-name="T17">fDialog</text:span><text:span text:style-name="T7">.getSelectedFile().toString() + </text:span><text:span text:style-name="T27">" ОТКРЫТ! ID = " </text:span><text:span text:style-name="T7">+ ((</text:span><text:span text:style-name="T17">EmployeeTableModel</text:span><text:span text:style-name="T7">) </text:span><text:span text:style-name="T17">table</text:span><text:span text:style-name="T7">.getModel()).getID());<text:line-break/> <text:s text:c="19"/>} </text:span><text:span text:style-name="T14">catch </text:span><text:span text:style-name="T7">(</text:span><text:span text:style-name="T17">ClassNotFoundException ex</text:span><text:span text:style-name="T7">) {<text:line-break/> <text:s text:c="23"/></text:span><text:span text:style-name="T20">out</text:span><text:span text:style-name="T7">.println(</text:span><text:span text:style-name="T17">ex</text:span><text:span text:style-name="T7">);<text:line-break/> <text:s text:c="19"/>} </text:span><text:span text:style-name="T14">catch </text:span><text:span text:style-name="T7">(</text:span><text:span text:style-name="T17">FileNotFoundException ex</text:span><text:span text:style-name="T7">) {<text:line-break/> <text:s text:c="23"/></text:span><text:span text:style-name="T21">outputConsolLine</text:span><text:span text:style-name="T7">.setText(</text:span><text:span text:style-name="T27">" Исключение при чтении FileNotFoundException"</text:span><text:span text:style-name="T7">);<text:line-break/> <text:s text:c="19"/>} </text:span><text:span text:style-name="T14">catch </text:span><text:span text:style-name="T7">(</text:span><text:span text:style-name="T17">IOException ex</text:span><text:span text:style-name="T7">) {<text:line-break/> <text:s text:c="23"/></text:span><text:span text:style-name="T21">outputConsolLine</text:span><text:span text:style-name="T7">.setText(</text:span><text:span text:style-name="T27">" Исключение при чтении IOException: указанный файл отсутствует или поврежден "</text:span><text:span text:style-name="T7">);<text:line-break/> <text:s text:c="19"/>}<text:line-break/> <text:s text:c="19"/></text:span><text:span text:style-name="T14">break</text:span><text:span text:style-name="T7">;<text:line-break/><text:line-break/><text:line-break/> <text:s text:c="15"/></text:span><text:span text:style-name="T14">case </text:span><text:span text:style-name="T17">JFileChooser</text:span><text:span text:style-name="T7">.</text:span><text:span text:style-name="T20">CANCEL_OPTION</text:span><text:span text:style-name="T7">:<text:line-break/> <text:s text:c="19"/></text:span><text:span text:style-name="T21">outputConsolLine</text:span><text:span text:style-name="T7">.setText(</text:span><text:span text:style-name="T27">"Открытие <text:s/>файла " </text:span><text:span text:style-name="T7">+ </text:span><text:span text:style-name="T17">fDialog</text:span><text:span text:style-name="T7">.getSelectedFile() + </text:span><text:span text:style-name="T27">" отменено!"</text:span><text:span text:style-name="T7">);<text:line-break/></text:span><text:soft-page-break/><text:span text:style-name="T7"> <text:s text:c="19"/></text:span><text:span text:style-name="T14">break</text:span><text:span text:style-name="T7">;<text:line-break/> <text:s text:c="15"/></text:span><text:span text:style-name="T14">case </text:span><text:span text:style-name="T17">JFileChooser</text:span><text:span text:style-name="T7">.</text:span><text:span text:style-name="T20">ERROR_OPTION</text:span><text:span text:style-name="T7">:<text:line-break/> <text:s text:c="19"/></text:span><text:span text:style-name="T17">JOptionPane</text:span><text:span text:style-name="T7">.</text:span><text:span text:style-name="T10">showMessageDialog</text:span><text:span text:style-name="T7">(</text:span><text:span text:style-name="T14">this</text:span><text:span text:style-name="T7">, </text:span><text:span text:style-name="T27">"Невозможно сохранить файл: " </text:span><text:span text:style-name="T7">+ </text:span><text:span text:style-name="T17">fDialog</text:span><text:span text:style-name="T7">.getSelectedFile());<text:line-break/> <text:s text:c="19"/></text:span><text:span text:style-name="T14">break</text:span><text:span text:style-name="T7">;<text:line-break/> <text:s text:c="11"/>}<text:line-break/><text:line-break/> <text:s text:c="7"/>}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openScheduleMenu</text:span><text:span text:style-name="T7">)</text:span><text:span text:style-name="T25">//открываем таблицу с основным графиком<text:line-break/> <text:s text:c="7"/></text:span><text:span text:style-name="T7">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7">JFileChooser fDialog </text:span><text:span text:style-name="T7">= </text:span><text:span text:style-name="T14">new </text:span><text:span text:style-name="T7">JFileChooser(</text:span><text:span text:style-name="T14">new </text:span><text:span text:style-name="T7">File(</text:span><text:span text:style-name="T17">Paths</text:span><text:span text:style-name="T7">.</text:span><text:span text:style-name="T10">get</text:span><text:span text:style-name="T7">(</text:span><text:span text:style-name="T27">""</text:span><text:span text:style-name="T7">).toAbsolutePath().toString()));<text:line-break/> <text:s text:c="11"/></text:span><text:span text:style-name="T17">fDialog</text:span><text:span text:style-name="T7">.setDialogType(</text:span><text:span text:style-name="T17">JFileChooser</text:span><text:span text:style-name="T7">.</text:span><text:span text:style-name="T20">SAVE_DIALOG</text:span><text:span text:style-name="T7">);<text:line-break/> <text:s text:c="11"/></text:span><text:span text:style-name="T17">fDialog</text:span><text:span text:style-name="T7">.setAcceptAllFileFilterUsed(</text:span><text:span text:style-name="T14">false</text:span><text:span text:style-name="T7">);<text:line-break/> <text:s text:c="11"/></text:span><text:span text:style-name="T17">fDialog</text:span><text:span text:style-name="T7">.setFileSelectionMode(</text:span><text:span text:style-name="T17">JFileChooser</text:span><text:span text:style-name="T7">.</text:span><text:span text:style-name="T20">FILES_AND_DIRECTORIES</text:span><text:span text:style-name="T7">);<text:line-break/> <text:s text:c="11"/></text:span><text:span text:style-name="T17">fDialog</text:span><text:span text:style-name="T7">.setFileFilter(</text:span><text:span text:style-name="T14">new </text:span><text:span text:style-name="T7">TblFileFilter());<text:line-break/> <text:s text:c="11"/></text:span><text:span text:style-name="T14">int </text:span><text:span text:style-name="T17">err </text:span><text:span text:style-name="T7">= </text:span><text:span text:style-name="T17">fDialog</text:span><text:span text:style-name="T7">.showOpenDialog(</text:span><text:span text:style-name="T14">this</text:span><text:span text:style-name="T7">);<text:line-break/> <text:s text:c="11"/></text:span><text:span text:style-name="T14">switch </text:span><text:span text:style-name="T7">(</text:span><text:span text:style-name="T17">err</text:span><text:span text:style-name="T7">) {<text:line-break/> <text:s text:c="15"/></text:span><text:span text:style-name="T14">case </text:span><text:span text:style-name="T17">JFileChooser</text:span><text:span text:style-name="T7">.</text:span><text:span text:style-name="T20">APPROVE_OPTION</text:span><text:span text:style-name="T7">:<text:line-break/> <text:s text:c="19"/></text:span><text:span text:style-name="T17">ScheduleTableModel tableModel</text:span><text:span text:style-name="T7">;<text:line-break/> <text:s text:c="19"/></text:span><text:span text:style-name="T14">try </text:span><text:span text:style-name="T7">{<text:line-break/> <text:s text:c="23"/></text:span><text:span text:style-name="T17">tableModel </text:span><text:span text:style-name="T7">= </text:span><text:span text:style-name="T14">new </text:span><text:span text:style-name="T7">ScheduleTableModel(</text:span><text:span text:style-name="T17">MainTable</text:span><text:span text:style-name="T7">.</text:span><text:span text:style-name="T10">readTableFromFile</text:span><text:span text:style-name="T7">(</text:span><text:span text:style-name="T17">fDialog</text:span><text:span text:style-name="T7">.getSelectedFile().toString()));<text:line-break/> <text:s text:c="23"/></text:span><text:span text:style-name="T17">MainJTable table </text:span><text:span text:style-name="T7">= </text:span><text:span text:style-name="T14">new </text:span><text:span text:style-name="T7">MainJTable(</text:span><text:span text:style-name="T17">tableModel</text:span><text:span text:style-name="T7">);<text:line-break/> <text:s text:c="23"/>addScrollTable(</text:span><text:span text:style-name="T14">new </text:span><text:span text:style-name="T7">JScrollPane(</text:span><text:span text:style-name="T17">table</text:span><text:span text:style-name="T7">));<text:line-break/> <text:s text:c="23"/></text:span><text:span text:style-name="T17">tableModel</text:span><text:span text:style-name="T7">.fireTableDataChanged();<text:line-break/> <text:s text:c="23"/></text:span><text:span text:style-name="T21">outputConsolLine</text:span><text:span text:style-name="T7">.setText(</text:span><text:span text:style-name="T27">"Файл " </text:span><text:span text:style-name="T7">+ </text:span><text:span text:style-name="T17">fDialog</text:span><text:span text:style-name="T7">.getSelectedFile().toString()<text:line-break/> <text:s text:c="39"/>+ </text:span><text:span text:style-name="T27">" ОТКРЫТ! ID = " </text:span><text:span text:style-name="T7">+ ((</text:span><text:span text:style-name="T17">ScheduleTableModel</text:span><text:span text:style-name="T7">) </text:span><text:span text:style-name="T17">table</text:span><text:span text:style-name="T7">.getModel()).getID());<text:line-break/> <text:s text:c="19"/>} </text:span><text:span text:style-name="T14">catch </text:span><text:span text:style-name="T7">(</text:span><text:span text:style-name="T17">ClassNotFoundException ex</text:span><text:span text:style-name="T7">) {<text:line-break/> <text:s text:c="23"/></text:span><text:span text:style-name="T20">out</text:span><text:span text:style-name="T7">.println(</text:span><text:span text:style-name="T17">ex</text:span><text:span text:style-name="T7">);<text:line-break/> <text:s text:c="19"/>} </text:span><text:span text:style-name="T14">catch </text:span><text:span text:style-name="T7">(</text:span><text:span text:style-name="T17">FileNotFoundException ex</text:span><text:span text:style-name="T7">) {<text:line-break/> <text:s text:c="23"/></text:span><text:span text:style-name="T21">outputConsolLine</text:span><text:span text:style-name="T7">.setText(</text:span><text:span text:style-name="T27">" Исключение при чтении FileNotFoundException"</text:span><text:span text:style-name="T7">);<text:line-break/> <text:s text:c="19"/>} </text:span><text:span text:style-name="T14">catch </text:span><text:span text:style-name="T7">(</text:span><text:span text:style-name="T17">IOException ex</text:span><text:span text:style-name="T7">) {<text:line-break/> <text:s text:c="23"/></text:span><text:span text:style-name="T21">outputConsolLine</text:span><text:span text:style-name="T7">.setText(</text:span><text:span text:style-name="T27">" Исключение при чтении IOException: указанный файл отсутствует или поврежден "</text:span><text:span text:style-name="T7">);<text:line-break/> <text:s text:c="19"/>}<text:line-break/> <text:s text:c="19"/></text:span><text:span text:style-name="T14">break</text:span><text:span text:style-name="T7">;<text:line-break/> <text:s text:c="15"/></text:span><text:span text:style-name="T14">case </text:span><text:span text:style-name="T17">JFileChooser</text:span><text:span text:style-name="T7">.</text:span><text:span text:style-name="T20">CANCEL_OPTION</text:span><text:span text:style-name="T7">:<text:line-break/> <text:s text:c="19"/></text:span><text:span text:style-name="T21">outputConsolLine</text:span><text:span text:style-name="T7">.setText(</text:span><text:span text:style-name="T27">"Открытие <text:s/>файла " </text:span><text:span text:style-name="T7">+ </text:span><text:span text:style-name="T17">fDialog</text:span><text:span text:style-name="T7">.getSelectedFile() + </text:span><text:span text:style-name="T27">" отменено!"</text:span><text:span text:style-name="T7">);<text:line-break/> <text:s text:c="19"/></text:span><text:span text:style-name="T14">break</text:span><text:span text:style-name="T7">;<text:line-break/> <text:s text:c="15"/></text:span><text:span text:style-name="T14">case </text:span><text:span text:style-name="T17">JFileChooser</text:span><text:span text:style-name="T7">.</text:span><text:span text:style-name="T20">ERROR_OPTION</text:span><text:span text:style-name="T7">:<text:line-break/> <text:s text:c="19"/></text:span><text:span text:style-name="T17">JOptionPane</text:span><text:span text:style-name="T7">.</text:span><text:span text:style-name="T10">showMessageDialog</text:span><text:span text:style-name="T7">(</text:span><text:span text:style-name="T14">this</text:span><text:span text:style-name="T7">, </text:span><text:span text:style-name="T27">"Невозможно сохранить файл: " </text:span><text:span text:style-name="T7">+ </text:span><text:span text:style-name="T17">fDialog</text:span><text:span text:style-name="T7">.getSelectedFile());<text:line-break/> <text:s text:c="19"/></text:span><text:span text:style-name="T14">break</text:span><text:span text:style-name="T7">;<text:line-break/> <text:s text:c="11"/>}<text:line-break/> <text:s text:c="7"/>}<text:line-break/> <text:s text:c="7"/></text:span><text:span text:style-name="T25">//////////////////////Откатить Изменения///////////////////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backButton</text:span><text:span text:style-name="T7">) 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4">if </text:span><text:span text:style-name="T7">(</text:span><text:span text:style-name="T21">tabbedPane</text:span><text:span text:style-name="T7">.getComponentCount() &gt; </text:span><text:span text:style-name="T23">0</text:span><text:span text:style-name="T7">) {<text:line-break/> <text:s text:c="15"/></text:span><text:span text:style-name="T17">JTable table </text:span><text:span text:style-name="T7">= ((</text:span><text:span text:style-name="T17">JTable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15"/></text:span><text:span text:style-name="T14">if </text:span><text:span text:style-name="T7">(</text:span><text:span text:style-name="T17">table</text:span><text:span text:style-name="T7">.getClass().equals(</text:span><text:span text:style-name="T17">MainJTable</text:span><text:span text:style-name="T7">.</text:span><text:span text:style-name="T14">class</text:span><text:span text:style-name="T7">)) {<text:line-break/> <text:s text:c="19"/></text:span><text:span text:style-name="T20">out</text:span><text:span text:style-name="T7">.println(</text:span><text:span text:style-name="T27">"Выбранная таблица: MainJTable"</text:span><text:span text:style-name="T7">);<text:line-break/></text:span><text:soft-page-break/><text:span text:style-name="T7"> <text:s text:c="19"/>removeListenersForChanging(</text:span><text:span text:style-name="T17">table</text:span><text:span text:style-name="T7">);<text:line-break/> <text:s text:c="19"/></text:span><text:span text:style-name="T14">int </text:span><text:span text:style-name="T17">currentlPosition </text:span><text:span text:style-name="T7">= </text:span><text:span text:style-name="T21">arrayContextsIPositionsTables</text:span><text:span text:style-name="T7">.get(</text:span><text:span text:style-name="T21">tabbedPane</text:span><text:span text:style-name="T7">.getSelectedIndex());<text:line-break/> <text:s text:c="19"/></text:span><text:span text:style-name="T14">if </text:span><text:span text:style-name="T7">(</text:span><text:span text:style-name="T17">currentlPosition </text:span><text:span text:style-name="T7">&gt; </text:span><text:span text:style-name="T23">0</text:span><text:span text:style-name="T7">) {<text:line-break/> <text:s text:c="23"/></text:span><text:span text:style-name="T21">arrayContextsIPositionsTables</text:span><text:span text:style-name="T7">.set(</text:span><text:span text:style-name="T21">tabbedPane</text:span><text:span text:style-name="T7">.getSelectedIndex(), </text:span><text:span text:style-name="T17">currentlPosition </text:span><text:span text:style-name="T7">- </text:span><text:span text:style-name="T23">1</text:span><text:span text:style-name="T7">);<text:line-break/> <text:s text:c="23"/></text:span><text:span text:style-name="T17">table</text:span><text:span text:style-name="T7">.setModel(</text:span><text:span text:style-name="T21">arrayContextsTables</text:span><text:span text:style-name="T7">.get(</text:span><text:span text:style-name="T21">tabbedPane</text:span><text:span text:style-name="T7">.getSelectedIndex()).get(</text:span><text:span text:style-name="T17">currentlPosition </text:span><text:span text:style-name="T7">- </text:span><text:span text:style-name="T23">1</text:span><text:span text:style-name="T7">));<text:line-break/> <text:s text:c="23"/></text:span><text:span text:style-name="T17">table</text:span><text:span text:style-name="T7">.getColumnModel().getColumn(</text:span><text:span text:style-name="T23">0</text:span><text:span text:style-name="T7">).setPreferredWidth(</text:span><text:span text:style-name="T23">30</text:span><text:span text:style-name="T7">);<text:line-break/> <text:s text:c="23"/></text:span><text:span text:style-name="T17">table</text:span><text:span text:style-name="T7">.getColumnModel().getColumn(</text:span><text:span text:style-name="T23">1</text:span><text:span text:style-name="T7">).setPreferredWidth(</text:span><text:span text:style-name="T23">200</text:span><text:span text:style-name="T7">);<text:line-break/> <text:s text:c="23"/></text:span><text:span text:style-name="T14">for </text:span><text:span text:style-name="T7">(</text:span><text:span text:style-name="T14">int </text:span><text:span text:style-name="T17">i </text:span><text:span text:style-name="T7">= </text:span><text:span text:style-name="T23">2</text:span><text:span text:style-name="T7">; </text:span><text:span text:style-name="T17">i </text:span><text:span text:style-name="T7">&lt; </text:span><text:span text:style-name="T17">table</text:span><text:span text:style-name="T7">.getColumnCount(); </text:span><text:span text:style-name="T17">i</text:span><text:span text:style-name="T7">++) {<text:line-break/> <text:s text:c="27"/></text:span><text:span text:style-name="T17">table</text:span><text:span text:style-name="T7">.getColumnModel().getColumn(</text:span><text:span text:style-name="T17">i</text:span><text:span text:style-name="T7">).setPreferredWidth(</text:span><text:span text:style-name="T23">20</text:span><text:span text:style-name="T7">);<text:line-break/> <text:s text:c="23"/>}<text:line-break/> <text:s text:c="23"/></text:span><text:span text:style-name="T14">this</text:span><text:span text:style-name="T7">.repaint();<text:line-break/> <text:s text:c="19"/>}<text:line-break/> <text:s text:c="19"/>addListenersForChanging(</text:span><text:span text:style-name="T17">table</text:span><text:span text:style-name="T7">);<text:line-break/> <text:s text:c="15"/>}<text:line-break/> <text:s text:c="11"/>} </text:span><text:span text:style-name="T14">else </text:span><text:span text:style-name="T7">{<text:line-break/> <text:s text:c="15"/></text:span><text:span text:style-name="T20">out</text:span><text:span text:style-name="T7">.println(</text:span><text:span text:style-name="T27">"Нечего откатывать!!"</text:span><text:span text:style-name="T7">);<text:line-break/> <text:s text:c="15"/></text:span><text:span text:style-name="T21">outputConsolLine</text:span><text:span text:style-name="T7">.setText(</text:span><text:span text:style-name="T27">"Нечего откатывать!!"</text:span><text:span text:style-name="T7">);<text:line-break/> <text:s text:c="11"/>}<text:line-break/> <text:s text:c="7"/>}<text:line-break/> <text:s text:c="8"/></text:span><text:span text:style-name="T25">///НАКАТ ИЗМЕНЕНИЙ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forwardButton</text:span><text:span text:style-name="T7">) {<text:line-break/> <text:s text:c="11"/></text:span><text:span text:style-name="T14">if </text:span><text:span text:style-name="T7">(</text:span><text:span text:style-name="T21">tabbedPane</text:span><text:span text:style-name="T7">.getComponentCount() &gt; </text:span><text:span text:style-name="T23">0</text:span><text:span text:style-name="T7">) {<text:line-break/> <text:s text:c="15"/></text:span><text:span text:style-name="T21">outputConsolLine</text:span><text:span text:style-name="T7">.setText(</text:span><text:span text:style-name="T27">"Накатить изменения!!"</text:span><text:span text:style-name="T7">);<text:line-break/> <text:s text:c="15"/></text:span><text:span text:style-name="T21">creationDialog</text:span><text:span text:style-name="T7">.setVisible(</text:span><text:span text:style-name="T14">false</text:span><text:span text:style-name="T7">);<text:line-break/> <text:s text:c="15"/></text:span><text:span text:style-name="T17">JTable table </text:span><text:span text:style-name="T7">= ((</text:span><text:span text:style-name="T17">JTable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15"/></text:span><text:span text:style-name="T14">if </text:span><text:span text:style-name="T7">(</text:span><text:span text:style-name="T17">table</text:span><text:span text:style-name="T7">.getClass().equals(</text:span><text:span text:style-name="T17">MainJTable</text:span><text:span text:style-name="T7">.</text:span><text:span text:style-name="T14">class</text:span><text:span text:style-name="T7">)) {<text:line-break/> <text:s text:c="19"/>removeListenersForChanging(</text:span><text:span text:style-name="T17">table</text:span><text:span text:style-name="T7">);<text:line-break/> <text:s text:c="19"/></text:span><text:span text:style-name="T14">int </text:span><text:span text:style-name="T17">currentPosition </text:span><text:span text:style-name="T7">= </text:span><text:span text:style-name="T21">arrayContextsIPositionsTables</text:span><text:span text:style-name="T7">.get(</text:span><text:span text:style-name="T21">tabbedPane</text:span><text:span text:style-name="T7">.getSelectedIndex());<text:line-break/> <text:s text:c="19"/></text:span><text:span text:style-name="T14">if </text:span><text:span text:style-name="T7">(</text:span><text:span text:style-name="T17">currentPosition </text:span><text:span text:style-name="T7">&lt; </text:span><text:span text:style-name="T21">arrayContextsTables</text:span><text:span text:style-name="T7">.get(</text:span><text:span text:style-name="T21">tabbedPane</text:span><text:span text:style-name="T7">.getSelectedIndex()).size() - </text:span><text:span text:style-name="T23">1</text:span><text:span text:style-name="T7">) {<text:line-break/> <text:s text:c="23"/></text:span><text:span text:style-name="T21">arrayContextsIPositionsTables</text:span><text:span text:style-name="T7">.set(</text:span><text:span text:style-name="T21">tabbedPane</text:span><text:span text:style-name="T7">.getSelectedIndex(), </text:span><text:span text:style-name="T17">currentPosition </text:span><text:span text:style-name="T7">+ </text:span><text:span text:style-name="T23">1</text:span><text:span text:style-name="T7">);<text:line-break/> <text:s text:c="23"/></text:span><text:span text:style-name="T17">table</text:span><text:span text:style-name="T7">.setModel(</text:span><text:span text:style-name="T21">arrayContextsTables</text:span><text:span text:style-name="T7">.get(</text:span><text:span text:style-name="T21">tabbedPane</text:span><text:span text:style-name="T7">.getSelectedIndex()).get(</text:span><text:span text:style-name="T17">currentPosition </text:span><text:span text:style-name="T7">+ </text:span><text:span text:style-name="T23">1</text:span><text:span text:style-name="T7">));<text:line-break/> <text:s text:c="23"/></text:span><text:span text:style-name="T17">table</text:span><text:span text:style-name="T7">.getColumnModel().getColumn(</text:span><text:span text:style-name="T23">0</text:span><text:span text:style-name="T7">).setPreferredWidth(</text:span><text:span text:style-name="T23">30</text:span><text:span text:style-name="T7">);<text:line-break/> <text:s text:c="23"/></text:span><text:span text:style-name="T17">table</text:span><text:span text:style-name="T7">.getColumnModel().getColumn(</text:span><text:span text:style-name="T23">1</text:span><text:span text:style-name="T7">).setPreferredWidth(</text:span><text:span text:style-name="T23">200</text:span><text:span text:style-name="T7">);<text:line-break/> <text:s text:c="23"/></text:span><text:span text:style-name="T14">for </text:span><text:span text:style-name="T7">(</text:span><text:span text:style-name="T14">int </text:span><text:span text:style-name="T17">i </text:span><text:span text:style-name="T7">= </text:span><text:span text:style-name="T23">2</text:span><text:span text:style-name="T7">; </text:span><text:span text:style-name="T17">i </text:span><text:span text:style-name="T7">&lt; </text:span><text:span text:style-name="T17">table</text:span><text:span text:style-name="T7">.getColumnCount(); </text:span><text:span text:style-name="T17">i</text:span><text:span text:style-name="T7">++) {<text:line-break/> <text:s text:c="27"/></text:span><text:span text:style-name="T17">table</text:span><text:span text:style-name="T7">.getColumnModel().getColumn(</text:span><text:span text:style-name="T17">i</text:span><text:span text:style-name="T7">).setPreferredWidth(</text:span><text:span text:style-name="T23">20</text:span><text:span text:style-name="T7">);<text:line-break/> <text:s text:c="23"/>}<text:line-break/> <text:s text:c="23"/></text:span><text:span text:style-name="T14">this</text:span><text:span text:style-name="T7">.repaint();<text:line-break/> <text:s text:c="19"/>}<text:line-break/> <text:s text:c="19"/>addListenersForChanging(</text:span><text:span text:style-name="T17">table</text:span><text:span text:style-name="T7">);<text:line-break/> <text:s text:c="15"/>}<text:line-break/> <text:s text:c="11"/>} </text:span><text:span text:style-name="T14">else </text:span><text:span text:style-name="T7">{<text:line-break/> <text:s text:c="15"/></text:span><text:span text:style-name="T20">out</text:span><text:span text:style-name="T7">.println(</text:span><text:span text:style-name="T27">"Нечего накатывать!!"</text:span><text:span text:style-name="T7">);<text:line-break/> <text:s text:c="11"/>}<text:line-break/> <text:s text:c="7"/>}<text:line-break/> <text:s text:c="7"/></text:span><text:span text:style-name="T25">///////////////СОХРАНИТЬ///////////////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saveButton</text:span><text:span text:style-name="T7">) 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4">if </text:span><text:span text:style-name="T7">(</text:span><text:span text:style-name="T21">tabbedPane</text:span><text:span text:style-name="T7">.getComponentCount() == </text:span><text:span text:style-name="T23">0</text:span><text:span text:style-name="T7">) {<text:line-break/> <text:s text:c="15"/></text:span><text:span text:style-name="T21">outputConsolLine</text:span><text:span text:style-name="T7">.setText(</text:span><text:span text:style-name="T27">"What? Нет ни обной таблицы для сохранения"</text:span><text:span text:style-name="T7">);<text:line-break/> <text:s text:c="11"/>} </text:span><text:span text:style-name="T14">else </text:span><text:span text:style-name="T7">{<text:line-break/> <text:s text:c="15"/></text:span><text:span text:style-name="T14">if </text:span><text:soft-page-break/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ScheduleTableModel</text:span><text:span text:style-name="T7">.</text:span><text:span text:style-name="T14">class</text:span><text:span text:style-name="T7">)) </text:span><text:span text:style-name="T25">//если вбранная таблица - график,<text:line-break/> <text:s text:c="15"/></text:span><text:span text:style-name="T7">{<text:line-break/> <text:s text:c="19"/></text:span><text:span text:style-name="T21">fileNameToSave </text:span><text:span text:style-name="T7">= ((</text:span><text:span text:style-name="T17">ScheduleTableModel</text:span><text:span text:style-name="T7">) </text:span><text:span text:style-name="T21">arrayTableModels</text:span><text:span text:style-name="T7">.get(</text:span><text:span text:style-name="T21">tabbedPane</text:span><text:span text:style-name="T7">.getSelectedIndex()))<text:line-break/> <text:s text:c="27"/>.getMainTable().getShortFileNameToSave();</text:span><text:span text:style-name="T25">//то вытаскиваем имя изнутри модели<text:line-break/> <text:s text:c="19"/></text:span><text:span text:style-name="T14">try </text:span><text:span text:style-name="T7">{<text:line-break/> <text:s text:c="23"/>((</text:span><text:span text:style-name="T17">ScheduleTableModel</text:span><text:span text:style-name="T7">) </text:span><text:span text:style-name="T21">arrayTableModels</text:span><text:span text:style-name="T7">.get(</text:span><text:span text:style-name="T21">tabbedPane</text:span><text:span text:style-name="T7">.getSelectedIndex()))<text:line-break/> <text:s text:c="31"/>.getMainTable().writeTableToFile(</text:span><text:span text:style-name="T17">Paths</text:span><text:span text:style-name="T7">.</text:span><text:span text:style-name="T10">get</text:span><text:span text:style-name="T7">(</text:span><text:span text:style-name="T21">fileNameToSave</text:span><text:span text:style-name="T7">).toAbsolutePath().toString());<text:line-break/> <text:s text:c="19"/>} </text:span><text:span text:style-name="T14">catch </text:span><text:span text:style-name="T7">(</text:span><text:span text:style-name="T17">FileNotFoundException ex</text:span><text:span text:style-name="T7">) {<text:line-break/> <text:s text:c="23"/></text:span><text:span text:style-name="T21">outputConsolLine</text:span><text:span text:style-name="T7">.setText(</text:span><text:span text:style-name="T27">"Ошибка сохранения файла: "</text:span><text:span text:style-name="T7">);<text:line-break/> <text:s text:c="19"/>}<text:line-break/> <text:s text:c="15"/>} </text:span><text:span text:style-name="T14">else if </text:span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EmployeeTableModel</text:span><text:span text:style-name="T7">.</text:span><text:span text:style-name="T14">class</text:span><text:span text:style-name="T7">))</text:span><text:span text:style-name="T25">//если вбранная таблица - таблица сотрудников,<text:line-break/> <text:s text:c="15"/></text:span><text:span text:style-name="T7">{<text:line-break/> <text:s text:c="19"/></text:span><text:span text:style-name="T21">fileNameToSave </text:span><text:span text:style-name="T7">= </text:span><text:span text:style-name="T21">tabbedPane</text:span><text:span text:style-name="T7">.getTitleAt(</text:span><text:span text:style-name="T21">tabbedPane</text:span><text:span text:style-name="T7">.getSelectedIndex());</text:span><text:span text:style-name="T25">//то вытаскиваем имя изнутри компонента<text:line-break/> <text:s text:c="19"/></text:span><text:span text:style-name="T17">EmployeeTableModel tableModel </text:span><text:span text:style-name="T7">= (</text:span><text:span text:style-name="T17">EmployeeTableModel</text:span><text:span text:style-name="T7">) (((</text:span><text:span text:style-name="T17">TableEmployees</text:span><text:span text:style-name="T7">) ((</text:span><text:span text:style-name="T17">JScrollPane</text:span><text:span text:style-name="T7">) (</text:span><text:span text:style-name="T21">tabbedPane</text:span><text:span text:style-name="T7">.getSelectedComponent()))<text:line-break/> <text:s text:c="27"/>.getViewport().getView()).getModel());<text:line-break/> <text:s text:c="19"/></text:span><text:span text:style-name="T14">try </text:span><text:span text:style-name="T7">{<text:line-break/> <text:s text:c="23"/></text:span><text:span text:style-name="T17">Employee</text:span><text:span text:style-name="T7">.</text:span><text:span text:style-name="T10">writeToFile</text:span><text:span text:style-name="T7">(</text:span><text:span text:style-name="T17">tableModel</text:span><text:span text:style-name="T7">.getEmployees(), </text:span><text:span text:style-name="T17">Paths</text:span><text:span text:style-name="T7">.</text:span><text:span text:style-name="T10">get</text:span><text:span text:style-name="T7">(</text:span><text:span text:style-name="T21">fileNameToSave</text:span><text:span text:style-name="T7">).toAbsolutePath().toString());<text:line-break/> <text:s text:c="19"/>} </text:span><text:span text:style-name="T14">catch </text:span><text:span text:style-name="T7">(</text:span><text:span text:style-name="T17">FileNotFoundException ex</text:span><text:span text:style-name="T7">) {<text:line-break/> <text:s text:c="23"/></text:span><text:span text:style-name="T21">outputConsolLine</text:span><text:span text:style-name="T7">.setText(</text:span><text:span text:style-name="T27">"Ошибка сохранения файла: " </text:span><text:span text:style-name="T7">+ </text:span><text:span text:style-name="T21">fileNameToSave</text:span><text:span text:style-name="T7">);<text:line-break/> <text:s text:c="19"/>}<text:line-break/> <text:s text:c="15"/>}<text:line-break/> <text:s text:c="15"/></text:span><text:span text:style-name="T21">outputConsolLine</text:span><text:span text:style-name="T7">.setText(</text:span><text:span text:style-name="T27">"Сохраняем в " </text:span><text:span text:style-name="T7">+ </text:span><text:span text:style-name="T17">Paths</text:span><text:span text:style-name="T7">.</text:span><text:span text:style-name="T10">get</text:span><text:span text:style-name="T7">(</text:span><text:span text:style-name="T21">fileNameToSave</text:span><text:span text:style-name="T7">).toAbsolutePath().toString());<text:line-break/><text:line-break/> <text:s text:c="11"/>}<text:line-break/><text:line-break/> <text:s text:c="7"/>}<text:line-break/> <text:s text:c="7"/></text:span><text:span text:style-name="T25">/////////////СОХРАНИТЬ КАК////////////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saveAsButton</text:span><text:span text:style-name="T7">) 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4">if </text:span><text:span text:style-name="T7">(</text:span><text:span text:style-name="T21">tabbedPane</text:span><text:span text:style-name="T7">.getComponentCount() == </text:span><text:span text:style-name="T23">0</text:span><text:span text:style-name="T7">) {<text:line-break/> <text:s text:c="15"/></text:span><text:span text:style-name="T21">outputConsolLine</text:span><text:span text:style-name="T7">.setText(</text:span><text:span text:style-name="T27">"What? Нет ни обной таблицы для сохранения"</text:span><text:span text:style-name="T7">);<text:line-break/> <text:s text:c="11"/>} </text:span><text:span text:style-name="T14">else if </text:span><text:span text:style-name="T7">(((</text:span><text:span text:style-name="T17">JScrollPane</text:span><text:span text:style-name="T7">) (</text:span><text:span text:style-name="T21">tabbedPane</text:span><text:span text:style-name="T7">.getSelectedComponent())).getViewport()<text:line-break/> <text:s text:c="19"/>.getView().getClass().equals(</text:span><text:span text:style-name="T17">MainJTable</text:span><text:span text:style-name="T7">.</text:span><text:span text:style-name="T14">class</text:span><text:span text:style-name="T7">)) {<text:line-break/> <text:s text:c="15"/></text:span><text:span text:style-name="T21">outputConsolLine</text:span><text:span text:style-name="T7">.setText(</text:span><text:span text:style-name="T27">"Сохранить как!! " </text:span><text:span text:style-name="T7">+ </text:span><text:span text:style-name="T17">MainJTable</text:span><text:span text:style-name="T7">.</text:span><text:span text:style-name="T14">class</text:span><text:span text:style-name="T7">);<text:line-break/> <text:s text:c="15"/></text:span><text:span text:style-name="T17">JFileChooser fDialog </text:span><text:span text:style-name="T7">= </text:span><text:span text:style-name="T14">new </text:span><text:span text:style-name="T7">JFileChooser(</text:span><text:span text:style-name="T14">new </text:span><text:span text:style-name="T7">File(</text:span><text:span text:style-name="T17">Paths</text:span><text:span text:style-name="T7">.</text:span><text:span text:style-name="T10">get</text:span><text:span text:style-name="T7">(</text:span><text:span text:style-name="T27">""</text:span><text:span text:style-name="T7">).toAbsolutePath().toString()));<text:line-break/> <text:s text:c="15"/></text:span><text:span text:style-name="T17">fDialog</text:span><text:span text:style-name="T7">.setDialogType(</text:span><text:span text:style-name="T17">JFileChooser</text:span><text:span text:style-name="T7">.</text:span><text:span text:style-name="T20">SAVE_DIALOG</text:span><text:span text:style-name="T7">);<text:line-break/> <text:s text:c="15"/></text:span><text:span text:style-name="T17">fDialog</text:span><text:span text:style-name="T7">.setAcceptAllFileFilterUsed(</text:span><text:span text:style-name="T14">false</text:span><text:span text:style-name="T7">);<text:line-break/> <text:s text:c="15"/></text:span><text:span text:style-name="T17">fDialog</text:span><text:span text:style-name="T7">.setFileSelectionMode(</text:span><text:span text:style-name="T17">JFileChooser</text:span><text:span text:style-name="T7">.</text:span><text:span text:style-name="T20">FILES_AND_DIRECTORIES</text:span><text:span text:style-name="T7">);<text:line-break/> <text:s text:c="15"/></text:span><text:span text:style-name="T17">fDialog</text:span><text:span text:style-name="T7">.setFileFilter(</text:span><text:span text:style-name="T14">new </text:span><text:span text:style-name="T7">TblFileFilter());<text:line-break/> <text:s text:c="15"/></text:span><text:span text:style-name="T21">fileNameToSave </text:span><text:span text:style-name="T7">= ((</text:span><text:span text:style-name="T17">ScheduleTableModel</text:span><text:span text:style-name="T7">) </text:span><text:span text:style-name="T21">arrayTableModels</text:span><text:span text:style-name="T7">.get(</text:span><text:span text:style-name="T21">tabbedPane</text:span><text:span text:style-name="T7">.getSelectedIndex()))<text:line-break/> <text:s text:c="23"/>.getMainTable().getShortFileNameToSave();</text:span><text:span text:style-name="T25">//то вытаскиваем имя изнутри модели<text:line-break/> <text:s text:c="15"/></text:span><text:span text:style-name="T17">fDialog</text:span><text:span text:style-name="T7">.setSelectedFile(</text:span><text:span text:style-name="T14">new </text:span><text:span text:style-name="T7">File(</text:span><text:span text:style-name="T21">fileNameToSave</text:span><text:span text:style-name="T7">));<text:line-break/> <text:s text:c="15"/></text:span><text:span text:style-name="T14">int </text:span><text:span text:style-name="T17">err </text:span><text:span text:style-name="T7">= </text:span><text:span text:style-name="T17">fDialog</text:span><text:span text:style-name="T7">.showSaveDialog(</text:span><text:span text:style-name="T14">this</text:span><text:span text:style-name="T7">);<text:line-break/> <text:s text:c="15"/></text:span><text:span text:style-name="T14">switch </text:span><text:span text:style-name="T7">(</text:span><text:span text:style-name="T17">err</text:span><text:span text:style-name="T7">) {<text:line-break/> <text:s text:c="19"/></text:span><text:span text:style-name="T14">case </text:span><text:span text:style-name="T17">JFileChooser</text:span><text:span text:style-name="T7">.</text:span><text:span text:style-name="T20">APPROVE_OPTION </text:span><text:span text:style-name="T7">-&gt; {<text:line-break/> <text:s text:c="23"/></text:span><text:span text:style-name="T17">fDialog</text:span><text:span text:style-name="T7">.setDialogTitle(</text:span><text:span text:style-name="T27">"Сохранить как"</text:span><text:span text:style-name="T7">);<text:line-break/><text:line-break/></text:span><text:soft-page-break/><text:span text:style-name="T7"> <text:s text:c="23"/></text:span><text:span text:style-name="T14">try </text:span><text:span text:style-name="T7">{<text:line-break/> <text:s text:c="27"/></text:span><text:span text:style-name="T21">outputConsolLine</text:span><text:span text:style-name="T7">.setText(</text:span><text:span text:style-name="T27">"Сохраняем в " </text:span><text:span text:style-name="T7">+ </text:span><text:span text:style-name="T17">fDialog</text:span><text:span text:style-name="T7">.getSelectedFile().toString());<text:line-break/> <text:s text:c="27"/>((</text:span><text:span text:style-name="T17">ScheduleTableModel</text:span><text:span text:style-name="T7">) </text:span><text:span text:style-name="T21">arrayTableModels</text:span><text:span text:style-name="T7">.get(</text:span><text:span text:style-name="T21">tabbedPane</text:span><text:span text:style-name="T7">.getSelectedIndex()))<text:line-break/> <text:s text:c="35"/>.getMainTable().writeTableToFile(</text:span><text:span text:style-name="T17">fDialog</text:span><text:span text:style-name="T7">.getSelectedFile().toString());<text:line-break/> <text:s text:c="23"/>} </text:span><text:span text:style-name="T14">catch </text:span><text:span text:style-name="T7">(</text:span><text:span text:style-name="T17">FileNotFoundException ex</text:span><text:span text:style-name="T7">) {<text:line-break/> <text:s text:c="27"/></text:span><text:span text:style-name="T21">outputConsolLine</text:span><text:span text:style-name="T7">.setText(</text:span><text:span text:style-name="T27">"Невозможно сохранить файл: " </text:span><text:span text:style-name="T7">+ </text:span><text:span text:style-name="T17">fDialog</text:span><text:span text:style-name="T7">.getSelectedFile().toString());<text:line-break/> <text:s text:c="23"/>}<text:line-break/><text:line-break/> <text:s text:c="19"/>}<text:line-break/> <text:s text:c="19"/></text:span><text:span text:style-name="T14">case </text:span><text:span text:style-name="T17">JFileChooser</text:span><text:span text:style-name="T7">.</text:span><text:span text:style-name="T20">ERROR_OPTION </text:span><text:span text:style-name="T7">-&gt;<text:line-break/> <text:s text:c="27"/></text:span><text:span text:style-name="T17">JOptionPane</text:span><text:span text:style-name="T7">.</text:span><text:span text:style-name="T10">showMessageDialog</text:span><text:span text:style-name="T7">(</text:span><text:span text:style-name="T14">this</text:span><text:span text:style-name="T7">, </text:span><text:span text:style-name="T27">"Невозможно сохранить"<text:line-break/> <text:s text:c="35"/></text:span><text:span text:style-name="T7">, </text:span><text:span text:style-name="T27">"ERROR!"</text:span><text:span text:style-name="T7">, </text:span><text:span text:style-name="T17">JOptionPane</text:span><text:span text:style-name="T7">.</text:span><text:span text:style-name="T20">WARNING_MESSAGE</text:span><text:span text:style-name="T7">);<text:line-break/> <text:s text:c="19"/></text:span><text:span text:style-name="T14">case </text:span><text:span text:style-name="T17">JFileChooser</text:span><text:span text:style-name="T7">.</text:span><text:span text:style-name="T20">CANCEL_OPTION </text:span><text:span text:style-name="T7">-&gt; </text:span><text:span text:style-name="T21">outputConsolLine</text:span><text:span text:style-name="T7">.setText(</text:span><text:span text:style-name="T27">"Сохранение отменено!"</text:span><text:span text:style-name="T7">);<text:line-break/> <text:s text:c="19"/></text:span><text:span text:style-name="T14">default </text:span><text:span text:style-name="T7">-&gt; {<text:line-break/> <text:s text:c="19"/>}<text:line-break/> <text:s text:c="15"/>}<text:line-break/> <text:s text:c="11"/>} </text:span><text:span text:style-name="T14">else if </text:span><text:span text:style-name="T7">(((</text:span><text:span text:style-name="T17">JScrollPane</text:span><text:span text:style-name="T7">) (</text:span><text:span text:style-name="T21">tabbedPane</text:span><text:span text:style-name="T7">.getSelectedComponent())).getViewport()<text:line-break/> <text:s text:c="19"/>.getView().getClass().equals(</text:span><text:span text:style-name="T17">TableEmployees</text:span><text:span text:style-name="T7">.</text:span><text:span text:style-name="T14">class</text:span><text:span text:style-name="T7">)) {<text:line-break/> <text:s text:c="15"/></text:span><text:span text:style-name="T21">outputConsolLine</text:span><text:span text:style-name="T7">.setText(</text:span><text:span text:style-name="T27">"Сохранить как!! " </text:span><text:span text:style-name="T7">+ </text:span><text:span text:style-name="T17">TableEmployees</text:span><text:span text:style-name="T7">.</text:span><text:span text:style-name="T14">class</text:span><text:span text:style-name="T7">);<text:line-break/> <text:s text:c="15"/></text:span><text:span text:style-name="T17">JFileChooser fDialog </text:span><text:span text:style-name="T7">= </text:span><text:span text:style-name="T14">new </text:span><text:span text:style-name="T7">JFileChooser(</text:span><text:span text:style-name="T14">new </text:span><text:span text:style-name="T7">File(</text:span><text:span text:style-name="T17">Paths</text:span><text:span text:style-name="T7">.</text:span><text:span text:style-name="T10">get</text:span><text:span text:style-name="T7">(</text:span><text:span text:style-name="T27">""</text:span><text:span text:style-name="T7">).toAbsolutePath().toString()));<text:line-break/> <text:s text:c="15"/></text:span><text:span text:style-name="T17">fDialog</text:span><text:span text:style-name="T7">.setDialogType(</text:span><text:span text:style-name="T17">JFileChooser</text:span><text:span text:style-name="T7">.</text:span><text:span text:style-name="T20">SAVE_DIALOG</text:span><text:span text:style-name="T7">);<text:line-break/> <text:s text:c="15"/></text:span><text:span text:style-name="T17">fDialog</text:span><text:span text:style-name="T7">.setAcceptAllFileFilterUsed(</text:span><text:span text:style-name="T14">false</text:span><text:span text:style-name="T7">);<text:line-break/> <text:s text:c="15"/></text:span><text:span text:style-name="T17">fDialog</text:span><text:span text:style-name="T7">.setFileSelectionMode(</text:span><text:span text:style-name="T17">JFileChooser</text:span><text:span text:style-name="T7">.</text:span><text:span text:style-name="T20">FILES_AND_DIRECTORIES</text:span><text:span text:style-name="T7">);<text:line-break/> <text:s text:c="15"/></text:span><text:span text:style-name="T17">fDialog</text:span><text:span text:style-name="T7">.setFileFilter(</text:span><text:span text:style-name="T14">new </text:span><text:span text:style-name="T7">EmpFileFilter());<text:line-break/> <text:s text:c="15"/></text:span><text:span text:style-name="T21">fileNameToSave </text:span><text:span text:style-name="T7">= </text:span><text:span text:style-name="T21">tabbedPane</text:span><text:span text:style-name="T7">.getTitleAt(</text:span><text:span text:style-name="T21">tabbedPane</text:span><text:span text:style-name="T7">.getSelectedIndex());<text:line-break/> <text:s text:c="15"/></text:span><text:span text:style-name="T17">fDialog</text:span><text:span text:style-name="T7">.setSelectedFile(</text:span><text:span text:style-name="T14">new </text:span><text:span text:style-name="T7">File(</text:span><text:span text:style-name="T21">fileNameToSave</text:span><text:span text:style-name="T7">));<text:line-break/> <text:s text:c="15"/></text:span><text:span text:style-name="T14">int </text:span><text:span text:style-name="T17">err </text:span><text:span text:style-name="T7">= </text:span><text:span text:style-name="T17">fDialog</text:span><text:span text:style-name="T7">.showSaveDialog(</text:span><text:span text:style-name="T14">this</text:span><text:span text:style-name="T7">);<text:line-break/> <text:s text:c="15"/></text:span><text:span text:style-name="T14">switch </text:span><text:span text:style-name="T7">(</text:span><text:span text:style-name="T17">err</text:span><text:span text:style-name="T7">) {<text:line-break/> <text:s text:c="19"/></text:span><text:span text:style-name="T14">case </text:span><text:span text:style-name="T17">JFileChooser</text:span><text:span text:style-name="T7">.</text:span><text:span text:style-name="T20">APPROVE_OPTION</text:span><text:span text:style-name="T7">:<text:line-break/> <text:s text:c="23"/></text:span><text:span text:style-name="T17">EmployeeTableModel tableModel </text:span><text:span text:style-name="T7">= (</text:span><text:span text:style-name="T17">EmployeeTableModel</text:span><text:span text:style-name="T7">) (((</text:span><text:span text:style-name="T17">TableEmployees</text:span><text:span text:style-name="T7">) ((</text:span><text:span text:style-name="T17">JScrollPane</text:span><text:span text:style-name="T7">) (</text:span><text:span text:style-name="T21">tabbedPane</text:span><text:span text:style-name="T7">.getSelectedComponent()))<text:line-break/> <text:s text:c="31"/>.getViewport().getView()).getModel());<text:line-break/> <text:s text:c="19"/>{<text:line-break/> <text:s text:c="23"/></text:span><text:span text:style-name="T14">try </text:span><text:span text:style-name="T7">{<text:line-break/> <text:s text:c="27"/></text:span><text:span text:style-name="T17">Employee</text:span><text:span text:style-name="T7">.</text:span><text:span text:style-name="T10">writeToFile</text:span><text:span text:style-name="T7">(</text:span><text:span text:style-name="T17">tableModel</text:span><text:span text:style-name="T7">.getEmployees(), </text:span><text:span text:style-name="T17">fDialog</text:span><text:span text:style-name="T7">.getSelectedFile().toString());<text:line-break/> <text:s text:c="23"/>} </text:span><text:span text:style-name="T14">catch </text:span><text:span text:style-name="T7">(</text:span><text:span text:style-name="T17">IOException ex</text:span><text:span text:style-name="T7">) {<text:line-break/> <text:s text:c="27"/></text:span><text:span text:style-name="T21">outputConsolLine</text:span><text:span text:style-name="T7">.setText(</text:span><text:span text:style-name="T27">"Невозможно сохранить файл: " </text:span><text:span text:style-name="T7">+ </text:span><text:span text:style-name="T17">fDialog</text:span><text:span text:style-name="T7">.getSelectedFile().toString());<text:line-break/> <text:s text:c="23"/>}<text:line-break/> <text:s text:c="19"/>}<text:line-break/> <text:s text:c="19"/></text:span><text:span text:style-name="T14">break</text:span><text:span text:style-name="T7">;<text:line-break/> <text:s text:c="19"/></text:span><text:span text:style-name="T14">case </text:span><text:span text:style-name="T17">JFileChooser</text:span><text:span text:style-name="T7">.</text:span><text:span text:style-name="T20">CANCEL_OPTION</text:span><text:span text:style-name="T7">:<text:line-break/> <text:s text:c="23"/></text:span><text:span text:style-name="T21">outputConsolLine</text:span><text:span text:style-name="T7">.setText(</text:span><text:span text:style-name="T27">"Сохранение TableEmployees отменено!!"</text:span><text:span text:style-name="T7">);<text:line-break/> <text:s text:c="23"/></text:span><text:span text:style-name="T14">break</text:span><text:span text:style-name="T7">;<text:line-break/> <text:s text:c="19"/></text:span><text:span text:style-name="T14">case </text:span><text:span text:style-name="T17">JFileChooser</text:span><text:span text:style-name="T7">.</text:span><text:span text:style-name="T20">ERROR_OPTION</text:span><text:span text:style-name="T7">:<text:line-break/> <text:s text:c="23"/></text:span><text:span text:style-name="T17">JOptionPane</text:span><text:span text:style-name="T7">.</text:span><text:span text:style-name="T10">showMessageDialog</text:span><text:span text:style-name="T7">(</text:span><text:span text:style-name="T14">this</text:span><text:span text:style-name="T7">, </text:span><text:span text:style-name="T27">"Невозможно сохранить"</text:span><text:span text:style-name="T7">, </text:span><text:span text:style-name="T27">"ERROR!"</text:span><text:span text:style-name="T7">, </text:span><text:span text:style-name="T17">JOptionPane</text:span><text:span text:style-name="T7">.</text:span><text:span text:style-name="T20">WARNING_MESSAGE</text:span><text:span text:style-name="T7">);<text:line-break/> <text:s text:c="23"/></text:span><text:span text:style-name="T14">break</text:span><text:span text:style-name="T7">;<text:line-break/> <text:s text:c="15"/>}<text:line-break/> <text:s text:c="11"/>}<text:line-break/> <text:s text:c="7"/>}<text:line-break/> <text:s text:c="7"/></text:span><text:span text:style-name="T25">//Создать рабочий график<text:line-break/></text:span><text:soft-page-break/><text:span text:style-name="T25"> <text:s text:c="7"/></text:span><text:span text:style-name="T14">if </text:span><text:span text:style-name="T7">(</text:span><text:span text:style-name="T17">e</text:span><text:span text:style-name="T7">.getSource() == </text:span><text:span text:style-name="T21">createScheduleTable</text:span><text:span text:style-name="T7">) {<text:line-break/> <text:s text:c="11"/></text:span><text:span text:style-name="T17">JFileChooser fDialog </text:span><text:span text:style-name="T7">= </text:span><text:span text:style-name="T14">new </text:span><text:span text:style-name="T7">JFileChooser(</text:span><text:span text:style-name="T14">new </text:span><text:span text:style-name="T7">File(</text:span><text:span text:style-name="T17">Paths</text:span><text:span text:style-name="T7">.</text:span><text:span text:style-name="T10">get</text:span><text:span text:style-name="T7">(</text:span><text:span text:style-name="T27">""</text:span><text:span text:style-name="T7">).toAbsolutePath().toString()));<text:line-break/> <text:s text:c="11"/></text:span><text:span text:style-name="T17">fDialog</text:span><text:span text:style-name="T7">.setDialogTitle(</text:span><text:span text:style-name="T27">"Выберите файл с сотрудниками для генерации графика"</text:span><text:span text:style-name="T7">);<text:line-break/> <text:s text:c="11"/></text:span><text:span text:style-name="T17">fDialog</text:span><text:span text:style-name="T7">.setDialogType(</text:span><text:span text:style-name="T17">JFileChooser</text:span><text:span text:style-name="T7">.</text:span><text:span text:style-name="T20">OPEN_DIALOG</text:span><text:span text:style-name="T7">);<text:line-break/> <text:s text:c="11"/></text:span><text:span text:style-name="T17">fDialog</text:span><text:span text:style-name="T7">.setAcceptAllFileFilterUsed(</text:span><text:span text:style-name="T14">false</text:span><text:span text:style-name="T7">);<text:line-break/> <text:s text:c="11"/></text:span><text:span text:style-name="T17">fDialog</text:span><text:span text:style-name="T7">.setFileSelectionMode(</text:span><text:span text:style-name="T17">JFileChooser</text:span><text:span text:style-name="T7">.</text:span><text:span text:style-name="T20">FILES_AND_DIRECTORIES</text:span><text:span text:style-name="T7">);<text:line-break/> <text:s text:c="11"/></text:span><text:span text:style-name="T17">fDialog</text:span><text:span text:style-name="T7">.setFileFilter(</text:span><text:span text:style-name="T14">new </text:span><text:span text:style-name="T7">EmpFileFilter());<text:line-break/> <text:s text:c="11"/></text:span><text:span text:style-name="T14">int </text:span><text:span text:style-name="T17">err </text:span><text:span text:style-name="T7">= </text:span><text:span text:style-name="T17">fDialog</text:span><text:span text:style-name="T7">.showOpenDialog(</text:span><text:span text:style-name="T14">this</text:span><text:span text:style-name="T7">);<text:line-break/> <text:s text:c="11"/></text:span><text:span text:style-name="T14">switch </text:span><text:span text:style-name="T7">(</text:span><text:span text:style-name="T17">err</text:span><text:span text:style-name="T7">) {<text:line-break/> <text:s text:c="15"/></text:span><text:span text:style-name="T14">case </text:span><text:span text:style-name="T17">JFileChooser</text:span><text:span text:style-name="T7">.</text:span><text:span text:style-name="T20">APPROVE_OPTION</text:span><text:span text:style-name="T7">: {<text:line-break/> <text:s text:c="19"/></text:span><text:span text:style-name="T14">try </text:span><text:span text:style-name="T7">{<text:line-break/> <text:s text:c="23"/></text:span><text:span text:style-name="T14">new </text:span><text:span text:style-name="T7">CreationNewTableDialog(</text:span><text:span text:style-name="T14">this</text:span><text:span text:style-name="T7">, </text:span><text:span text:style-name="T17">Employee</text:span><text:span text:style-name="T7">.</text:span><text:span text:style-name="T10">readFromFile</text:span><text:span text:style-name="T7">(</text:span><text:span text:style-name="T17">fDialog</text:span><text:span text:style-name="T7">.getSelectedFile().toString()));<text:line-break/> <text:s text:c="19"/>} </text:span><text:span text:style-name="T14">catch </text:span><text:span text:style-name="T7">(</text:span><text:span text:style-name="T17">IOException ex</text:span><text:span text:style-name="T7">) {<text:line-break/> <text:s text:c="23"/></text:span><text:span text:style-name="T21">outputConsolLine</text:span><text:span text:style-name="T7">.setText(</text:span><text:span text:style-name="T27">"Файл " </text:span><text:span text:style-name="T7">+ </text:span><text:span text:style-name="T17">fDialog</text:span><text:span text:style-name="T7">.getSelectedFile().toString() +<text:line-break/> <text:s text:c="31"/></text:span><text:span text:style-name="T27">" поврежден! Создайте новый файл со списком мотрудников! (Ошибка ввода/вывода*)"</text:span><text:span text:style-name="T7">);<text:line-break/> <text:s text:c="19"/>} </text:span><text:span text:style-name="T14">catch </text:span><text:span text:style-name="T7">(</text:span><text:span text:style-name="T17">ClassNotFoundException ex</text:span><text:span text:style-name="T7">) {<text:line-break/> <text:s text:c="23"/></text:span><text:span text:style-name="T21">outputConsolLine</text:span><text:span text:style-name="T7">.setText(</text:span><text:span text:style-name="T27">"Файл " </text:span><text:span text:style-name="T7">+ </text:span><text:span text:style-name="T17">fDialog</text:span><text:span text:style-name="T7">.getSelectedFile().toString() +<text:line-break/> <text:s text:c="31"/></text:span><text:span text:style-name="T27">" поврежден! Создайте новый файл со списком мотрудников!"</text:span><text:span text:style-name="T7">);<text:line-break/> <text:s text:c="19"/>}<text:line-break/> <text:s text:c="15"/>}<text:line-break/><text:line-break/> <text:s text:c="15"/></text:span><text:span text:style-name="T14">break</text:span><text:span text:style-name="T7">;<text:line-break/><text:line-break/> <text:s text:c="15"/></text:span><text:span text:style-name="T14">case </text:span><text:span text:style-name="T17">JFileChooser</text:span><text:span text:style-name="T7">.</text:span><text:span text:style-name="T20">ERROR_OPTION</text:span><text:span text:style-name="T7">:<text:line-break/> <text:s text:c="19"/></text:span><text:span text:style-name="T21">outputConsolLine</text:span><text:span text:style-name="T7">.setText(</text:span><text:span text:style-name="T27">"Файл " </text:span><text:span text:style-name="T7">+ </text:span><text:span text:style-name="T17">fDialog</text:span><text:span text:style-name="T7">.getSelectedFile().toString() + </text:span><text:span text:style-name="T27">" поврежден или отсутствует! Неизвестная ошибка!"</text:span><text:span text:style-name="T7">);<text:line-break/> <text:s text:c="19"/></text:span><text:span text:style-name="T14">break</text:span><text:span text:style-name="T7">;<text:line-break/> <text:s text:c="15"/></text:span><text:span text:style-name="T14">case </text:span><text:span text:style-name="T17">JFileChooser</text:span><text:span text:style-name="T7">.</text:span><text:span text:style-name="T20">CANCEL_OPTION</text:span><text:span text:style-name="T7">:<text:line-break/> <text:s text:c="19"/></text:span><text:span text:style-name="T21">outputConsolLine</text:span><text:span text:style-name="T7">.setText(</text:span><text:span text:style-name="T27">"Открытие файла отменено!"</text:span><text:span text:style-name="T7">);<text:line-break/> <text:s text:c="19"/></text:span><text:span text:style-name="T14">break</text:span><text:span text:style-name="T7">;<text:line-break/><text:line-break/> <text:s text:c="11"/>}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7"/>}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createEmployeesTable</text:span><text:span text:style-name="T7">) { </text:span><text:span text:style-name="T25">//Создать таблицу с <text:s/>сотрудниками<text:line-break/><text:line-break/> <text:s text:c="11"/></text:span><text:span text:style-name="T17">JScrollPane scroolPane </text:span><text:span text:style-name="T7">= </text:span><text:span text:style-name="T14">new </text:span><text:span text:style-name="T7">JScrollPane(</text:span><text:span text:style-name="T14">new </text:span><text:span text:style-name="T7">TableEmployees(</text:span><text:span text:style-name="T14">new </text:span><text:span text:style-name="T7">ArrayList&lt;</text:span><text:span text:style-name="T17">Employee</text:span><text:span text:style-name="T7">&gt;(), </text:span><text:span text:style-name="T17">EmployeeTableModel</text:span><text:span text:style-name="T7">.</text:span><text:span text:style-name="T20">EDITABLE</text:span><text:span text:style-name="T7">));<text:line-break/> <text:s text:c="11"/>addScrollTable(</text:span><text:span text:style-name="T17">scroolPane</text:span><text:span text:style-name="T7">);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4">this</text:span><text:span text:style-name="T7">.repaint();<text:line-break/> <text:s text:c="7"/>}<text:line-break/> <text:s text:c="7"/></text:span><text:span text:style-name="T25">///////////////////СОздать новый График//////////////////////////////<text:line-break/> <text:s text:c="7"/></text:span><text:span text:style-name="T14">if</text:span><text:span text:style-name="T7">(</text:span><text:span text:style-name="T17">e</text:span><text:span text:style-name="T7">.getSource()==</text:span><text:span text:style-name="T21">createTableButton</text:span><text:span text:style-name="T7">)<text:line-break/> <text:s text:c="7"/>{<text:line-break/> <text:s text:c="11"/></text:span><text:span text:style-name="T21">outputConsolLine</text:span><text:span text:style-name="T7">.setText(</text:span><text:span text:style-name="T27">"Создать новую таблицу"</text:span><text:span text:style-name="T7">);<text:line-break/> <text:s text:c="11"/></text:span><text:span text:style-name="T21">creationDialog</text:span><text:span text:style-name="T7">.setVisible(</text:span><text:span text:style-name="T14">true</text:span><text:span text:style-name="T7">);<text:line-break/> <text:s text:c="11"/></text:span><text:span text:style-name="T14">this</text:span><text:span text:style-name="T7">.repaint();<text:line-break/> <text:s text:c="7"/>}<text:line-break/> <text:s text:c="7"/></text:span><text:span text:style-name="T25">////////////////////////ДОБАВИТЬ СОТРУДНИКА/////////////////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addEmployeeButton</text:span><text:span text:style-name="T7">) {<text:line-break/> <text:s text:c="11"/></text:span><text:span text:style-name="T21">creationDialog</text:span><text:span text:style-name="T7">.setVisible(</text:span><text:span text:style-name="T14">false</text:span><text:span text:style-name="T7">);<text:line-break/></text:span><text:soft-page-break/><text:span text:style-name="T7"> <text:s text:c="11"/></text:span><text:span text:style-name="T14">if </text:span><text:span text:style-name="T7">(</text:span><text:span text:style-name="T21">tabbedPane</text:span><text:span text:style-name="T7">.getComponentCount() == </text:span><text:span text:style-name="T23">0</text:span><text:span text:style-name="T7">) {<text:line-break/> <text:s text:c="15"/></text:span><text:span text:style-name="T21">outputConsolLine</text:span><text:span text:style-name="T7">.setText(</text:span><text:span text:style-name="T27">"Для того, чтобы <text:s/>добавить сотрудника, создайте сначала таблицу"</text:span><text:span text:style-name="T7">);<text:line-break/> <text:s text:c="11"/>} </text:span><text:span text:style-name="T14">else </text:span><text:span text:style-name="T7">{<text:line-break/> <text:s text:c="15"/></text:span><text:span text:style-name="T21">outputConsolLine</text:span><text:span text:style-name="T7">.setText(</text:span><text:span text:style-name="T27">"Добавить сотрудника!!"</text:span><text:span text:style-name="T7">);<text:line-break/> <text:s text:c="15"/></text:span><text:span text:style-name="T25">////////////к списку сотрудников//////////////<text:line-break/> <text:s text:c="15"/></text:span><text:span text:style-name="T14">if </text:span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EmployeeTableModel</text:span><text:span text:style-name="T7">.</text:span><text:span text:style-name="T14">class</text:span><text:span text:style-name="T7">)) {<text:line-break/> <text:s text:c="19"/></text:span><text:span text:style-name="T21">outputConsolLine</text:span><text:span text:style-name="T7">.setText(</text:span><text:span text:style-name="T27">"Добавить сотрудника в таблицу с сотрудниkами"</text:span><text:span text:style-name="T7">);<text:line-break/> <text:s text:c="19"/></text:span><text:span text:style-name="T17">EmployeeTableModel tableModel </text:span><text:span text:style-name="T7">= (</text:span><text:span text:style-name="T17">EmployeeTableModel</text:span><text:span text:style-name="T7">) ((</text:span><text:span text:style-name="T17">TableEmployees</text:span><text:span text:style-name="T7">) ((</text:span><text:span text:style-name="T17">JScrollPane</text:span><text:span text:style-name="T7">) </text:span><text:span text:style-name="T21">tabbedPane<text:line-break/> <text:s text:c="27"/></text:span><text:span text:style-name="T7">.getSelectedComponent()).getViewport().getView()).getModel();<text:line-break/> <text:s text:c="19"/></text:span><text:span text:style-name="T17">tableModel</text:span><text:span text:style-name="T7">.addRowWithEmployee(</text:span><text:span text:style-name="T14">new </text:span><text:span text:style-name="T7">WindowEmployeeCreator().createNewEmployee());<text:line-break/> <text:s text:c="19"/></text:span><text:span text:style-name="T17">tableModel</text:span><text:span text:style-name="T7">.fireTableDataChanged();<text:line-break/> <text:s text:c="15"/>} </text:span><text:span text:style-name="T25">//////////////в рабочий график/////////////////<text:line-break/> <text:s text:c="15"/></text:span><text:span text:style-name="T14">else if </text:span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ScheduleTableModel</text:span><text:span text:style-name="T7">.</text:span><text:span text:style-name="T14">class</text:span><text:span text:style-name="T7">)) {<text:line-break/> <text:s text:c="19"/></text:span><text:span text:style-name="T21">outputConsolLine</text:span><text:span text:style-name="T7">.setText(</text:span><text:span text:style-name="T27">"Добавить сотрудника в таблицу с рабочим графиком"</text:span><text:span text:style-name="T7">);<text:line-break/> <text:s text:c="19"/></text:span><text:span text:style-name="T17">ScheduleTableModel tableModel </text:span><text:span text:style-name="T7">= (</text:span><text:span text:style-name="T17">ScheduleTableModel</text:span><text:span text:style-name="T7">)</text:span><text:span text:style-name="T21">arrayTableModels</text:span><text:span text:style-name="T7">.get(</text:span><text:span text:style-name="T21">tabbedPane</text:span><text:span text:style-name="T7">.getSelectedIndex());<text:line-break/> <text:s text:c="19"/></text:span><text:span text:style-name="T17">tableModel</text:span><text:span text:style-name="T7">.addEmployee(</text:span><text:span text:style-name="T14">new </text:span><text:span text:style-name="T7">WindowEmployeeCreator().createNewEmployee());<text:line-break/> <text:s text:c="19"/></text:span><text:span text:style-name="T17">tableModel</text:span><text:span text:style-name="T7">.fireTableDataChanged();<text:line-break/> <text:s text:c="15"/>}<text:line-break/> <text:s text:c="11"/>}<text:line-break/> <text:s text:c="7"/>}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removeEmployeeButton</text:span><text:span text:style-name="T7">) {</text:span><text:span text:style-name="T25">////////////////////////Удалить СОТРУДНИКА/////////////////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21">outputConsolLine</text:span><text:span text:style-name="T7">.setText(</text:span><text:span text:style-name="T27">"Удалить сотрудника!!"</text:span><text:span text:style-name="T7">);<text:line-break/> <text:s text:c="11"/></text:span><text:span text:style-name="T14">if </text:span><text:span text:style-name="T7">(</text:span><text:span text:style-name="T21">tabbedPane</text:span><text:span text:style-name="T7">.getComponentCount() == </text:span><text:span text:style-name="T23">0</text:span><text:span text:style-name="T7">) {<text:line-break/> <text:s text:c="15"/></text:span><text:span text:style-name="T21">outputConsolLine</text:span><text:span text:style-name="T7">.setText(</text:span><text:span text:style-name="T27">"Некого удалять, создайте сначала таблицу"</text:span><text:span text:style-name="T7">);<text:line-break/> <text:s text:c="11"/>} </text:span><text:span text:style-name="T14">else </text:span><text:span text:style-name="T7">{<text:line-break/> <text:s text:c="15"/></text:span><text:span text:style-name="T21">outputConsolLine</text:span><text:span text:style-name="T7">.setText(</text:span><text:span text:style-name="T27">"Удалить сотрудника!!"</text:span><text:span text:style-name="T7">);<text:line-break/> <text:s text:c="15"/></text:span><text:span text:style-name="T14">if </text:span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EmployeeTableModel</text:span><text:span text:style-name="T7">.</text:span><text:span text:style-name="T14">class</text:span><text:span text:style-name="T7">)) {<text:line-break/> <text:s text:c="19"/></text:span><text:span text:style-name="T25">////////////из таблицы сотрудников//////////////<text:line-break/> <text:s text:c="19"/></text:span><text:span text:style-name="T21">outputConsolLine</text:span><text:span text:style-name="T7">.setText(</text:span><text:span text:style-name="T27">"Добавить сотрудника в таблицу с сотрудниkами"</text:span><text:span text:style-name="T7">);<text:line-break/> <text:s text:c="19"/></text:span><text:span text:style-name="T17">TableEmployees table </text:span><text:span text:style-name="T7">= ((</text:span><text:span text:style-name="T17">TableEmployees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19"/></text:span><text:span text:style-name="T17">EmployeeTableModel tableModel </text:span><text:span text:style-name="T7">= (</text:span><text:span text:style-name="T17">EmployeeTableModel</text:span><text:span text:style-name="T7">) </text:span><text:span text:style-name="T17">table</text:span><text:span text:style-name="T7">.getModel();<text:line-break/> <text:s text:c="19"/></text:span><text:span text:style-name="T14">try </text:span><text:span text:style-name="T7">{<text:line-break/> <text:s text:c="23"/></text:span><text:span text:style-name="T25">///удаляем выбранную строку<text:line-break/> <text:s text:c="23"/></text:span><text:span text:style-name="T17">tableModel</text:span><text:span text:style-name="T7">.removeEmployee(</text:span><text:span text:style-name="T17">table</text:span><text:span text:style-name="T7">.getSelectedRow());<text:line-break/> <text:s text:c="19"/>} </text:span><text:span text:style-name="T14">catch </text:span><text:span text:style-name="T7">(</text:span><text:span text:style-name="T17">IndexOutOfBoundsException ex</text:span><text:span text:style-name="T7">) {<text:line-break/> <text:s text:c="23"/></text:span><text:span text:style-name="T14">if </text:span><text:span text:style-name="T7">(</text:span><text:span text:style-name="T17">table</text:span><text:span text:style-name="T7">.getRowCount() == </text:span><text:span text:style-name="T23">0</text:span><text:span text:style-name="T7">) {<text:line-break/> <text:s text:c="27"/></text:span><text:span text:style-name="T21">outputConsolLine</text:span><text:span text:style-name="T7">.setText(</text:span><text:span text:style-name="T27">"Tаблица пустая! Что вы собрались удалить?"</text:span><text:span text:style-name="T7">);<text:line-break/> <text:s text:c="23"/>} </text:span><text:span text:style-name="T14">else if </text:span><text:span text:style-name="T7">(</text:span><text:span text:style-name="T17">table</text:span><text:span text:style-name="T7">.getSelectedRow() == -</text:span><text:span text:style-name="T23">1</text:span><text:span text:style-name="T7">) {<text:line-break/> <text:s text:c="27"/></text:span><text:span text:style-name="T21">outputConsolLine</text:span><text:span text:style-name="T7">.setText(</text:span><text:span text:style-name="T27">"Вы не выбрали строку для удаления!"</text:span><text:span text:style-name="T7">);<text:line-break/> <text:s text:c="23"/>}<text:line-break/> <text:s text:c="19"/>}<text:line-break/> <text:s text:c="19"/></text:span><text:span text:style-name="T17">tableModel</text:span><text:span text:style-name="T7">.fireTableDataChanged();<text:line-break/> <text:s text:c="15"/>} </text:span><text:span text:style-name="T14">else if </text:span><text:span text:style-name="T7">(</text:span><text:span text:style-name="T21">arrayTableModels</text:span><text:span text:style-name="T7">.get(</text:span><text:span text:style-name="T21">tabbedPane</text:span><text:span text:style-name="T7">.getSelectedIndex()).getClass().equals(</text:span><text:span text:style-name="T17">ScheduleTableModel</text:span><text:span text:style-name="T7">.</text:span><text:span text:style-name="T14">class</text:span><text:span text:style-name="T7">)) {<text:line-break/> <text:s text:c="19"/></text:span><text:span text:style-name="T25">//////////////из рабочего графика/////////////////<text:line-break/> <text:s text:c="19"/></text:span><text:span text:style-name="T21">outputConsolLine</text:span><text:span text:style-name="T7">.setText(</text:span><text:span text:style-name="T27">"Удалить сотрудника в таблицу с рабочим графиком"</text:span><text:span text:style-name="T7">);<text:line-break/></text:span><text:soft-page-break/><text:span text:style-name="T7"> <text:s text:c="19"/></text:span><text:span text:style-name="T17">MainJTable table </text:span><text:span text:style-name="T7">= ((</text:span><text:span text:style-name="T17">MainJTable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19"/></text:span><text:span text:style-name="T17">ScheduleTableModel tableModel </text:span><text:span text:style-name="T7">= (</text:span><text:span text:style-name="T17">ScheduleTableModel</text:span><text:span text:style-name="T7">) </text:span><text:span text:style-name="T17">table</text:span><text:span text:style-name="T7">.getModel();<text:line-break/> <text:s text:c="19"/></text:span><text:span text:style-name="T14">try </text:span><text:span text:style-name="T7">{<text:line-break/> <text:s text:c="23"/></text:span><text:span text:style-name="T25">///удаляем выбранную строку<text:line-break/> <text:s text:c="23"/></text:span><text:span text:style-name="T17">tableModel</text:span><text:span text:style-name="T7">.removeEmployee(</text:span><text:span text:style-name="T17">table</text:span><text:span text:style-name="T7">.getSelectedRow());<text:line-break/> <text:s text:c="19"/>} </text:span><text:span text:style-name="T14">catch </text:span><text:span text:style-name="T7">(</text:span><text:span text:style-name="T17">IndexOutOfBoundsException ex</text:span><text:span text:style-name="T7">) {<text:line-break/> <text:s text:c="23"/></text:span><text:span text:style-name="T14">if </text:span><text:span text:style-name="T7">(</text:span><text:span text:style-name="T17">table</text:span><text:span text:style-name="T7">.getRowCount() == </text:span><text:span text:style-name="T23">0</text:span><text:span text:style-name="T7">) {<text:line-break/> <text:s text:c="27"/></text:span><text:span text:style-name="T21">outputConsolLine</text:span><text:span text:style-name="T7">.setText(</text:span><text:span text:style-name="T27">"Tаблица пустая! Что вы собрались удалить?"</text:span><text:span text:style-name="T7">);<text:line-break/> <text:s text:c="23"/>} </text:span><text:span text:style-name="T14">else if </text:span><text:span text:style-name="T7">(</text:span><text:span text:style-name="T17">table</text:span><text:span text:style-name="T7">.getSelectedRow() == -</text:span><text:span text:style-name="T23">1</text:span><text:span text:style-name="T7">) {<text:line-break/> <text:s text:c="27"/></text:span><text:span text:style-name="T21">outputConsolLine</text:span><text:span text:style-name="T7">.setText(</text:span><text:span text:style-name="T27">"Вы не выбрали строку для удаления!"</text:span><text:span text:style-name="T7">);<text:line-break/> <text:s text:c="23"/>}<text:line-break/> <text:s text:c="19"/>}<text:line-break/> <text:s text:c="19"/></text:span><text:span text:style-name="T17">tableModel</text:span><text:span text:style-name="T7">.fireTableDataChanged();<text:line-break/> <text:s text:c="15"/>}<text:line-break/> <text:s text:c="11"/>}<text:line-break/> <text:s text:c="7"/>}<text:line-break/> <text:s text:c="7"/></text:span><text:span text:style-name="T14">if</text:span><text:span text:style-name="T7">(</text:span><text:span text:style-name="T17">e</text:span><text:span text:style-name="T7">.getSource()==</text:span><text:span text:style-name="T21">editEmployeeButton</text:span><text:span text:style-name="T7">)<text:line-break/> <text:s text:c="7"/>{<text:line-break/> <text:s text:c="11"/></text:span><text:span text:style-name="T21">outputConsolLine</text:span><text:span text:style-name="T7">.setText(</text:span><text:span text:style-name="T27">"Редактировать карту сотрудника!!"</text:span><text:span text:style-name="T7">);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14">if </text:span><text:span text:style-name="T7">(</text:span><text:span text:style-name="T21">tabbedPane</text:span><text:span text:style-name="T7">.getComponentCount()&gt;</text:span><text:span text:style-name="T23">0</text:span><text:span text:style-name="T7">&amp;&amp;</text:span><text:span text:style-name="T21">arrayTableModels</text:span><text:span text:style-name="T7">.get(</text:span><text:span text:style-name="T21">tabbedPane</text:span><text:span text:style-name="T7">.getSelectedIndex())<text:line-break/> <text:s text:c="19"/>.getClass().equals(</text:span><text:span text:style-name="T17">EmployeeTableModel</text:span><text:span text:style-name="T7">.</text:span><text:span text:style-name="T14">class</text:span><text:span text:style-name="T7">)) {<text:line-break/> <text:s text:c="19"/></text:span><text:span text:style-name="T25">////////////из таблицы сотрудников//////////////<text:line-break/> <text:s text:c="19"/></text:span><text:span text:style-name="T21">outputConsolLine</text:span><text:span text:style-name="T7">.setText(</text:span><text:span text:style-name="T27">"Добавить сотрудника в таблицу с сотрудниkами"</text:span><text:span text:style-name="T7">);<text:line-break/> <text:s text:c="19"/></text:span><text:span text:style-name="T17">TableEmployees table </text:span><text:span text:style-name="T7">= ((</text:span><text:span text:style-name="T17">TableEmployees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19"/></text:span><text:span text:style-name="T17">EmployeeTableModel tableModel </text:span><text:span text:style-name="T7">= (</text:span><text:span text:style-name="T17">EmployeeTableModel</text:span><text:span text:style-name="T7">) </text:span><text:span text:style-name="T17">table</text:span><text:span text:style-name="T7">.getModel();<text:line-break/> <text:s text:c="20"/></text:span><text:span text:style-name="T14">try </text:span><text:span text:style-name="T7">{<text:line-break/> <text:s text:c="23"/></text:span><text:span text:style-name="T14">new </text:span><text:span text:style-name="T7">WindowEmployeeCreator().changedEmployee(</text:span><text:span text:style-name="T17">tableModel</text:span><text:span text:style-name="T7">.getEmployees().get(</text:span><text:span text:style-name="T17">table</text:span><text:span text:style-name="T7">.getSelectedRow()));<text:line-break/> <text:s text:c="19"/>} </text:span><text:span text:style-name="T14">catch </text:span><text:span text:style-name="T7">(</text:span><text:span text:style-name="T17">IndexOutOfBoundsException ex</text:span><text:span text:style-name="T7">) {<text:line-break/> <text:s text:c="23"/></text:span><text:span text:style-name="T14">if </text:span><text:span text:style-name="T7">(</text:span><text:span text:style-name="T17">table</text:span><text:span text:style-name="T7">.getRowCount() == </text:span><text:span text:style-name="T23">0</text:span><text:span text:style-name="T7">) {<text:line-break/> <text:s text:c="27"/></text:span><text:span text:style-name="T21">outputConsolLine</text:span><text:span text:style-name="T7">.setText(</text:span><text:span text:style-name="T27">"Tаблица пустая! Что вы собрались редактировать?"</text:span><text:span text:style-name="T7">);<text:line-break/> <text:s text:c="23"/>} </text:span><text:span text:style-name="T14">else if </text:span><text:span text:style-name="T7">(</text:span><text:span text:style-name="T17">table</text:span><text:span text:style-name="T7">.getSelectedRow() == -</text:span><text:span text:style-name="T23">1</text:span><text:span text:style-name="T7">) {<text:line-break/> <text:s text:c="27"/></text:span><text:span text:style-name="T21">outputConsolLine</text:span><text:span text:style-name="T7">.setText(</text:span><text:span text:style-name="T27">"Вы не выбрали строку для редактирования!"</text:span><text:span text:style-name="T7">);<text:line-break/> <text:s text:c="23"/>}<text:line-break/> <text:s text:c="19"/>}<text:line-break/> <text:s text:c="19"/></text:span><text:span text:style-name="T17">tableModel</text:span><text:span text:style-name="T7">.fireTableDataChanged();<text:line-break/> <text:s text:c="11"/>}<text:line-break/> <text:s text:c="11"/></text:span><text:span text:style-name="T14">else<text:line-break/> <text:s text:c="11"/></text:span><text:span text:style-name="T7">{<text:line-break/> <text:s text:c="15"/></text:span><text:span text:style-name="T21">outputConsolLine</text:span><text:span text:style-name="T7">.setText(</text:span><text:span text:style-name="T27">"Откройте/выберите таблицу с сотрудниками!"</text:span><text:span text:style-name="T7">);<text:line-break/> <text:s text:c="11"/>}<text:line-break/> <text:s text:c="7"/>}<text:line-break/> <text:s text:c="7"/></text:span><text:span text:style-name="T14">if</text:span><text:span text:style-name="T7">(</text:span><text:span text:style-name="T17">e</text:span><text:span text:style-name="T7">.getSource()==</text:span><text:span text:style-name="T14">this</text:span><text:span text:style-name="T7">)<text:line-break/> <text:s text:c="7"/>{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clik!!!!!"</text:span><text:span text:style-name="T7">);<text:line-break/> <text:s text:c="7"/>}<text:line-break/><text:line-break/> <text:s text:c="3"/>}<text:line-break/><text:line-break/> <text:s text:c="3"/></text:span><text:span text:style-name="T30">@Override<text:line-break/></text:span><text:soft-page-break/><text:span text:style-name="T30"> <text:s text:c="3"/></text:span><text:span text:style-name="T14">public void </text:span><text:span text:style-name="T29">mouseClicked</text:span><text:span text:style-name="T7">(</text:span><text:span text:style-name="T17">MouseEvent e</text:span><text:span text:style-name="T7">) {<text:line-break/> <text:s text:c="7"/></text:span><text:span text:style-name="T14">if </text:span><text:span text:style-name="T7">(</text:span><text:span text:style-name="T17">e</text:span><text:span text:style-name="T7">.getSource() == </text:span><text:span text:style-name="T21">tabbedPane</text:span><text:span text:style-name="T7">) {<text:line-break/> <text:s text:c="11"/></text:span><text:span text:style-name="T21">creationDialog</text:span><text:span text:style-name="T7">.setVisible(</text:span><text:span text:style-name="T14">false</text:span><text:span text:style-name="T7">);<text:line-break/> <text:s text:c="11"/></text:span><text:span text:style-name="T21">outputConsolLine</text:span><text:span text:style-name="T7">.setText(</text:span><text:span text:style-name="T27">"№ " </text:span><text:span text:style-name="T7">+ </text:span><text:span text:style-name="T21">tabbedPane</text:span><text:span text:style-name="T7">.getSelectedIndex());<text:line-break/> <text:s text:c="7"/>}<text:line-break/>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mousePressed</text:span><text:span text:style-name="T7">(</text:span><text:span text:style-name="T17">MouseEvent e</text:span><text:span text:style-name="T7">) {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mouseReleased</text:span><text:span text:style-name="T7">(</text:span><text:span text:style-name="T17">MouseEvent e</text:span><text:span text:style-name="T7">) {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mouseEntered</text:span><text:span text:style-name="T7">(</text:span><text:span text:style-name="T17">MouseEvent e</text:span><text:span text:style-name="T7">) {<text:line-break/> <text:s text:c="7"/></text:span><text:span text:style-name="T14">if </text:span><text:span text:style-name="T7">(</text:span><text:span text:style-name="T17">e</text:span><text:span text:style-name="T7">.getSource() </text:span><text:span text:style-name="T14">instanceof </text:span><text:span text:style-name="T17">JButton</text:span><text:span text:style-name="T7">) {<text:line-break/> <text:s text:c="11"/>((</text:span><text:span text:style-name="T17">JButton</text:span><text:span text:style-name="T7">) </text:span><text:span text:style-name="T17">e</text:span><text:span text:style-name="T7">.getSource()).setBackground(</text:span><text:span text:style-name="T14">new </text:span><text:span text:style-name="T7">Color(</text:span><text:span text:style-name="T23">252</text:span><text:span text:style-name="T7">, </text:span><text:span text:style-name="T23">252</text:span><text:span text:style-name="T7">, </text:span><text:span text:style-name="T23">217</text:span><text:span text:style-name="T7">));<text:line-break/> <text:s text:c="7"/>}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mouseExited</text:span><text:span text:style-name="T7">(</text:span><text:span text:style-name="T17">MouseEvent e</text:span><text:span text:style-name="T7">) {<text:line-break/> <text:s text:c="7"/></text:span><text:span text:style-name="T14">if </text:span><text:span text:style-name="T7">(</text:span><text:span text:style-name="T17">e</text:span><text:span text:style-name="T7">.getSource() </text:span><text:span text:style-name="T14">instanceof </text:span><text:span text:style-name="T17">JButton</text:span><text:span text:style-name="T7">) {<text:line-break/> <text:s text:c="11"/>((</text:span><text:span text:style-name="T17">JButton</text:span><text:span text:style-name="T7">) </text:span><text:span text:style-name="T17">e</text:span><text:span text:style-name="T7">.getSource()).setBackground(</text:span><text:span text:style-name="T14">new </text:span><text:span text:style-name="T7">Color(</text:span><text:span text:style-name="T23">212</text:span><text:span text:style-name="T7">, </text:span><text:span text:style-name="T23">210</text:span><text:span text:style-name="T7">, </text:span><text:span text:style-name="T23">210</text:span><text:span text:style-name="T7">));<text:line-break/> <text:s text:c="7"/>}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componentResized</text:span><text:span text:style-name="T7">(</text:span><text:span text:style-name="T17">ComponentEvent e</text:span><text:span text:style-name="T7">) {<text:line-break/> <text:s text:c="7"/></text:span><text:span text:style-name="T21">creationDialog</text:span><text:span text:style-name="T7">.setLocation(</text:span><text:span text:style-name="T14">this</text:span><text:span text:style-name="T7">.getX() + </text:span><text:span text:style-name="T23">57</text:span><text:span text:style-name="T7">, </text:span><text:span text:style-name="T14">this</text:span><text:span text:style-name="T7">.getY() + </text:span><text:span text:style-name="T23">225</text:span><text:span text:style-name="T7">);<text:line-break/> <text:s text:c="7"/></text:span><text:span text:style-name="T21">creationDialog</text:span><text:span text:style-name="T7">.setVisible(</text:span><text:span text:style-name="T14">false</text:span><text:span text:style-name="T7">);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componentMoved</text:span><text:span text:style-name="T7">(</text:span><text:span text:style-name="T17">ComponentEvent e</text:span><text:span text:style-name="T7">) {<text:line-break/> <text:s text:c="7"/></text:span><text:span text:style-name="T21">creationDialog</text:span><text:span text:style-name="T7">.setLocation(</text:span><text:span text:style-name="T14">this</text:span><text:span text:style-name="T7">.getX() + </text:span><text:span text:style-name="T23">57</text:span><text:span text:style-name="T7">, </text:span><text:span text:style-name="T14">this</text:span><text:span text:style-name="T7">.getY() + </text:span><text:span text:style-name="T23">225</text:span><text:span text:style-name="T7">);<text:line-break/> <text:s text:c="7"/></text:span><text:span text:style-name="T21">creationDialog</text:span><text:span text:style-name="T7">.setVisible(</text:span><text:span text:style-name="T14">false</text:span><text:span text:style-name="T7">);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componentShown</text:span><text:span text:style-name="T7">(</text:span><text:span text:style-name="T17">ComponentEvent e</text:span><text:span text:style-name="T7">) {<text:line-break/> <text:s text:c="7"/></text:span><text:span text:style-name="T21">creationDialog</text:span><text:span text:style-name="T7">.setLocation(</text:span><text:span text:style-name="T14">this</text:span><text:span text:style-name="T7">.getX() + </text:span><text:span text:style-name="T23">57</text:span><text:span text:style-name="T7">, </text:span><text:span text:style-name="T14">this</text:span><text:span text:style-name="T7">.getY() + </text:span><text:span text:style-name="T23">225</text:span><text:span text:style-name="T7">);<text:line-break/> <text:s text:c="7"/></text:span><text:span text:style-name="T21">creationDialog</text:span><text:span text:style-name="T7">.setVisible(</text:span><text:span text:style-name="T14">false</text:span><text:span text:style-name="T7">);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componentHidden</text:span><text:span text:style-name="T7">(</text:span><text:span text:style-name="T17">ComponentEvent e</text:span><text:span text:style-name="T7">) {<text:line-break/> <text:s text:c="7"/></text:span><text:span text:style-name="T21">creationDialog</text:span><text:span text:style-name="T7">.setLocation(</text:span><text:span text:style-name="T14">this</text:span><text:span text:style-name="T7">.getX() + </text:span><text:span text:style-name="T23">57</text:span><text:span text:style-name="T7">, </text:span><text:span text:style-name="T14">this</text:span><text:span text:style-name="T7">.getY() + </text:span><text:span text:style-name="T23">225</text:span><text:span text:style-name="T7">);<text:line-break/> <text:s text:c="7"/></text:span><text:span text:style-name="T21">creationDialog</text:span><text:span text:style-name="T7">.setVisible(</text:span><text:span text:style-name="T14">false</text:span><text:span text:style-name="T7">);<text:line-break/> <text:s text:c="3"/>}<text:line-break/></text:span><text:soft-page-break/><text:span text:style-name="T7"><text:line-break/><text:line-break/> <text:s text:c="3"/></text:span><text:span text:style-name="T30">@Override<text:line-break/> <text:s text:c="3"/></text:span><text:span text:style-name="T14">public void </text:span><text:span text:style-name="T29">editingStopped</text:span><text:span text:style-name="T7">(</text:span><text:span text:style-name="T17">ChangeEvent e</text:span><text:span text:style-name="T7">) {<text:line-break/> <text:s text:c="7"/></text:span><text:span text:style-name="T17">JTable table </text:span><text:span text:style-name="T7">= ((</text:span><text:span text:style-name="T17">JTable</text:span><text:span text:style-name="T7">) ((</text:span><text:span text:style-name="T17">JScrollPane</text:span><text:span text:style-name="T7">) </text:span><text:span text:style-name="T21">tabbedPane</text:span><text:span text:style-name="T7">.getSelectedComponent()).getViewport().getView());<text:line-break/> <text:s text:c="7"/></text:span><text:span text:style-name="T17">AbstractTableModel tableModel </text:span><text:span text:style-name="T7">= (</text:span><text:span text:style-name="T17">AbstractTableModel</text:span><text:span text:style-name="T7">) </text:span><text:span text:style-name="T17">table</text:span><text:span text:style-name="T7">.getModel();<text:line-break/> <text:s text:c="7"/></text:span><text:span text:style-name="T14">int </text:span><text:span text:style-name="T17">currentPosition </text:span><text:span text:style-name="T7">= </text:span><text:span text:style-name="T21">arrayContextsIPositionsTables</text:span><text:span text:style-name="T7">.get(</text:span><text:span text:style-name="T21">tabbedPane</text:span><text:span text:style-name="T7">.getSelectedIndex());<text:line-break/> <text:s text:c="7"/></text:span><text:span text:style-name="T14">int </text:span><text:span text:style-name="T17">sizeСurrentArrayContextsTable </text:span><text:span text:style-name="T7">= </text:span><text:span text:style-name="T21">arrayContextsTables</text:span><text:span text:style-name="T7">.get(</text:span><text:span text:style-name="T21">tabbedPane</text:span><text:span text:style-name="T7">.getSelectedIndex()).size();<text:line-break/> <text:s text:c="7"/></text:span><text:span text:style-name="T17">ArrayList</text:span><text:span text:style-name="T7">&lt;</text:span><text:span text:style-name="T17">AbstractTableModel</text:span><text:span text:style-name="T7">&gt; </text:span><text:span text:style-name="T17">array </text:span><text:span text:style-name="T7">= </text:span><text:span text:style-name="T21">arrayContextsTables</text:span><text:span text:style-name="T7">.get(</text:span><text:span text:style-name="T21">tabbedPane</text:span><text:span text:style-name="T7">.getSelectedIndex());<text:line-break/> <text:s text:c="7"/></text:span><text:span text:style-name="T14">if </text:span><text:span text:style-name="T7">(</text:span><text:span text:style-name="T17">currentPosition </text:span><text:span text:style-name="T7">!= </text:span><text:span text:style-name="T17">sizeСurrentArrayContextsTable </text:span><text:span text:style-name="T7">- </text:span><text:span text:style-name="T23">1</text:span><text:span text:style-name="T7">) </text:span><text:span text:style-name="T25">//если мы внесли изменения в таблицы, которая откатывалась, то все следующие кадры мы удвляем<text:line-break/> <text:s text:c="7"/></text:span><text:span text:style-name="T7">{<text:line-break/> <text:s text:c="11"/></text:span><text:span text:style-name="T20">out</text:span><text:span text:style-name="T7">.println(</text:span><text:span text:style-name="T27">"Текущая позиция(индекс): " </text:span><text:span text:style-name="T7">+ </text:span><text:span text:style-name="T17">currentPosition<text:line-break/> <text:s text:c="19"/></text:span><text:span text:style-name="T7">+ </text:span><text:span text:style-name="T27">" Размер массива: " </text:span><text:span text:style-name="T7">+ </text:span><text:span text:style-name="T17">sizeСurrentArrayContextsTable</text:span><text:span text:style-name="T7">);<text:line-break/> <text:s text:c="11"/></text:span><text:span text:style-name="T17">array</text:span><text:span text:style-name="T7">.removeAll(</text:span><text:span text:style-name="T17">array</text:span><text:span text:style-name="T7">.subList(</text:span><text:span text:style-name="T17">currentPosition </text:span><text:span text:style-name="T7">+ </text:span><text:span text:style-name="T23">1</text:span><text:span text:style-name="T7">, </text:span><text:span text:style-name="T17">sizeСurrentArrayContextsTable</text:span><text:span text:style-name="T7">));<text:line-break/><text:line-break/> <text:s text:c="11"/></text:span><text:span text:style-name="T21">arrayContextsIPositionsTables</text:span><text:span text:style-name="T7">.set(</text:span><text:span text:style-name="T21">tabbedPane</text:span><text:span text:style-name="T7">.getSelectedIndex(), </text:span><text:span text:style-name="T17">currentPosition</text:span><text:span text:style-name="T7">);<text:line-break/> <text:s text:c="11"/></text:span><text:span text:style-name="T21">arrayContextsTables</text:span><text:span text:style-name="T7">.get(</text:span><text:span text:style-name="T21">tabbedPane</text:span><text:span text:style-name="T7">.getSelectedIndex())<text:line-break/> <text:s text:c="19"/>.set(</text:span><text:span text:style-name="T17">currentPosition</text:span><text:span text:style-name="T7">, </text:span><text:span text:style-name="T14">new </text:span><text:span text:style-name="T7">ScheduleTableModel((</text:span><text:span text:style-name="T17">ScheduleTableModel</text:span><text:span text:style-name="T7">) </text:span><text:span text:style-name="T17">tableModel</text:span><text:span text:style-name="T7">));<text:line-break/><text:line-break/> <text:s text:c="7"/>} </text:span><text:span text:style-name="T14">else </text:span><text:span text:style-name="T7">{<text:line-break/> <text:s text:c="11"/></text:span><text:span text:style-name="T21">arrayContextsIPositionsTables</text:span><text:span text:style-name="T7">.set(</text:span><text:span text:style-name="T21">tabbedPane</text:span><text:span text:style-name="T7">.getSelectedIndex(), </text:span><text:span text:style-name="T17">currentPosition </text:span><text:span text:style-name="T7">+ </text:span><text:span text:style-name="T23">1</text:span><text:span text:style-name="T7">);<text:line-break/> <text:s text:c="11"/></text:span><text:span text:style-name="T21">arrayContextsTables</text:span><text:span text:style-name="T7">.get(</text:span><text:span text:style-name="T21">tabbedPane</text:span><text:span text:style-name="T7">.getSelectedIndex()).add(</text:span><text:span text:style-name="T14">new </text:span><text:span text:style-name="T7">ScheduleTableModel((</text:span><text:span text:style-name="T17">ScheduleTableModel</text:span><text:span text:style-name="T7">) </text:span><text:span text:style-name="T17">tableModel</text:span><text:span text:style-name="T7">));<text:line-break/> <text:s text:c="7"/>}<text:line-break/><text:line-break/><text:line-break/> <text:s text:c="7"/></text:span><text:span text:style-name="T20">out</text:span><text:span text:style-name="T7">.println(</text:span><text:span text:style-name="T27">"Изменения в таблице № " </text:span><text:span text:style-name="T7">+ </text:span><text:span text:style-name="T21">tabbedPane</text:span><text:span text:style-name="T7">.getSelectedIndex() + </text:span><text:span text:style-name="T27">" сохранены! Количество кадров - "<text:line-break/> <text:s text:c="15"/></text:span><text:span text:style-name="T7">+ </text:span><text:span text:style-name="T21">arrayContextsTables</text:span><text:span text:style-name="T7">.get(</text:span><text:span text:style-name="T21">tabbedPane</text:span><text:span text:style-name="T7">.getSelectedIndex()).size() + </text:span><text:span text:style-name="T27">". Позиция(индекс) - "<text:line-break/> <text:s text:c="15"/></text:span><text:span text:style-name="T7">+ </text:span><text:span text:style-name="T21">arrayContextsIPositionsTables</text:span><text:span text:style-name="T7">.get(</text:span><text:span text:style-name="T21">tabbedPane</text:span><text:span text:style-name="T7">.getSelectedIndex()));<text:line-break/> <text:s text:c="3"/>}<text:line-break/><text:line-break/> <text:s text:c="3"/></text:span><text:span text:style-name="T30">@Override<text:line-break/> <text:s text:c="3"/></text:span><text:span text:style-name="T14">public void </text:span><text:span text:style-name="T29">editingCanceled</text:span><text:span text:style-name="T7">(</text:span><text:span text:style-name="T17">ChangeEvent e</text:span><text:span text:style-name="T7">) {<text:line-break/> <text:s text:c="7"/></text:span><text:span text:style-name="T20">out</text:span><text:span text:style-name="T7">.println(</text:span><text:span text:style-name="T27">"Произошла ОТМЕНА изменения в таблице № " </text:span><text:span text:style-name="T7">+ </text:span><text:span text:style-name="T21">tabbedPane</text:span><text:span text:style-name="T7">.getSelectedIndex() + </text:span><text:span text:style-name="T27">" Resource: " </text:span><text:span text:style-name="T7">+ </text:span><text:span text:style-name="T17">e</text:span><text:span text:style-name="T7">.getSource().getClass());<text:line-break/> <text:s text:c="3"/>}<text:line-break/><text:line-break/> <text:s text:c="3"/></text:span><text:span text:style-name="T14">private void </text:span><text:span text:style-name="T29">addListenersForChanging</text:span><text:span text:style-name="T7">(</text:span><text:span text:style-name="T17">JTable table</text:span><text:span text:style-name="T7">) {<text:line-break/> <text:s text:c="7"/></text:span><text:span text:style-name="T17">table</text:span><text:span text:style-name="T7">.getDefaultEditor(</text:span><text:span text:style-name="T17">JTextField</text:span><text:span text:style-name="T7">.</text:span><text:span text:style-name="T14">class</text:span><text:span text:style-name="T7">).add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JComboBox</text:span><text:span text:style-name="T7">.</text:span><text:span text:style-name="T14">class</text:span><text:span text:style-name="T7">).add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JCheckBox</text:span><text:span text:style-name="T7">.</text:span><text:span text:style-name="T14">class</text:span><text:span text:style-name="T7">).add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Designations</text:span><text:span text:style-name="T7">.</text:span><text:span text:style-name="T14">class</text:span><text:span text:style-name="T7">).addCellEditorListener(</text:span><text:span text:style-name="T14">this</text:span><text:span text:style-name="T7">);<text:line-break/> <text:s text:c="3"/>}<text:line-break/><text:line-break/> <text:s text:c="3"/></text:span><text:span text:style-name="T14">private void </text:span><text:span text:style-name="T29">removeListenersForChanging</text:span><text:span text:style-name="T7">(</text:span><text:span text:style-name="T17">JTable table</text:span><text:span text:style-name="T7">) {<text:line-break/> <text:s text:c="7"/></text:span><text:span text:style-name="T17">table</text:span><text:span text:style-name="T7">.getDefaultEditor(</text:span><text:span text:style-name="T17">JTextField</text:span><text:span text:style-name="T7">.</text:span><text:span text:style-name="T14">class</text:span><text:span text:style-name="T7">).remove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JComboBox</text:span><text:span text:style-name="T7">.</text:span><text:span text:style-name="T14">class</text:span><text:span text:style-name="T7">).remove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JCheckBox</text:span><text:span text:style-name="T7">.</text:span><text:span text:style-name="T14">class</text:span><text:span text:style-name="T7">).removeCellEditorListener(</text:span><text:span text:style-name="T14">this</text:span><text:span text:style-name="T7">);<text:line-break/> <text:s text:c="7"/></text:span><text:span text:style-name="T17">table</text:span><text:span text:style-name="T7">.getDefaultEditor(</text:span><text:span text:style-name="T17">Designations</text:span><text:span text:style-name="T7">.</text:span><text:span text:style-name="T14">class</text:span><text:span text:style-name="T7">).removeCellEditorListener(</text:span><text:span text:style-name="T14">this</text:span><text:span text:style-name="T7">);<text:line-break/> <text:s text:c="3"/>}<text:line-break/><text:line-break/></text:span><text:soft-page-break/><text:span text:style-name="T7"> <text:s text:c="3"/></text:span><text:span text:style-name="T14">public static void </text:span><text:span text:style-name="T29">main</text:span><text:span text:style-name="T7">(</text:span><text:span text:style-name="T17">String</text:span><text:span text:style-name="T7">[] </text:span><text:span text:style-name="T17">args</text:span><text:span text:style-name="T7">) </text:span><text:span text:style-name="T14">throws </text:span><text:span text:style-name="T17">FileNotFoundException</text:span><text:span text:style-name="T7">, </text:span><text:span text:style-name="T17">IOException</text:span><text:span text:style-name="T7">, </text:span><text:span text:style-name="T17">ClassNotFoundException</text:span><text:span text:style-name="T7">, </text:span><text:span text:style-name="T17">InterruptedException </text:span><text:span text:style-name="T7">{<text:line-break/> <text:s text:c="7"/></text:span><text:span text:style-name="T17">Thread one </text:span><text:span text:style-name="T7">= </text:span><text:span text:style-name="T14">new </text:span><text:span text:style-name="T7">Thread(() -&gt; {<text:line-break/> <text:s text:c="11"/></text:span><text:span text:style-name="T14">new </text:span><text:span text:style-name="T7">Schedule();<text:line-break/> <text:s text:c="7"/>});<text:line-break/> <text:s text:c="7"/></text:span><text:span text:style-name="T17">one</text:span><text:span text:style-name="T7">.start();<text:line-break/> <text:s text:c="7"/></text:span><text:span text:style-name="T17">System</text:span><text:span text:style-name="T7">.</text:span><text:span text:style-name="T20">out</text:span><text:span text:style-name="T7">.println(</text:span><text:span text:style-name="T17">one</text:span><text:span text:style-name="T7">.getName());<text:line-break/> <text:s text:c="3"/>}<text:line-break/>}<text:line-break/></text:span></text:p>
      <text:p text:style-name="P24"><text:span text:style-name="T11"/></text:p>
      <text:p text:style-name="P15"><text:span text:style-name="T4"/></text:p>
      <text:p text:style-name="P15"/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2"><text:soft-page-break/>Класс Human</text:p>
      <text:p text:style-name="P32" loext:marker-style-name="T7"><text:span text:style-name="T5"><text:line-break/></text:span><text:span text:style-name="T14">package </text:span><text:span text:style-name="T17">schedule.employee</text:span><text:span text:style-name="T7">;<text:line-break/><text:line-break/></text:span><text:span text:style-name="T14">import </text:span><text:span text:style-name="T17">Table.Designations</text:span><text:span text:style-name="T7">;<text:line-break/><text:line-break/></text:span><text:span text:style-name="T14">import </text:span><text:span text:style-name="T17">java.io.File</text:span><text:span text:style-name="T7">;<text:line-break/></text:span><text:span text:style-name="T14">import </text:span><text:span text:style-name="T17">java.io.FileInputStream</text:span><text:span text:style-name="T7">;<text:line-break/></text:span><text:span text:style-name="T14">import </text:span><text:span text:style-name="T17">java.io.FileNotFoundException</text:span><text:span text:style-name="T7">;<text:line-break/></text:span><text:span text:style-name="T14">import </text:span><text:span text:style-name="T17">java.io.FileOutputStream</text:span><text:span text:style-name="T7">;<text:line-break/></text:span><text:span text:style-name="T14">import </text:span><text:span text:style-name="T17">java.io.IOException</text:span><text:span text:style-name="T7">;<text:line-break/></text:span><text:span text:style-name="T14">import </text:span><text:span text:style-name="T17">java.io.ObjectInputStream</text:span><text:span text:style-name="T7">;<text:line-break/></text:span><text:span text:style-name="T14">import </text:span><text:span text:style-name="T17">java.io.ObjectOutputStream</text:span><text:span text:style-name="T7">;<text:line-break/></text:span><text:span text:style-name="T14">import </text:span><text:span text:style-name="T17">java.io.Serializable</text:span><text:span text:style-name="T7">;<text:line-break/></text:span><text:span text:style-name="T14">import </text:span><text:span text:style-name="T17">java.util.ArrayList</text:span><text:span text:style-name="T7">;<text:line-break/></text:span><text:span text:style-name="T14">import </text:span><text:span text:style-name="T17">java.util.Calendar</text:span><text:span text:style-name="T7">;<text:line-break/></text:span><text:span text:style-name="T14">import </text:span><text:span text:style-name="T17">java.util.Objects</text:span><text:span text:style-name="T7">;<text:line-break/><text:line-break/><text:line-break/></text:span><text:span text:style-name="T14">class </text:span><text:span text:style-name="T17">Human </text:span><text:span text:style-name="T14">implements </text:span><text:span text:style-name="T17">Serializable </text:span><text:span text:style-name="T7">{<text:line-break/> <text:s text:c="3"/></text:span><text:span text:style-name="T14">protected </text:span><text:span text:style-name="T17">String </text:span><text:span text:style-name="T21">surname</text:span><text:span text:style-name="T7">;<text:line-break/> <text:s text:c="3"/></text:span><text:span text:style-name="T14">protected </text:span><text:span text:style-name="T17">String </text:span><text:span text:style-name="T21">name</text:span><text:span text:style-name="T7">;<text:line-break/> <text:s text:c="3"/></text:span><text:span text:style-name="T14">protected </text:span><text:span text:style-name="T17">String </text:span><text:span text:style-name="T21">patronomic</text:span><text:span text:style-name="T7">;<text:line-break/> <text:s text:c="3"/></text:span><text:span text:style-name="T14">protected </text:span><text:span text:style-name="T17">Calendar </text:span><text:span text:style-name="T21">bithDay</text:span><text:span text:style-name="T7">;<text:line-break/> <text:s text:c="3"/></text:span><text:span text:style-name="T14">protected </text:span><text:span text:style-name="T17">ArrayList</text:span><text:span text:style-name="T7">&lt;</text:span><text:span text:style-name="T17">String</text:span><text:span text:style-name="T7">&gt; </text:span><text:span text:style-name="T21">contacts </text:span><text:span text:style-name="T7">= </text:span><text:span text:style-name="T14">new </text:span><text:span text:style-name="T7">ArrayList&lt;&gt;();<text:line-break/><text:line-break/> <text:s text:c="3"/></text:span><text:span text:style-name="T29">Human</text:span><text:span text:style-name="T7">(</text:span><text:span text:style-name="T17">String surname</text:span><text:span text:style-name="T7">, </text:span><text:span text:style-name="T17">String name</text:span><text:span text:style-name="T7">, </text:span><text:span text:style-name="T17">String patronomic</text:span><text:span text:style-name="T7">, </text:span><text:span text:style-name="T17">Calendar bithDay</text:span><text:span text:style-name="T7">) {<text:line-break/> <text:s text:c="7"/></text:span><text:span text:style-name="T14">this</text:span><text:span text:style-name="T7">.</text:span><text:span text:style-name="T21">surname </text:span><text:span text:style-name="T7">= </text:span><text:span text:style-name="T17">surname</text:span><text:span text:style-name="T7">;<text:line-break/> <text:s text:c="7"/></text:span><text:span text:style-name="T14">this</text:span><text:span text:style-name="T7">.</text:span><text:span text:style-name="T21">name </text:span><text:span text:style-name="T7">= </text:span><text:span text:style-name="T17">name</text:span><text:span text:style-name="T7">;<text:line-break/> <text:s text:c="7"/></text:span><text:span text:style-name="T14">this</text:span><text:span text:style-name="T7">.</text:span><text:span text:style-name="T21">patronomic </text:span><text:span text:style-name="T7">= </text:span><text:span text:style-name="T17">patronomic</text:span><text:span text:style-name="T7">;<text:line-break/> <text:s text:c="7"/></text:span><text:span text:style-name="T14">this</text:span><text:span text:style-name="T7">.</text:span><text:span text:style-name="T21">bithDay </text:span><text:span text:style-name="T7">= </text:span><text:span text:style-name="T17">bithDay</text:span><text:span text:style-name="T7">;<text:line-break/> <text:s text:c="3"/>}<text:line-break/><text:line-break/> <text:s text:c="3"/></text:span><text:span text:style-name="T29">Human</text:span><text:span text:style-name="T7">(</text:span><text:span text:style-name="T17">Human another</text:span><text:span text:style-name="T7">) </text:span><text:span text:style-name="T25">//кеонструктор полного копирования<text:line-break/> <text:s text:c="3"/></text:span><text:span text:style-name="T7">{<text:line-break/> <text:s text:c="7"/></text:span><text:span text:style-name="T14">this</text:span><text:span text:style-name="T7">.</text:span><text:span text:style-name="T21">surname </text:span><text:span text:style-name="T7">= </text:span><text:span text:style-name="T14">new </text:span><text:span text:style-name="T7">String(</text:span><text:span text:style-name="T17">another</text:span><text:span text:style-name="T7">.</text:span><text:span text:style-name="T21">surname</text:span><text:span text:style-name="T7">);<text:line-break/> <text:s text:c="7"/></text:span><text:span text:style-name="T14">this</text:span><text:span text:style-name="T7">.</text:span><text:span text:style-name="T21">name </text:span><text:span text:style-name="T7">= </text:span><text:span text:style-name="T14">new </text:span><text:span text:style-name="T7">String(</text:span><text:span text:style-name="T17">another</text:span><text:span text:style-name="T7">.</text:span><text:span text:style-name="T21">name</text:span><text:span text:style-name="T7">);<text:line-break/> <text:s text:c="7"/></text:span><text:span text:style-name="T14">this</text:span><text:span text:style-name="T7">.</text:span><text:span text:style-name="T21">patronomic </text:span><text:span text:style-name="T7">= </text:span><text:span text:style-name="T14">new </text:span><text:span text:style-name="T7">String(</text:span><text:span text:style-name="T17">another</text:span><text:span text:style-name="T7">.</text:span><text:span text:style-name="T21">patronomic</text:span><text:span text:style-name="T7">);<text:line-break/> <text:s text:c="7"/></text:span><text:span text:style-name="T14">this</text:span><text:span text:style-name="T7">.</text:span><text:span text:style-name="T21">bithDay </text:span><text:span text:style-name="T7">= (</text:span><text:span text:style-name="T17">Calendar</text:span><text:span text:style-name="T7">) </text:span><text:span text:style-name="T17">another</text:span><text:span text:style-name="T7">.</text:span><text:span text:style-name="T21">bithDay</text:span><text:span text:style-name="T7">.clone();<text:line-break/> <text:s text:c="7"/></text:span><text:span text:style-name="T14">this</text:span><text:span text:style-name="T7">.</text:span><text:span text:style-name="T21">contacts </text:span><text:span text:style-name="T7">= </text:span><text:span text:style-name="T14">new </text:span><text:span text:style-name="T7">ArrayList&lt;&gt;();<text:line-break/> <text:s text:c="7"/></text:span><text:span text:style-name="T14">if </text:span><text:span text:style-name="T7">(</text:span><text:span text:style-name="T17">another</text:span><text:span text:style-name="T7">.</text:span><text:span text:style-name="T21">contacts </text:span><text:span text:style-name="T7">!= </text:span><text:span text:style-name="T14">null</text:span><text:span text:style-name="T7">) {<text:line-break/> <text:s text:c="11"/></text:span><text:span text:style-name="T14">for </text:span><text:span text:style-name="T7">(</text:span><text:span text:style-name="T17">String c </text:span><text:span text:style-name="T7">: </text:span><text:span text:style-name="T17">another</text:span><text:span text:style-name="T7">.</text:span><text:span text:style-name="T21">contacts</text:span><text:span text:style-name="T7">) {<text:line-break/> <text:s text:c="15"/></text:span><text:span text:style-name="T14">this</text:span><text:span text:style-name="T7">.</text:span><text:span text:style-name="T21">contacts</text:span><text:span text:style-name="T7">.add(</text:span><text:span text:style-name="T14">new </text:span><text:span text:style-name="T7">String(</text:span><text:span text:style-name="T17">c</text:span><text:span text:style-name="T7">));<text:line-break/> <text:s text:c="11"/>}<text:line-break/> <text:s text:c="7"/>} </text:span><text:span text:style-name="T14">else </text:span><text:span text:style-name="T7">{<text:line-break/> <text:s text:c="11"/></text:span><text:span text:style-name="T14">this</text:span><text:span text:style-name="T7">.</text:span><text:span text:style-name="T21">contacts </text:span><text:span text:style-name="T7">= </text:span><text:span text:style-name="T14">new </text:span><text:span text:style-name="T7">ArrayList&lt;&gt;();<text:line-break/> <text:s text:c="7"/>}<text:line-break/> <text:s text:c="3"/>}<text:line-break/><text:line-break/> <text:s text:c="3"/></text:span><text:span text:style-name="T30">@Override<text:line-break/> <text:s text:c="3"/></text:span><text:span text:style-name="T14">public </text:span><text:span text:style-name="T17">String </text:span><text:span text:style-name="T29">toString</text:span><text:span text:style-name="T7">() {<text:line-break/> <text:s text:c="7"/></text:span><text:span text:style-name="T14">return </text:span><text:span text:style-name="T21">surname </text:span><text:span text:style-name="T7">+ </text:span><text:span text:style-name="T27">' ' </text:span><text:span text:style-name="T7">+ </text:span><text:span text:style-name="T21">name </text:span><text:span text:style-name="T7">+ </text:span><text:span text:style-name="T27">' ' </text:span><text:span text:style-name="T7">+ </text:span><text:span text:style-name="T21">patronomic </text:span><text:span text:style-name="T7">+ </text:span><text:span text:style-name="T27">" (" </text:span><text:span text:style-name="T7">+ </text:span><text:span text:style-name="T21">bithDay</text:span><text:span text:style-name="T7">.get(</text:span><text:span text:style-name="T17">Calendar</text:span><text:span text:style-name="T7">.</text:span><text:span text:style-name="T20">DAY_OF_MONTH</text:span><text:span text:style-name="T7">) + </text:span><text:span text:style-name="T27">"." </text:span><text:span text:style-name="T7">+ </text:span><text:soft-page-break/><text:span text:style-name="T21">bithDay</text:span><text:span text:style-name="T7">.get(</text:span><text:span text:style-name="T17">Calendar</text:span><text:span text:style-name="T7">.</text:span><text:span text:style-name="T20">MONTH</text:span><text:span text:style-name="T7">) + </text:span><text:span text:style-name="T27">"." </text:span><text:span text:style-name="T7">+ </text:span><text:span text:style-name="T21">bithDay</text:span><text:span text:style-name="T7">.get(</text:span><text:span text:style-name="T17">Calendar</text:span><text:span text:style-name="T7">.</text:span><text:span text:style-name="T20">YEAR</text:span><text:span text:style-name="T7">) + </text:span><text:span text:style-name="T27">")</text:span><text:span text:style-name="T31">\n</text:span><text:span text:style-name="T27">"</text:span><text:span text:style-name="T7">;<text:line-break/> <text:s text:c="3"/>}<text:line-break/><text:line-break/> <text:s text:c="3"/></text:span><text:span text:style-name="T30">@Override<text:line-break/> <text:s text:c="3"/></text:span><text:span text:style-name="T14">public boolean </text:span><text:span text:style-name="T29">equals</text:span><text:span text:style-name="T7">(</text:span><text:span text:style-name="T17">Object obj</text:span><text:span text:style-name="T7">) {<text:line-break/> <text:s text:c="7"/></text:span><text:span text:style-name="T14">if </text:span><text:span text:style-name="T7">(</text:span><text:span text:style-name="T17">obj </text:span><text:span text:style-name="T7">== </text:span><text:span text:style-name="T14">null</text:span><text:span text:style-name="T7">) {<text:line-break/> <text:s text:c="11"/></text:span><text:span text:style-name="T14">return false</text:span><text:span text:style-name="T7">;<text:line-break/> <text:s text:c="7"/>}<text:line-break/> <text:s text:c="7"/></text:span><text:span text:style-name="T14">if </text:span><text:span text:style-name="T7">(!</text:span><text:span text:style-name="T17">obj</text:span><text:span text:style-name="T7">.getClass().equals(</text:span><text:span text:style-name="T14">this</text:span><text:span text:style-name="T7">.getClass())) {<text:line-break/> <text:s text:c="11"/></text:span><text:span text:style-name="T14">return false</text:span><text:span text:style-name="T7">;<text:line-break/> <text:s text:c="7"/>}<text:line-break/> <text:s text:c="7"/></text:span><text:span text:style-name="T17">Employee another </text:span><text:span text:style-name="T7">= (</text:span><text:span text:style-name="T17">Employee</text:span><text:span text:style-name="T7">) </text:span><text:span text:style-name="T17">obj</text:span><text:span text:style-name="T7">;<text:line-break/> <text:s text:c="7"/></text:span><text:span text:style-name="T14">return this</text:span><text:span text:style-name="T7">.</text:span><text:span text:style-name="T21">surname</text:span><text:span text:style-name="T7">.equals(</text:span><text:span text:style-name="T17">another</text:span><text:span text:style-name="T7">.</text:span><text:span text:style-name="T21">surname</text:span><text:span text:style-name="T7">) &amp;&amp; </text:span><text:span text:style-name="T14">this</text:span><text:span text:style-name="T7">.</text:span><text:span text:style-name="T21">name</text:span><text:span text:style-name="T7">.equals(</text:span><text:span text:style-name="T17">another</text:span><text:span text:style-name="T7">.</text:span><text:span text:style-name="T21">name</text:span><text:span text:style-name="T7">) &amp;&amp; </text:span><text:span text:style-name="T14">this</text:span><text:span text:style-name="T7">.</text:span><text:span text:style-name="T21">patronomic</text:span><text:span text:style-name="T7">.equals(</text:span><text:span text:style-name="T17">another</text:span><text:span text:style-name="T7">.</text:span><text:span text:style-name="T21">patronomic</text:span><text:span text:style-name="T7">) &amp;&amp; </text:span><text:span text:style-name="T14">this</text:span><text:span text:style-name="T7">.</text:span><text:span text:style-name="T21">bithDay</text:span><text:span text:style-name="T7">.equals(</text:span><text:span text:style-name="T17">another</text:span><text:span text:style-name="T7">.</text:span><text:span text:style-name="T21">bithDay</text:span><text:span text:style-name="T7">);<text:line-break/> <text:s text:c="3"/>}<text:line-break/><text:line-break/> <text:s text:c="3"/></text:span><text:span text:style-name="T30">@Override<text:line-break/> <text:s text:c="3"/></text:span><text:span text:style-name="T14">public int </text:span><text:span text:style-name="T29">hashCode</text:span><text:span text:style-name="T7">() {<text:line-break/> <text:s text:c="7"/></text:span><text:span text:style-name="T14">int </text:span><text:span text:style-name="T17">hash </text:span><text:span text:style-name="T7">= </text:span><text:span text:style-name="T23">7</text:span><text:span text:style-name="T7">;<text:line-break/> <text:s text:c="7"/></text:span><text:span text:style-name="T17">hash </text:span><text:span text:style-name="T7">= </text:span><text:span text:style-name="T23">6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surname</text:span><text:span text:style-name="T7">);<text:line-break/> <text:s text:c="7"/></text:span><text:span text:style-name="T17">hash </text:span><text:span text:style-name="T7">= </text:span><text:span text:style-name="T23">6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name</text:span><text:span text:style-name="T7">);<text:line-break/> <text:s text:c="7"/></text:span><text:span text:style-name="T17">hash </text:span><text:span text:style-name="T7">= </text:span><text:span text:style-name="T23">6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patronomic</text:span><text:span text:style-name="T7">);<text:line-break/> <text:s text:c="7"/></text:span><text:span text:style-name="T17">hash </text:span><text:span text:style-name="T7">= </text:span><text:span text:style-name="T23">6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bithDay</text:span><text:span text:style-name="T7">);<text:line-break/> <text:s text:c="7"/></text:span><text:span text:style-name="T14">return </text:span><text:span text:style-name="T17">hash</text:span><text:span text:style-name="T7">;<text:line-break/> <text:s text:c="3"/>}<text:line-break/><text:line-break/> <text:s text:c="3"/></text:span><text:span text:style-name="T14">public </text:span><text:span text:style-name="T17">String </text:span><text:span text:style-name="T29">getName</text:span><text:span text:style-name="T7">() {<text:line-break/> <text:s text:c="7"/></text:span><text:span text:style-name="T14">return </text:span><text:span text:style-name="T21">name</text:span><text:span text:style-name="T7">;<text:line-break/> <text:s text:c="3"/>}<text:line-break/><text:line-break/> <text:s text:c="3"/></text:span><text:span text:style-name="T14">public </text:span><text:span text:style-name="T17">String </text:span><text:span text:style-name="T29">getSurname</text:span><text:span text:style-name="T7">() {<text:line-break/> <text:s text:c="7"/></text:span><text:span text:style-name="T14">return </text:span><text:span text:style-name="T21">surname</text:span><text:span text:style-name="T7">;<text:line-break/> <text:s text:c="3"/>}<text:line-break/><text:line-break/> <text:s text:c="3"/></text:span><text:span text:style-name="T14">public </text:span><text:span text:style-name="T17">String </text:span><text:span text:style-name="T29">getPatronomic</text:span><text:span text:style-name="T7">() {<text:line-break/> <text:s text:c="7"/></text:span><text:span text:style-name="T14">return </text:span><text:span text:style-name="T21">patronomic</text:span><text:span text:style-name="T7">;<text:line-break/> <text:s text:c="3"/>}<text:line-break/><text:line-break/> <text:s text:c="3"/></text:span><text:span text:style-name="T14">public void </text:span><text:span text:style-name="T29">addContact</text:span><text:span text:style-name="T7">(</text:span><text:span text:style-name="T17">String contact</text:span><text:span text:style-name="T7">) {<text:line-break/> <text:s text:c="7"/></text:span><text:span text:style-name="T14">this</text:span><text:span text:style-name="T7">.</text:span><text:span text:style-name="T21">contacts</text:span><text:span text:style-name="T7">.add(</text:span><text:span text:style-name="T17">contact</text:span><text:span text:style-name="T7">);<text:line-break/> <text:s text:c="3"/>}<text:line-break/><text:line-break/> <text:s text:c="3"/></text:span><text:span text:style-name="T14">public </text:span><text:span text:style-name="T17">ArrayList</text:span><text:span text:style-name="T7">&lt;</text:span><text:span text:style-name="T17">String</text:span><text:span text:style-name="T7">&gt; </text:span><text:span text:style-name="T29">getContacts</text:span><text:span text:style-name="T7">() {<text:line-break/> <text:s text:c="7"/></text:span><text:span text:style-name="T14">return this</text:span><text:span text:style-name="T7">.</text:span><text:span text:style-name="T21">contacts</text:span><text:span text:style-name="T7">;<text:line-break/> <text:s text:c="3"/>}<text:line-break/><text:line-break/> <text:s text:c="3"/></text:span><text:span text:style-name="T14">public int </text:span><text:span text:style-name="T29">getID</text:span><text:span text:style-name="T7">() {<text:line-break/> <text:s text:c="7"/></text:span><text:span text:style-name="T14">return </text:span><text:span text:style-name="T17">Math</text:span><text:span text:style-name="T7">.</text:span><text:span text:style-name="T10">abs</text:span><text:span text:style-name="T7">(</text:span><text:span text:style-name="T21">surname</text:span><text:span text:style-name="T7">.hashCode() + </text:span><text:span text:style-name="T21">name</text:span><text:span text:style-name="T7">.hashCode() + </text:span><text:span text:style-name="T21">name</text:span><text:span text:style-name="T7">.hashCode() + </text:span><text:span text:style-name="T21">bithDay</text:span><text:span text:style-name="T7">.get(</text:span><text:span text:style-name="T17">Calendar</text:span><text:span text:style-name="T7">.</text:span><text:span text:style-name="T20">DAY_OF_MONTH</text:span><text:span text:style-name="T7">) + </text:span><text:span text:style-name="T21">bithDay</text:span><text:span text:style-name="T7">.get(</text:span><text:span text:style-name="T17">Calendar</text:span><text:span text:style-name="T7">.</text:span><text:span text:style-name="T20">MONTH</text:span><text:span text:style-name="T7">) + </text:span><text:span text:style-name="T21">bithDay</text:span><text:span text:style-name="T7">.get(</text:span><text:span text:style-name="T17">Calendar</text:span><text:span text:style-name="T7">.</text:span><text:span text:style-name="T20">YEAR</text:span><text:span text:style-name="T7">));<text:line-break/> <text:s text:c="3"/>}<text:line-break/>}</text:span></text:p>
      <text:list text:continue-list="list1427912209" text:style-name="L1">
        <text:list-header>
          <text:p text:style-name="P36"/>
        </text:list-header>
      </text:list>
      <text:p text:style-name="P17"><text:soft-page-break/>Класс Employee</text:p>
      <text:p text:style-name="P32" loext:marker-style-name="T7"><text:span text:style-name="T14">public class </text:span><text:span text:style-name="T17">Employee </text:span><text:span text:style-name="T14">extends </text:span><text:span text:style-name="T17">Human </text:span><text:span text:style-name="T14">implements </text:span><text:span text:style-name="T17">Comparable</text:span><text:span text:style-name="T7">&lt;</text:span><text:span text:style-name="T17">Employee</text:span><text:span text:style-name="T7">&gt;, </text:span><text:span text:style-name="T17">Serializable</text:span><text:span text:style-name="T25">// Класс работник<text:line-break/></text:span><text:span text:style-name="T7">{<text:line-break/> <text:s text:c="3"/></text:span><text:span text:style-name="T14">private </text:span><text:span text:style-name="T17">Byte </text:span><text:span text:style-name="T21">workingRate</text:span><text:span text:style-name="T7">;<text:line-break/> <text:s text:c="3"/></text:span><text:span text:style-name="T14">private </text:span><text:span text:style-name="T17">Byte </text:span><text:span text:style-name="T21">post</text:span><text:span text:style-name="T7">;<text:line-break/> <text:s text:c="3"/></text:span><text:span text:style-name="T14">private </text:span><text:span text:style-name="T17">Byte </text:span><text:span text:style-name="T21">department</text:span><text:span text:style-name="T7">;<text:line-break/> <text:s text:c="3"/></text:span><text:span text:style-name="T14">private </text:span><text:span text:style-name="T17">Calendar </text:span><text:span text:style-name="T21">beginEmployment</text:span><text:span text:style-name="T7">;<text:line-break/> <text:s text:c="3"/></text:span><text:span text:style-name="T14">private </text:span><text:span text:style-name="T17">Calendar </text:span><text:span text:style-name="T21">endEmployment</text:span><text:span text:style-name="T7">;<text:line-break/> <text:s text:c="3"/></text:span><text:span text:style-name="T14">private </text:span><text:span text:style-name="T17">Byte </text:span><text:span text:style-name="T21">cabinetNumber</text:span><text:span text:style-name="T7">;<text:line-break/> <text:s text:c="3"/></text:span><text:span text:style-name="T14">private </text:span><text:span text:style-name="T17">ArrayList</text:span><text:span text:style-name="T7">&lt;</text:span><text:span text:style-name="T17">Designations</text:span><text:span text:style-name="T7">&gt; </text:span><text:span text:style-name="T21">workSchedule</text:span><text:span text:style-name="T7">; </text:span><text:span text:style-name="T25">//рабочий график каждого сотрудника<text:line-break/> <text:s text:c="3"/></text:span><text:span text:style-name="T14">private boolean </text:span><text:span text:style-name="T21">workingShift</text:span><text:span text:style-name="T7">; </text:span><text:span text:style-name="T25">// кто рабочая смена 1 - нечетные числа - утро(8:00-14:00), 0 нечетные числа - вечер(15:00-21:00)<text:line-break/><text:line-break/> <text:s text:c="3"/></text:span><text:span text:style-name="T14">public </text:span><text:span text:style-name="T29">Employee</text:span><text:span text:style-name="T7">() {<text:line-break/> <text:s text:c="7"/></text:span><text:span text:style-name="T14">super</text:span><text:span text:style-name="T7">(</text:span><text:span text:style-name="T27">"Surname"</text:span><text:span text:style-name="T7">, </text:span><text:span text:style-name="T27">"Name"</text:span><text:span text:style-name="T7">, </text:span><text:span text:style-name="T27">"Patronomic"</text:span><text:span text:style-name="T7">, </text:span><text:span text:style-name="T17">Calendar</text:span><text:span text:style-name="T7">.</text:span><text:span text:style-name="T10">getInstance</text:span><text:span text:style-name="T7">());<text:line-break/> <text:s text:c="7"/></text:span><text:span text:style-name="T21">workingRate </text:span><text:span text:style-name="T7">= </text:span><text:span text:style-name="T23">3</text:span><text:span text:style-name="T7">;<text:line-break/> <text:s text:c="7"/></text:span><text:span text:style-name="T21">post </text:span><text:span text:style-name="T7">= </text:span><text:span text:style-name="T23">0</text:span><text:span text:style-name="T7">;<text:line-break/> <text:s text:c="7"/></text:span><text:span text:style-name="T21">department </text:span><text:span text:style-name="T7">= </text:span><text:span text:style-name="T23">0</text:span><text:span text:style-name="T7">;<text:line-break/> <text:s text:c="7"/></text:span><text:span text:style-name="T21">beginEmployment </text:span><text:span text:style-name="T7">= </text:span><text:span text:style-name="T17">Calendar</text:span><text:span text:style-name="T7">.</text:span><text:span text:style-name="T10">getInstance</text:span><text:span text:style-name="T7">();<text:line-break/> <text:s text:c="7"/></text:span><text:span text:style-name="T21">cabinetNumber </text:span><text:span text:style-name="T7">= </text:span><text:span text:style-name="T23">1</text:span><text:span text:style-name="T7">;<text:line-break/> <text:s text:c="7"/></text:span><text:span text:style-name="T21">workingShift </text:span><text:span text:style-name="T7">= </text:span><text:span text:style-name="T14">false</text:span><text:span text:style-name="T7">;<text:line-break/> <text:s text:c="3"/>}<text:line-break/><text:line-break/> <text:s text:c="3"/></text:span><text:span text:style-name="T14">public </text:span><text:span text:style-name="T29">Employee</text:span><text:span text:style-name="T7">(</text:span><text:span text:style-name="T17">Employee other</text:span><text:span text:style-name="T7">)</text:span><text:span text:style-name="T25">//конструктор полного копирования<text:line-break/> <text:s text:c="3"/></text:span><text:span text:style-name="T7">{<text:line-break/> <text:s text:c="7"/></text:span><text:span text:style-name="T14">super</text:span><text:span text:style-name="T7">(</text:span><text:span text:style-name="T17">other</text:span><text:span text:style-name="T7">);<text:line-break/> <text:s text:c="7"/></text:span><text:span text:style-name="T21">workingRate </text:span><text:span text:style-name="T7">= </text:span><text:span text:style-name="T17">other</text:span><text:span text:style-name="T7">.</text:span><text:span text:style-name="T21">workingRate</text:span><text:span text:style-name="T7">;<text:line-break/> <text:s text:c="7"/></text:span><text:span text:style-name="T21">post </text:span><text:span text:style-name="T7">= </text:span><text:span text:style-name="T17">other</text:span><text:span text:style-name="T7">.</text:span><text:span text:style-name="T21">post</text:span><text:span text:style-name="T7">;<text:line-break/> <text:s text:c="7"/></text:span><text:span text:style-name="T21">department </text:span><text:span text:style-name="T7">= </text:span><text:span text:style-name="T17">other</text:span><text:span text:style-name="T7">.</text:span><text:span text:style-name="T21">department</text:span><text:span text:style-name="T7">;<text:line-break/> <text:s text:c="7"/></text:span><text:span text:style-name="T21">beginEmployment </text:span><text:span text:style-name="T7">= (</text:span><text:span text:style-name="T17">Calendar</text:span><text:span text:style-name="T7">) </text:span><text:span text:style-name="T17">other</text:span><text:span text:style-name="T7">.</text:span><text:span text:style-name="T21">beginEmployment</text:span><text:span text:style-name="T7">.clone();<text:line-break/> <text:s text:c="7"/></text:span><text:span text:style-name="T14">if </text:span><text:span text:style-name="T7">(</text:span><text:span text:style-name="T17">other</text:span><text:span text:style-name="T7">.</text:span><text:span text:style-name="T21">endEmployment </text:span><text:span text:style-name="T7">!= </text:span><text:span text:style-name="T14">null</text:span><text:span text:style-name="T7">) {<text:line-break/> <text:s text:c="11"/></text:span><text:span text:style-name="T21">endEmployment </text:span><text:span text:style-name="T7">= (</text:span><text:span text:style-name="T17">Calendar</text:span><text:span text:style-name="T7">) </text:span><text:span text:style-name="T17">other</text:span><text:span text:style-name="T7">.</text:span><text:span text:style-name="T21">endEmployment</text:span><text:span text:style-name="T7">.clone();<text:line-break/> <text:s text:c="7"/>}<text:line-break/> <text:s text:c="7"/></text:span><text:span text:style-name="T21">cabinetNumber </text:span><text:span text:style-name="T7">= </text:span><text:span text:style-name="T17">other</text:span><text:span text:style-name="T7">.</text:span><text:span text:style-name="T21">cabinetNumber</text:span><text:span text:style-name="T7">;<text:line-break/> <text:s text:c="7"/></text:span><text:span text:style-name="T14">if </text:span><text:span text:style-name="T7">(</text:span><text:span text:style-name="T17">other</text:span><text:span text:style-name="T7">.</text:span><text:span text:style-name="T21">workSchedule </text:span><text:span text:style-name="T7">!= </text:span><text:span text:style-name="T14">null</text:span><text:span text:style-name="T7">) {<text:line-break/> <text:s text:c="11"/></text:span><text:span text:style-name="T21">workSchedule </text:span><text:span text:style-name="T7">= </text:span><text:span text:style-name="T14">new </text:span><text:span text:style-name="T7">ArrayList&lt;</text:span><text:span text:style-name="T17">Designations</text:span><text:span text:style-name="T7">&gt;();<text:line-break/> <text:s text:c="11"/></text:span><text:span text:style-name="T14">for </text:span><text:span text:style-name="T7">(</text:span><text:span text:style-name="T17">Designations el </text:span><text:span text:style-name="T7">: </text:span><text:span text:style-name="T17">other</text:span><text:span text:style-name="T7">.</text:span><text:span text:style-name="T21">workSchedule</text:span><text:span text:style-name="T7">) {<text:line-break/> <text:s text:c="15"/></text:span><text:span text:style-name="T21">workSchedule</text:span><text:span text:style-name="T7">.add(</text:span><text:span text:style-name="T14">new </text:span><text:span text:style-name="T7">Designations(</text:span><text:span text:style-name="T17">el</text:span><text:span text:style-name="T7">));<text:line-break/> <text:s text:c="11"/>}<text:line-break/> <text:s text:c="7"/>}<text:line-break/> <text:s text:c="7"/></text:span><text:span text:style-name="T21">workingShift </text:span><text:span text:style-name="T7">= </text:span><text:span text:style-name="T17">other</text:span><text:span text:style-name="T7">.</text:span><text:span text:style-name="T21">workingShift</text:span><text:span text:style-name="T7">;<text:line-break/> <text:s text:c="3"/>}<text:line-break/><text:line-break/> <text:s text:c="3"/></text:span><text:span text:style-name="T30">@Override<text:line-break/> <text:s text:c="3"/></text:span><text:span text:style-name="T14">public int </text:span><text:span text:style-name="T29">compareTo</text:span><text:span text:style-name="T7">(</text:span><text:span text:style-name="T17">Employee other</text:span><text:span text:style-name="T7">) {<text:line-break/> <text:s text:c="7"/></text:span><text:span text:style-name="T14">if </text:span><text:span text:style-name="T7">(</text:span><text:span text:style-name="T14">this</text:span><text:span text:style-name="T7">.</text:span><text:span text:style-name="T21">cabinetNumber </text:span><text:span text:style-name="T7">!= </text:span><text:span text:style-name="T23">13</text:span><text:span text:style-name="T7">) </text:span><text:span text:style-name="T25">// именно сотрудники из 13 кб должны быть первые в графике<text:line-break/> <text:s text:c="7"/></text:span><text:span text:style-name="T7">{<text:line-break/> <text:s text:c="11"/></text:span><text:span text:style-name="T14">if </text:span><text:span text:style-name="T7">(</text:span><text:span text:style-name="T17">other</text:span><text:span text:style-name="T7">.</text:span><text:span text:style-name="T21">cabinetNumber </text:span><text:span text:style-name="T7">== </text:span><text:span text:style-name="T23">13</text:span><text:span text:style-name="T7">) {<text:line-break/> <text:s text:c="15"/></text:span><text:span text:style-name="T14">return </text:span><text:span text:style-name="T7">-</text:span><text:span text:style-name="T23">1</text:span><text:span text:style-name="T7">;<text:line-break/> <text:s text:c="11"/>}<text:line-break/> <text:s text:c="11"/></text:span><text:span text:style-name="T14">if </text:span><text:span text:style-name="T7">(</text:span><text:span text:style-name="T14">this</text:span><text:span text:style-name="T7">.</text:span><text:span text:style-name="T21">post</text:span><text:span text:style-name="T7">.equals(</text:span><text:span text:style-name="T17">other</text:span><text:span text:style-name="T7">.</text:span><text:span text:style-name="T21">post</text:span><text:span text:style-name="T7">))</text:span><text:span text:style-name="T25">//если должности одинаковые<text:line-break/> <text:s text:c="11"/></text:span><text:span text:style-name="T7">{<text:line-break/></text:span><text:soft-page-break/><text:span text:style-name="T7"> <text:s text:c="15"/></text:span><text:span text:style-name="T14">if </text:span><text:span text:style-name="T7">(</text:span><text:span text:style-name="T14">this</text:span><text:span text:style-name="T7">.</text:span><text:span text:style-name="T21">department</text:span><text:span text:style-name="T7">.equals(</text:span><text:span text:style-name="T17">other</text:span><text:span text:style-name="T7">.</text:span><text:span text:style-name="T21">department</text:span><text:span text:style-name="T7">))</text:span><text:span text:style-name="T25">//если отделения одинаковые<text:line-break/> <text:s text:c="15"/></text:span><text:span text:style-name="T7">{<text:line-break/> <text:s text:c="19"/></text:span><text:span text:style-name="T14">if </text:span><text:span text:style-name="T7">(</text:span><text:span text:style-name="T14">this</text:span><text:span text:style-name="T7">.</text:span><text:span text:style-name="T21">cabinetNumber</text:span><text:span text:style-name="T7">.equals(</text:span><text:span text:style-name="T17">other</text:span><text:span text:style-name="T7">.</text:span><text:span text:style-name="T21">cabinetNumber</text:span><text:span text:style-name="T7">)) {<text:line-break/> <text:s text:c="23"/></text:span><text:span text:style-name="T14">return this</text:span><text:span text:style-name="T7">.</text:span><text:span text:style-name="T21">surname</text:span><text:span text:style-name="T7">.compareTo(</text:span><text:span text:style-name="T17">other</text:span><text:span text:style-name="T7">.</text:span><text:span text:style-name="T21">surname</text:span><text:span text:style-name="T7">);<text:line-break/> <text:s text:c="19"/>}<text:line-break/> <text:s text:c="19"/></text:span><text:span text:style-name="T14">return this</text:span><text:span text:style-name="T7">.</text:span><text:span text:style-name="T21">cabinetNumber </text:span><text:span text:style-name="T7">- </text:span><text:span text:style-name="T17">other</text:span><text:span text:style-name="T7">.</text:span><text:span text:style-name="T21">cabinetNumber</text:span><text:span text:style-name="T7">;<text:line-break/> <text:s text:c="15"/>}<text:line-break/> <text:s text:c="15"/></text:span><text:span text:style-name="T14">return this</text:span><text:span text:style-name="T7">.</text:span><text:span text:style-name="T21">department </text:span><text:span text:style-name="T7">- </text:span><text:span text:style-name="T17">other</text:span><text:span text:style-name="T7">.</text:span><text:span text:style-name="T21">department</text:span><text:span text:style-name="T7">;<text:line-break/> <text:s text:c="11"/>}<text:line-break/> <text:s text:c="11"/></text:span><text:span text:style-name="T14">return this</text:span><text:span text:style-name="T7">.</text:span><text:span text:style-name="T21">post </text:span><text:span text:style-name="T7">- </text:span><text:span text:style-name="T17">other</text:span><text:span text:style-name="T7">.</text:span><text:span text:style-name="T21">post</text:span><text:span text:style-name="T7">;<text:line-break/> <text:s text:c="7"/>}<text:line-break/> <text:s text:c="7"/></text:span><text:span text:style-name="T14">return </text:span><text:span text:style-name="T7">-</text:span><text:span text:style-name="T23">1</text:span><text:span text:style-name="T7">;<text:line-break/> <text:s text:c="3"/>}<text:line-break/><text:line-break/> <text:s text:c="3"/></text:span><text:span text:style-name="T14">static public </text:span><text:span text:style-name="T17">Employee </text:span><text:span text:style-name="T29">isEmployeeInArray</text:span><text:span text:style-name="T7">(</text:span><text:span text:style-name="T17">String ID</text:span><text:span text:style-name="T7">, </text:span><text:span text:style-name="T17">ArrayList</text:span><text:span text:style-name="T7">&lt;</text:span><text:span text:style-name="T17">Employee</text:span><text:span text:style-name="T7">&gt; </text:span><text:span text:style-name="T17">employees</text:span><text:span text:style-name="T7">) {<text:line-break/> <text:s text:c="7"/></text:span><text:span text:style-name="T14">if </text:span><text:span text:style-name="T7">(</text:span><text:span text:style-name="T17">employees </text:span><text:span text:style-name="T7">== </text:span><text:span text:style-name="T14">null</text:span><text:span text:style-name="T7">) {<text:line-break/> <text:s text:c="11"/></text:span><text:span text:style-name="T14">return null</text:span><text:span text:style-name="T7">;<text:line-break/> <text:s text:c="7"/>}<text:line-break/> <text:s text:c="7"/></text:span><text:span text:style-name="T14">for </text:span><text:span text:style-name="T7">(</text:span><text:span text:style-name="T17">Employee emp </text:span><text:span text:style-name="T7">: </text:span><text:span text:style-name="T17">employees</text:span><text:span text:style-name="T7">) {<text:line-break/> <text:s text:c="11"/></text:span><text:span text:style-name="T14">if </text:span><text:span text:style-name="T7">(</text:span><text:span text:style-name="T17">String</text:span><text:span text:style-name="T7">.</text:span><text:span text:style-name="T10">valueOf</text:span><text:span text:style-name="T7">(</text:span><text:span text:style-name="T17">emp</text:span><text:span text:style-name="T7">.getID()).equals(</text:span><text:span text:style-name="T17">ID</text:span><text:span text:style-name="T7">)) {<text:line-break/> <text:s text:c="15"/></text:span><text:span text:style-name="T14">return </text:span><text:span text:style-name="T17">emp</text:span><text:span text:style-name="T7">;<text:line-break/> <text:s text:c="11"/>}<text:line-break/> <text:s text:c="7"/>}<text:line-break/> <text:s text:c="7"/></text:span><text:span text:style-name="T14">return null</text:span><text:span text:style-name="T7">;<text:line-break/> <text:s text:c="3"/>}<text:line-break/><text:line-break/> <text:s text:c="3"/></text:span><text:span text:style-name="T14">static private </text:span><text:span text:style-name="T17">String </text:span><text:span text:style-name="T20">fileName </text:span><text:span text:style-name="T7">= </text:span><text:span text:style-name="T27">"treeEmployees.emp"</text:span><text:span text:style-name="T7">;</text:span><text:span text:style-name="T25">// короткое имя файла с сотрудниками<text:line-break/> <text:s text:c="3"/></text:span><text:span text:style-name="T14">public static final </text:span><text:span text:style-name="T17">String</text:span><text:span text:style-name="T7">[] </text:span><text:span text:style-name="T20">POSTS </text:span><text:span text:style-name="T7">= </text:span><text:span text:style-name="T14">new </text:span><text:span text:style-name="T7">String[]<text:line-break/> <text:s text:c="11"/>{<text:line-break/> <text:s text:c="19"/></text:span><text:span text:style-name="T27">"Хирург"</text:span><text:span text:style-name="T7">,<text:line-break/> <text:s text:c="19"/></text:span><text:span text:style-name="T27">"Пародонтолог"</text:span><text:span text:style-name="T7">,<text:line-break/> <text:s text:c="19"/></text:span><text:span text:style-name="T27">"Терапевт"</text:span><text:span text:style-name="T7">,<text:line-break/> <text:s text:c="19"/></text:span><text:span text:style-name="T27">"Ортодонт"</text:span><text:span text:style-name="T7">,<text:line-break/> <text:s text:c="19"/></text:span><text:span text:style-name="T27">"Детский стом."</text:span><text:span text:style-name="T7">,<text:line-break/> <text:s text:c="19"/></text:span><text:span text:style-name="T27">"Мед.сестра"</text:span><text:span text:style-name="T7">,<text:line-break/> <text:s text:c="19"/></text:span><text:span text:style-name="T27">"Старшая м/с"</text:span><text:span text:style-name="T7">,<text:line-break/> <text:s text:c="19"/></text:span><text:span text:style-name="T27">"Главная м/с"</text:span><text:span text:style-name="T7">,<text:line-break/> <text:s text:c="19"/></text:span><text:span text:style-name="T27">"Зав. отд."</text:span><text:span text:style-name="T7">,<text:line-break/> <text:s text:c="19"/></text:span><text:span text:style-name="T27">"Рентген-лаб."</text:span><text:span text:style-name="T7">,<text:line-break/> <text:s text:c="19"/></text:span><text:span text:style-name="T27">"Нач. мед. службы"</text:span><text:span text:style-name="T7">,<text:line-break/> <text:s text:c="19"/></text:span><text:span text:style-name="T27">"Главный врач"<text:line-break/> <text:s text:c="11"/></text:span><text:span text:style-name="T7">};<text:line-break/> <text:s text:c="3"/></text:span><text:span text:style-name="T14">public static final </text:span><text:span text:style-name="T17">String</text:span><text:span text:style-name="T7">[] </text:span><text:span text:style-name="T20">DEPARTMENTS </text:span><text:span text:style-name="T7">= </text:span><text:span text:style-name="T14">new </text:span><text:span text:style-name="T7">String[] </text:span><text:span text:style-name="T25">// *****!!!!!не стоит менять порядок строк в массиве))*****!!!!!<text:line-break/> <text:s text:c="11"/></text:span><text:span text:style-name="T7">{<text:line-break/> <text:s text:c="19"/></text:span><text:span text:style-name="T27">"ОПО"</text:span><text:span text:style-name="T7">,<text:line-break/> <text:s text:c="19"/></text:span><text:span text:style-name="T27">"Лечебное отделение №1"</text:span><text:span text:style-name="T7">,<text:line-break/> <text:s text:c="19"/></text:span><text:span text:style-name="T27">"Лечебное отделение №2"</text:span><text:span text:style-name="T7">,<text:line-break/> <text:s text:c="19"/></text:span><text:span text:style-name="T27">"Детское отделение"</text:span><text:span text:style-name="T7">,<text:line-break/> <text:s text:c="19"/></text:span><text:span text:style-name="T27">"Вспомог. персонал"<text:line-break/> <text:s text:c="11"/></text:span><text:span text:style-name="T7">};<text:line-break/> <text:s text:c="3"/></text:span><text:span text:style-name="T14">public static </text:span><text:span text:style-name="T17">Float</text:span><text:span text:style-name="T7">[] </text:span><text:span text:style-name="T20">WORKING_RATE </text:span><text:span text:style-name="T7">= </text:span><text:span text:style-name="T14">new </text:span><text:span text:style-name="T7">Float[] </text:span><text:span text:style-name="T25">// *****!!!!!не стоит менять порядок строк в массиве))*****!!!!!<text:line-break/></text:span><text:soft-page-break/><text:span text:style-name="T25"> <text:s text:c="11"/></text:span><text:span text:style-name="T7">{<text:line-break/> <text:s text:c="19"/></text:span><text:span text:style-name="T23">0.25f</text:span><text:span text:style-name="T7">,<text:line-break/> <text:s text:c="19"/></text:span><text:span text:style-name="T23">0.5f</text:span><text:span text:style-name="T7">,<text:line-break/> <text:s text:c="19"/></text:span><text:span text:style-name="T23">0.75f</text:span><text:span text:style-name="T7">,<text:line-break/> <text:s text:c="19"/></text:span><text:span text:style-name="T23">1.0f</text:span><text:span text:style-name="T7">,<text:line-break/> <text:s text:c="19"/></text:span><text:span text:style-name="T23">1.25f</text:span><text:span text:style-name="T7">,<text:line-break/> <text:s text:c="19"/></text:span><text:span text:style-name="T23">1.5f<text:line-break/> <text:s text:c="11"/></text:span><text:span text:style-name="T7">};<text:line-break/> <text:s text:c="3"/></text:span><text:span text:style-name="T14">public static </text:span><text:span text:style-name="T17">Byte</text:span><text:span text:style-name="T7">[] </text:span><text:span text:style-name="T20">CABINET_NUMBER </text:span><text:span text:style-name="T7">= </text:span><text:span text:style-name="T14">new </text:span><text:span text:style-name="T7">Byte[] </text:span><text:span text:style-name="T25">// *****!!!!!не стоит менять порядок строк в массиве))*****!!!!!<text:line-break/> <text:s text:c="11"/></text:span><text:span text:style-name="T7">{<text:line-break/> <text:s text:c="19"/></text:span><text:span text:style-name="T23">1</text:span><text:span text:style-name="T7">, </text:span><text:span text:style-name="T23">2</text:span><text:span text:style-name="T7">, </text:span><text:span text:style-name="T23">3</text:span><text:span text:style-name="T7">, </text:span><text:span text:style-name="T23">4</text:span><text:span text:style-name="T7">, </text:span><text:span text:style-name="T23">5</text:span><text:span text:style-name="T7">, </text:span><text:span text:style-name="T23">6</text:span><text:span text:style-name="T7">, </text:span><text:span text:style-name="T23">7</text:span><text:span text:style-name="T7">, </text:span><text:span text:style-name="T23">8</text:span><text:span text:style-name="T7">, </text:span><text:span text:style-name="T23">9</text:span><text:span text:style-name="T7">, </text:span><text:span text:style-name="T23">10</text:span><text:span text:style-name="T7">, </text:span><text:span text:style-name="T23">11</text:span><text:span text:style-name="T7">, </text:span><text:span text:style-name="T23">12</text:span><text:span text:style-name="T7">, </text:span><text:span text:style-name="T23">13</text:span><text:span text:style-name="T7">, </text:span><text:span text:style-name="T23">14</text:span><text:span text:style-name="T7">, </text:span><text:span text:style-name="T23">15<text:line-break/> <text:s text:c="11"/></text:span><text:span text:style-name="T7">};<text:line-break/><text:line-break/> <text:s text:c="3"/></text:span><text:span text:style-name="T25">/// /////////////////////Создание <text:s/>и изменение сотрудника через модальное окно JDialog/////////<text:line-break/> <text:s text:c="3"/></text:span><text:span text:style-name="T14">static public </text:span><text:span text:style-name="T17">Employee </text:span><text:span text:style-name="T29">create</text:span><text:span text:style-name="T7">() {<text:line-break/> <text:s text:c="7"/></text:span><text:span text:style-name="T14">return new </text:span><text:span text:style-name="T7">WindowEmployeeCreator().createNewEmployee();<text:line-break/> <text:s text:c="3"/>}<text:line-break/><text:line-break/> <text:s text:c="3"/></text:span><text:span text:style-name="T14">public void </text:span><text:span text:style-name="T29">chandgePassport</text:span><text:span text:style-name="T7">() {<text:line-break/> <text:s text:c="7"/></text:span><text:span text:style-name="T14">new </text:span><text:span text:style-name="T7">WindowEmployeeCreator().changedEmployee(</text:span><text:span text:style-name="T14">this</text:span><text:span text:style-name="T7">);<text:line-break/> <text:s text:c="3"/>}<text:line-break/><text:line-break/> <text:s text:c="3"/></text:span><text:span text:style-name="T25">//СЕТТЕРЫ<text:line-break/> <text:s text:c="3"/></text:span><text:span text:style-name="T14">public void </text:span><text:span text:style-name="T29">setSurname</text:span><text:span text:style-name="T7">(</text:span><text:span text:style-name="T17">String surname</text:span><text:span text:style-name="T7">) {<text:line-break/> <text:s text:c="7"/></text:span><text:span text:style-name="T14">this</text:span><text:span text:style-name="T7">.</text:span><text:span text:style-name="T21">surname </text:span><text:span text:style-name="T7">= </text:span><text:span text:style-name="T17">surname</text:span><text:span text:style-name="T7">;<text:line-break/> <text:s text:c="3"/>}<text:line-break/><text:line-break/> <text:s text:c="3"/></text:span><text:span text:style-name="T14">public void </text:span><text:span text:style-name="T29">setName</text:span><text:span text:style-name="T7">(</text:span><text:span text:style-name="T17">String name</text:span><text:span text:style-name="T7">) {<text:line-break/> <text:s text:c="7"/></text:span><text:span text:style-name="T14">this</text:span><text:span text:style-name="T7">.</text:span><text:span text:style-name="T21">name </text:span><text:span text:style-name="T7">= </text:span><text:span text:style-name="T17">name</text:span><text:span text:style-name="T7">;<text:line-break/> <text:s text:c="3"/>}<text:line-break/><text:line-break/> <text:s text:c="3"/></text:span><text:span text:style-name="T14">public void </text:span><text:span text:style-name="T29">setPatronomic</text:span><text:span text:style-name="T7">(</text:span><text:span text:style-name="T17">String patronomic</text:span><text:span text:style-name="T7">) {<text:line-break/> <text:s text:c="7"/></text:span><text:span text:style-name="T14">this</text:span><text:span text:style-name="T7">.</text:span><text:span text:style-name="T21">patronomic </text:span><text:span text:style-name="T7">= </text:span><text:span text:style-name="T17">patronomic</text:span><text:span text:style-name="T7">;<text:line-break/> <text:s text:c="3"/>}<text:line-break/><text:line-break/> <text:s text:c="3"/></text:span><text:span text:style-name="T14">public void </text:span><text:span text:style-name="T29">setBithDay</text:span><text:span text:style-name="T7">(</text:span><text:span text:style-name="T17">Calendar bithDay</text:span><text:span text:style-name="T7">) {<text:line-break/> <text:s text:c="7"/></text:span><text:span text:style-name="T14">this</text:span><text:span text:style-name="T7">.</text:span><text:span text:style-name="T21">bithDay </text:span><text:span text:style-name="T7">= </text:span><text:span text:style-name="T17">bithDay</text:span><text:span text:style-name="T7">;<text:line-break/> <text:s text:c="3"/>}<text:line-break/><text:line-break/> <text:s text:c="3"/></text:span><text:span text:style-name="T14">public void </text:span><text:span text:style-name="T29">setWorkingRate</text:span><text:span text:style-name="T7">(</text:span><text:span text:style-name="T17">Byte workingRate</text:span><text:span text:style-name="T7">) {<text:line-break/> <text:s text:c="7"/></text:span><text:span text:style-name="T14">this</text:span><text:span text:style-name="T7">.</text:span><text:span text:style-name="T21">workingRate </text:span><text:span text:style-name="T7">= </text:span><text:span text:style-name="T17">workingRate</text:span><text:span text:style-name="T7">;<text:line-break/> <text:s text:c="3"/>}<text:line-break/><text:line-break/> <text:s text:c="3"/></text:span><text:span text:style-name="T14">public void </text:span><text:span text:style-name="T29">setPost</text:span><text:span text:style-name="T7">(</text:span><text:span text:style-name="T17">Byte post</text:span><text:span text:style-name="T7">) {<text:line-break/> <text:s text:c="7"/></text:span><text:span text:style-name="T14">this</text:span><text:span text:style-name="T7">.</text:span><text:span text:style-name="T21">post </text:span><text:span text:style-name="T7">= </text:span><text:span text:style-name="T17">post</text:span><text:span text:style-name="T7">;<text:line-break/> <text:s text:c="3"/>}<text:line-break/><text:line-break/> <text:s text:c="3"/></text:span><text:span text:style-name="T14">public void </text:span><text:span text:style-name="T29">setDepartment</text:span><text:span text:style-name="T7">(</text:span><text:span text:style-name="T17">Byte department</text:span><text:span text:style-name="T7">) {<text:line-break/> <text:s text:c="7"/></text:span><text:span text:style-name="T14">this</text:span><text:span text:style-name="T7">.</text:span><text:span text:style-name="T21">department </text:span><text:span text:style-name="T7">= </text:span><text:span text:style-name="T17">department</text:span><text:span text:style-name="T7">;<text:line-break/> <text:s text:c="7"/></text:span><text:span text:style-name="T14">if </text:span><text:span text:style-name="T7">(</text:span><text:span text:style-name="T17">department </text:span><text:span text:style-name="T7">== </text:span><text:span text:style-name="T23">1</text:span><text:span text:style-name="T7">) {<text:line-break/> <text:s text:c="11"/></text:span><text:span text:style-name="T21">workingShift </text:span><text:span text:style-name="T7">= </text:span><text:span text:style-name="T14">true</text:span><text:span text:style-name="T7">;<text:line-break/> <text:s text:c="7"/>} </text:span><text:span text:style-name="T25">//если отделение 1 то это всегда утренняя смена<text:line-break/></text:span><text:soft-page-break/><text:span text:style-name="T25"> <text:s text:c="7"/></text:span><text:span text:style-name="T14">if </text:span><text:span text:style-name="T7">(</text:span><text:span text:style-name="T17">department </text:span><text:span text:style-name="T7">== </text:span><text:span text:style-name="T23">2</text:span><text:span text:style-name="T7">) {<text:line-break/> <text:s text:c="11"/></text:span><text:span text:style-name="T21">workingShift </text:span><text:span text:style-name="T7">= </text:span><text:span text:style-name="T14">false</text:span><text:span text:style-name="T7">;<text:line-break/> <text:s text:c="7"/>}</text:span><text:span text:style-name="T25">//если отделение 2 то это всегда <text:s/>вечерняя смена<text:line-break/> <text:s text:c="3"/></text:span><text:span text:style-name="T7">}<text:line-break/><text:line-break/> <text:s text:c="3"/></text:span><text:span text:style-name="T14">public void </text:span><text:span text:style-name="T29">setBeginEmployment</text:span><text:span text:style-name="T7">(</text:span><text:span text:style-name="T17">Calendar beginEmployment</text:span><text:span text:style-name="T7">) {<text:line-break/> <text:s text:c="7"/></text:span><text:span text:style-name="T14">this</text:span><text:span text:style-name="T7">.</text:span><text:span text:style-name="T21">beginEmployment </text:span><text:span text:style-name="T7">= </text:span><text:span text:style-name="T17">beginEmployment</text:span><text:span text:style-name="T7">;<text:line-break/> <text:s text:c="3"/>}<text:line-break/><text:line-break/> <text:s text:c="3"/></text:span><text:span text:style-name="T14">public void </text:span><text:span text:style-name="T29">setEndEmployment</text:span><text:span text:style-name="T7">(</text:span><text:span text:style-name="T17">Calendar endEmployment</text:span><text:span text:style-name="T7">) {<text:line-break/> <text:s text:c="7"/></text:span><text:span text:style-name="T14">this</text:span><text:span text:style-name="T7">.</text:span><text:span text:style-name="T21">endEmployment </text:span><text:span text:style-name="T7">= </text:span><text:span text:style-name="T17">endEmployment</text:span><text:span text:style-name="T7">;<text:line-break/> <text:s text:c="3"/>}<text:line-break/><text:line-break/> <text:s text:c="3"/></text:span><text:span text:style-name="T14">public void </text:span><text:span text:style-name="T29">setCabinetNumber</text:span><text:span text:style-name="T7">(</text:span><text:span text:style-name="T17">Byte cabinetNumber</text:span><text:span text:style-name="T7">) {<text:line-break/> <text:s text:c="7"/></text:span><text:span text:style-name="T14">this</text:span><text:span text:style-name="T7">.</text:span><text:span text:style-name="T21">cabinetNumber </text:span><text:span text:style-name="T7">= </text:span><text:span text:style-name="T17">cabinetNumber</text:span><text:span text:style-name="T7">;<text:line-break/> <text:s text:c="3"/>}<text:line-break/><text:line-break/> <text:s text:c="3"/></text:span><text:span text:style-name="T14">public static void </text:span><text:span text:style-name="T29">setShortFileNameToIO</text:span><text:span text:style-name="T7">(</text:span><text:span text:style-name="T17">String name</text:span><text:span text:style-name="T7">) {<text:line-break/> <text:s text:c="7"/></text:span><text:span text:style-name="T20">fileName </text:span><text:span text:style-name="T7">= </text:span><text:span text:style-name="T17">name</text:span><text:span text:style-name="T7">;<text:line-break/> <text:s text:c="3"/>}<text:line-break/><text:line-break/> <text:s text:c="3"/></text:span><text:span text:style-name="T14">public void </text:span><text:span text:style-name="T29">setWorkSchedule</text:span><text:span text:style-name="T7">(</text:span><text:span text:style-name="T17">ArrayList</text:span><text:span text:style-name="T7">&lt;</text:span><text:span text:style-name="T17">Designations</text:span><text:span text:style-name="T7">&gt; </text:span><text:span text:style-name="T17">workSchedule</text:span><text:span text:style-name="T7">) {<text:line-break/> <text:s text:c="7"/></text:span><text:span text:style-name="T14">this</text:span><text:span text:style-name="T7">.</text:span><text:span text:style-name="T21">workSchedule </text:span><text:span text:style-name="T7">= </text:span><text:span text:style-name="T17">workSchedule</text:span><text:span text:style-name="T7">;<text:line-break/> <text:s text:c="3"/>}<text:line-break/><text:line-break/> <text:s text:c="3"/></text:span><text:span text:style-name="T14">public void </text:span><text:span text:style-name="T29">setWorkingShift</text:span><text:span text:style-name="T7">(</text:span><text:span text:style-name="T17">Boolean workingShift</text:span><text:span text:style-name="T7">) {<text:line-break/> <text:s text:c="7"/></text:span><text:span text:style-name="T14">this</text:span><text:span text:style-name="T7">.</text:span><text:span text:style-name="T21">workingShift </text:span><text:span text:style-name="T7">= </text:span><text:span text:style-name="T17">workingShift</text:span><text:span text:style-name="T7">;<text:line-break/> <text:s text:c="3"/>}<text:line-break/><text:line-break/> <text:s text:c="3"/></text:span><text:span text:style-name="T25">///<text:line-break/> <text:s text:c="3"/>/// @return<text:line-break/> <text:s text:c="3"/></text:span><text:span text:style-name="T14">public </text:span><text:span text:style-name="T17">String </text:span><text:span text:style-name="T29">getFullName</text:span><text:span text:style-name="T7">() {<text:line-break/> <text:s text:c="7"/></text:span><text:span text:style-name="T14">return </text:span><text:span text:style-name="T17">String</text:span><text:span text:style-name="T7">.</text:span><text:span text:style-name="T10">format</text:span><text:span text:style-name="T7">(</text:span><text:span text:style-name="T27">"%s %s %s "</text:span><text:span text:style-name="T7">, </text:span><text:span text:style-name="T21">surname</text:span><text:span text:style-name="T7">, </text:span><text:span text:style-name="T21">name</text:span><text:span text:style-name="T7">, </text:span><text:span text:style-name="T21">patronomic</text:span><text:span text:style-name="T7">);<text:line-break/> <text:s text:c="3"/>}<text:line-break/><text:line-break/> <text:s text:c="3"/></text:span><text:span text:style-name="T14">public </text:span><text:span text:style-name="T17">Byte </text:span><text:span text:style-name="T29">getPost</text:span><text:span text:style-name="T7">() {<text:line-break/> <text:s text:c="7"/></text:span><text:span text:style-name="T14">return </text:span><text:span text:style-name="T21">post</text:span><text:span text:style-name="T7">;<text:line-break/> <text:s text:c="3"/>}<text:line-break/><text:line-break/> <text:s text:c="3"/></text:span><text:span text:style-name="T14">public </text:span><text:span text:style-name="T17">Byte </text:span><text:span text:style-name="T29">getWorkingRate</text:span><text:span text:style-name="T7">() {<text:line-break/> <text:s text:c="7"/></text:span><text:span text:style-name="T14">return </text:span><text:span text:style-name="T21">workingRate</text:span><text:span text:style-name="T7">;<text:line-break/> <text:s text:c="3"/>}<text:line-break/><text:line-break/> <text:s text:c="3"/></text:span><text:span text:style-name="T14">public </text:span><text:span text:style-name="T17">Byte </text:span><text:span text:style-name="T29">getDepartment</text:span><text:span text:style-name="T7">() {<text:line-break/> <text:s text:c="7"/></text:span><text:span text:style-name="T14">return </text:span><text:span text:style-name="T21">department</text:span><text:span text:style-name="T7">;<text:line-break/> <text:s text:c="3"/>}<text:line-break/><text:line-break/> <text:s text:c="3"/></text:span><text:span text:style-name="T14">public </text:span><text:span text:style-name="T17">Byte </text:span><text:span text:style-name="T29">getCabineNumber</text:span><text:span text:style-name="T7">() {<text:line-break/> <text:s text:c="7"/></text:span><text:span text:style-name="T14">return </text:span><text:span text:style-name="T21">cabinetNumber</text:span><text:span text:style-name="T7">;<text:line-break/> <text:s text:c="3"/>}<text:line-break/><text:line-break/> <text:s text:c="3"/></text:span><text:span text:style-name="T14">public </text:span><text:span text:style-name="T17">Calendar </text:span><text:span text:style-name="T29">getBeginEmployment</text:span><text:span text:style-name="T7">() {<text:line-break/> <text:s text:c="7"/></text:span><text:span text:style-name="T14">return </text:span><text:span text:style-name="T21">beginEmployment</text:span><text:span text:style-name="T7">;<text:line-break/></text:span><text:soft-page-break/><text:span text:style-name="T7"> <text:s text:c="3"/>}<text:line-break/><text:line-break/> <text:s text:c="3"/></text:span><text:span text:style-name="T14">public </text:span><text:span text:style-name="T17">ArrayList</text:span><text:span text:style-name="T7">&lt;</text:span><text:span text:style-name="T17">Designations</text:span><text:span text:style-name="T7">&gt; </text:span><text:span text:style-name="T29">getWorkSchedule</text:span><text:span text:style-name="T7">() {<text:line-break/> <text:s text:c="7"/></text:span><text:span text:style-name="T14">return </text:span><text:span text:style-name="T21">workSchedule</text:span><text:span text:style-name="T7">;<text:line-break/> <text:s text:c="3"/>}<text:line-break/><text:line-break/> <text:s text:c="3"/></text:span><text:span text:style-name="T14">public </text:span><text:span text:style-name="T17">Boolean </text:span><text:span text:style-name="T29">getWorkingShift</text:span><text:span text:style-name="T7">() {<text:line-break/> <text:s text:c="7"/></text:span><text:span text:style-name="T14">return </text:span><text:span text:style-name="T21">workingShift</text:span><text:span text:style-name="T7">;<text:line-break/> <text:s text:c="3"/>}<text:line-break/> <text:s text:c="3"/></text:span><text:span text:style-name="T25">/////////////////////////Запись и чтение/////////////////////////////////////<text:line-break/><text:line-break/> <text:s text:c="3"/>/// @throws </text:span><text:span text:style-name="T19">FileNotFoundException<text:line-break/> <text:s text:c="3"/></text:span><text:span text:style-name="T25">/// @throws </text:span><text:span text:style-name="T19">ClassNotFoundException<text:line-break/> <text:s text:c="3"/></text:span><text:span text:style-name="T14">public static </text:span><text:span text:style-name="T17">ArrayList</text:span><text:span text:style-name="T7">&lt;</text:span><text:span text:style-name="T17">Employee</text:span><text:span text:style-name="T7">&gt; </text:span><text:span text:style-name="T29">readFromFile</text:span><text:span text:style-name="T7">(</text:span><text:span text:style-name="T17">String fileName</text:span><text:span text:style-name="T7">) </text:span><text:span text:style-name="T14">throws </text:span><text:span text:style-name="T17">FileNotFoundException</text:span><text:span text:style-name="T7">, </text:span><text:span text:style-name="T17">IOException</text:span><text:span text:style-name="T7">, </text:span><text:span text:style-name="T17">ClassNotFoundException </text:span><text:span text:style-name="T7">{<text:line-break/> <text:s text:c="7"/></text:span><text:span text:style-name="T17">ArrayList</text:span><text:span text:style-name="T7">&lt;</text:span><text:span text:style-name="T17">Employee</text:span><text:span text:style-name="T7">&gt; </text:span><text:span text:style-name="T17">result </text:span><text:span text:style-name="T7">= </text:span><text:span text:style-name="T14">new </text:span><text:span text:style-name="T7">ArrayList&lt;&gt;();<text:line-break/> <text:s text:c="7"/></text:span><text:span text:style-name="T14">try </text:span><text:span text:style-name="T7">{<text:line-break/> <text:s text:c="11"/></text:span><text:span text:style-name="T17">File file </text:span><text:span text:style-name="T7">= </text:span><text:span text:style-name="T14">new </text:span><text:span text:style-name="T7">File(</text:span><text:span text:style-name="T17">fileName</text:span><text:span text:style-name="T7">);<text:line-break/> <text:s text:c="11"/></text:span><text:span text:style-name="T14">if </text:span><text:span text:style-name="T7">(!</text:span><text:span text:style-name="T17">file</text:span><text:span text:style-name="T7">.exists()) {<text:line-break/> <text:s text:c="15"/></text:span><text:span text:style-name="T14">throw new </text:span><text:span text:style-name="T7">FileNotFoundException(</text:span><text:span text:style-name="T27">"Файл " </text:span><text:span text:style-name="T7">+ </text:span><text:span text:style-name="T17">fileName </text:span><text:span text:style-name="T7">+ </text:span><text:span text:style-name="T27">" отсутствует. Загружается пустой список! "</text:span><text:span text:style-name="T7">);<text:line-break/> <text:s text:c="11"/>}<text:line-break/> <text:s text:c="11"/></text:span><text:span text:style-name="T14">try </text:span><text:span text:style-name="T7">(</text:span><text:span text:style-name="T17">FileInputStream fin </text:span><text:span text:style-name="T7">= </text:span><text:span text:style-name="T14">new </text:span><text:span text:style-name="T7">FileInputStream(</text:span><text:span text:style-name="T17">file</text:span><text:span text:style-name="T7">); </text:span><text:span text:style-name="T17">ObjectInputStream oifin </text:span><text:span text:style-name="T7">= </text:span><text:span text:style-name="T14">new </text:span><text:span text:style-name="T7">ObjectInputStream(</text:span><text:span text:style-name="T17">fin</text:span><text:span text:style-name="T7">)) {<text:line-break/> <text:s text:c="15"/></text:span><text:span text:style-name="T17">result </text:span><text:span text:style-name="T7">= (</text:span><text:span text:style-name="T17">ArrayList</text:span><text:span text:style-name="T7">&lt;</text:span><text:span text:style-name="T17">Employee</text:span><text:span text:style-name="T7">&gt;) </text:span><text:span text:style-name="T17">oifin</text:span><text:span text:style-name="T7">.readObject();<text:line-break/> <text:s text:c="11"/>}<text:line-break/> <text:s text:c="7"/>} </text:span><text:span text:style-name="T14">catch </text:span><text:span text:style-name="T7">(</text:span><text:span text:style-name="T17">IOException e</text:span><text:span text:style-name="T7">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17">e</text:span><text:span text:style-name="T7">.getMessage() + </text:span><text:span text:style-name="T27">"Исключение при чтении IOException"</text:span><text:span text:style-name="T7">);<text:line-break/> <text:s text:c="11"/></text:span><text:span text:style-name="T14">return null</text:span><text:span text:style-name="T7">;<text:line-break/> <text:s text:c="7"/>}<text:line-break/><text:line-break/> <text:s text:c="7"/></text:span><text:span text:style-name="T14">return </text:span><text:span text:style-name="T17">result</text:span><text:span text:style-name="T7">;<text:line-break/> <text:s text:c="3"/>}<text:line-break/><text:line-break/><text:line-break/> <text:s text:c="3"/></text:span><text:span text:style-name="T14">public static void </text:span><text:span text:style-name="T29">writeToFile</text:span><text:span text:style-name="T7">(</text:span><text:span text:style-name="T17">ArrayList</text:span><text:span text:style-name="T7">&lt;</text:span><text:span text:style-name="T17">Employee</text:span><text:span text:style-name="T7">&gt; </text:span><text:span text:style-name="T17">arr</text:span><text:span text:style-name="T7">, </text:span><text:span text:style-name="T17">String fileName</text:span><text:span text:style-name="T7">) </text:span><text:span text:style-name="T14">throws </text:span><text:span text:style-name="T17">FileNotFoundException </text:span><text:span text:style-name="T7">{<text:line-break/> <text:s text:c="7"/></text:span><text:span text:style-name="T17">File file </text:span><text:span text:style-name="T7">= </text:span><text:span text:style-name="T14">new </text:span><text:span text:style-name="T7">File(</text:span><text:span text:style-name="T17">fileName</text:span><text:span text:style-name="T7">);<text:line-break/> <text:s text:c="7"/></text:span><text:span text:style-name="T17">file</text:span><text:span text:style-name="T7">.setReadable(</text:span><text:span text:style-name="T14">true</text:span><text:span text:style-name="T7">);<text:line-break/> <text:s text:c="7"/></text:span><text:span text:style-name="T17">file</text:span><text:span text:style-name="T7">.setWritable(</text:span><text:span text:style-name="T14">true</text:span><text:span text:style-name="T7">);<text:line-break/> <text:s text:c="7"/></text:span><text:span text:style-name="T14">if </text:span><text:span text:style-name="T7">(!</text:span><text:span text:style-name="T17">file</text:span><text:span text:style-name="T7">.exists()) </text:span><text:span text:style-name="T25">//создаем файл для записи данных, если он не существует<text:line-break/> <text:s text:c="7"/></text:span><text:span text:style-name="T7">{<text:line-break/> <text:s text:c="11"/></text:span><text:span text:style-name="T14">try </text:span><text:span text:style-name="T7">{<text:line-break/> <text:s text:c="15"/></text:span><text:span text:style-name="T17">file</text:span><text:span text:style-name="T7">.createNewFile();<text:line-break/> <text:s text:c="11"/>} </text:span><text:span text:style-name="T14">catch </text:span><text:span text:style-name="T7">(</text:span><text:span text:style-name="T17">IOException ex</text:span><text:span text:style-name="T7">) {<text:line-break/> <text:s text:c="15"/></text:span><text:span text:style-name="T17">System</text:span><text:span text:style-name="T7">.</text:span><text:span text:style-name="T20">out</text:span><text:span text:style-name="T7">.println(</text:span><text:span text:style-name="T27">"Error! Creation new file faild: " </text:span><text:span text:style-name="T7">+ </text:span><text:span text:style-name="T17">ex</text:span><text:span text:style-name="T7">);<text:line-break/> <text:s text:c="11"/>}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CREATED new file: " </text:span><text:span text:style-name="T7">+ </text:span><text:span text:style-name="T17">file</text:span><text:span text:style-name="T7">.getPath());<text:line-break/> <text:s text:c="7"/>}<text:line-break/> <text:s text:c="7"/></text:span><text:span text:style-name="T14">try </text:span><text:span text:style-name="T7">(</text:span><text:span text:style-name="T17">ObjectOutputStream oOut </text:span><text:span text:style-name="T7">= </text:span><text:span text:style-name="T14">new </text:span><text:span text:style-name="T7">ObjectOutputStream(</text:span><text:span text:style-name="T14">new </text:span><text:span text:style-name="T7">FileOutputStream(</text:span><text:span text:style-name="T17">file</text:span><text:span text:style-name="T7">))) {<text:line-break/> <text:s text:c="11"/></text:span><text:span text:style-name="T17">oOut</text:span><text:span text:style-name="T7">.writeObject(</text:span><text:span text:style-name="T17">arr</text:span><text:span text:style-name="T7">);<text:line-break/> <text:s text:c="7"/>} </text:span><text:span text:style-name="T14">catch </text:span><text:span text:style-name="T7">(</text:span><text:span text:style-name="T17">FileNotFoundException e</text:span><text:span text:style-name="T7">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17">e</text:span><text:span text:style-name="T7">.getMessage() + </text:span><text:span text:style-name="T27">"исключение при записи ArrayList&lt;Employee&gt; в " </text:span><text:span text:style-name="T7">+ </text:span><text:span text:style-name="T17">file</text:span><text:span text:style-name="T7">.getPath());<text:line-break/></text:span><text:soft-page-break/><text:span text:style-name="T7"> <text:s text:c="7"/>} </text:span><text:span text:style-name="T14">catch </text:span><text:span text:style-name="T7">(</text:span><text:span text:style-name="T17">IOException e</text:span><text:span text:style-name="T7">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17">e</text:span><text:span text:style-name="T7">.getMessage() + </text:span><text:span text:style-name="T27">"исключение при записи ArrayList&lt;Employee&gt; в " </text:span><text:span text:style-name="T7">+ </text:span><text:span text:style-name="T17">file</text:span><text:span text:style-name="T7">.getPath());<text:line-break/> <text:s text:c="7"/>}<text:line-break/> <text:s text:c="3"/>}<text:line-break/><text:line-break/> <text:s text:c="3"/></text:span><text:span text:style-name="T30">@Override<text:line-break/> <text:s text:c="3"/></text:span><text:span text:style-name="T14">public </text:span><text:span text:style-name="T17">String </text:span><text:span text:style-name="T29">toString</text:span><text:span text:style-name="T7">() {<text:line-break/> <text:s text:c="7"/></text:span><text:span text:style-name="T17">String result</text:span><text:span text:style-name="T7">;<text:line-break/> <text:s text:c="7"/></text:span><text:span text:style-name="T17">result </text:span><text:span text:style-name="T7">= </text:span><text:span text:style-name="T21">surname </text:span><text:span text:style-name="T7">+ </text:span><text:span text:style-name="T27">' ' </text:span><text:span text:style-name="T7">+ </text:span><text:span text:style-name="T21">name </text:span><text:span text:style-name="T7">+ </text:span><text:span text:style-name="T27">' ' </text:span><text:span text:style-name="T7">+ </text:span><text:span text:style-name="T21">patronomic<text:line-break/> <text:s text:c="15"/></text:span><text:span text:style-name="T7">+ </text:span><text:span text:style-name="T27">" (" </text:span><text:span text:style-name="T7">+ </text:span><text:span text:style-name="T27">"Bithday: " </text:span><text:span text:style-name="T7">+ </text:span><text:span text:style-name="T21">bithDay</text:span><text:span text:style-name="T7">.get(</text:span><text:span text:style-name="T17">Calendar</text:span><text:span text:style-name="T7">.</text:span><text:span text:style-name="T20">DAY_OF_MONTH</text:span><text:span text:style-name="T7">) + </text:span><text:span text:style-name="T27">" "<text:line-break/> <text:s text:c="15"/></text:span><text:span text:style-name="T7">+ </text:span><text:span text:style-name="T21">bithDay</text:span><text:span text:style-name="T7">.get(</text:span><text:span text:style-name="T17">Calendar</text:span><text:span text:style-name="T7">.</text:span><text:span text:style-name="T20">MONTH</text:span><text:span text:style-name="T7">) + </text:span><text:span text:style-name="T23">1 </text:span><text:span text:style-name="T7">+ </text:span><text:span text:style-name="T27">" " </text:span><text:span text:style-name="T7">+ </text:span><text:span text:style-name="T21">bithDay</text:span><text:span text:style-name="T7">.get(</text:span><text:span text:style-name="T17">Calendar</text:span><text:span text:style-name="T7">.</text:span><text:span text:style-name="T20">YEAR</text:span><text:span text:style-name="T7">) + </text:span><text:span text:style-name="T27">") "<text:line-break/> <text:s text:c="15"/></text:span><text:span text:style-name="T7">+ </text:span><text:span text:style-name="T20">POSTS</text:span><text:span text:style-name="T7">[</text:span><text:span text:style-name="T21">post</text:span><text:span text:style-name="T7">] + </text:span><text:span text:style-name="T27">" " </text:span><text:span text:style-name="T7">+ </text:span><text:span text:style-name="T20">DEPARTMENTS</text:span><text:span text:style-name="T7">[</text:span><text:span text:style-name="T21">department</text:span><text:span text:style-name="T7">] + </text:span><text:span text:style-name="T27">", " </text:span><text:span text:style-name="T7">+ </text:span><text:span text:style-name="T27">"Кабинет: " </text:span><text:span text:style-name="T7">+ </text:span><text:span text:style-name="T21">cabinetNumber<text:line-break/> <text:s text:c="15"/></text:span><text:span text:style-name="T7">+ </text:span><text:span text:style-name="T27">", Нечетные числа: " </text:span><text:span text:style-name="T7">+ (</text:span><text:span text:style-name="T21">workingShift </text:span><text:span text:style-name="T7">? </text:span><text:span text:style-name="T27">" УТРО(8:00-14:00)" </text:span><text:span text:style-name="T7">: </text:span><text:span text:style-name="T27">" ВЕЧЕР(15:00-21:00)"</text:span><text:span text:style-name="T7">);<text:line-break/> <text:s text:c="7"/></text:span><text:span text:style-name="T14">return </text:span><text:span text:style-name="T17">result</text:span><text:span text:style-name="T7">;<text:line-break/> <text:s text:c="3"/>}<text:line-break/><text:line-break/> <text:s text:c="3"/></text:span><text:span text:style-name="T30">@Override<text:line-break/> <text:s text:c="3"/></text:span><text:span text:style-name="T14">public boolean </text:span><text:span text:style-name="T29">equals</text:span><text:span text:style-name="T7">(</text:span><text:span text:style-name="T17">Object obj</text:span><text:span text:style-name="T7">) {<text:line-break/> <text:s text:c="7"/></text:span><text:span text:style-name="T14">if </text:span><text:span text:style-name="T7">(</text:span><text:span text:style-name="T17">obj </text:span><text:span text:style-name="T7">== </text:span><text:span text:style-name="T14">null</text:span><text:span text:style-name="T7">) {<text:line-break/> <text:s text:c="11"/></text:span><text:span text:style-name="T14">return false</text:span><text:span text:style-name="T7">;<text:line-break/> <text:s text:c="7"/>}<text:line-break/> <text:s text:c="7"/></text:span><text:span text:style-name="T14">if </text:span><text:span text:style-name="T7">(!</text:span><text:span text:style-name="T17">obj</text:span><text:span text:style-name="T7">.getClass().equals(</text:span><text:span text:style-name="T14">this</text:span><text:span text:style-name="T7">.getClass())) {<text:line-break/> <text:s text:c="11"/></text:span><text:span text:style-name="T14">return false</text:span><text:span text:style-name="T7">;<text:line-break/> <text:s text:c="7"/>}<text:line-break/> <text:s text:c="7"/></text:span><text:span text:style-name="T17">Employee another </text:span><text:span text:style-name="T7">= (</text:span><text:span text:style-name="T17">Employee</text:span><text:span text:style-name="T7">) </text:span><text:span text:style-name="T17">obj</text:span><text:span text:style-name="T7">;<text:line-break/> <text:s text:c="7"/></text:span><text:span text:style-name="T14">return this</text:span><text:span text:style-name="T7">.</text:span><text:span text:style-name="T21">surname</text:span><text:span text:style-name="T7">.equals(</text:span><text:span text:style-name="T17">another</text:span><text:span text:style-name="T7">.</text:span><text:span text:style-name="T21">surname</text:span><text:span text:style-name="T7">)<text:line-break/> <text:s text:c="15"/>&amp;&amp; </text:span><text:span text:style-name="T14">this</text:span><text:span text:style-name="T7">.</text:span><text:span text:style-name="T21">name</text:span><text:span text:style-name="T7">.equals(</text:span><text:span text:style-name="T17">another</text:span><text:span text:style-name="T7">.</text:span><text:span text:style-name="T21">name</text:span><text:span text:style-name="T7">)<text:line-break/> <text:s text:c="15"/>&amp;&amp; </text:span><text:span text:style-name="T14">this</text:span><text:span text:style-name="T7">.</text:span><text:span text:style-name="T21">patronomic</text:span><text:span text:style-name="T7">.equals(</text:span><text:span text:style-name="T17">another</text:span><text:span text:style-name="T7">.</text:span><text:span text:style-name="T21">patronomic</text:span><text:span text:style-name="T7">)<text:line-break/> <text:s text:c="15"/>&amp;&amp; </text:span><text:span text:style-name="T14">this</text:span><text:span text:style-name="T7">.</text:span><text:span text:style-name="T21">bithDay</text:span><text:span text:style-name="T7">.equals(</text:span><text:span text:style-name="T17">another</text:span><text:span text:style-name="T7">.</text:span><text:span text:style-name="T21">bithDay</text:span><text:span text:style-name="T7">)<text:line-break/> <text:s text:c="15"/>&amp;&amp; </text:span><text:span text:style-name="T14">this</text:span><text:span text:style-name="T7">.</text:span><text:span text:style-name="T21">workingRate</text:span><text:span text:style-name="T7">.equals(</text:span><text:span text:style-name="T17">another</text:span><text:span text:style-name="T7">.</text:span><text:span text:style-name="T21">workingRate</text:span><text:span text:style-name="T7">)<text:line-break/> <text:s text:c="15"/>&amp;&amp; </text:span><text:span text:style-name="T14">this</text:span><text:span text:style-name="T7">.</text:span><text:span text:style-name="T21">post</text:span><text:span text:style-name="T7">.equals(</text:span><text:span text:style-name="T17">another</text:span><text:span text:style-name="T7">.</text:span><text:span text:style-name="T21">post</text:span><text:span text:style-name="T7">)<text:line-break/> <text:s text:c="15"/>&amp;&amp; </text:span><text:span text:style-name="T14">this</text:span><text:span text:style-name="T7">.</text:span><text:span text:style-name="T21">department</text:span><text:span text:style-name="T7">.equals(</text:span><text:span text:style-name="T17">another</text:span><text:span text:style-name="T7">.</text:span><text:span text:style-name="T21">department</text:span><text:span text:style-name="T7">);<text:line-break/> <text:s text:c="3"/>}<text:line-break/><text:line-break/> <text:s text:c="3"/></text:span><text:span text:style-name="T30">@Override<text:line-break/> <text:s text:c="3"/></text:span><text:span text:style-name="T14">public int </text:span><text:span text:style-name="T29">hashCode</text:span><text:span text:style-name="T7">() {<text:line-break/> <text:s text:c="7"/></text:span><text:span text:style-name="T14">int </text:span><text:span text:style-name="T17">hash </text:span><text:span text:style-name="T7">= </text:span><text:span text:style-name="T14">super</text:span><text:span text:style-name="T7">.hashCode();<text:line-break/> <text:s text:c="7"/></text:span><text:span text:style-name="T17">hash </text:span><text:span text:style-name="T7">= </text:span><text:span text:style-name="T23">9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workingRate</text:span><text:span text:style-name="T7">);<text:line-break/> <text:s text:c="7"/></text:span><text:span text:style-name="T17">hash </text:span><text:span text:style-name="T7">= </text:span><text:span text:style-name="T23">9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post</text:span><text:span text:style-name="T7">);<text:line-break/> <text:s text:c="7"/></text:span><text:span text:style-name="T17">hash </text:span><text:span text:style-name="T7">= </text:span><text:span text:style-name="T23">9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department</text:span><text:span text:style-name="T7">);<text:line-break/> <text:s text:c="7"/></text:span><text:span text:style-name="T17">hash </text:span><text:span text:style-name="T7">= </text:span><text:span text:style-name="T23">9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beginEmployment</text:span><text:span text:style-name="T7">);<text:line-break/> <text:s text:c="7"/></text:span><text:span text:style-name="T17">hash </text:span><text:span text:style-name="T7">= </text:span><text:span text:style-name="T23">97 </text:span><text:span text:style-name="T7">* </text:span><text:span text:style-name="T17">hash </text:span><text:span text:style-name="T7">+ </text:span><text:span text:style-name="T17">Objects</text:span><text:span text:style-name="T7">.</text:span><text:span text:style-name="T10">hashCode</text:span><text:span text:style-name="T7">(</text:span><text:span text:style-name="T14">this</text:span><text:span text:style-name="T7">.</text:span><text:span text:style-name="T21">endEmployment</text:span><text:span text:style-name="T7">);<text:line-break/> <text:s text:c="7"/></text:span><text:span text:style-name="T14">return </text:span><text:span text:style-name="T17">hash</text:span><text:span text:style-name="T7">;<text:line-break/> <text:s text:c="3"/>}<text:line-break/>}<text:line-break/></text:span></text:p>
      <text:p text:style-name="P16"/>
      <text:p text:style-name="P16"/>
      <text:p text:style-name="P16"/>
      <text:p text:style-name="P19"><text:soft-page-break/>Класс MainTable</text:p>
      <text:p text:style-name="P32" loext:marker-style-name="T7"><text:span text:style-name="T5"><text:line-break/></text:span><text:span text:style-name="T14">package </text:span><text:span text:style-name="T17">Table</text:span><text:span text:style-name="T7">;<text:line-break/><text:line-break/></text:span><text:span text:style-name="T14">import </text:span><text:span text:style-name="T17">Date.DatePicker</text:span><text:span text:style-name="T7">;<text:line-break/><text:line-break/></text:span><text:span text:style-name="T14">import </text:span><text:span text:style-name="T17">java.io.File</text:span><text:span text:style-name="T7">;<text:line-break/></text:span><text:span text:style-name="T14">import </text:span><text:span text:style-name="T17">java.io.FileInputStream</text:span><text:span text:style-name="T7">;<text:line-break/></text:span><text:span text:style-name="T14">import </text:span><text:span text:style-name="T17">java.io.FileNotFoundException</text:span><text:span text:style-name="T7">;<text:line-break/></text:span><text:span text:style-name="T14">import </text:span><text:span text:style-name="T17">java.io.FileOutputStream</text:span><text:span text:style-name="T7">;<text:line-break/></text:span><text:span text:style-name="T14">import </text:span><text:span text:style-name="T17">java.io.IOException</text:span><text:span text:style-name="T7">;<text:line-break/></text:span><text:span text:style-name="T14">import </text:span><text:span text:style-name="T17">java.io.ObjectInputStream</text:span><text:span text:style-name="T7">;<text:line-break/></text:span><text:span text:style-name="T14">import </text:span><text:span text:style-name="T17">java.io.ObjectOutputStream</text:span><text:span text:style-name="T7">;<text:line-break/></text:span><text:span text:style-name="T14">import </text:span><text:span text:style-name="T17">java.io.Serializable</text:span><text:span text:style-name="T7">;<text:line-break/></text:span><text:span text:style-name="T14">import </text:span><text:span text:style-name="T17">java.util.ArrayList</text:span><text:span text:style-name="T7">;<text:line-break/></text:span><text:span text:style-name="T14">import </text:span><text:span text:style-name="T17">java.util.Calendar</text:span><text:span text:style-name="T7">;<text:line-break/><text:line-break/></text:span><text:span text:style-name="T14">import </text:span><text:span text:style-name="T17">schedule.employee.Employee</text:span><text:span text:style-name="T7">;<text:line-break/><text:line-break/></text:span><text:span text:style-name="T14">public class </text:span><text:span text:style-name="T17">MainTable </text:span><text:span text:style-name="T14">implements </text:span><text:span text:style-name="T17">Serializable </text:span><text:span text:style-name="T7">{<text:line-break/><text:line-break/> <text:s text:c="3"/></text:span><text:span text:style-name="T14">private </text:span><text:span text:style-name="T17">ArrayList</text:span><text:span text:style-name="T7">&lt;</text:span><text:span text:style-name="T17">Employee</text:span><text:span text:style-name="T7">&gt; </text:span><text:span text:style-name="T21">arrEmployees</text:span><text:span text:style-name="T7">;<text:line-break/> <text:s text:c="3"/></text:span><text:span text:style-name="T14">private </text:span><text:span text:style-name="T17">Calendar </text:span><text:span text:style-name="T21">date</text:span><text:span text:style-name="T7">;<text:line-break/> <text:s text:c="3"/></text:span><text:span text:style-name="T14">private </text:span><text:span text:style-name="T17">Double </text:span><text:span text:style-name="T21">workingHoursPerMonth</text:span><text:span text:style-name="T7">;<text:line-break/> <text:s text:c="3"/></text:span><text:span text:style-name="T14">private </text:span><text:span text:style-name="T17">String </text:span><text:span text:style-name="T21">fileName</text:span><text:span text:style-name="T7">;<text:line-break/><text:line-break/> <text:s text:c="3"/></text:span><text:span text:style-name="T14">public </text:span><text:span text:style-name="T29">MainTable</text:span><text:span text:style-name="T7">(</text:span><text:span text:style-name="T17">MainTable another</text:span><text:span text:style-name="T7">) {<text:line-break/> <text:s text:c="7"/></text:span><text:span text:style-name="T14">if </text:span><text:span text:style-name="T7">(</text:span><text:span text:style-name="T17">another</text:span><text:span text:style-name="T7">.</text:span><text:span text:style-name="T21">arrEmployees </text:span><text:span text:style-name="T7">!= </text:span><text:span text:style-name="T14">null</text:span><text:span text:style-name="T7">) {<text:line-break/> <text:s text:c="11"/></text:span><text:span text:style-name="T21">arrEmployees </text:span><text:span text:style-name="T7">= </text:span><text:span text:style-name="T14">new </text:span><text:span text:style-name="T7">ArrayList&lt;</text:span><text:span text:style-name="T17">Employee</text:span><text:span text:style-name="T7">&gt;();<text:line-break/> <text:s text:c="11"/></text:span><text:span text:style-name="T14">for </text:span><text:span text:style-name="T7">(</text:span><text:span text:style-name="T17">Employee el </text:span><text:span text:style-name="T7">: </text:span><text:span text:style-name="T17">another</text:span><text:span text:style-name="T7">.</text:span><text:span text:style-name="T21">arrEmployees</text:span><text:span text:style-name="T7">) {<text:line-break/> <text:s text:c="15"/></text:span><text:span text:style-name="T21">arrEmployees</text:span><text:span text:style-name="T7">.add(</text:span><text:span text:style-name="T14">new </text:span><text:span text:style-name="T7">Employee(</text:span><text:span text:style-name="T17">el</text:span><text:span text:style-name="T7">));<text:line-break/> <text:s text:c="11"/>}<text:line-break/> <text:s text:c="7"/>}<text:line-break/> <text:s text:c="7"/></text:span><text:span text:style-name="T21">date </text:span><text:span text:style-name="T7">= (</text:span><text:span text:style-name="T17">Calendar</text:span><text:span text:style-name="T7">) </text:span><text:span text:style-name="T17">another</text:span><text:span text:style-name="T7">.</text:span><text:span text:style-name="T21">date</text:span><text:span text:style-name="T7">.clone();<text:line-break/> <text:s text:c="7"/></text:span><text:span text:style-name="T21">workingHoursPerMonth </text:span><text:span text:style-name="T7">= </text:span><text:span text:style-name="T17">another</text:span><text:span text:style-name="T7">.</text:span><text:span text:style-name="T21">workingHoursPerMonth</text:span><text:span text:style-name="T7">;<text:line-break/> <text:s text:c="7"/></text:span><text:span text:style-name="T21">fileName </text:span><text:span text:style-name="T7">= </text:span><text:span text:style-name="T14">new </text:span><text:span text:style-name="T7">String(</text:span><text:span text:style-name="T17">another</text:span><text:span text:style-name="T7">.</text:span><text:span text:style-name="T21">fileName</text:span><text:span text:style-name="T7">);<text:line-break/> <text:s text:c="3"/>}<text:line-break/><text:line-break/> <text:s text:c="3"/></text:span><text:span text:style-name="T14">public </text:span><text:span text:style-name="T29">MainTable</text:span><text:span text:style-name="T7">(</text:span><text:span text:style-name="T17">ArrayList</text:span><text:span text:style-name="T7">&lt;</text:span><text:span text:style-name="T17">Employee</text:span><text:span text:style-name="T7">&gt; </text:span><text:span text:style-name="T17">arrEmployees</text:span><text:span text:style-name="T7">, </text:span><text:span text:style-name="T17">Calendar date</text:span><text:span text:style-name="T7">, </text:span><text:span text:style-name="T17">Double workingHoursPerMonth</text:span><text:span text:style-name="T7">) {<text:line-break/> <text:s text:c="7"/></text:span><text:span text:style-name="T14">if </text:span><text:span text:style-name="T7">(</text:span><text:span text:style-name="T17">arrEmployees </text:span><text:span text:style-name="T7">== </text:span><text:span text:style-name="T14">null </text:span><text:span text:style-name="T7">|| </text:span><text:span text:style-name="T17">date </text:span><text:span text:style-name="T7">== </text:span><text:span text:style-name="T14">null </text:span><text:span text:style-name="T7">|| </text:span><text:span text:style-name="T17">workingHoursPerMonth </text:span><text:span text:style-name="T7">== </text:span><text:span text:style-name="T14">null </text:span><text:span text:style-name="T7">|| </text:span><text:span text:style-name="T17">workingHoursPerMonth </text:span><text:span text:style-name="T7">&lt; </text:span><text:span text:style-name="T23">0.0</text:span><text:span text:style-name="T7">) {<text:line-break/> <text:s text:c="11"/></text:span><text:span text:style-name="T14">if </text:span><text:span text:style-name="T7">(</text:span><text:span text:style-name="T17">arrEmployees </text:span><text:span text:style-name="T7">== </text:span><text:span text:style-name="T14">null</text:span><text:span text:style-name="T7">) {<text:line-break/> <text:s text:c="15"/></text:span><text:span text:style-name="T14">throw new </text:span><text:span text:style-name="T7">IllegalArgumentException(</text:span><text:span text:style-name="T27">"В конструкторе недопустимый аргумент: MainTable(ArrayList&lt;Employee&gt;==NULL ...)"</text:span><text:span text:style-name="T7">);<text:line-break/> <text:s text:c="11"/>}<text:line-break/> <text:s text:c="11"/></text:span><text:span text:style-name="T14">if </text:span><text:span text:style-name="T7">(</text:span><text:span text:style-name="T17">date </text:span><text:span text:style-name="T7">== </text:span><text:span text:style-name="T14">null</text:span><text:span text:style-name="T7">) {<text:line-break/> <text:s text:c="15"/></text:span><text:span text:style-name="T14">throw new </text:span><text:span text:style-name="T7">IllegalArgumentException(</text:span><text:span text:style-name="T27">"В конструкторе недопустимый аргумент: MainTable(...,Calendar date == NULL, ...)"</text:span><text:span text:style-name="T7">);<text:line-break/> <text:s text:c="11"/>}<text:line-break/> <text:s text:c="11"/></text:span><text:span text:style-name="T14">if </text:span><text:span text:style-name="T7">(</text:span><text:span text:style-name="T17">workingHoursPerMonth </text:span><text:span text:style-name="T7">== </text:span><text:span text:style-name="T14">null </text:span><text:span text:style-name="T7">|| </text:span><text:span text:style-name="T17">workingHoursPerMonth </text:span><text:span text:style-name="T7">&lt; </text:span><text:span text:style-name="T23">0.0</text:span><text:span text:style-name="T7">) {<text:line-break/> <text:s text:c="15"/></text:span><text:span text:style-name="T14">throw new </text:span><text:span text:style-name="T7">IllegalArgumentException(</text:span><text:span text:style-name="T27">"В конструкторе недопустимый аргумент: MainTable(..., Double workingHoursPerMonth==NULL or &lt; 0.0)"</text:span><text:span text:style-name="T7">);<text:line-break/></text:span><text:soft-page-break/><text:span text:style-name="T7"> <text:s text:c="11"/>}<text:line-break/> <text:s text:c="7"/>}<text:line-break/> <text:s text:c="7"/></text:span><text:span text:style-name="T14">this</text:span><text:span text:style-name="T7">.</text:span><text:span text:style-name="T21">arrEmployees </text:span><text:span text:style-name="T7">= </text:span><text:span text:style-name="T17">arrEmployees</text:span><text:span text:style-name="T7">;<text:line-break/> <text:s text:c="7"/></text:span><text:span text:style-name="T14">this</text:span><text:span text:style-name="T7">.</text:span><text:span text:style-name="T21">date </text:span><text:span text:style-name="T7">= </text:span><text:span text:style-name="T17">date</text:span><text:span text:style-name="T7">;<text:line-break/> <text:s text:c="7"/></text:span><text:span text:style-name="T14">this</text:span><text:span text:style-name="T7">.</text:span><text:span text:style-name="T21">workingHoursPerMonth </text:span><text:span text:style-name="T7">= </text:span><text:span text:style-name="T17">workingHoursPerMonth</text:span><text:span text:style-name="T7">;<text:line-break/> <text:s text:c="7"/></text:span><text:span text:style-name="T14">if </text:span><text:span text:style-name="T7">(</text:span><text:span text:style-name="T17">arrEmployees</text:span><text:span text:style-name="T7">.isEmpty()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Load empty arrayList&lt;Emplyee&gt;"</text:span><text:span text:style-name="T7">);<text:line-break/><text:line-break/> <text:s text:c="11"/></text:span><text:span text:style-name="T25">/////</text:span><text:span text:style-name="T32">ToDo///</text:span><text:span text:style-name="T25">//<text:line-break/> <text:s text:c="7"/></text:span><text:span text:style-name="T7">}<text:line-break/><text:line-break/> <text:s text:c="7"/></text:span><text:span text:style-name="T21">fileName </text:span><text:span text:style-name="T7">= </text:span><text:span text:style-name="T27">"Schedue_of_" </text:span><text:span text:style-name="T7">+ </text:span><text:span text:style-name="T17">DatePicker</text:span><text:span text:style-name="T7">.</text:span><text:span text:style-name="T20">MONTHS_OF_YEAR</text:span><text:span text:style-name="T7">[</text:span><text:span text:style-name="T17">date</text:span><text:span text:style-name="T7">.get(</text:span><text:span text:style-name="T17">Calendar</text:span><text:span text:style-name="T7">.</text:span><text:span text:style-name="T20">MONTH</text:span><text:span text:style-name="T7">)] + </text:span><text:span text:style-name="T27">"_" </text:span><text:span text:style-name="T7">+ </text:span><text:span text:style-name="T17">date</text:span><text:span text:style-name="T7">.get(</text:span><text:span text:style-name="T17">Calendar</text:span><text:span text:style-name="T7">.</text:span><text:span text:style-name="T20">YEAR</text:span><text:span text:style-name="T7">) + </text:span><text:span text:style-name="T27">".tbl"</text:span><text:span text:style-name="T7">;<text:line-break/><text:line-break/> <text:s text:c="7"/></text:span><text:span text:style-name="T17">System</text:span><text:span text:style-name="T7">.</text:span><text:span text:style-name="T20">out</text:span><text:span text:style-name="T7">.println(</text:span><text:span text:style-name="T27">"График на " </text:span><text:span text:style-name="T7">+ </text:span><text:span text:style-name="T17">DatePicker</text:span><text:span text:style-name="T7">.</text:span><text:span text:style-name="T20">MONTHS_OF_YEAR</text:span><text:span text:style-name="T7">[</text:span><text:span text:style-name="T17">date</text:span><text:span text:style-name="T7">.get(</text:span><text:span text:style-name="T17">Calendar</text:span><text:span text:style-name="T7">.</text:span><text:span text:style-name="T20">MONTH</text:span><text:span text:style-name="T7">)] + </text:span><text:span text:style-name="T27">" " </text:span><text:span text:style-name="T7">+ </text:span><text:span text:style-name="T17">date</text:span><text:span text:style-name="T7">.get(</text:span><text:span text:style-name="T17">Calendar</text:span><text:span text:style-name="T7">.</text:span><text:span text:style-name="T20">YEAR</text:span><text:span text:style-name="T7">) + </text:span><text:span text:style-name="T27">"год " </text:span><text:span text:style-name="T7">+ </text:span><text:span text:style-name="T17">workingHoursPerMonth </text:span><text:span text:style-name="T7">+ </text:span><text:span text:style-name="T27">" ч. Будет охранен в " </text:span><text:span text:style-name="T7">+ </text:span><text:span text:style-name="T21">fileName</text:span><text:span text:style-name="T7">);<text:line-break/> <text:s text:c="7"/></text:span><text:span text:style-name="T14">for </text:span><text:span text:style-name="T7">(</text:span><text:span text:style-name="T17">Employee e </text:span><text:span text:style-name="T7">: </text:span><text:span text:style-name="T17">arrEmployees</text:span><text:span text:style-name="T7">) </text:span><text:span text:style-name="T25">//инициализируем поле ArrayList&lt;Designations&gt; workSchedule <text:line-break/> <text:s text:c="7"/></text:span><text:span text:style-name="T7">{<text:line-break/> <text:s text:c="11"/></text:span><text:span text:style-name="T14">if </text:span><text:span text:style-name="T7">(</text:span><text:span text:style-name="T17">e</text:span><text:span text:style-name="T7">.getWorkSchedule() == </text:span><text:span text:style-name="T14">null </text:span><text:span text:style-name="T7">|| </text:span><text:span text:style-name="T17">e</text:span><text:span text:style-name="T7">.getWorkSchedule().size() != </text:span><text:span text:style-name="T17">date</text:span><text:span text:style-name="T7">.getActualMaximum(</text:span><text:span text:style-name="T17">Calendar</text:span><text:span text:style-name="T7">.</text:span><text:span text:style-name="T20">DAY_OF_MONTH</text:span><text:span text:style-name="T7">))</text:span><text:span text:style-name="T25">//если данное поле не инициализировано или оно не соотверствует по размеру текущей дате (излишние проверки?)<text:line-break/> <text:s text:c="11"/></text:span><text:span text:style-name="T7">{<text:line-break/> <text:s text:c="15"/></text:span><text:span text:style-name="T17">e</text:span><text:span text:style-name="T7">.setWorkSchedule(</text:span><text:span text:style-name="T14">new </text:span><text:span text:style-name="T7">ArrayList&lt;</text:span><text:span text:style-name="T17">Designations</text:span><text:span text:style-name="T7">&gt;(</text:span><text:span text:style-name="T17">date</text:span><text:span text:style-name="T7">.getActualMaximum(</text:span><text:span text:style-name="T17">Calendar</text:span><text:span text:style-name="T7">.</text:span><text:span text:style-name="T20">DAY_OF_MONTH</text:span><text:span text:style-name="T7">)));<text:line-break/> <text:s text:c="11"/>}<text:line-break/> <text:s text:c="7"/>}<text:line-break/> <text:s text:c="7"/>genereteDesignationsForAllEmployees();<text:line-break/> <text:s text:c="3"/>}<text:line-break/><text:line-break/> <text:s text:c="3"/></text:span><text:span text:style-name="T25">/// /////////////метод авогенерации массива с обозначениями ArraList</text:span><text:span text:style-name="T26">&lt;Designations&gt;</text:span><text:span text:style-name="T25"> у всех сотрудников///////////////////////////////<text:line-break/><text:line-break/> <text:s text:c="3"/></text:span><text:span text:style-name="T14">private void </text:span><text:span text:style-name="T29">genereteDesignationsForAllEmployees</text:span><text:span text:style-name="T7">() {<text:line-break/> <text:s text:c="7"/></text:span><text:span text:style-name="T17">Calendar firstDayMonthofWeek </text:span><text:span text:style-name="T7">= </text:span><text:span text:style-name="T17">Calendar</text:span><text:span text:style-name="T7">.</text:span><text:span text:style-name="T10">getInstance</text:span><text:span text:style-name="T7">();<text:line-break/> <text:s text:c="7"/></text:span><text:span text:style-name="T17">firstDayMonthofWeek</text:span><text:span text:style-name="T7">.set(</text:span><text:span text:style-name="T21">date</text:span><text:span text:style-name="T7">.get(</text:span><text:span text:style-name="T17">Calendar</text:span><text:span text:style-name="T7">.</text:span><text:span text:style-name="T20">YEAR</text:span><text:span text:style-name="T7">), </text:span><text:span text:style-name="T21">date</text:span><text:span text:style-name="T7">.get(</text:span><text:span text:style-name="T17">Calendar</text:span><text:span text:style-name="T7">.</text:span><text:span text:style-name="T20">MONTH</text:span><text:span text:style-name="T7">), </text:span><text:span text:style-name="T23">1</text:span><text:span text:style-name="T7">); </text:span><text:span text:style-name="T25">//первый день текущего месяца<text:line-break/><text:line-break/> <text:s text:c="7"/></text:span><text:span text:style-name="T14">for </text:span><text:span text:style-name="T7">(</text:span><text:span text:style-name="T17">Employee e </text:span><text:span text:style-name="T7">: </text:span><text:span text:style-name="T21">arrEmployees</text:span><text:span text:style-name="T7">)</text:span><text:span text:style-name="T25">//проходим по массиву сотрудников<text:line-break/> <text:s text:c="7"/></text:span><text:span text:style-name="T7">{<text:line-break/> <text:s text:c="11"/></text:span><text:span text:style-name="T14">int </text:span><text:span text:style-name="T17">weekDay </text:span><text:span text:style-name="T7">= </text:span><text:span text:style-name="T17">firstDayMonthofWeek</text:span><text:span text:style-name="T7">.get(</text:span><text:span text:style-name="T17">Calendar</text:span><text:span text:style-name="T7">.</text:span><text:span text:style-name="T20">DAY_OF_WEEK</text:span><text:span text:style-name="T7">);</text:span><text:span text:style-name="T25">//определяем день недели первого дня месяца<text:line-break/> <text:s text:c="11"/></text:span><text:span text:style-name="T14">for </text:span><text:span text:style-name="T7">(</text:span><text:span text:style-name="T14">int </text:span><text:span text:style-name="T17">i </text:span><text:span text:style-name="T7">= </text:span><text:span text:style-name="T23">0</text:span><text:span text:style-name="T7">; </text:span><text:span text:style-name="T17">i </text:span><text:span text:style-name="T7">&lt; </text:span><text:span text:style-name="T21">date</text:span><text:span text:style-name="T7">.getActualMaximum(</text:span><text:span text:style-name="T17">Calendar</text:span><text:span text:style-name="T7">.</text:span><text:span text:style-name="T20">DAY_OF_MONTH</text:span><text:span text:style-name="T7">); </text:span><text:span text:style-name="T17">i</text:span><text:span text:style-name="T7">++)</text:span><text:span text:style-name="T25">//у каждого сотрудника инициализируем массив с графиком работы(обозначений)<text:line-break/> <text:s text:c="11"/></text:span><text:span text:style-name="T7">{<text:line-break/> <text:s text:c="15"/></text:span><text:span text:style-name="T14">int </text:span><text:span text:style-name="T17">val </text:span><text:span text:style-name="T7">= </text:span><text:span text:style-name="T23">0</text:span><text:span text:style-name="T7">;<text:line-break/> <text:s text:c="15"/></text:span><text:span text:style-name="T17">Boolean cond </text:span><text:span text:style-name="T7">= </text:span><text:span text:style-name="T14">false</text:span><text:span text:style-name="T7">;<text:line-break/> <text:s text:c="15"/></text:span><text:span text:style-name="T17">weekDay </text:span><text:span text:style-name="T7">%= </text:span><text:span text:style-name="T23">7</text:span><text:span text:style-name="T7">;<text:line-break/> <text:s text:c="15"/></text:span><text:span text:style-name="T14">if </text:span><text:span text:style-name="T7">(</text:span><text:span text:style-name="T17">weekDay </text:span><text:span text:style-name="T7">== </text:span><text:span text:style-name="T23">0 </text:span><text:span text:style-name="T7">|| </text:span><text:span text:style-name="T17">weekDay </text:span><text:span text:style-name="T7">== </text:span><text:span text:style-name="T23">1</text:span><text:span text:style-name="T7">) {<text:line-break/> <text:s text:c="19"/></text:span><text:span text:style-name="T17">val </text:span><text:span text:style-name="T7">= </text:span><text:span text:style-name="T23">0</text:span><text:span text:style-name="T7">;<text:line-break/> <text:s text:c="15"/>}</text:span><text:span text:style-name="T25">//если <text:s/>выходной день, то оставляем пустую ячейку Designation<text:line-break/> <text:s text:c="15"/></text:span><text:span text:style-name="T14">else if </text:span><text:span text:style-name="T7">(</text:span><text:span text:style-name="T17">e</text:span><text:span text:style-name="T7">.getWorkingShift() == </text:span><text:span text:style-name="T14">tru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1</text:span><text:span text:style-name="T7">) {<text:line-break/> <text:s text:c="19"/></text:span><text:span text:style-name="T17">val </text:span><text:span text:style-name="T7">= </text:span><text:span text:style-name="T23">1</text:span><text:span text:style-name="T7">;<text:line-break/> <text:s text:c="19"/></text:span><text:span text:style-name="T17">cond </text:span><text:span text:style-name="T7">= </text:span><text:span text:style-name="T14">true</text:span><text:span text:style-name="T7">;<text:line-break/></text:span><text:soft-page-break/><text:span text:style-name="T7"> <text:s text:c="15"/>} </text:span><text:span text:style-name="T25">//если смена у доктора нечетная и число нечетное то "У"<text:line-break/> <text:s text:c="15"/></text:span><text:span text:style-name="T14">else if </text:span><text:span text:style-name="T7">(</text:span><text:span text:style-name="T17">e</text:span><text:span text:style-name="T7">.getWorkingShift() == </text:span><text:span text:style-name="T14">tru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0</text:span><text:span text:style-name="T7">) {<text:line-break/> <text:s text:c="19"/></text:span><text:span text:style-name="T17">val </text:span><text:span text:style-name="T7">= </text:span><text:span text:style-name="T23">2</text:span><text:span text:style-name="T7">;<text:line-break/> <text:s text:c="19"/></text:span><text:span text:style-name="T17">cond </text:span><text:span text:style-name="T7">= </text:span><text:span text:style-name="T14">true</text:span><text:span text:style-name="T7">;<text:line-break/> <text:s text:c="15"/>}</text:span><text:span text:style-name="T25">//если смена у доктора нечетная и число четное то "В"<text:line-break/> <text:s text:c="15"/></text:span><text:span text:style-name="T14">else if </text:span><text:span text:style-name="T7">(</text:span><text:span text:style-name="T17">e</text:span><text:span text:style-name="T7">.getWorkingShift() == </text:span><text:span text:style-name="T14">fals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1</text:span><text:span text:style-name="T7">) {<text:line-break/> <text:s text:c="19"/></text:span><text:span text:style-name="T17">val </text:span><text:span text:style-name="T7">= </text:span><text:span text:style-name="T23">2</text:span><text:span text:style-name="T7">;<text:line-break/> <text:s text:c="19"/></text:span><text:span text:style-name="T17">cond </text:span><text:span text:style-name="T7">= </text:span><text:span text:style-name="T14">true</text:span><text:span text:style-name="T7">;<text:line-break/> <text:s text:c="15"/>} </text:span><text:span text:style-name="T25">//если смена у доктора нечетная и число нечетное то "В"<text:line-break/> <text:s text:c="15"/></text:span><text:span text:style-name="T14">else if </text:span><text:span text:style-name="T7">(</text:span><text:span text:style-name="T17">e</text:span><text:span text:style-name="T7">.getWorkingShift() == </text:span><text:span text:style-name="T14">fals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0</text:span><text:span text:style-name="T7">) {<text:line-break/> <text:s text:c="19"/></text:span><text:span text:style-name="T17">val </text:span><text:span text:style-name="T7">= </text:span><text:span text:style-name="T23">1</text:span><text:span text:style-name="T7">;<text:line-break/> <text:s text:c="19"/></text:span><text:span text:style-name="T17">cond </text:span><text:span text:style-name="T7">= </text:span><text:span text:style-name="T14">true</text:span><text:span text:style-name="T7">;<text:line-break/> <text:s text:c="15"/>}</text:span><text:span text:style-name="T25">//если смена у доктора нечетная и число четное то "У"<text:line-break/> <text:s text:c="15"/></text:span><text:span text:style-name="T17">e</text:span><text:span text:style-name="T7">.getWorkSchedule().add(</text:span><text:span text:style-name="T14">new </text:span><text:span text:style-name="T7">Designations(</text:span><text:span text:style-name="T17">val</text:span><text:span text:style-name="T7">, </text:span><text:span text:style-name="T17">cond</text:span><text:span text:style-name="T7">));<text:line-break/> <text:s text:c="15"/></text:span><text:span text:style-name="T17">weekDay</text:span><text:span text:style-name="T7">++;<text:line-break/> <text:s text:c="11"/>}<text:line-break/> <text:s text:c="7"/>}<text:line-break/> <text:s text:c="3"/>}<text:line-break/><text:line-break/> <text:s text:c="3"/></text:span><text:span text:style-name="T25">/// /////////////////метод авогенерации массива с обозначениями ArraList</text:span><text:span text:style-name="T26">&lt;Designations&gt;</text:span><text:span text:style-name="T25"> <text:s/>для ОДНОГО сотрудников/////////////////////////<text:line-break/> <text:s text:c="3"/></text:span><text:span text:style-name="T14">private void </text:span><text:span text:style-name="T29">genereteDesignations</text:span><text:span text:style-name="T7">(</text:span><text:span text:style-name="T17">Employee e</text:span><text:span text:style-name="T7">) {<text:line-break/> <text:s text:c="7"/></text:span><text:span text:style-name="T17">e</text:span><text:span text:style-name="T7">.setWorkSchedule(</text:span><text:span text:style-name="T14">new </text:span><text:span text:style-name="T7">ArrayList&lt;</text:span><text:span text:style-name="T17">Designations</text:span><text:span text:style-name="T7">&gt;());<text:line-break/> <text:s text:c="7"/></text:span><text:span text:style-name="T17">Calendar firstDayMonthofWeek </text:span><text:span text:style-name="T7">= </text:span><text:span text:style-name="T17">Calendar</text:span><text:span text:style-name="T7">.</text:span><text:span text:style-name="T10">getInstance</text:span><text:span text:style-name="T7">();<text:line-break/> <text:s text:c="7"/></text:span><text:span text:style-name="T17">firstDayMonthofWeek</text:span><text:span text:style-name="T7">.set(</text:span><text:span text:style-name="T21">date</text:span><text:span text:style-name="T7">.get(</text:span><text:span text:style-name="T17">Calendar</text:span><text:span text:style-name="T7">.</text:span><text:span text:style-name="T20">YEAR</text:span><text:span text:style-name="T7">), </text:span><text:span text:style-name="T21">date</text:span><text:span text:style-name="T7">.get(</text:span><text:span text:style-name="T17">Calendar</text:span><text:span text:style-name="T7">.</text:span><text:span text:style-name="T20">MONTH</text:span><text:span text:style-name="T7">), </text:span><text:span text:style-name="T23">1</text:span><text:span text:style-name="T7">); </text:span><text:span text:style-name="T25">//первый день текущего месяца<text:line-break/> <text:s text:c="7"/></text:span><text:span text:style-name="T14">int </text:span><text:span text:style-name="T17">weekDay </text:span><text:span text:style-name="T7">= </text:span><text:span text:style-name="T17">firstDayMonthofWeek</text:span><text:span text:style-name="T7">.get(</text:span><text:span text:style-name="T17">Calendar</text:span><text:span text:style-name="T7">.</text:span><text:span text:style-name="T20">DAY_OF_WEEK</text:span><text:span text:style-name="T7">);</text:span><text:span text:style-name="T25">//определяем день недели первого дня месяца<text:line-break/> <text:s text:c="7"/></text:span><text:span text:style-name="T14">for </text:span><text:span text:style-name="T7">(</text:span><text:span text:style-name="T14">int </text:span><text:span text:style-name="T17">i </text:span><text:span text:style-name="T7">= </text:span><text:span text:style-name="T23">0</text:span><text:span text:style-name="T7">; </text:span><text:span text:style-name="T17">i </text:span><text:span text:style-name="T7">&lt; </text:span><text:span text:style-name="T21">date</text:span><text:span text:style-name="T7">.getActualMaximum(</text:span><text:span text:style-name="T17">Calendar</text:span><text:span text:style-name="T7">.</text:span><text:span text:style-name="T20">DAY_OF_MONTH</text:span><text:span text:style-name="T7">); </text:span><text:span text:style-name="T17">i</text:span><text:span text:style-name="T7">++)</text:span><text:span text:style-name="T25">//у каждого сотрудника инициализируем массив с графиком работы(обозначений)<text:line-break/> <text:s text:c="7"/></text:span><text:span text:style-name="T7">{<text:line-break/> <text:s text:c="11"/></text:span><text:span text:style-name="T14">int </text:span><text:span text:style-name="T17">val </text:span><text:span text:style-name="T7">= </text:span><text:span text:style-name="T23">0</text:span><text:span text:style-name="T7">;<text:line-break/> <text:s text:c="11"/></text:span><text:span text:style-name="T17">Boolean cond </text:span><text:span text:style-name="T7">= </text:span><text:span text:style-name="T14">false</text:span><text:span text:style-name="T7">;<text:line-break/> <text:s text:c="11"/></text:span><text:span text:style-name="T17">weekDay </text:span><text:span text:style-name="T7">%= </text:span><text:span text:style-name="T23">7</text:span><text:span text:style-name="T7">;<text:line-break/> <text:s text:c="11"/></text:span><text:span text:style-name="T14">if </text:span><text:span text:style-name="T7">(</text:span><text:span text:style-name="T17">weekDay </text:span><text:span text:style-name="T7">== </text:span><text:span text:style-name="T23">0 </text:span><text:span text:style-name="T7">|| </text:span><text:span text:style-name="T17">weekDay </text:span><text:span text:style-name="T7">== </text:span><text:span text:style-name="T23">1</text:span><text:span text:style-name="T7">) {<text:line-break/> <text:s text:c="15"/></text:span><text:span text:style-name="T17">val </text:span><text:span text:style-name="T7">= </text:span><text:span text:style-name="T23">0</text:span><text:span text:style-name="T7">;<text:line-break/> <text:s text:c="11"/>}</text:span><text:span text:style-name="T25">//если <text:s/>выходной день, то оставляем пустую ячейку Designation<text:line-break/> <text:s text:c="11"/></text:span><text:span text:style-name="T14">else if </text:span><text:span text:style-name="T7">(</text:span><text:span text:style-name="T17">e</text:span><text:span text:style-name="T7">.getWorkingShift() == </text:span><text:span text:style-name="T14">tru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1</text:span><text:span text:style-name="T7">) {<text:line-break/> <text:s text:c="15"/></text:span><text:span text:style-name="T17">val </text:span><text:span text:style-name="T7">= </text:span><text:span text:style-name="T23">1</text:span><text:span text:style-name="T7">;<text:line-break/> <text:s text:c="15"/></text:span><text:span text:style-name="T17">cond </text:span><text:span text:style-name="T7">= </text:span><text:span text:style-name="T14">true</text:span><text:span text:style-name="T7">;<text:line-break/> <text:s text:c="11"/>} </text:span><text:span text:style-name="T25">//если смена у доктора нечетная и число нечетное то "У"<text:line-break/> <text:s text:c="11"/></text:span><text:span text:style-name="T14">else if </text:span><text:span text:style-name="T7">(</text:span><text:span text:style-name="T17">e</text:span><text:span text:style-name="T7">.getWorkingShift() == </text:span><text:span text:style-name="T14">tru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0</text:span><text:span text:style-name="T7">) {<text:line-break/> <text:s text:c="15"/></text:span><text:span text:style-name="T17">val </text:span><text:span text:style-name="T7">= </text:span><text:span text:style-name="T23">2</text:span><text:span text:style-name="T7">;<text:line-break/> <text:s text:c="15"/></text:span><text:span text:style-name="T17">cond </text:span><text:span text:style-name="T7">= </text:span><text:span text:style-name="T14">true</text:span><text:span text:style-name="T7">;<text:line-break/> <text:s text:c="11"/>}</text:span><text:span text:style-name="T25">//если смена у доктора нечетная и число четное то "В"<text:line-break/> <text:s text:c="11"/></text:span><text:span text:style-name="T14">else if </text:span><text:span text:style-name="T7">(</text:span><text:span text:style-name="T17">e</text:span><text:span text:style-name="T7">.getWorkingShift() == </text:span><text:span text:style-name="T14">fals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1</text:span><text:span text:style-name="T7">) {<text:line-break/> <text:s text:c="15"/></text:span><text:span text:style-name="T17">val </text:span><text:span text:style-name="T7">= </text:span><text:span text:style-name="T23">2</text:span><text:span text:style-name="T7">;<text:line-break/> <text:s text:c="15"/></text:span><text:span text:style-name="T17">cond </text:span><text:span text:style-name="T7">= </text:span><text:span text:style-name="T14">true</text:span><text:span text:style-name="T7">;<text:line-break/> <text:s text:c="11"/>} </text:span><text:span text:style-name="T25">//если смена у доктора нечетная и число нечетное то "В"<text:line-break/> <text:s text:c="11"/></text:span><text:span text:style-name="T14">else if </text:span><text:span text:style-name="T7">(</text:span><text:span text:style-name="T17">e</text:span><text:span text:style-name="T7">.getWorkingShift() == </text:span><text:span text:style-name="T14">false </text:span><text:span text:style-name="T7">&amp;&amp; </text:span><text:span text:style-name="T17">i </text:span><text:span text:style-name="T7">% </text:span><text:span text:style-name="T23">2 </text:span><text:span text:style-name="T7">== </text:span><text:span text:style-name="T23">0</text:span><text:span text:style-name="T7">) {<text:line-break/> <text:s text:c="15"/></text:span><text:span text:style-name="T17">val </text:span><text:span text:style-name="T7">= </text:span><text:span text:style-name="T23">1</text:span><text:span text:style-name="T7">;<text:line-break/> <text:s text:c="15"/></text:span><text:span text:style-name="T17">cond </text:span><text:span text:style-name="T7">= </text:span><text:span text:style-name="T14">true</text:span><text:span text:style-name="T7">;<text:line-break/> <text:s text:c="11"/>}</text:span><text:span text:style-name="T25">//если смена у доктора нечетная и число четное то "У"<text:line-break/></text:span><text:soft-page-break/><text:span text:style-name="T25"> <text:s text:c="11"/></text:span><text:span text:style-name="T17">e</text:span><text:span text:style-name="T7">.getWorkSchedule().add(</text:span><text:span text:style-name="T14">new </text:span><text:span text:style-name="T7">Designations(</text:span><text:span text:style-name="T17">val</text:span><text:span text:style-name="T7">, </text:span><text:span text:style-name="T17">cond</text:span><text:span text:style-name="T7">));<text:line-break/> <text:s text:c="11"/></text:span><text:span text:style-name="T17">weekDay</text:span><text:span text:style-name="T7">++;<text:line-break/> <text:s text:c="7"/>}<text:line-break/> <text:s text:c="3"/>}<text:line-break/> <text:s text:c="3"/></text:span><text:span text:style-name="T25">//Инициализация массива с обозначениями ArraList&lt;Designations&gt; для одного сотрудника//<text:line-break/><text:line-break/> <text:s text:c="3"/>/// //////////////////////Геттеры////////////////////////////////////<text:line-break/> <text:s text:c="3"/></text:span><text:span text:style-name="T14">public </text:span><text:span text:style-name="T17">ArrayList</text:span><text:span text:style-name="T7">&lt;</text:span><text:span text:style-name="T17">Employee</text:span><text:span text:style-name="T7">&gt; </text:span><text:span text:style-name="T29">getEmployees</text:span><text:span text:style-name="T7">() {<text:line-break/> <text:s text:c="7"/></text:span><text:span text:style-name="T14">return </text:span><text:span text:style-name="T21">arrEmployees</text:span><text:span text:style-name="T7">;<text:line-break/> <text:s text:c="3"/>}<text:line-break/><text:line-break/> <text:s text:c="3"/></text:span><text:span text:style-name="T14">public </text:span><text:span text:style-name="T17">Calendar </text:span><text:span text:style-name="T29">getDate</text:span><text:span text:style-name="T7">() {<text:line-break/> <text:s text:c="7"/></text:span><text:span text:style-name="T14">return </text:span><text:span text:style-name="T21">date</text:span><text:span text:style-name="T7">;<text:line-break/> <text:s text:c="3"/>}<text:line-break/><text:line-break/> <text:s text:c="3"/>;<text:line-break/><text:line-break/> <text:s text:c="3"/></text:span><text:span text:style-name="T14">public </text:span><text:span text:style-name="T17">Double </text:span><text:span text:style-name="T29">getWorkingHours</text:span><text:span text:style-name="T7">() {<text:line-break/> <text:s text:c="7"/></text:span><text:span text:style-name="T14">return </text:span><text:span text:style-name="T21">workingHoursPerMonth</text:span><text:span text:style-name="T7">;<text:line-break/> <text:s text:c="3"/>}<text:line-break/><text:line-break/> <text:s text:c="3"/></text:span><text:span text:style-name="T14">public </text:span><text:span text:style-name="T17">String </text:span><text:span text:style-name="T29">getShortFileNameToSave</text:span><text:span text:style-name="T7">() {<text:line-break/> <text:s text:c="7"/></text:span><text:span text:style-name="T14">return </text:span><text:span text:style-name="T21">fileName</text:span><text:span text:style-name="T7">;<text:line-break/> <text:s text:c="3"/>}<text:line-break/><text:line-break/> <text:s text:c="3"/></text:span><text:span text:style-name="T25">/// ///////////////////////Сеттеры////////////////////////////////<text:line-break/> <text:s text:c="3"/></text:span><text:span text:style-name="T14">public void </text:span><text:span text:style-name="T29">setArrEmployees</text:span><text:span text:style-name="T7">(</text:span><text:span text:style-name="T17">ArrayList</text:span><text:span text:style-name="T7">&lt;</text:span><text:span text:style-name="T17">Employee</text:span><text:span text:style-name="T7">&gt; </text:span><text:span text:style-name="T17">arrEmployees</text:span><text:span text:style-name="T7">) {<text:line-break/> <text:s text:c="7"/></text:span><text:span text:style-name="T14">if </text:span><text:span text:style-name="T7">(</text:span><text:span text:style-name="T17">arrEmployees </text:span><text:span text:style-name="T7">== </text:span><text:span text:style-name="T14">null</text:span><text:span text:style-name="T7">) {<text:line-break/> <text:s text:c="11"/></text:span><text:span text:style-name="T14">throw new </text:span><text:span text:style-name="T7">IllegalArgumentException(</text:span><text:span text:style-name="T27">"В методе недопустимый аргумент: setArrEmployees(ArrayList&lt;Employee&gt; arrEmployees==NULL )"</text:span><text:span text:style-name="T7">);<text:line-break/> <text:s text:c="7"/>}<text:line-break/> <text:s text:c="7"/></text:span><text:span text:style-name="T14">this</text:span><text:span text:style-name="T7">.</text:span><text:span text:style-name="T21">arrEmployees </text:span><text:span text:style-name="T7">= </text:span><text:span text:style-name="T17">arrEmployees</text:span><text:span text:style-name="T7">;<text:line-break/> <text:s text:c="3"/>}<text:line-break/><text:line-break/> <text:s text:c="3"/></text:span><text:span text:style-name="T14">public void </text:span><text:span text:style-name="T29">setWorkingHoursPerMonth</text:span><text:span text:style-name="T7">(</text:span><text:span text:style-name="T17">Double workingHoursPerMonth</text:span><text:span text:style-name="T7">) {<text:line-break/> <text:s text:c="7"/></text:span><text:span text:style-name="T14">if </text:span><text:span text:style-name="T7">(</text:span><text:span text:style-name="T17">workingHoursPerMonth </text:span><text:span text:style-name="T7">== </text:span><text:span text:style-name="T14">null </text:span><text:span text:style-name="T7">|| </text:span><text:span text:style-name="T17">workingHoursPerMonth </text:span><text:span text:style-name="T7">&lt; </text:span><text:span text:style-name="T23">0.0</text:span><text:span text:style-name="T7">) {<text:line-break/> <text:s text:c="11"/></text:span><text:span text:style-name="T14">throw new </text:span><text:span text:style-name="T7">IllegalArgumentException(</text:span><text:span text:style-name="T27">"В методе недопустимый аргумент: setWorkingHoursPerMonth(Double workingHoursPerMonth==NULL or &lt; 0.0)"</text:span><text:span text:style-name="T7">);<text:line-break/> <text:s text:c="7"/>}<text:line-break/> <text:s text:c="7"/></text:span><text:span text:style-name="T14">this</text:span><text:span text:style-name="T7">.</text:span><text:span text:style-name="T21">workingHoursPerMonth </text:span><text:span text:style-name="T7">= </text:span><text:span text:style-name="T17">workingHoursPerMonth</text:span><text:span text:style-name="T7">;<text:line-break/> <text:s text:c="3"/>}<text:line-break/><text:line-break/> <text:s text:c="3"/></text:span><text:span text:style-name="T14">public void </text:span><text:span text:style-name="T29">writeTableToFile</text:span><text:span text:style-name="T7">(</text:span><text:span text:style-name="T17">String fullPath</text:span><text:span text:style-name="T7">) </text:span><text:span text:style-name="T14">throws </text:span><text:span text:style-name="T17">FileNotFoundException </text:span><text:span text:style-name="T7">{<text:line-break/> <text:s text:c="7"/></text:span><text:span text:style-name="T17">File file </text:span><text:span text:style-name="T7">= </text:span><text:span text:style-name="T14">new </text:span><text:span text:style-name="T7">File(</text:span><text:span text:style-name="T17">fullPath</text:span><text:span text:style-name="T7">);<text:line-break/> <text:s text:c="7"/></text:span><text:span text:style-name="T17">file</text:span><text:span text:style-name="T7">.setReadable(</text:span><text:span text:style-name="T14">true</text:span><text:span text:style-name="T7">);<text:line-break/> <text:s text:c="7"/></text:span><text:span text:style-name="T17">file</text:span><text:span text:style-name="T7">.setWritable(</text:span><text:span text:style-name="T14">true</text:span><text:span text:style-name="T7">);<text:line-break/> <text:s text:c="7"/></text:span><text:span text:style-name="T14">try </text:span><text:span text:style-name="T7">(</text:span><text:span text:style-name="T14">var </text:span><text:span text:style-name="T17">ois </text:span><text:span text:style-name="T7">= </text:span><text:span text:style-name="T14">new </text:span><text:span text:style-name="T7">ObjectOutputStream(</text:span><text:span text:style-name="T14">new </text:span><text:span text:style-name="T7">FileOutputStream(</text:span><text:span text:style-name="T17">file</text:span><text:span text:style-name="T7">));) {<text:line-break/> <text:s text:c="11"/></text:span><text:span text:style-name="T14">if </text:span><text:span text:style-name="T7">(!</text:span><text:span text:style-name="T17">file</text:span><text:span text:style-name="T7">.exists()) </text:span><text:span text:style-name="T25">//создаем файл для записи данных, если он не существует<text:line-break/> <text:s text:c="11"/></text:span><text:span text:style-name="T7">{<text:line-break/> <text:s text:c="15"/></text:span><text:span text:style-name="T17">file</text:span><text:span text:style-name="T7">.createNewFile();<text:line-break/> <text:s text:c="15"/></text:span><text:span text:style-name="T17">System</text:span><text:span text:style-name="T7">.</text:span><text:span text:style-name="T20">out</text:span><text:span text:style-name="T7">.println(</text:span><text:span text:style-name="T27">"CREATED new file: " </text:span><text:span text:style-name="T7">+ </text:span><text:span text:style-name="T17">file</text:span><text:span text:style-name="T7">.getPath());<text:line-break/> <text:s text:c="11"/>}<text:line-break/> <text:s text:c="11"/></text:span><text:span text:style-name="T17">ois</text:span><text:span text:style-name="T7">.writeObject(</text:span><text:span text:style-name="T14">this</text:span><text:span text:style-name="T7">);<text:line-break/></text:span><text:soft-page-break/><text:span text:style-name="T7"> <text:s text:c="11"/></text:span><text:span text:style-name="T17">System</text:span><text:span text:style-name="T7">.</text:span><text:span text:style-name="T20">out</text:span><text:span text:style-name="T7">.println(</text:span><text:span text:style-name="T27">"Записываем: " </text:span><text:span text:style-name="T7">+ </text:span><text:span text:style-name="T17">file</text:span><text:span text:style-name="T7">.getPath());<text:line-break/> <text:s text:c="7"/>} </text:span><text:span text:style-name="T14">catch </text:span><text:span text:style-name="T7">(</text:span><text:span text:style-name="T17">IOException e</text:span><text:span text:style-name="T7">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Не удалось записать таблицу в " </text:span><text:span text:style-name="T7">+ </text:span><text:span text:style-name="T17">file</text:span><text:span text:style-name="T7">.getPath() + </text:span><text:span text:style-name="T27">"ErroR: " </text:span><text:span text:style-name="T7">+ </text:span><text:span text:style-name="T17">e</text:span><text:span text:style-name="T7">);<text:line-break/> <text:s text:c="7"/>}<text:line-break/> <text:s text:c="3"/>}<text:line-break/><text:line-break/> <text:s text:c="3"/></text:span><text:span text:style-name="T14">public static </text:span><text:span text:style-name="T17">MainTable </text:span><text:span text:style-name="T29">readTableFromFile</text:span><text:span text:style-name="T7">(</text:span><text:span text:style-name="T17">String fullFileName</text:span><text:span text:style-name="T7">) </text:span><text:span text:style-name="T14">throws </text:span><text:span text:style-name="T17">FileNotFoundException</text:span><text:span text:style-name="T7">, </text:span><text:span text:style-name="T17">IOException</text:span><text:span text:style-name="T7">, </text:span><text:span text:style-name="T17">ClassNotFoundException </text:span><text:span text:style-name="T7">{<text:line-break/> <text:s text:c="7"/></text:span><text:span text:style-name="T17">File file </text:span><text:span text:style-name="T7">= </text:span><text:span text:style-name="T14">new </text:span><text:span text:style-name="T7">File(</text:span><text:span text:style-name="T17">fullFileName</text:span><text:span text:style-name="T7">);<text:line-break/> <text:s text:c="7"/></text:span><text:span text:style-name="T17">file</text:span><text:span text:style-name="T7">.setReadable(</text:span><text:span text:style-name="T14">true</text:span><text:span text:style-name="T7">);<text:line-break/> <text:s text:c="7"/></text:span><text:span text:style-name="T17">file</text:span><text:span text:style-name="T7">.setWritable(</text:span><text:span text:style-name="T14">true</text:span><text:span text:style-name="T7">);<text:line-break/> <text:s text:c="7"/></text:span><text:span text:style-name="T14">try </text:span><text:span text:style-name="T7">(</text:span><text:span text:style-name="T14">var </text:span><text:span text:style-name="T17">ois </text:span><text:span text:style-name="T7">= </text:span><text:span text:style-name="T14">new </text:span><text:span text:style-name="T7">ObjectInputStream(</text:span><text:span text:style-name="T14">new </text:span><text:span text:style-name="T7">FileInputStream(</text:span><text:span text:style-name="T17">file</text:span><text:span text:style-name="T7">));) {<text:line-break/> <text:s text:c="11"/></text:span><text:span text:style-name="T14">if </text:span><text:span text:style-name="T7">(!</text:span><text:span text:style-name="T17">file</text:span><text:span text:style-name="T7">.exists()) </text:span><text:span text:style-name="T25">// он не существует?<text:line-break/> <text:s text:c="11"/></text:span><text:span text:style-name="T7">{<text:line-break/> <text:s text:c="15"/></text:span><text:span text:style-name="T14">throw new </text:span><text:span text:style-name="T7">FileNotFoundException(</text:span><text:span text:style-name="T17">fullFileName </text:span><text:span text:style-name="T7">+ </text:span><text:span text:style-name="T27">" - данного файла нет."</text:span><text:span text:style-name="T7">);<text:line-break/> <text:s text:c="11"/>}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Загружаем таблицу из " </text:span><text:span text:style-name="T7">+ </text:span><text:span text:style-name="T17">file</text:span><text:span text:style-name="T7">.getPath());<text:line-break/> <text:s text:c="11"/></text:span><text:span text:style-name="T17">MainTable tmp </text:span><text:span text:style-name="T7">= (</text:span><text:span text:style-name="T17">MainTable</text:span><text:span text:style-name="T7">) </text:span><text:span text:style-name="T17">ois</text:span><text:span text:style-name="T7">.readObject();<text:line-break/> <text:s text:c="11"/></text:span><text:span text:style-name="T14">return </text:span><text:span text:style-name="T17">tmp</text:span><text:span text:style-name="T7">;<text:line-break/> <text:s text:c="7"/>} </text:span><text:span text:style-name="T14">catch </text:span><text:span text:style-name="T7">(</text:span><text:span text:style-name="T17">IOException e</text:span><text:span text:style-name="T7">) {<text:line-break/> <text:s text:c="11"/></text:span><text:span text:style-name="T17">System</text:span><text:span text:style-name="T7">.</text:span><text:span text:style-name="T20">out</text:span><text:span text:style-name="T7">.println(</text:span><text:span text:style-name="T27">"Не удалось прочитать таблицу из " </text:span><text:span text:style-name="T7">+ </text:span><text:span text:style-name="T17">file</text:span><text:span text:style-name="T7">.getPath() + </text:span><text:span text:style-name="T27">"ErroR:" </text:span><text:span text:style-name="T7">+ </text:span><text:span text:style-name="T17">e</text:span><text:span text:style-name="T7">);<text:line-break/> <text:s text:c="7"/>}<text:line-break/> <text:s text:c="7"/></text:span><text:span text:style-name="T14">return null</text:span><text:span text:style-name="T7">;<text:line-break/> <text:s text:c="3"/>}<text:line-break/><text:line-break/> <text:s text:c="3"/></text:span><text:span text:style-name="T14">void </text:span><text:span text:style-name="T29">addEmployee</text:span><text:span text:style-name="T7">(</text:span><text:span text:style-name="T17">Employee newOne</text:span><text:span text:style-name="T7">) {<text:line-break/> <text:s text:c="7"/></text:span><text:span text:style-name="T14">if </text:span><text:span text:style-name="T7">(</text:span><text:span text:style-name="T17">newOne </text:span><text:span text:style-name="T7">!= </text:span><text:span text:style-name="T14">null</text:span><text:span text:style-name="T7">) {<text:line-break/> <text:s text:c="11"/></text:span><text:span text:style-name="T14">if </text:span><text:span text:style-name="T7">(</text:span><text:span text:style-name="T17">newOne</text:span><text:span text:style-name="T7">.getWorkSchedule() == </text:span><text:span text:style-name="T14">null</text:span><text:span text:style-name="T7">) {<text:line-break/> <text:s text:c="15"/>genereteDesignations(</text:span><text:span text:style-name="T17">newOne</text:span><text:span text:style-name="T7">);<text:line-break/> <text:s text:c="11"/>}<text:line-break/> <text:s text:c="11"/></text:span><text:span text:style-name="T21">arrEmployees</text:span><text:span text:style-name="T7">.add(</text:span><text:span text:style-name="T17">newOne</text:span><text:span text:style-name="T7">);<text:line-break/><text:line-break/> <text:s text:c="11"/></text:span><text:span text:style-name="T21">arrEmployees</text:span><text:span text:style-name="T7">.sort((</text:span><text:span text:style-name="T17">Employee o1</text:span><text:span text:style-name="T7">, </text:span><text:span text:style-name="T17">Employee o2</text:span><text:span text:style-name="T7">) -&gt; </text:span><text:span text:style-name="T17">o1</text:span><text:span text:style-name="T7">.compareTo(</text:span><text:span text:style-name="T17">o2</text:span><text:span text:style-name="T7">));<text:line-break/> <text:s text:c="7"/>} </text:span><text:span text:style-name="T14">else </text:span><text:span text:style-name="T7">{<text:line-break/> <text:s text:c="11"/></text:span><text:span text:style-name="T14">throw new </text:span><text:span text:style-name="T7">IllegalArgumentException(</text:span><text:span text:style-name="T27">"void addEmployee(Employee newOne==NULL)"</text:span><text:span text:style-name="T7">);<text:line-break/> <text:s text:c="7"/>}<text:line-break/> <text:s text:c="3"/>}<text:line-break/><text:line-break/> <text:s text:c="3"/></text:span><text:span text:style-name="T14">public void </text:span><text:span text:style-name="T29">removeEmployee</text:span><text:span text:style-name="T7">(</text:span><text:span text:style-name="T14">int </text:span><text:span text:style-name="T17">index</text:span><text:span text:style-name="T7">) {<text:line-break/> <text:s text:c="7"/></text:span><text:span text:style-name="T21">arrEmployees</text:span><text:span text:style-name="T7">.remove(</text:span><text:span text:style-name="T17">index</text:span><text:span text:style-name="T7">);<text:line-break/> <text:s text:c="3"/>}</text:span><text:span text:style-name="T25"><text:line-break/></text:span><text:span text:style-name="T7">}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Web-сервис пользователя</text:p>
      <text:p text:style-name="P21">Сервлет AAAServlet</text:p>
      <text:p text:style-name="P32" loext:marker-style-name="T7"><text:span text:style-name="T14">package </text:span><text:span text:style-name="T17">com.example.servletschedule</text:span><text:span text:style-name="T7">;<text:line-break/><text:line-break/></text:span><text:span text:style-name="T14">import </text:span><text:span text:style-name="T17">Date.DatePicker</text:span><text:span text:style-name="T7">;<text:line-break/></text:span><text:span text:style-name="T14">import </text:span><text:span text:style-name="T17">Table.MainTable</text:span><text:span text:style-name="T7">;<text:line-break/></text:span><text:span text:style-name="T14">import </text:span><text:span text:style-name="T17">jakarta.servlet.ServletException</text:span><text:span text:style-name="T7">;<text:line-break/></text:span><text:span text:style-name="T14">import </text:span><text:span text:style-name="T17">jakarta.servlet.annotation.</text:span><text:span text:style-name="T7">*;<text:line-break/></text:span><text:span text:style-name="T14">import </text:span><text:span text:style-name="T17">jakarta.servlet.http.HttpServlet</text:span><text:span text:style-name="T7">;<text:line-break/></text:span><text:span text:style-name="T14">import </text:span><text:span text:style-name="T17">jakarta.servlet.http.HttpServletRequest</text:span><text:span text:style-name="T7">;<text:line-break/></text:span><text:span text:style-name="T14">import </text:span><text:span text:style-name="T17">jakarta.servlet.http.HttpServletResponse</text:span><text:span text:style-name="T7">;<text:line-break/></text:span><text:span text:style-name="T14">import </text:span><text:span text:style-name="T17">schedule.employee.Employee</text:span><text:span text:style-name="T7">;<text:line-break/><text:line-break/></text:span><text:span text:style-name="T14">import </text:span><text:span text:style-name="T17">java.io.File</text:span><text:span text:style-name="T7">;<text:line-break/></text:span><text:span text:style-name="T14">import </text:span><text:span text:style-name="T17">java.io.FileNotFoundException</text:span><text:span text:style-name="T7">;<text:line-break/></text:span><text:span text:style-name="T14">import </text:span><text:span text:style-name="T17">java.io.IOException</text:span><text:span text:style-name="T7">;<text:line-break/></text:span><text:span text:style-name="T14">import </text:span><text:span text:style-name="T17">java.nio.file.Path</text:span><text:span text:style-name="T7">;<text:line-break/></text:span><text:span text:style-name="T14">import </text:span><text:span text:style-name="T17">java.nio.file.Paths</text:span><text:span text:style-name="T7">;<text:line-break/></text:span><text:span text:style-name="T14">import </text:span><text:span text:style-name="T17">java.util.ArrayList</text:span><text:span text:style-name="T7">;<text:line-break/></text:span><text:span text:style-name="T14">import </text:span><text:span text:style-name="T17">java.util.Calendar</text:span><text:span text:style-name="T7">;<text:line-break/></text:span><text:span text:style-name="T14">import </text:span><text:span text:style-name="T17">java.util.TreeSet</text:span><text:span text:style-name="T7">;<text:line-break/><text:line-break/></text:span><text:span text:style-name="T30">@WebServlet</text:span><text:span text:style-name="T7">(</text:span><text:span text:style-name="T27">"/"</text:span><text:span text:style-name="T7">) </text:span><text:span text:style-name="T25">//корневая сетевая папка /<text:line-break/></text:span><text:span text:style-name="T14">public class </text:span><text:span text:style-name="T17">AAAServlet </text:span><text:span text:style-name="T14">extends </text:span><text:span text:style-name="T17">HttpServlet </text:span><text:span text:style-name="T7">{<text:line-break/> <text:s text:c="3"/></text:span><text:span text:style-name="T17">ArrayList</text:span><text:span text:style-name="T7">&lt;</text:span><text:span text:style-name="T17">ArrayList</text:span><text:span text:style-name="T7">&lt;</text:span><text:span text:style-name="T17">Employee</text:span><text:span text:style-name="T7">&gt;&gt; </text:span><text:span text:style-name="T21">arraysWithEmployees </text:span><text:span text:style-name="T7">= </text:span><text:span text:style-name="T14">new </text:span><text:span text:style-name="T7">ArrayList&lt;&gt;(); </text:span><text:span text:style-name="T25">// массивы с сотрудниками<text:line-break/> <text:s text:c="3"/></text:span><text:span text:style-name="T17">ArrayList</text:span><text:span text:style-name="T7">&lt;</text:span><text:span text:style-name="T17">MainTable</text:span><text:span text:style-name="T7">&gt; </text:span><text:span text:style-name="T21">arraysWithMainTables </text:span><text:span text:style-name="T7">= </text:span><text:span text:style-name="T14">new </text:span><text:span text:style-name="T7">ArrayList&lt;</text:span><text:span text:style-name="T17">MainTable</text:span><text:span text:style-name="T7">&gt;();<text:line-break/> <text:s text:c="3"/></text:span><text:span text:style-name="T17">String </text:span><text:span text:style-name="T21">idParametr </text:span><text:span text:style-name="T7">= </text:span><text:span text:style-name="T27">""</text:span><text:span text:style-name="T7">;<text:line-break/> <text:s text:c="3"/></text:span><text:span text:style-name="T17">String </text:span><text:span text:style-name="T21">yearParametr </text:span><text:span text:style-name="T7">= </text:span><text:span text:style-name="T14">null</text:span><text:span text:style-name="T7">;<text:line-break/> <text:s text:c="3"/></text:span><text:span text:style-name="T17">String </text:span><text:span text:style-name="T21">monthParametr </text:span><text:span text:style-name="T7">= </text:span><text:span text:style-name="T14">null</text:span><text:span text:style-name="T7">;<text:line-break/> <text:s text:c="3"/></text:span><text:span text:style-name="T17">TreeSet</text:span><text:span text:style-name="T7">&lt;</text:span><text:span text:style-name="T17">String</text:span><text:span text:style-name="T7">&gt; </text:span><text:span text:style-name="T21">years </text:span><text:span text:style-name="T7">= </text:span><text:span text:style-name="T14">new </text:span><text:span text:style-name="T7">TreeSet&lt;</text:span><text:span text:style-name="T17">String</text:span><text:span text:style-name="T7">&gt;();<text:line-break/><text:line-break/><text:line-break/> <text:s text:c="3"/></text:span><text:span text:style-name="T30">@Override<text:line-break/> <text:s text:c="3"/></text:span><text:span text:style-name="T14">public void </text:span><text:span text:style-name="T29">init</text:span><text:span text:style-name="T7">() </text:span><text:span text:style-name="T14">throws </text:span><text:span text:style-name="T17">ServletException </text:span><text:span text:style-name="T7">{<text:line-break/> <text:s text:c="7"/></text:span><text:span text:style-name="T14">super</text:span><text:span text:style-name="T7">.init();<text:line-break/> <text:s text:c="7"/>initArraysWithEmployees();<text:line-break/> <text:s text:c="7"/>initArraysWithMainTables();<text:line-break/> <text:s text:c="3"/>}<text:line-break/><text:line-break/> <text:s text:c="3"/></text:span><text:span text:style-name="T30">@Override<text:line-break/> <text:s text:c="3"/></text:span><text:span text:style-name="T14">protected void </text:span><text:span text:style-name="T29">doGet</text:span><text:span text:style-name="T7">(</text:span><text:span text:style-name="T17">HttpServletRequest req</text:span><text:span text:style-name="T7">, </text:span><text:span text:style-name="T17">HttpServletResponse resp</text:span><text:span text:style-name="T7">) </text:span><text:span text:style-name="T14">throws </text:span><text:span text:style-name="T17">ServletException</text:span><text:span text:style-name="T7">, </text:span><text:span text:style-name="T17">IOException </text:span><text:span text:style-name="T7">{<text:line-break/> <text:s text:c="7"/></text:span><text:span text:style-name="T17">resp</text:span><text:span text:style-name="T7">.setContentType(</text:span><text:span text:style-name="T27">"text/html"</text:span><text:span text:style-name="T7">);<text:line-break/> <text:s text:c="7"/></text:span><text:span text:style-name="T21">idParametr </text:span><text:span text:style-name="T7">= </text:span><text:span text:style-name="T17">req</text:span><text:span text:style-name="T7">.getParameter(</text:span><text:span text:style-name="T27">"id"</text:span><text:span text:style-name="T7">);<text:line-break/> <text:s text:c="7"/></text:span><text:span text:style-name="T17">Employee employeeWithIdParameter </text:span><text:span text:style-name="T7">= </text:span><text:span text:style-name="T14">null</text:span><text:span text:style-name="T7">;<text:line-break/> <text:s text:c="7"/></text:span><text:span text:style-name="T14">if </text:span><text:span text:style-name="T7">(</text:span><text:span text:style-name="T21">idParametr </text:span><text:span text:style-name="T7">!= </text:span><text:span text:style-name="T14">null</text:span><text:span text:style-name="T7">) {<text:line-break/> <text:s text:c="11"/></text:span><text:span text:style-name="T14">for </text:span><text:span text:style-name="T7">(</text:span><text:span text:style-name="T17">ArrayList</text:span><text:span text:style-name="T7">&lt;</text:span><text:span text:style-name="T17">Employee</text:span><text:span text:style-name="T7">&gt; </text:span><text:span text:style-name="T17">employees </text:span><text:span text:style-name="T7">: </text:span><text:span text:style-name="T21">arraysWithEmployees</text:span><text:span text:style-name="T7">) {<text:line-break/> <text:s text:c="15"/></text:span><text:span text:style-name="T17">employeeWithIdParameter </text:span><text:span text:style-name="T7">= </text:span><text:span text:style-name="T17">Employee</text:span><text:span text:style-name="T7">.</text:span><text:span text:style-name="T10">isEmployeeInArray</text:span><text:span text:style-name="T7">(</text:span><text:span text:style-name="T21">idParametr</text:span><text:span text:style-name="T7">, </text:span><text:span text:style-name="T17">employees</text:span><text:span text:style-name="T7">);<text:line-break/> <text:s text:c="15"/></text:span><text:span text:style-name="T14">if </text:span><text:span text:style-name="T7">(</text:span><text:span text:style-name="T17">employeeWithIdParameter </text:span><text:span text:style-name="T7">!= </text:span><text:span text:style-name="T14">null</text:span><text:span text:style-name="T7">) {<text:line-break/> <text:s text:c="19"/></text:span><text:span text:style-name="T14">break</text:span><text:span text:style-name="T7">;<text:line-break/> <text:s text:c="15"/>}<text:line-break/></text:span><text:soft-page-break/><text:span text:style-name="T7"> <text:s text:c="11"/>}<text:line-break/> <text:s text:c="7"/>}<text:line-break/> <text:s text:c="7"/></text:span><text:span text:style-name="T14">if </text:span><text:span text:style-name="T7">(</text:span><text:span text:style-name="T17">employeeWithIdParameter </text:span><text:span text:style-name="T7">!= </text:span><text:span text:style-name="T14">null</text:span><text:span text:style-name="T7">) {<text:line-break/> <text:s text:c="11"/></text:span><text:span text:style-name="T21">yearParametr </text:span><text:span text:style-name="T7">= </text:span><text:span text:style-name="T17">req</text:span><text:span text:style-name="T7">.getParameter(</text:span><text:span text:style-name="T27">"year"</text:span><text:span text:style-name="T7">);<text:line-break/> <text:s text:c="11"/></text:span><text:span text:style-name="T21">monthParametr </text:span><text:span text:style-name="T7">= </text:span><text:span text:style-name="T17">req</text:span><text:span text:style-name="T7">.getParameter(</text:span><text:span text:style-name="T27">"month"</text:span><text:span text:style-name="T7">);<text:line-break/> <text:s text:c="11"/></text:span><text:span text:style-name="T17">String month </text:span><text:span text:style-name="T7">= </text:span><text:span text:style-name="T14">null</text:span><text:span text:style-name="T7">;<text:line-break/> <text:s text:c="11"/></text:span><text:span text:style-name="T17">String year </text:span><text:span text:style-name="T7">= </text:span><text:span text:style-name="T14">null</text:span><text:span text:style-name="T7">;<text:line-break/> <text:s text:c="11"/></text:span><text:span text:style-name="T17">MainTable table </text:span><text:span text:style-name="T7">= </text:span><text:span text:style-name="T14">null</text:span><text:span text:style-name="T7">;<text:line-break/> <text:s text:c="11"/></text:span><text:span text:style-name="T14">if </text:span><text:span text:style-name="T7">(</text:span><text:span text:style-name="T21">yearParametr </text:span><text:span text:style-name="T7">!= </text:span><text:span text:style-name="T14">null </text:span><text:span text:style-name="T7">&amp;&amp; </text:span><text:span text:style-name="T21">monthParametr </text:span><text:span text:style-name="T7">!= </text:span><text:span text:style-name="T14">null</text:span><text:span text:style-name="T7">) {<text:line-break/> <text:s text:c="15"/></text:span><text:span text:style-name="T17">table </text:span><text:span text:style-name="T7">= getMainTableFromArray(</text:span><text:span text:style-name="T21">monthParametr</text:span><text:span text:style-name="T7">, </text:span><text:span text:style-name="T21">yearParametr</text:span><text:span text:style-name="T7">);<text:line-break/> <text:s text:c="11"/>}<text:line-break/> <text:s text:c="11"/></text:span><text:span text:style-name="T14">if </text:span><text:span text:style-name="T7">(</text:span><text:span text:style-name="T17">table </text:span><text:span text:style-name="T7">!= </text:span><text:span text:style-name="T14">null</text:span><text:span text:style-name="T7">) {<text:line-break/> <text:s text:c="15"/></text:span><text:span text:style-name="T17">month </text:span><text:span text:style-name="T7">= </text:span><text:span text:style-name="T17">DatePicker</text:span><text:span text:style-name="T7">.</text:span><text:span text:style-name="T20">MONTHS_OF_YEAR</text:span><text:span text:style-name="T7">[</text:span><text:span text:style-name="T17">table</text:span><text:span text:style-name="T7">.getDate().get(</text:span><text:span text:style-name="T17">Calendar</text:span><text:span text:style-name="T7">.</text:span><text:span text:style-name="T20">MONTH</text:span><text:span text:style-name="T7">)];<text:line-break/> <text:s text:c="15"/></text:span><text:span text:style-name="T17">year </text:span><text:span text:style-name="T7">= </text:span><text:span text:style-name="T17">String</text:span><text:span text:style-name="T7">.</text:span><text:span text:style-name="T10">valueOf</text:span><text:span text:style-name="T7">(</text:span><text:span text:style-name="T17">table</text:span><text:span text:style-name="T7">.getDate().get(</text:span><text:span text:style-name="T17">Calendar</text:span><text:span text:style-name="T7">.</text:span><text:span text:style-name="T20">YEAR</text:span><text:span text:style-name="T7">));<text:line-break/> <text:s text:c="11"/>}<text:line-break/> <text:s text:c="11"/></text:span><text:span text:style-name="T17">req</text:span><text:span text:style-name="T7">.setAttribute(</text:span><text:span text:style-name="T27">"mainTable"</text:span><text:span text:style-name="T7">, </text:span><text:span text:style-name="T17">table</text:span><text:span text:style-name="T7">);<text:line-break/> <text:s text:c="11"/></text:span><text:span text:style-name="T17">req</text:span><text:span text:style-name="T7">.setAttribute(</text:span><text:span text:style-name="T27">"month"</text:span><text:span text:style-name="T7">, </text:span><text:span text:style-name="T17">month</text:span><text:span text:style-name="T7">);<text:line-break/> <text:s text:c="11"/></text:span><text:span text:style-name="T17">req</text:span><text:span text:style-name="T7">.setAttribute(</text:span><text:span text:style-name="T27">"year"</text:span><text:span text:style-name="T7">, </text:span><text:span text:style-name="T17">year</text:span><text:span text:style-name="T7">);<text:line-break/> <text:s text:c="11"/></text:span><text:span text:style-name="T17">req</text:span><text:span text:style-name="T7">.setAttribute(</text:span><text:span text:style-name="T27">"name"</text:span><text:span text:style-name="T7">, </text:span><text:span text:style-name="T17">employeeWithIdParameter</text:span><text:span text:style-name="T7">.getFullName());<text:line-break/> <text:s text:c="11"/></text:span><text:span text:style-name="T17">req</text:span><text:span text:style-name="T7">.setAttribute(</text:span><text:span text:style-name="T27">"years"</text:span><text:span text:style-name="T7">, </text:span><text:span text:style-name="T21">years</text:span><text:span text:style-name="T7">);<text:line-break/> <text:s text:c="11"/></text:span><text:span text:style-name="T17">req</text:span><text:span text:style-name="T7">.setAttribute(</text:span><text:span text:style-name="T27">"idParametr"</text:span><text:span text:style-name="T7">, </text:span><text:span text:style-name="T21">idParametr</text:span><text:span text:style-name="T7">);<text:line-break/> <text:s text:c="11"/></text:span><text:span text:style-name="T17">req</text:span><text:span text:style-name="T7">.getRequestDispatcher(</text:span><text:span text:style-name="T27">"/i.jsp"</text:span><text:span text:style-name="T7">).forward(</text:span><text:span text:style-name="T17">req</text:span><text:span text:style-name="T7">, </text:span><text:span text:style-name="T17">resp</text:span><text:span text:style-name="T7">);<text:line-break/> <text:s text:c="7"/>} </text:span><text:span text:style-name="T14">else </text:span><text:span text:style-name="T7">{<text:line-break/> <text:s text:c="11"/></text:span><text:span text:style-name="T14">if </text:span><text:span text:style-name="T7">(</text:span><text:span text:style-name="T21">idParametr </text:span><text:span text:style-name="T7">!= </text:span><text:span text:style-name="T14">null</text:span><text:span text:style-name="T7">) {<text:line-break/> <text:s text:c="15"/></text:span><text:span text:style-name="T17">req</text:span><text:span text:style-name="T7">.setAttribute(</text:span><text:span text:style-name="T27">"ERROR"</text:span><text:span text:style-name="T7">, </text:span><text:span text:style-name="T27">"Сотрудника с ID:" </text:span><text:span text:style-name="T7">+ </text:span><text:span text:style-name="T21">idParametr </text:span><text:span text:style-name="T7">+ </text:span><text:span text:style-name="T27">" не существует!"</text:span><text:span text:style-name="T7">);<text:line-break/> <text:s text:c="11"/>}<text:line-break/> <text:s text:c="11"/></text:span><text:span text:style-name="T14">this</text:span><text:span text:style-name="T7">.getServletContext().getRequestDispatcher(</text:span><text:span text:style-name="T27">"/AAA.jsp"</text:span><text:span text:style-name="T7">).forward(</text:span><text:span text:style-name="T17">req</text:span><text:span text:style-name="T7">, </text:span><text:span text:style-name="T17">resp</text:span><text:span text:style-name="T7">);<text:line-break/> <text:s text:c="11"/></text:span><text:span text:style-name="T21">idParametr </text:span><text:span text:style-name="T7">= </text:span><text:span text:style-name="T27">""</text:span><text:span text:style-name="T7">;<text:line-break/> <text:s text:c="7"/>}<text:line-break/> <text:s text:c="3"/>}<text:line-break/><text:line-break/> <text:s text:c="3"/></text:span><text:span text:style-name="T14">private void </text:span><text:span text:style-name="T29">initArraysWithEmployees</text:span><text:span text:style-name="T7">() {<text:line-break/> <text:s text:c="7"/></text:span><text:span text:style-name="T17">String path </text:span><text:span text:style-name="T7">= getClass().getProtectionDomain().getCodeSource().getLocation().getPath(); </text:span><text:span text:style-name="T25">///временное решение получения пути к файлам<text:line-break/> <text:s text:c="7"/></text:span><text:span text:style-name="T17">path </text:span><text:span text:style-name="T7">= </text:span><text:span text:style-name="T17">path</text:span><text:span text:style-name="T7">.substring(</text:span><text:span text:style-name="T23">0</text:span><text:span text:style-name="T7">, </text:span><text:span text:style-name="T17">path</text:span><text:span text:style-name="T7">.indexOf(</text:span><text:span text:style-name="T27">"ServletSchedule"</text:span><text:span text:style-name="T7">)) + </text:span><text:span text:style-name="T27">"ServletSchedule"</text:span><text:span text:style-name="T7">;<text:line-break/> <text:s text:c="7"/></text:span><text:span text:style-name="T17">File rootPath </text:span><text:span text:style-name="T7">= </text:span><text:span text:style-name="T14">new </text:span><text:span text:style-name="T7">File(</text:span><text:span text:style-name="T17">path</text:span><text:span text:style-name="T7">);<text:line-break/> <text:s text:c="7"/></text:span><text:span text:style-name="T17">String</text:span><text:span text:style-name="T7">[] </text:span><text:span text:style-name="T17">arrayFilesInCatalog </text:span><text:span text:style-name="T7">= </text:span><text:span text:style-name="T17">rootPath</text:span><text:span text:style-name="T7">.list();<text:line-break/> <text:s text:c="7"/></text:span><text:span text:style-name="T17">ArrayList</text:span><text:span text:style-name="T7">&lt;</text:span><text:span text:style-name="T17">File</text:span><text:span text:style-name="T7">&gt; </text:span><text:span text:style-name="T17">fileWithEmployees </text:span><text:span text:style-name="T7">= </text:span><text:span text:style-name="T14">new </text:span><text:span text:style-name="T7">ArrayList&lt;&gt;();<text:line-break/> <text:s text:c="7"/></text:span><text:span text:style-name="T14">for </text:span><text:span text:style-name="T7">(</text:span><text:span text:style-name="T17">String p </text:span><text:span text:style-name="T7">: </text:span><text:span text:style-name="T17">arrayFilesInCatalog</text:span><text:span text:style-name="T7">) {<text:line-break/> <text:s text:c="11"/></text:span><text:span text:style-name="T14">if </text:span><text:span text:style-name="T7">(</text:span><text:span text:style-name="T17">p</text:span><text:span text:style-name="T7">.endsWith(</text:span><text:span text:style-name="T27">".emp"</text:span><text:span text:style-name="T7">)) {<text:line-break/> <text:s text:c="15"/></text:span><text:span text:style-name="T17">Path pathToEmp </text:span><text:span text:style-name="T7">= </text:span><text:span text:style-name="T17">rootPath</text:span><text:span text:style-name="T7">.toPath().resolve(</text:span><text:span text:style-name="T17">p</text:span><text:span text:style-name="T7">);<text:line-break/> <text:s text:c="15"/></text:span><text:span text:style-name="T17">fileWithEmployees</text:span><text:span text:style-name="T7">.add(</text:span><text:span text:style-name="T14">new </text:span><text:span text:style-name="T7">File(</text:span><text:span text:style-name="T17">pathToEmp</text:span><text:span text:style-name="T7">.toString()));<text:line-break/> <text:s text:c="11"/>}<text:line-break/> <text:s text:c="7"/>}<text:line-break/> <text:s text:c="7"/></text:span><text:span text:style-name="T14">for </text:span><text:span text:style-name="T7">(</text:span><text:span text:style-name="T17">File f </text:span><text:span text:style-name="T7">: </text:span><text:span text:style-name="T17">fileWithEmployees</text:span><text:span text:style-name="T7">) {<text:line-break/> <text:s text:c="11"/></text:span><text:span text:style-name="T14">try </text:span><text:span text:style-name="T7">{<text:line-break/> <text:s text:c="15"/></text:span><text:span text:style-name="T17">ArrayList</text:span><text:span text:style-name="T7">&lt;</text:span><text:span text:style-name="T17">Employee</text:span><text:span text:style-name="T7">&gt; </text:span><text:span text:style-name="T17">employees </text:span><text:span text:style-name="T7">= </text:span><text:span text:style-name="T17">Employee</text:span><text:span text:style-name="T7">.</text:span><text:span text:style-name="T10">readFromFile</text:span><text:span text:style-name="T7">(</text:span><text:span text:style-name="T17">f</text:span><text:span text:style-name="T7">.getAbsolutePath());<text:line-break/> <text:s text:c="15"/></text:span><text:span text:style-name="T21">arraysWithEmployees</text:span><text:span text:style-name="T7">.add(</text:span><text:span text:style-name="T17">employees</text:span><text:span text:style-name="T7">);<text:line-break/> <text:s text:c="11"/>} </text:span><text:span text:style-name="T14">catch </text:span><text:span text:style-name="T7">(</text:span><text:span text:style-name="T17">ClassNotFoundException e</text:span><text:span text:style-name="T7">) {<text:line-break/> <text:s text:c="15"/></text:span><text:span text:style-name="T14">throw new </text:span><text:span text:style-name="T7">RuntimeException(</text:span><text:span text:style-name="T27">"&lt;p&gt; ФАЙЛ СО СПИСКОМ СОТРУДНИКОВ " </text:span><text:span text:style-name="T7">+ </text:span><text:span text:style-name="T17">f <text:line-break/> <text:s text:c="23"/></text:span><text:span text:style-name="T7">+ </text:span><text:span text:style-name="T27">" ПОВРЕЖДЕН!!!&lt;/p&gt; Обратитесь к АДМИНИСТРАТОРУ!"</text:span><text:span text:style-name="T7">);<text:line-break/> <text:s text:c="11"/>} </text:span><text:span text:style-name="T14">catch </text:span><text:span text:style-name="T7">(</text:span><text:span text:style-name="T17">FileNotFoundException e</text:span><text:span text:style-name="T7">) {<text:line-break/> <text:s text:c="15"/></text:span><text:span text:style-name="T14">throw new </text:span><text:span text:style-name="T7">RuntimeException(</text:span><text:span text:style-name="T27">"&lt;p&gt; ФАЙЛ СО СПИСКОМ СОТРУДНИКОВ " </text:span><text:span text:style-name="T7">+ </text:span><text:span text:style-name="T17">f<text:line-break/></text:span><text:soft-page-break/><text:span text:style-name="T17"> <text:s text:c="23"/></text:span><text:span text:style-name="T7">+ </text:span><text:span text:style-name="T27">" НЕ НАЙДЕН!!!&lt;/p&gt; Обратитесь к АДМИНИСТРАТОРУ!"</text:span><text:span text:style-name="T7">);<text:line-break/> <text:s text:c="11"/>} </text:span><text:span text:style-name="T14">catch </text:span><text:span text:style-name="T7">(</text:span><text:span text:style-name="T17">IOException e</text:span><text:span text:style-name="T7">) {<text:line-break/> <text:s text:c="15"/></text:span><text:span text:style-name="T14">throw new </text:span><text:span text:style-name="T7">RuntimeException(</text:span><text:span text:style-name="T27">"&lt;p&gt;ВО ВРЕМЯ ЧТЕНИЯ ФАЙЛА СО СПИСКОМ СОТРУДНИКОВ " </text:span><text:span text:style-name="T7">+ </text:span><text:span text:style-name="T17">f<text:line-break/> <text:s text:c="23"/></text:span><text:span text:style-name="T7">+ </text:span><text:span text:style-name="T27">" ПРОИЗОШЛА ОШИБКА!!!&lt;/p&gt; Обратитесь к АДМИНИСТРАТОРУ!"</text:span><text:span text:style-name="T7">);<text:line-break/> <text:s text:c="11"/>}<text:line-break/> <text:s text:c="7"/>}<text:line-break/> <text:s text:c="3"/>}<text:line-break/><text:line-break/> <text:s text:c="3"/></text:span><text:span text:style-name="T14">private void </text:span><text:span text:style-name="T29">initArraysWithMainTables</text:span><text:span text:style-name="T7">() {<text:line-break/> <text:s text:c="7"/></text:span><text:span text:style-name="T17">String path </text:span><text:span text:style-name="T7">= getClass().getProtectionDomain().getCodeSource().getLocation().getPath(); </text:span><text:span text:style-name="T25">///временное решение получения пути к файлам<text:line-break/> <text:s text:c="7"/></text:span><text:span text:style-name="T17">path </text:span><text:span text:style-name="T7">= </text:span><text:span text:style-name="T17">path</text:span><text:span text:style-name="T7">.substring(</text:span><text:span text:style-name="T23">0</text:span><text:span text:style-name="T7">, </text:span><text:span text:style-name="T17">path</text:span><text:span text:style-name="T7">.indexOf(</text:span><text:span text:style-name="T27">"ServletSchedule"</text:span><text:span text:style-name="T7">)) + </text:span><text:span text:style-name="T27">"ServletSchedule"</text:span><text:span text:style-name="T7">;<text:line-break/> <text:s text:c="7"/></text:span><text:span text:style-name="T17">File rootPath </text:span><text:span text:style-name="T7">= </text:span><text:span text:style-name="T14">new </text:span><text:span text:style-name="T7">File(</text:span><text:span text:style-name="T17">path</text:span><text:span text:style-name="T7">);<text:line-break/> <text:s text:c="7"/></text:span><text:span text:style-name="T17">String</text:span><text:span text:style-name="T7">[] </text:span><text:span text:style-name="T17">arrayFilesInCatalog </text:span><text:span text:style-name="T7">= </text:span><text:span text:style-name="T17">rootPath</text:span><text:span text:style-name="T7">.list();<text:line-break/> <text:s text:c="7"/></text:span><text:span text:style-name="T17">ArrayList</text:span><text:span text:style-name="T7">&lt;</text:span><text:span text:style-name="T17">File</text:span><text:span text:style-name="T7">&gt; </text:span><text:span text:style-name="T17">filesWithMainTables </text:span><text:span text:style-name="T7">= </text:span><text:span text:style-name="T14">new </text:span><text:span text:style-name="T7">ArrayList&lt;&gt;();<text:line-break/> <text:s text:c="7"/></text:span><text:span text:style-name="T14">for </text:span><text:span text:style-name="T7">(</text:span><text:span text:style-name="T17">String p </text:span><text:span text:style-name="T7">: </text:span><text:span text:style-name="T17">arrayFilesInCatalog</text:span><text:span text:style-name="T7">) {<text:line-break/> <text:s text:c="11"/></text:span><text:span text:style-name="T14">if </text:span><text:span text:style-name="T7">(</text:span><text:span text:style-name="T17">p</text:span><text:span text:style-name="T7">.endsWith(</text:span><text:span text:style-name="T27">".tbl"</text:span><text:span text:style-name="T7">)) {<text:line-break/> <text:s text:c="15"/></text:span><text:span text:style-name="T17">Path pathToTables </text:span><text:span text:style-name="T7">= </text:span><text:span text:style-name="T17">rootPath</text:span><text:span text:style-name="T7">.toPath().resolve(</text:span><text:span text:style-name="T17">p</text:span><text:span text:style-name="T7">);<text:line-break/> <text:s text:c="15"/></text:span><text:span text:style-name="T17">filesWithMainTables</text:span><text:span text:style-name="T7">.add(</text:span><text:span text:style-name="T14">new </text:span><text:span text:style-name="T7">File(</text:span><text:span text:style-name="T17">pathToTables</text:span><text:span text:style-name="T7">.toString()));<text:line-break/> <text:s text:c="11"/>}<text:line-break/> <text:s text:c="7"/>}<text:line-break/> <text:s text:c="7"/></text:span><text:span text:style-name="T14">for </text:span><text:span text:style-name="T7">(</text:span><text:span text:style-name="T17">File f </text:span><text:span text:style-name="T7">: </text:span><text:span text:style-name="T17">filesWithMainTables</text:span><text:span text:style-name="T7">) {<text:line-break/> <text:s text:c="11"/></text:span><text:span text:style-name="T14">try </text:span><text:span text:style-name="T7">{<text:line-break/> <text:s text:c="15"/></text:span><text:span text:style-name="T17">MainTable table </text:span><text:span text:style-name="T7">= </text:span><text:span text:style-name="T17">MainTable</text:span><text:span text:style-name="T7">.</text:span><text:span text:style-name="T10">readTableFromFile</text:span><text:span text:style-name="T7">(</text:span><text:span text:style-name="T17">f</text:span><text:span text:style-name="T7">.getAbsolutePath());<text:line-break/> <text:s text:c="15"/></text:span><text:span text:style-name="T21">arraysWithMainTables</text:span><text:span text:style-name="T7">.add(</text:span><text:span text:style-name="T17">table</text:span><text:span text:style-name="T7">);<text:line-break/> <text:s text:c="15"/></text:span><text:span text:style-name="T21">years</text:span><text:span text:style-name="T7">.add(</text:span><text:span text:style-name="T17">String</text:span><text:span text:style-name="T7">.</text:span><text:span text:style-name="T10">valueOf</text:span><text:span text:style-name="T7">(</text:span><text:span text:style-name="T17">table</text:span><text:span text:style-name="T7">.getDate().get(</text:span><text:span text:style-name="T17">Calendar</text:span><text:span text:style-name="T7">.</text:span><text:span text:style-name="T20">YEAR</text:span><text:span text:style-name="T7">)));<text:line-break/> <text:s text:c="11"/>} </text:span><text:span text:style-name="T14">catch </text:span><text:span text:style-name="T7">(</text:span><text:span text:style-name="T17">ClassNotFoundException e</text:span><text:span text:style-name="T7">) {<text:line-break/> <text:s text:c="15"/></text:span><text:span text:style-name="T14">throw new </text:span><text:span text:style-name="T7">RuntimeException(</text:span><text:span text:style-name="T27">"&lt;p&gt; ФАЙЛ С ГРАФИКОМ " </text:span><text:span text:style-name="T7">+ </text:span><text:span text:style-name="T17">f </text:span><text:span text:style-name="T7">+ </text:span><text:span text:style-name="T27">" ПОВРЕЖДЕН!!!&lt;/p&gt; Обратитесь к АДМИНИСТРАТОРУ!"</text:span><text:span text:style-name="T7">);<text:line-break/> <text:s text:c="11"/>} </text:span><text:span text:style-name="T14">catch </text:span><text:span text:style-name="T7">(</text:span><text:span text:style-name="T17">FileNotFoundException e</text:span><text:span text:style-name="T7">) {<text:line-break/> <text:s text:c="15"/></text:span><text:span text:style-name="T14">throw new </text:span><text:span text:style-name="T7">RuntimeException(</text:span><text:span text:style-name="T27">"&lt;p&gt; ФАЙЛ С ГРАФИКОМ " </text:span><text:span text:style-name="T7">+ </text:span><text:span text:style-name="T17">f </text:span><text:span text:style-name="T7">+ </text:span><text:span text:style-name="T27">" НЕ НАЙДЕН!!!&lt;/p&gt; Обратитесь к АДМИНИСТРАТОРУ!"</text:span><text:span text:style-name="T7">);<text:line-break/> <text:s text:c="11"/>} </text:span><text:span text:style-name="T14">catch </text:span><text:span text:style-name="T7">(</text:span><text:span text:style-name="T17">IOException e</text:span><text:span text:style-name="T7">) {<text:line-break/> <text:s text:c="15"/></text:span><text:span text:style-name="T14">throw new </text:span><text:span text:style-name="T7">RuntimeException(</text:span><text:span text:style-name="T27">"&lt;p&gt;ВО ВРЕМЯ ЧТЕНИЯ ФАЙЛА С ГРАФИКОМ " </text:span><text:span text:style-name="T7">+ </text:span><text:span text:style-name="T17">f </text:span><text:span text:style-name="T7">+ </text:span><text:span text:style-name="T27">" ПРОИЗОШЛА ОШИБКА!!!&lt;/p&gt; Обратитесь к АДМИНИСТРАТОРУ!"</text:span><text:span text:style-name="T7">);<text:line-break/> <text:s text:c="11"/>}<text:line-break/> <text:s text:c="7"/>}<text:line-break/> <text:s text:c="3"/>}<text:line-break/><text:line-break/> <text:s text:c="3"/></text:span><text:span text:style-name="T14">private </text:span><text:span text:style-name="T17">MainTable </text:span><text:span text:style-name="T29">getMainTableFromArray</text:span><text:span text:style-name="T7">(</text:span><text:span text:style-name="T17">String monthParametr</text:span><text:span text:style-name="T7">, </text:span><text:span text:style-name="T17">String yearParametr</text:span><text:span text:style-name="T7">) {<text:line-break/> <text:s text:c="7"/></text:span><text:span text:style-name="T14">int </text:span><text:span text:style-name="T17">month </text:span><text:span text:style-name="T7">= interpretMonth(</text:span><text:span text:style-name="T17">monthParametr</text:span><text:span text:style-name="T7">);<text:line-break/> <text:s text:c="7"/></text:span><text:span text:style-name="T14">int </text:span><text:span text:style-name="T17">year </text:span><text:span text:style-name="T7">= </text:span><text:span text:style-name="T17">Integer</text:span><text:span text:style-name="T7">.</text:span><text:span text:style-name="T10">parseInt</text:span><text:span text:style-name="T7">(</text:span><text:span text:style-name="T17">yearParametr</text:span><text:span text:style-name="T7">);<text:line-break/> <text:s text:c="7"/></text:span><text:span text:style-name="T14">for </text:span><text:span text:style-name="T7">(</text:span><text:span text:style-name="T17">MainTable t </text:span><text:span text:style-name="T7">: </text:span><text:span text:style-name="T21">arraysWithMainTables</text:span><text:span text:style-name="T7">) {<text:line-break/> <text:s text:c="11"/></text:span><text:span text:style-name="T14">if </text:span><text:span text:style-name="T7">(</text:span><text:span text:style-name="T17">t</text:span><text:span text:style-name="T7">.getDate().get(</text:span><text:span text:style-name="T17">Calendar</text:span><text:span text:style-name="T7">.</text:span><text:span text:style-name="T20">YEAR</text:span><text:span text:style-name="T7">) == </text:span><text:span text:style-name="T17">year </text:span><text:span text:style-name="T7">&amp;&amp; </text:span><text:span text:style-name="T17">t</text:span><text:span text:style-name="T7">.getDate().get(</text:span><text:span text:style-name="T17">Calendar</text:span><text:span text:style-name="T7">.</text:span><text:span text:style-name="T20">MONTH</text:span><text:span text:style-name="T7">) == </text:span><text:span text:style-name="T17">month</text:span><text:span text:style-name="T7">) {<text:line-break/> <text:s text:c="15"/></text:span><text:span text:style-name="T14">return </text:span><text:span text:style-name="T17">t</text:span><text:span text:style-name="T7">;<text:line-break/> <text:s text:c="11"/>}<text:line-break/> <text:s text:c="7"/>}<text:line-break/> <text:s text:c="7"/></text:span><text:span text:style-name="T14">return null</text:span><text:span text:style-name="T7">;<text:line-break/> <text:s text:c="3"/>}<text:line-break/><text:line-break/> <text:s text:c="3"/></text:span><text:span text:style-name="T14">private int </text:span><text:span text:style-name="T29">interpretMonth</text:span><text:span text:style-name="T7">(</text:span><text:span text:style-name="T17">String monthParametr</text:span><text:span text:style-name="T7">) {<text:line-break/> <text:s text:c="7"/></text:span><text:span text:style-name="T14">int </text:span><text:span text:style-name="T17">ret </text:span><text:span text:style-name="T7">= -</text:span><text:span text:style-name="T23">1</text:span><text:span text:style-name="T7">;<text:line-break/> <text:s text:c="7"/></text:span><text:span text:style-name="T17">String param </text:span><text:span text:style-name="T7">= </text:span><text:span text:style-name="T17">monthParametr</text:span><text:span text:style-name="T7">.toLowerCase();<text:line-break/></text:span><text:soft-page-break/><text:span text:style-name="T7"> <text:s text:c="7"/></text:span><text:span text:style-name="T14">switch </text:span><text:span text:style-name="T7">(</text:span><text:span text:style-name="T17">param</text:span><text:span text:style-name="T7">) {<text:line-break/> <text:s text:c="11"/></text:span><text:span text:style-name="T14">case </text:span><text:span text:style-name="T27">"январь" </text:span><text:span text:style-name="T7">-&gt; </text:span><text:span text:style-name="T17">ret </text:span><text:span text:style-name="T7">= </text:span><text:span text:style-name="T23">0</text:span><text:span text:style-name="T7">;<text:line-break/> <text:s text:c="11"/></text:span><text:span text:style-name="T14">case </text:span><text:span text:style-name="T27">"февраль" </text:span><text:span text:style-name="T7">-&gt; </text:span><text:span text:style-name="T17">ret </text:span><text:span text:style-name="T7">= </text:span><text:span text:style-name="T23">1</text:span><text:span text:style-name="T7">;<text:line-break/> <text:s text:c="11"/></text:span><text:span text:style-name="T14">case </text:span><text:span text:style-name="T27">"март" </text:span><text:span text:style-name="T7">-&gt; </text:span><text:span text:style-name="T17">ret </text:span><text:span text:style-name="T7">= </text:span><text:span text:style-name="T23">2</text:span><text:span text:style-name="T7">;<text:line-break/> <text:s text:c="11"/></text:span><text:span text:style-name="T14">case </text:span><text:span text:style-name="T27">"апрель" </text:span><text:span text:style-name="T7">-&gt; </text:span><text:span text:style-name="T17">ret </text:span><text:span text:style-name="T7">= </text:span><text:span text:style-name="T23">3</text:span><text:span text:style-name="T7">;<text:line-break/> <text:s text:c="11"/></text:span><text:span text:style-name="T14">case </text:span><text:span text:style-name="T27">"май" </text:span><text:span text:style-name="T7">-&gt; </text:span><text:span text:style-name="T17">ret </text:span><text:span text:style-name="T7">= </text:span><text:span text:style-name="T23">4</text:span><text:span text:style-name="T7">;<text:line-break/> <text:s text:c="11"/></text:span><text:span text:style-name="T14">case </text:span><text:span text:style-name="T27">"июнь" </text:span><text:span text:style-name="T7">-&gt; </text:span><text:span text:style-name="T17">ret </text:span><text:span text:style-name="T7">= </text:span><text:span text:style-name="T23">5</text:span><text:span text:style-name="T7">;<text:line-break/> <text:s text:c="11"/></text:span><text:span text:style-name="T14">case </text:span><text:span text:style-name="T27">"июль" </text:span><text:span text:style-name="T7">-&gt; </text:span><text:span text:style-name="T17">ret </text:span><text:span text:style-name="T7">= </text:span><text:span text:style-name="T23">6</text:span><text:span text:style-name="T7">;<text:line-break/> <text:s text:c="11"/></text:span><text:span text:style-name="T14">case </text:span><text:span text:style-name="T27">"август" </text:span><text:span text:style-name="T7">-&gt; </text:span><text:span text:style-name="T17">ret </text:span><text:span text:style-name="T7">= </text:span><text:span text:style-name="T23">7</text:span><text:span text:style-name="T7">;<text:line-break/> <text:s text:c="11"/></text:span><text:span text:style-name="T14">case </text:span><text:span text:style-name="T27">"сентябрь" </text:span><text:span text:style-name="T7">-&gt; </text:span><text:span text:style-name="T17">ret </text:span><text:span text:style-name="T7">= </text:span><text:span text:style-name="T23">8</text:span><text:span text:style-name="T7">;<text:line-break/> <text:s text:c="11"/></text:span><text:span text:style-name="T14">case </text:span><text:span text:style-name="T27">"октябрь" </text:span><text:span text:style-name="T7">-&gt; </text:span><text:span text:style-name="T17">ret </text:span><text:span text:style-name="T7">= </text:span><text:span text:style-name="T23">9</text:span><text:span text:style-name="T7">;<text:line-break/> <text:s text:c="11"/></text:span><text:span text:style-name="T14">case </text:span><text:span text:style-name="T27">"ноябрь" </text:span><text:span text:style-name="T7">-&gt; </text:span><text:span text:style-name="T17">ret </text:span><text:span text:style-name="T7">= </text:span><text:span text:style-name="T23">10</text:span><text:span text:style-name="T7">;<text:line-break/> <text:s text:c="11"/></text:span><text:span text:style-name="T14">case </text:span><text:span text:style-name="T27">"декабрь" </text:span><text:span text:style-name="T7">-&gt; </text:span><text:span text:style-name="T17">ret </text:span><text:span text:style-name="T7">= </text:span><text:span text:style-name="T23">11</text:span><text:span text:style-name="T7">;<text:line-break/> <text:s text:c="7"/>}<text:line-break/> <text:s text:c="7"/></text:span><text:span text:style-name="T14">return </text:span><text:span text:style-name="T17">ret</text:span><text:span text:style-name="T7">;<text:line-break/> <text:s text:c="3"/>}<text:line-break/>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4">A</text:span><text:span text:style-name="T3">AA.jsp страница</text:span></text:p>
      <text:p text:style-name="P33" loext:marker-style-name="T7"><text:span text:style-name="T9">&lt;%@ </text:span><text:span text:style-name="T16">page </text:span><text:span text:style-name="T33">contentType</text:span><text:span text:style-name="T8">="</text:span><text:span text:style-name="T28">text/html;charset=UTF-8</text:span><text:span text:style-name="T8">" </text:span><text:span text:style-name="T33">language</text:span><text:span text:style-name="T8">="</text:span><text:span text:style-name="T28">java</text:span><text:span text:style-name="T8">" %&gt;</text:span><text:span text:style-name="T7"><text:line-break/>&lt;!DOCTYPE </text:span><text:span text:style-name="T34">html</text:span><text:span text:style-name="T7">&gt;<text:line-break/>&lt;</text:span><text:span text:style-name="T14">html </text:span><text:span text:style-name="T34">lang</text:span><text:span text:style-name="T27">="en"</text:span><text:span text:style-name="T7">&gt;<text:line-break/>&lt;</text:span><text:span text:style-name="T14">head</text:span><text:span text:style-name="T7">&gt;<text:line-break/> <text:s text:c="3"/>&lt;</text:span><text:span text:style-name="T14">meta </text:span><text:span text:style-name="T34">charset</text:span><text:span text:style-name="T27">="UTF-8"</text:span><text:span text:style-name="T7">&gt;<text:line-break/> <text:s text:c="3"/>&lt;</text:span><text:span text:style-name="T14">meta </text:span><text:span text:style-name="T34">name</text:span><text:span text:style-name="T27">="viewport" </text:span><text:span text:style-name="T34">content</text:span><text:span text:style-name="T27">="width=device-width, initial-scale=1.0"</text:span><text:span text:style-name="T7">&gt;<text:line-break/> <text:s text:c="3"/>&lt;</text:span><text:span text:style-name="T14">style</text:span><text:span text:style-name="T7">&gt;<text:line-break/> <text:s text:c="7"/></text:span><text:span text:style-name="T8">&lt;%@ </text:span><text:span text:style-name="T16">include </text:span><text:span text:style-name="T33">file </text:span><text:span text:style-name="T8">="</text:span><text:span text:style-name="T28">css/AAAstyle.css</text:span><text:span text:style-name="T8">"%&gt;</text:span><text:span text:style-name="T7"><text:line-break/> <text:s text:c="3"/>&lt;/</text:span><text:span text:style-name="T14">style</text:span><text:span text:style-name="T7">&gt;<text:line-break/> <text:s text:c="3"/>&lt;</text:span><text:span text:style-name="T14">title</text:span><text:span text:style-name="T7">&gt;Введите Ваш ID&lt;/</text:span><text:span text:style-name="T14">title</text:span><text:span text:style-name="T7">&gt;<text:line-break/>&lt;/</text:span><text:span text:style-name="T14">head</text:span><text:span text:style-name="T7">&gt;<text:line-break/>&lt;</text:span><text:span text:style-name="T14">body</text:span><text:span text:style-name="T7">&gt;<text:line-break/> <text:s text:c="3"/>&lt;</text:span><text:span text:style-name="T14">form </text:span><text:span text:style-name="T7">&gt;<text:line-break/> <text:s text:c="7"/>&lt;</text:span><text:span text:style-name="T14">label</text:span><text:span text:style-name="T7">&gt;Ваш ID: &lt;/</text:span><text:span text:style-name="T14">br</text:span><text:span text:style-name="T7">&gt;<text:line-break/> <text:s text:c="11"/>&lt;</text:span><text:span text:style-name="T14">input </text:span><text:span text:style-name="T34">class</text:span><text:span text:style-name="T27">="inputID" </text:span><text:span text:style-name="T34">type</text:span><text:span text:style-name="T27">="text" </text:span><text:span text:style-name="T34">name</text:span><text:span text:style-name="T27">="id" </text:span><text:span text:style-name="T34">maxlength</text:span><text:span text:style-name="T27">="10"</text:span><text:span text:style-name="T7">&gt;<text:line-break/> <text:s text:c="7"/>&lt;/</text:span><text:span text:style-name="T14">label</text:span><text:span text:style-name="T7">&gt;<text:line-break/> <text:s text:c="3"/>&lt;/</text:span><text:span text:style-name="T14">form</text:span><text:span text:style-name="T7">&gt;<text:line-break/> <text:s text:c="3"/>&lt;</text:span><text:span text:style-name="T14">h3</text:span><text:span text:style-name="T7">&gt;</text:span><text:span text:style-name="T16">${</text:span><text:span text:style-name="T18">ERROR</text:span><text:span text:style-name="T16">}</text:span><text:span text:style-name="T7">&lt;/</text:span><text:span text:style-name="T14">h3</text:span><text:span text:style-name="T7">&gt;<text:line-break/>&lt;/</text:span><text:span text:style-name="T14">body</text:span><text:span text:style-name="T7">&gt;<text:line-break/>&lt;/</text:span><text:span text:style-name="T14">html</text:span><text:span text:style-name="T7">&gt;</text:span></text:p>
      <text:p text:style-name="P33" loext:marker-style-name="T7"><text:span text:style-name="T12"/></text:p>
      <text:p text:style-name="P29" loext:marker-style-name="T7"><text:span text:style-name="T13">index.jsp</text:span></text:p>
      <text:p text:style-name="P29" loext:marker-style-name="T7"><text:span text:style-name="T13"/></text:p>
      <text:p text:style-name="P32" loext:marker-style-name="T7"><text:span text:style-name="T9">&lt;%@</text:span><text:span text:style-name="T16">page </text:span><text:span text:style-name="T33">import</text:span><text:span text:style-name="T8">="</text:span><text:span text:style-name="T28">Table.MainTable</text:span><text:span text:style-name="T8">" %&gt;</text:span><text:span text:style-name="T7"><text:line-break/></text:span><text:span text:style-name="T8">&lt;%@ </text:span><text:span text:style-name="T16">page </text:span><text:span text:style-name="T33">import</text:span><text:span text:style-name="T8">="</text:span><text:span text:style-name="T28">java.util.Calendar</text:span><text:span text:style-name="T8">" %&gt;</text:span><text:span text:style-name="T7"><text:line-break/></text:span><text:span text:style-name="T8">&lt;%@ </text:span><text:span text:style-name="T16">page </text:span><text:span text:style-name="T33">contentType</text:span><text:span text:style-name="T8">="</text:span><text:span text:style-name="T28">text/html;charset=UTF-8</text:span><text:span text:style-name="T8">" </text:span><text:span text:style-name="T33">language</text:span><text:span text:style-name="T8">="</text:span><text:span text:style-name="T28">java</text:span><text:span text:style-name="T8">" %&gt;</text:span><text:span text:style-name="T7"><text:line-break/></text:span><text:span text:style-name="T8">&lt;%@</text:span><text:span text:style-name="T16">taglib </text:span><text:span text:style-name="T33">prefix</text:span><text:span text:style-name="T8">="</text:span><text:span text:style-name="T28">c</text:span><text:span text:style-name="T8">" </text:span><text:span text:style-name="T33">uri</text:span><text:span text:style-name="T8">="</text:span><text:span text:style-name="T28">http://java.sun.com/jsp/jstl/core</text:span><text:span text:style-name="T8">" %&gt;</text:span><text:span text:style-name="T7"><text:line-break/></text:span><text:span text:style-name="T8">&lt;%@</text:span><text:span text:style-name="T16">taglib </text:span><text:span text:style-name="T33">prefix</text:span><text:span text:style-name="T8">="</text:span><text:span text:style-name="T28">fn</text:span><text:span text:style-name="T8">" </text:span><text:span text:style-name="T33">uri</text:span><text:span text:style-name="T8">="</text:span><text:span text:style-name="T28">http://java.sun.com/jsp/jstl/functions</text:span><text:span text:style-name="T8">" %&gt;</text:span><text:span text:style-name="T7"><text:line-break/></text:span><text:span text:style-name="T8">&lt;%@ </text:span><text:span text:style-name="T16">page </text:span><text:span text:style-name="T33">isELIgnored</text:span><text:span text:style-name="T8">="</text:span><text:span text:style-name="T28">false</text:span><text:span text:style-name="T8">" %&gt;</text:span><text:span text:style-name="T7"><text:line-break/><text:line-break/><text:line-break/>&lt;!DOCTYPE </text:span><text:span text:style-name="T34">html</text:span><text:span text:style-name="T7">&gt;<text:line-break/>&lt;</text:span><text:span text:style-name="T14">html </text:span><text:span text:style-name="T7">&gt;<text:line-break/> <text:s text:c="3"/>&lt;</text:span><text:span text:style-name="T14">head </text:span><text:span text:style-name="T34">lang</text:span><text:span text:style-name="T27">="ru"</text:span><text:span text:style-name="T7">&gt;<text:line-break/> <text:s text:c="7"/>&lt;</text:span><text:span text:style-name="T14">meta </text:span><text:span text:style-name="T34">charset</text:span><text:span text:style-name="T27">="UTF-8"</text:span><text:span text:style-name="T7">&gt;<text:line-break/> <text:s text:c="7"/>&lt;</text:span><text:span text:style-name="T14">meta </text:span><text:span text:style-name="T34">name</text:span><text:span text:style-name="T27">="vieport" </text:span><text:span text:style-name="T34">content</text:span><text:span text:style-name="T27">="width=device-width, initial-scale=1.0"</text:span><text:span text:style-name="T7">&gt;<text:line-break/> <text:s text:c="7"/>&lt;</text:span><text:span text:style-name="T14">title</text:span><text:span text:style-name="T7">&gt;&lt;/</text:span><text:span text:style-name="T14">title</text:span><text:span text:style-name="T7">&gt;<text:line-break/> <text:s text:c="7"/>&lt;</text:span><text:span text:style-name="T14">style</text:span><text:span text:style-name="T7">&gt; <text:line-break/> <text:s text:c="11"/></text:span><text:span text:style-name="T8">&lt;%@</text:span><text:span text:style-name="T16">include </text:span><text:span text:style-name="T33">file</text:span><text:span text:style-name="T8">="</text:span><text:span text:style-name="T28">css/style.css</text:span><text:span text:style-name="T8">"%&gt;</text:span><text:span text:style-name="T7"><text:line-break/> <text:s text:c="7"/>&lt;/</text:span><text:span text:style-name="T14">style</text:span><text:span text:style-name="T7">&gt;<text:line-break/> <text:s text:c="3"/>&lt;/</text:span><text:span text:style-name="T14">head</text:span><text:span text:style-name="T7">&gt;<text:line-break/> <text:s text:c="3"/>&lt;</text:span><text:span text:style-name="T14">body</text:span><text:span text:style-name="T7">&gt; <text:line-break/> <text:s text:c="7"/>&lt;</text:span><text:span text:style-name="T14">header </text:span><text:span text:style-name="T34">class</text:span><text:span text:style-name="T27">="left_offset"</text:span><text:span text:style-name="T7">&gt;<text:line-break/> <text:s text:c="11"/>&lt;</text:span><text:span text:style-name="T14">span </text:span><text:span text:style-name="T34">class</text:span><text:span text:style-name="T27">="logo"</text:span><text:span text:style-name="T7">&gt;&lt;</text:span><text:span text:style-name="T14">h1</text:span><text:span text:style-name="T7">&gt;РАБОЧИЙ ГРАФИК на </text:span><text:span text:style-name="T16">${</text:span><text:span text:style-name="T18">requestScope</text:span><text:span text:style-name="T8">.</text:span><text:span text:style-name="T18">month</text:span><text:span text:style-name="T16">}</text:span><text:span text:style-name="T14"> </text:span><text:span text:style-name="T16">${</text:span><text:span text:style-name="T18">requestScope</text:span><text:span text:style-name="T8">.</text:span><text:span text:style-name="T18">year</text:span><text:span text:style-name="T16">}</text:span><text:span text:style-name="T7">&lt;/</text:span><text:span text:style-name="T14">h1</text:span><text:span text:style-name="T7">&gt;&lt;/</text:span><text:span text:style-name="T14">span</text:span><text:span text:style-name="T7">&gt;&lt;</text:span><text:span text:style-name="T14">span</text:span><text:span text:style-name="T7">&gt;&lt;</text:span><text:span text:style-name="T14">h4 </text:span><text:span text:style-name="T34">class</text:span><text:span text:style-name="T27">="name"</text:span><text:span text:style-name="T7">&gt;</text:span><text:span text:style-name="T16">${</text:span><text:span text:style-name="T18">requestScope</text:span><text:span text:style-name="T8">.</text:span><text:span text:style-name="T18">name</text:span><text:span text:style-name="T16">}</text:span><text:span text:style-name="T7">&lt;/</text:span><text:span text:style-name="T14">h4</text:span><text:span text:style-name="T7">&gt;&lt;/</text:span><text:span text:style-name="T14">span</text:span><text:span text:style-name="T7">&gt;<text:line-break/> <text:s text:c="11"/>&lt;</text:span><text:span text:style-name="T14">div </text:span><text:span text:style-name="T34">class</text:span><text:span text:style-name="T27">="head"</text:span><text:span text:style-name="T7">&gt;<text:line-break/> <text:s text:c="15"/>&lt;</text:span><text:span text:style-name="T14">form </text:span><text:span text:style-name="T7">&gt;<text:line-break/> <text:s text:c="19"/>&lt;</text:span><text:span text:style-name="T14">input </text:span><text:span text:style-name="T34">type</text:span><text:span text:style-name="T27">="hidden" </text:span><text:span text:style-name="T34">name</text:span><text:span text:style-name="T27">="id" </text:span><text:span text:style-name="T34">value</text:span><text:span text:style-name="T27">="</text:span><text:span text:style-name="T16">${</text:span><text:span text:style-name="T18">requestScope</text:span><text:span text:style-name="T8">.</text:span><text:span text:style-name="T18">idParametr</text:span><text:span text:style-name="T16">}</text:span><text:span text:style-name="T27">"</text:span><text:span text:style-name="T7">&gt;<text:line-break/> <text:s text:c="19"/>&lt;</text:span><text:span text:style-name="T14">select </text:span><text:span text:style-name="T34">name</text:span><text:span text:style-name="T27">="year"</text:span><text:span text:style-name="T7">&gt;<text:line-break/> <text:s text:c="23"/></text:span><text:span text:style-name="T8">&lt;</text:span><text:span text:style-name="T22">c</text:span><text:span text:style-name="T16">:forEach </text:span><text:span text:style-name="T33">var</text:span><text:span text:style-name="T28">="y" </text:span><text:span text:style-name="T33">items</text:span><text:span text:style-name="T28">="</text:span><text:span text:style-name="T16">${</text:span><text:span text:style-name="T18">requestScope</text:span><text:span text:style-name="T8">.</text:span><text:span text:style-name="T18">years</text:span><text:span text:style-name="T16">}</text:span><text:span text:style-name="T28">"</text:span><text:span text:style-name="T8">&gt;</text:span><text:span text:style-name="T7"><text:line-break/></text:span><text:soft-page-break/><text:span text:style-name="T7"> <text:s text:c="27"/>&lt;</text:span><text:span text:style-name="T14">option </text:span><text:span text:style-name="T34">value</text:span><text:span text:style-name="T27">="</text:span><text:span text:style-name="T16">${</text:span><text:span text:style-name="T18">y</text:span><text:span text:style-name="T8">.</text:span><text:span text:style-name="T18">toString</text:span><text:span text:style-name="T8">()</text:span><text:span text:style-name="T16">}</text:span><text:span text:style-name="T27">"<text:line-break/> <text:s text:c="35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y</text:span><text:span text:style-name="T8">.</text:span><text:span text:style-name="T18">equals</text:span><text:span text:style-name="T8">(</text:span><text:span text:style-name="T18">requestScope</text:span><text:span text:style-name="T8">.</text:span><text:span text:style-name="T18">year</text:span><text:span text:style-name="T8">)</text:span><text:span text:style-name="T16">}</text:span><text:span text:style-name="T28">"</text:span><text:span text:style-name="T8">&gt;</text:span><text:span text:style-name="T34">selected</text:span><text:span text:style-name="T8">&lt;/</text:span><text:span text:style-name="T22">c</text:span><text:span text:style-name="T16">:if</text:span><text:span text:style-name="T8">&gt;</text:span><text:span text:style-name="T7"> &gt;</text:span><text:span text:style-name="T16">${</text:span><text:span text:style-name="T18">y</text:span><text:span text:style-name="T8">.</text:span><text:span text:style-name="T18">toString</text:span><text:span text:style-name="T8">()</text:span><text:span text:style-name="T16">}</text:span><text:span text:style-name="T14"><text:line-break/> <text:s text:c="27"/></text:span><text:span text:style-name="T7">&lt;/</text:span><text:span text:style-name="T14">option</text:span><text:span text:style-name="T7">&gt;<text:line-break/> <text:s text:c="23"/></text:span><text:span text:style-name="T8">&lt;/</text:span><text:span text:style-name="T22">c</text:span><text:span text:style-name="T16">:forEach</text:span><text:span text:style-name="T8">&gt;</text:span><text:span text:style-name="T7"><text:line-break/> <text:s text:c="19"/>&lt;/</text:span><text:span text:style-name="T14">select</text:span><text:span text:style-name="T7">&gt;<text:line-break/> <text:s text:c="19"/>&lt;</text:span><text:span text:style-name="T14">nav </text:span><text:span text:style-name="T34">id</text:span><text:span text:style-name="T27">="month"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1" </text:span><text:span text:style-name="T34">name</text:span><text:span text:style-name="T27">="month" </text:span><text:span text:style-name="T34">value</text:span><text:span text:style-name="T27">="ЯНВАРЬ"</text:span><text:span text:style-name="T7">&gt;ЯНВАР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2" </text:span><text:span text:style-name="T34">name</text:span><text:span text:style-name="T27">="month" </text:span><text:span text:style-name="T34">value</text:span><text:span text:style-name="T27">="ФЕВРАЛЬ"</text:span><text:span text:style-name="T7">&gt;ФЕВРАЛ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3" </text:span><text:span text:style-name="T34">name</text:span><text:span text:style-name="T27">="month" </text:span><text:span text:style-name="T34">value</text:span><text:span text:style-name="T27">="МАРТ"</text:span><text:span text:style-name="T7">&gt;МАРТ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4" </text:span><text:span text:style-name="T34">name</text:span><text:span text:style-name="T27">="month" </text:span><text:span text:style-name="T34">value</text:span><text:span text:style-name="T27">="АПРЕЛЬ"</text:span><text:span text:style-name="T7">&gt;АПРЕЛ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5" </text:span><text:span text:style-name="T34">name</text:span><text:span text:style-name="T27">="month" </text:span><text:span text:style-name="T34">value</text:span><text:span text:style-name="T27">="МАЙ"</text:span><text:span text:style-name="T7">&gt;МАЙ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6" </text:span><text:span text:style-name="T34">name</text:span><text:span text:style-name="T27">="month" </text:span><text:span text:style-name="T34">value</text:span><text:span text:style-name="T27">="ИЮНЬ"</text:span><text:span text:style-name="T7">&gt;ИЮН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7" </text:span><text:span text:style-name="T34">name</text:span><text:span text:style-name="T27">="month" </text:span><text:span text:style-name="T34">value</text:span><text:span text:style-name="T27">="ИЮЛЬ"</text:span><text:span text:style-name="T7">&gt;ИЮЛ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8" </text:span><text:span text:style-name="T34">name</text:span><text:span text:style-name="T27">="month" </text:span><text:span text:style-name="T34">value</text:span><text:span text:style-name="T27">="АВГУСГ"</text:span><text:span text:style-name="T7">&gt;АВГУСГ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9" </text:span><text:span text:style-name="T34">name</text:span><text:span text:style-name="T27">="month" </text:span><text:span text:style-name="T34">value</text:span><text:span text:style-name="T27">="СЕНТЯБРЬ"</text:span><text:span text:style-name="T7">&gt;СЕНТЯБР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10" </text:span><text:span text:style-name="T34">name</text:span><text:span text:style-name="T27">="month" </text:span><text:span text:style-name="T34">value</text:span><text:span text:style-name="T27">="ОКТЯБРЬ"</text:span><text:span text:style-name="T7">&gt;ОКТЯБР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11" </text:span><text:span text:style-name="T34">name</text:span><text:span text:style-name="T27">="month"</text:span><text:span text:style-name="T34">value</text:span><text:span text:style-name="T27">="НОЯБРЬ"</text:span><text:span text:style-name="T7">&gt;НОЯБРЬ&lt;/</text:span><text:span text:style-name="T14">button</text:span><text:span text:style-name="T7">&gt;<text:line-break/> <text:s text:c="23"/>&lt;</text:span><text:span text:style-name="T14">button </text:span><text:span text:style-name="T34">type</text:span><text:span text:style-name="T27">="submit" </text:span><text:span text:style-name="T34">id</text:span><text:span text:style-name="T27">="12" </text:span><text:span text:style-name="T34">name</text:span><text:span text:style-name="T27">="month" </text:span><text:span text:style-name="T34">value</text:span><text:span text:style-name="T27">="ДЕКАБРЬ"</text:span><text:span text:style-name="T7">&gt;ДЕКАБРЬ&lt;/</text:span><text:span text:style-name="T14">button</text:span><text:span text:style-name="T7">&gt;<text:line-break/> <text:s text:c="19"/>&lt;/</text:span><text:span text:style-name="T14">nav</text:span><text:span text:style-name="T7">&gt;<text:line-break/> <text:s text:c="15"/>&lt;/</text:span><text:span text:style-name="T14">form</text:span><text:span text:style-name="T7">&gt;<text:line-break/> <text:s text:c="11"/>&lt;/</text:span><text:span text:style-name="T14">div</text:span><text:span text:style-name="T7">&gt;<text:line-break/> <text:s text:c="7"/>&lt;/</text:span><text:span text:style-name="T14">header</text:span><text:span text:style-name="T7">&gt;<text:line-break/> <text:s text:c="7"/>&lt;</text:span><text:span text:style-name="T14">main</text:span><text:span text:style-name="T7">&gt;<text:line-break/> <text:s text:c="11"/>&lt;</text:span><text:span text:style-name="T14">table </text:span><text:span text:style-name="T34">id</text:span><text:span text:style-name="T27">="table"</text:span><text:span text:style-name="T7">&gt;<text:line-break/> <text:s text:c="15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requestScope</text:span><text:span text:style-name="T8">.</text:span><text:span text:style-name="T18">mainTable </text:span><text:span text:style-name="T16">ne null}</text:span><text:span text:style-name="T28">"</text:span><text:span text:style-name="T8">&gt;</text:span><text:span text:style-name="T7"><text:line-break/> <text:s text:c="19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requestScope</text:span><text:span text:style-name="T8">.</text:span><text:span text:style-name="T18">mainTable</text:span><text:span text:style-name="T8">.</text:span><text:span text:style-name="T18">getEmployees</text:span><text:span text:style-name="T8">().</text:span><text:span text:style-name="T18">size</text:span><text:span text:style-name="T8">()!=</text:span><text:span text:style-name="T24">0</text:span><text:span text:style-name="T16">}</text:span><text:span text:style-name="T28">"</text:span><text:span text:style-name="T8">&gt;</text:span><text:span text:style-name="T7"><text:line-break/> <text:s text:c="23"/>&lt;</text:span><text:span text:style-name="T14">tr</text:span><text:span text:style-name="T7">&gt;<text:line-break/> <text:s text:c="27"/>&lt;</text:span><text:span text:style-name="T14">th</text:span><text:span text:style-name="T7">&gt; ФИО &lt;/</text:span><text:span text:style-name="T14">th</text:span><text:span text:style-name="T7">&gt;<text:line-break/> <text:s text:c="27"/></text:span><text:span text:style-name="T8">&lt;</text:span><text:span text:style-name="T22">c</text:span><text:span text:style-name="T16">:forEach </text:span><text:span text:style-name="T33">var</text:span><text:span text:style-name="T28">="i" </text:span><text:span text:style-name="T33">begin</text:span><text:span text:style-name="T28">="0"<text:line-break/> <text:s text:c="38"/></text:span><text:span text:style-name="T33">end</text:span><text:span text:style-name="T28">="</text:span><text:span text:style-name="T16">${</text:span><text:span text:style-name="T18">requestScope</text:span><text:span text:style-name="T8">.</text:span><text:span text:style-name="T18">mainTable</text:span><text:span text:style-name="T8">.</text:span><text:span text:style-name="T18">getEmployees</text:span><text:span text:style-name="T8">().</text:span><text:span text:style-name="T18">get</text:span><text:span text:style-name="T8">(</text:span><text:span text:style-name="T24">1</text:span><text:span text:style-name="T8">).</text:span><text:span text:style-name="T18">getWorkSchedule</text:span><text:span text:style-name="T8">().</text:span><text:span text:style-name="T18">size</text:span><text:span text:style-name="T8">()-</text:span><text:span text:style-name="T24">1</text:span><text:span text:style-name="T16">}</text:span><text:span text:style-name="T28">"</text:span><text:span text:style-name="T8">&gt;</text:span><text:span text:style-name="T7"><text:line-break/> <text:s text:c="31"/>&lt;</text:span><text:span text:style-name="T14">th</text:span><text:span text:style-name="T7">&gt;</text:span><text:span text:style-name="T16">${</text:span><text:span text:style-name="T18">i</text:span><text:span text:style-name="T8">+</text:span><text:span text:style-name="T24">1</text:span><text:span text:style-name="T16">}</text:span><text:span text:style-name="T7">&lt;/</text:span><text:span text:style-name="T14">th</text:span><text:span text:style-name="T7">&gt;<text:line-break/> <text:s text:c="27"/></text:span><text:span text:style-name="T8">&lt;/</text:span><text:span text:style-name="T22">c</text:span><text:span text:style-name="T16">:forEach</text:span><text:span text:style-name="T8">&gt;</text:span><text:span text:style-name="T7"><text:line-break/> <text:s text:c="23"/>&lt;/</text:span><text:span text:style-name="T14">tr</text:span><text:span text:style-name="T7">&gt;<text:line-break/> <text:s text:c="23"/></text:span><text:span text:style-name="T8">&lt;</text:span><text:span text:style-name="T22">c</text:span><text:span text:style-name="T16">:forEach </text:span><text:span text:style-name="T33">var</text:span><text:span text:style-name="T28">="i" </text:span><text:span text:style-name="T33">begin</text:span><text:span text:style-name="T28">="0"<text:line-break/> <text:s text:c="34"/></text:span><text:span text:style-name="T33">end</text:span><text:span text:style-name="T28">="</text:span><text:span text:style-name="T16">${</text:span><text:span text:style-name="T18">requestScope</text:span><text:span text:style-name="T8">.</text:span><text:span text:style-name="T18">mainTable</text:span><text:span text:style-name="T8">.</text:span><text:span text:style-name="T18">getEmployees</text:span><text:span text:style-name="T8">().</text:span><text:span text:style-name="T18">size</text:span><text:span text:style-name="T8">()-</text:span><text:span text:style-name="T24">1</text:span><text:span text:style-name="T16">}</text:span><text:span text:style-name="T28">" </text:span><text:span text:style-name="T8">&gt;</text:span><text:span text:style-name="T7"><text:line-break/> <text:s text:c="27"/>&lt;</text:span><text:span text:style-name="T14">tr</text:span><text:span text:style-name="T7">&gt;<text:line-break/> <text:s text:c="31"/>&lt;</text:span><text:span text:style-name="T14">td 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requestScope</text:span><text:span text:style-name="T8">.</text:span><text:span text:style-name="T18">name</text:span><text:span text:style-name="T8">.</text:span><text:span text:style-name="T18">equals</text:span><text:span text:style-name="T8">(</text:span><text:span text:style-name="T18">mainTable</text:span><text:span text:style-name="T8">.</text:span><text:span text:style-name="T18">getEmployees</text:span><text:span text:style-name="T8">().</text:span><text:span text:style-name="T18">get</text:span><text:span text:style-name="T8">(</text:span><text:span text:style-name="T18">i</text:span><text:span text:style-name="T8">).</text:span><text:span text:style-name="T18">getFullName</text:span><text:span text:style-name="T8">())</text:span><text:span text:style-name="T16">}</text:span><text:span text:style-name="T28">"</text:span><text:span text:style-name="T8">&gt;</text:span><text:span text:style-name="T34">class</text:span><text:span text:style-name="T27">="user" </text:span><text:span text:style-name="T8">&lt;/</text:span><text:span text:style-name="T22">c</text:span><text:span text:style-name="T16">:if</text:span><text:span text:style-name="T8">&gt;</text:span><text:span text:style-name="T7">&gt;<text:line-break/> <text:s text:c="39"/></text:span><text:span text:style-name="T16">${</text:span><text:span text:style-name="T18">mainTable</text:span><text:span text:style-name="T8">.</text:span><text:span text:style-name="T18">getEmployees</text:span><text:span text:style-name="T8">().</text:span><text:span text:style-name="T18">get</text:span><text:span text:style-name="T8">(</text:span><text:span text:style-name="T18">i</text:span><text:span text:style-name="T8">).</text:span><text:span text:style-name="T18">getFullName</text:span><text:span text:style-name="T8">()</text:span><text:span text:style-name="T16">}</text:span><text:span text:style-name="T14"><text:line-break/> <text:s text:c="31"/></text:span><text:span text:style-name="T7">&lt;/</text:span><text:span text:style-name="T14">td</text:span><text:span text:style-name="T7">&gt;<text:line-break/> <text:s text:c="31"/></text:span><text:span text:style-name="T8">&lt;</text:span><text:span text:style-name="T22">c</text:span><text:span text:style-name="T16">:forEach </text:span><text:span text:style-name="T33">var</text:span><text:span text:style-name="T28">="designation" </text:span><text:span text:style-name="T33">items</text:span><text:span text:style-name="T28">="</text:span><text:span text:style-name="T16">${</text:span><text:span text:style-name="T18">mainTable</text:span><text:span text:style-name="T8">.</text:span><text:span text:style-name="T18">getEmployees</text:span><text:span text:style-name="T8">().</text:span><text:span text:style-name="T18">get</text:span><text:span text:style-name="T8">(</text:span><text:span text:style-name="T18">i</text:span><text:span text:style-name="T8">).</text:span><text:span text:style-name="T18">getWorkSchedule</text:span><text:span text:style-name="T8">()</text:span><text:span text:style-name="T16">}</text:span><text:span text:style-name="T28">"</text:span><text:span text:style-name="T8">&gt;</text:span><text:span text:style-name="T7"><text:line-break/> <text:s text:c="35"/>&lt;</text:span><text:span text:style-name="T14">td 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requestScope</text:span><text:span text:style-name="T8">.</text:span><text:span text:style-name="T18">name</text:span><text:span text:style-name="T8">.</text:span><text:span text:style-name="T18">equals</text:span><text:span text:style-name="T8">(</text:span><text:span text:style-name="T18">mainTable</text:span><text:span text:style-name="T8">.</text:span><text:span text:style-name="T18">getEmployees</text:span><text:span text:style-name="T8">().</text:span><text:span text:style-name="T18">get</text:span><text:span text:style-name="T8">(</text:span><text:span text:style-name="T18">i</text:span><text:span text:style-name="T8">).</text:span><text:span text:style-name="T18">getFullName</text:span><text:span text:style-name="T8">())</text:span><text:span text:style-name="T16">}</text:span><text:span text:style-name="T28">"</text:span><text:span text:style-name="T8">&gt;</text:span><text:span text:style-name="T34">class</text:span><text:span text:style-name="T27">="user" </text:span><text:span text:style-name="T8">&lt;/</text:span><text:span text:style-name="T22">c</text:span><text:span text:style-name="T16">:if</text:span><text:span text:style-name="T8">&gt;</text:span><text:span text:style-name="T7"><text:line-break/> <text:s text:c="39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designation</text:span><text:span text:style-name="T8">.</text:span><text:span text:style-name="T18">toString</text:span><text:span text:style-name="T8">().</text:span><text:span text:style-name="T18">equals</text:span><text:span text:style-name="T8">(</text:span><text:span text:style-name="T28">\"\"</text:span><text:span text:style-name="T8">)</text:span><text:span text:style-name="T16">}</text:span><text:span text:style-name="T28">"</text:span><text:span text:style-name="T8">&gt;</text:span><text:span text:style-name="T34">class</text:span><text:span text:style-name="T27">="dayoff" </text:span><text:span text:style-name="T8">&lt;/</text:span><text:span text:style-name="T22">c</text:span><text:span text:style-name="T16">:if</text:span><text:span text:style-name="T8">&gt;</text:span><text:span text:style-name="T7"><text:line-break/> <text:s text:c="39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designation</text:span><text:span text:style-name="T8">.</text:span><text:span text:style-name="T18">toString</text:span><text:span text:style-name="T8">().</text:span><text:span text:style-name="T18">equals</text:span><text:span text:style-name="T8">(</text:span><text:span text:style-name="T28">\"У\"</text:span><text:span text:style-name="T8">)</text:span><text:span text:style-name="T16">}</text:span><text:span text:style-name="T28">"</text:span><text:span text:style-name="T8">&gt;</text:span><text:span text:style-name="T34">class</text:span><text:span text:style-name="T27">="morning" </text:span><text:span text:style-name="T8">&lt;/</text:span><text:span text:style-name="T22">c</text:span><text:span text:style-name="T16">:if</text:span><text:span text:style-name="T8">&gt;</text:span><text:span text:style-name="T7"><text:line-break/> <text:s text:c="39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designation</text:span><text:span text:style-name="T8">.</text:span><text:span text:style-name="T18">toString</text:span><text:span text:style-name="T8">().</text:span><text:span text:style-name="T18">equals</text:span><text:span text:style-name="T8">(</text:span><text:span text:style-name="T28">\"В\"</text:span><text:span text:style-name="T8">)</text:span><text:span text:style-name="T16">}</text:span><text:span text:style-name="T28">"</text:span><text:span text:style-name="T8">&gt;</text:span><text:span text:style-name="T34">class</text:span><text:span text:style-name="T27">="evening" </text:span><text:span text:style-name="T8">&lt;/</text:span><text:span text:style-name="T22">c</text:span><text:span text:style-name="T16">:if</text:span><text:span text:style-name="T8">&gt;</text:span><text:span text:style-name="T7"><text:line-break/> <text:s text:c="39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designation</text:span><text:span text:style-name="T8">.</text:span><text:span text:style-name="T18">toString</text:span><text:span text:style-name="T8">().</text:span><text:span text:style-name="T18">equals</text:span><text:span text:style-name="T8">(</text:span><text:span text:style-name="T28">\"ОТ\"</text:span><text:span text:style-name="T8">)</text:span><text:span text:style-name="T16">}</text:span><text:span text:style-name="T28">"</text:span><text:span text:style-name="T8">&gt;</text:span><text:span text:style-name="T34">class</text:span><text:span text:style-name="T27">="vacation" </text:span><text:span text:style-name="T8">&lt;/</text:span><text:span text:style-name="T22">c</text:span><text:span text:style-name="T16">:if</text:span><text:span text:style-name="T8">&gt;</text:span><text:span text:style-name="T7"> &gt;<text:line-break/> <text:s text:c="43"/></text:span><text:span text:style-name="T16">${</text:span><text:span text:style-name="T18">designation</text:span><text:span text:style-name="T8">.</text:span><text:span text:style-name="T18">toString</text:span><text:span text:style-name="T8">()</text:span><text:span text:style-name="T16">}</text:span><text:span text:style-name="T14"><text:line-break/> <text:s text:c="35"/></text:span><text:span text:style-name="T7">&lt;/</text:span><text:span text:style-name="T14">td</text:span><text:span text:style-name="T7">&gt;<text:line-break/> <text:s text:c="31"/></text:span><text:span text:style-name="T8">&lt;/</text:span><text:span text:style-name="T22">c</text:span><text:span text:style-name="T16">:forEach</text:span><text:span text:style-name="T8">&gt;</text:span><text:span text:style-name="T7"><text:line-break/> <text:s text:c="27"/>&lt;/</text:span><text:span text:style-name="T14">tr</text:span><text:span text:style-name="T7">&gt;<text:line-break/> <text:s text:c="23"/></text:span><text:span text:style-name="T8">&lt;/</text:span><text:span text:style-name="T22">c</text:span><text:span text:style-name="T16">:forEach</text:span><text:span text:style-name="T8">&gt;</text:span><text:span text:style-name="T7"><text:line-break/></text:span><text:soft-page-break/><text:span text:style-name="T7"> <text:s text:c="19"/></text:span><text:span text:style-name="T8">&lt;/</text:span><text:span text:style-name="T22">c</text:span><text:span text:style-name="T16">:if</text:span><text:span text:style-name="T8">&gt;</text:span><text:span text:style-name="T7"><text:line-break/> <text:s text:c="15"/></text:span><text:span text:style-name="T8">&lt;/</text:span><text:span text:style-name="T22">c</text:span><text:span text:style-name="T16">:if</text:span><text:span text:style-name="T8">&gt;</text:span><text:span text:style-name="T7"><text:line-break/> <text:s text:c="15"/></text:span><text:span text:style-name="T8">&lt;</text:span><text:span text:style-name="T22">c</text:span><text:span text:style-name="T16">:if </text:span><text:span text:style-name="T33">test</text:span><text:span text:style-name="T28">="</text:span><text:span text:style-name="T16">${</text:span><text:span text:style-name="T18">requestScope</text:span><text:span text:style-name="T8">.</text:span><text:span text:style-name="T18">mainTable </text:span><text:span text:style-name="T16">eq null}</text:span><text:span text:style-name="T28">"</text:span><text:span text:style-name="T8">&gt;</text:span><text:span text:style-name="T7"><text:line-break/> <text:s text:c="19"/>&lt;</text:span><text:span text:style-name="T14">h3</text:span><text:span text:style-name="T7">&gt;График еще не сформирован. Укажите год и месяц!&lt;/</text:span><text:span text:style-name="T14">h3</text:span><text:span text:style-name="T7">&gt;<text:line-break/> <text:s text:c="15"/></text:span><text:span text:style-name="T8">&lt;/</text:span><text:span text:style-name="T22">c</text:span><text:span text:style-name="T16">:if</text:span><text:span text:style-name="T8">&gt;</text:span><text:span text:style-name="T7"><text:line-break/> <text:s text:c="11"/>&lt;/</text:span><text:span text:style-name="T14">table</text:span><text:span text:style-name="T7">&gt;<text:line-break/> <text:s text:c="7"/>&lt;/</text:span><text:span text:style-name="T14">main</text:span><text:span text:style-name="T7">&gt;<text:line-break/><text:line-break/> <text:s text:c="7"/>&lt;</text:span><text:span text:style-name="T14">a </text:span><text:span text:style-name="T34">href</text:span><text:span text:style-name="T27">="/hello"</text:span><text:span text:style-name="T7">&gt;Ссылка1&lt;/</text:span><text:span text:style-name="T14">a</text:span><text:span text:style-name="T7">&gt;<text:line-break/> <text:s text:c="7"/>&lt;</text:span><text:span text:style-name="T14">a </text:span><text:span text:style-name="T34">href</text:span><text:span text:style-name="T27">="/id"</text:span><text:span text:style-name="T7">&gt;Ссылка2&lt;/</text:span><text:span text:style-name="T14">a</text:span><text:span text:style-name="T7">&gt;<text:line-break/> <text:s text:c="3"/>&lt;/</text:span><text:span text:style-name="T14">body</text:span><text:span text:style-name="T7">&gt;<text:line-break/>&lt;/</text:span><text:span text:style-name="T14">html</text:span><text:span text:style-name="T7">&gt;</text:span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29" loext:marker-style-name="T7"><text:span text:style-name="T13"/></text:p>
      <text:p text:style-name="P30" loext:marker-style-name="T7"><text:soft-page-break/><text:span text:style-name="T13">CSS файлы</text:span></text:p>
      <text:p text:style-name="P31" loext:marker-style-name="T7"><text:span text:style-name="T13">AAAstyle.css</text:span></text:p>
      <text:p text:style-name="P31" loext:marker-style-name="T7"><text:span text:style-name="T13"/></text:p>
      <text:p text:style-name="P32" loext:marker-style-name="T7"><text:span text:style-name="T15">@import url</text:span><text:span text:style-name="T7">(</text:span><text:span text:style-name="T27">'https://fonts.googleapis.com/css2?family=Chiron+GoRound+TC:wght@200..900&amp;display=swap'</text:span><text:span text:style-name="T7">);<text:line-break/></text:span><text:span text:style-name="T14">body</text:span><text:span text:style-name="T7">{<text:line-break/> <text:s text:c="3"/></text:span><text:span text:style-name="T34">font-family</text:span><text:span text:style-name="T7">: </text:span><text:span text:style-name="T27">"Chiron GoRound TC"</text:span><text:span text:style-name="T7">, </text:span><text:span text:style-name="T27">sans-serif</text:span><text:span text:style-name="T7">;<text:line-break/> <text:s text:c="3"/></text:span><text:span text:style-name="T34">font-weight</text:span><text:span text:style-name="T7">: </text:span><text:span text:style-name="T23">400</text:span><text:span text:style-name="T7">;<text:line-break/> <text:s text:c="3"/></text:span><text:span text:style-name="T34">font-style</text:span><text:span text:style-name="T7">: </text:span><text:span text:style-name="T27">normal</text:span><text:span text:style-name="T7">;<text:line-break/> <text:s text:c="3"/></text:span><text:span text:style-name="T34">background-color</text:span><text:span text:style-name="T7">: </text:span><text:span text:style-name="T14">rgb</text:span><text:span text:style-name="T7">(</text:span><text:span text:style-name="T23">248</text:span><text:span text:style-name="T7">, </text:span><text:span text:style-name="T23">255</text:span><text:span text:style-name="T7">, </text:span><text:span text:style-name="T23">143</text:span><text:span text:style-name="T7">);<text:line-break/>}<text:line-break/></text:span><text:span text:style-name="T14">form</text:span><text:span text:style-name="T7">{<text:line-break/> <text:s text:c="3"/></text:span><text:span text:style-name="T34">font-size</text:span><text:span text:style-name="T7">: </text:span><text:span text:style-name="T23">3</text:span><text:span text:style-name="T27">em</text:span><text:span text:style-name="T7">;<text:line-break/> <text:s text:c="3"/></text:span><text:span text:style-name="T34">margin</text:span><text:span text:style-name="T7">: </text:span><text:span text:style-name="T23">50</text:span><text:span text:style-name="T27">px</text:span><text:span text:style-name="T7">;<text:line-break/>}<text:line-break/></text:span><text:span text:style-name="T14">label</text:span><text:span text:style-name="T7">{<text:line-break/> <text:s text:c="3"/></text:span><text:span text:style-name="T34">padding-top</text:span><text:span text:style-name="T7">: </text:span><text:span text:style-name="T23">1</text:span><text:span text:style-name="T7">%;<text:line-break/>}<text:line-break/></text:span><text:span text:style-name="T14">input</text:span><text:span text:style-name="T7">.</text:span><text:span text:style-name="T14">inputID</text:span><text:span text:style-name="T7">{<text:line-break/> <text:s text:c="3"/></text:span><text:span text:style-name="T34">border-color</text:span><text:span text:style-name="T7">: </text:span><text:span text:style-name="T14">rgb</text:span><text:span text:style-name="T7">(</text:span><text:span text:style-name="T23">124</text:span><text:span text:style-name="T7">, </text:span><text:span text:style-name="T23">128</text:span><text:span text:style-name="T7">, </text:span><text:span text:style-name="T23">70</text:span><text:span text:style-name="T7">);<text:line-break/> <text:s text:c="3"/></text:span><text:span text:style-name="T34">transition</text:span><text:span text:style-name="T7">: </text:span><text:span text:style-name="T23">500</text:span><text:span text:style-name="T27">ms</text:span><text:span text:style-name="T7">;<text:line-break/> <text:s text:c="3"/></text:span><text:span text:style-name="T34">width</text:span><text:span text:style-name="T7">: </text:span><text:span text:style-name="T23">100</text:span><text:span text:style-name="T27">px</text:span><text:span text:style-name="T7">;<text:line-break/> <text:s text:c="3"/></text:span><text:span text:style-name="T34">font-size</text:span><text:span text:style-name="T7">: </text:span><text:span text:style-name="T23">1</text:span><text:span text:style-name="T27">em</text:span><text:span text:style-name="T7">;<text:line-break/> <text:s text:c="3"/></text:span><text:span text:style-name="T34">margin</text:span><text:span text:style-name="T7">: </text:span><text:span text:style-name="T23">5</text:span><text:span text:style-name="T27">px</text:span><text:span text:style-name="T7">;<text:line-break/> <text:s text:c="3"/></text:span><text:span text:style-name="T34">border-radius</text:span><text:span text:style-name="T7">: </text:span><text:span text:style-name="T23">10</text:span><text:span text:style-name="T27">px</text:span><text:span text:style-name="T7">;<text:line-break/> <text:s text:c="3"/></text:span><text:span text:style-name="T34">box-shadow</text:span><text:span text:style-name="T7">: </text:span><text:span text:style-name="T23">10</text:span><text:span text:style-name="T27">px </text:span><text:span text:style-name="T23">10</text:span><text:span text:style-name="T27">px </text:span><text:span text:style-name="T23">10</text:span><text:span text:style-name="T27">px </text:span><text:span text:style-name="T14">rgba</text:span><text:span text:style-name="T7">(</text:span><text:span text:style-name="T23">255</text:span><text:span text:style-name="T7">, </text:span><text:span text:style-name="T23">150</text:span><text:span text:style-name="T7">, </text:span><text:span text:style-name="T23">101</text:span><text:span text:style-name="T7">, </text:span><text:span text:style-name="T23">0.5</text:span><text:span text:style-name="T7">);<text:line-break/>}<text:line-break/></text:span><text:span text:style-name="T14">input</text:span><text:span text:style-name="T7">.</text:span><text:span text:style-name="T14">inputID</text:span><text:span text:style-name="T7">:</text:span><text:span text:style-name="T14">hover</text:span><text:span text:style-name="T7">{<text:line-break/> <text:s text:c="3"/></text:span><text:span text:style-name="T34">transition</text:span><text:span text:style-name="T7">: </text:span><text:span text:style-name="T23">400</text:span><text:span text:style-name="T27">ms</text:span><text:span text:style-name="T7">;<text:line-break/> <text:s text:c="3"/></text:span><text:span text:style-name="T34">width</text:span><text:span text:style-name="T7">: </text:span><text:span text:style-name="T23">280</text:span><text:span text:style-name="T27">px</text:span><text:span text:style-name="T7">;<text:line-break/> <text:s text:c="3"/></text:span><text:span text:style-name="T34">font-size</text:span><text:span text:style-name="T7">: </text:span><text:span text:style-name="T23">1</text:span><text:span text:style-name="T27">em</text:span><text:span text:style-name="T7">;<text:line-break/> <text:s text:c="3"/></text:span><text:span text:style-name="T34">margin</text:span><text:span text:style-name="T7">: </text:span><text:span text:style-name="T23">10</text:span><text:span text:style-name="T27">px</text:span><text:span text:style-name="T7">;<text:line-break/> <text:s text:c="3"/></text:span><text:span text:style-name="T34">border-radius</text:span><text:span text:style-name="T7">: </text:span><text:span text:style-name="T23">10</text:span><text:span text:style-name="T27">px</text:span><text:span text:style-name="T7">;<text:line-break/> <text:s text:c="3"/></text:span><text:span text:style-name="T34">box-shadow</text:span><text:span text:style-name="T7">: </text:span><text:span text:style-name="T23">10</text:span><text:span text:style-name="T27">px </text:span><text:span text:style-name="T23">10</text:span><text:span text:style-name="T27">px </text:span><text:span text:style-name="T23">10</text:span><text:span text:style-name="T27">px </text:span><text:span text:style-name="T14">rgba</text:span><text:span text:style-name="T7">(</text:span><text:span text:style-name="T23">255</text:span><text:span text:style-name="T7">, </text:span><text:span text:style-name="T23">81</text:span><text:span text:style-name="T7">, </text:span><text:span text:style-name="T23">0</text:span><text:span text:style-name="T7">, </text:span><text:span text:style-name="T23">1</text:span><text:span text:style-name="T7">);<text:line-break/>}</text:span></text:p>
      <text:p text:style-name="P31" loext:marker-style-name="T7"><text:span text:style-name="T13"/></text:p>
      <text:p text:style-name="P31" loext:marker-style-name="T7"><text:span text:style-name="T13">style.css</text:span></text:p>
      <text:p text:style-name="P31" loext:marker-style-name="T7"><text:span text:style-name="T13"/></text:p>
      <text:p text:style-name="P32" loext:marker-style-name="T7"><text:span text:style-name="T15">@import url</text:span><text:span text:style-name="T7">(</text:span><text:span text:style-name="T27">'https://fonts.googleapis.com/css2?family=Chiron+GoRound+TC:wght@200..900&amp;display=swap'</text:span><text:span text:style-name="T7">);<text:line-break/><text:line-break/></text:span><text:span text:style-name="T14">*</text:span><text:span text:style-name="T7">{<text:line-break/> <text:s text:c="3"/></text:span><text:span text:style-name="T34">margin</text:span><text:span text:style-name="T7">: </text:span><text:span text:style-name="T23">3</text:span><text:span text:style-name="T27">px</text:span><text:span text:style-name="T7">;<text:line-break/> <text:s text:c="3"/></text:span><text:span text:style-name="T34">padding</text:span><text:span text:style-name="T7">: </text:span><text:span text:style-name="T23">0</text:span><text:span text:style-name="T7">;<text:line-break/>}<text:line-break/><text:line-break/></text:span><text:span text:style-name="T14">body</text:span><text:span text:style-name="T7">{<text:line-break/> <text:s text:c="3"/></text:span><text:span text:style-name="T34">font-family</text:span><text:span text:style-name="T7">: </text:span><text:span text:style-name="T27">"Chiron GoRound TC"</text:span><text:span text:style-name="T7">, </text:span><text:span text:style-name="T27">sans-serif</text:span><text:span text:style-name="T7">;<text:line-break/> <text:s text:c="3"/></text:span><text:span text:style-name="T34">font-weight</text:span><text:span text:style-name="T7">: </text:span><text:span text:style-name="T23">400</text:span><text:span text:style-name="T7">;<text:line-break/> <text:s text:c="3"/></text:span><text:span text:style-name="T34">font-style</text:span><text:span text:style-name="T7">: </text:span><text:span text:style-name="T27">normal</text:span><text:span text:style-name="T7">;<text:line-break/></text:span><text:soft-page-break/><text:span text:style-name="T7"> <text:s text:c="3"/></text:span><text:span text:style-name="T34">background-color</text:span><text:span text:style-name="T7">: </text:span><text:span text:style-name="T14">rgb</text:span><text:span text:style-name="T7">(</text:span><text:span text:style-name="T23">214</text:span><text:span text:style-name="T7">, </text:span><text:span text:style-name="T23">214</text:span><text:span text:style-name="T7">, </text:span><text:span text:style-name="T23">214</text:span><text:span text:style-name="T7">);<text:line-break/> <text:s text:c="3"/></text:span><text:span text:style-name="T34">margin</text:span><text:span text:style-name="T7">: </text:span><text:span text:style-name="T27">auto</text:span><text:span text:style-name="T7">;<text:line-break/>}<text:line-break/></text:span><text:span text:style-name="T14">a</text:span><text:span text:style-name="T7">{<text:line-break/> <text:s text:c="3"/></text:span><text:span text:style-name="T34">text-decoration</text:span><text:span text:style-name="T7">: </text:span><text:span text:style-name="T27">none</text:span><text:span text:style-name="T7">;<text:line-break/>}<text:line-break/><text:line-break/></text:span><text:span text:style-name="T14">button</text:span><text:span text:style-name="T7">, </text:span><text:span text:style-name="T14">select</text:span><text:span text:style-name="T7">{<text:line-break/> <text:s text:c="3"/></text:span><text:span text:style-name="T34">margin</text:span><text:span text:style-name="T7">:</text:span><text:span text:style-name="T23">2</text:span><text:span text:style-name="T27">px </text:span><text:span text:style-name="T23">0</text:span><text:span text:style-name="T27">px </text:span><text:span text:style-name="T23">0</text:span><text:span text:style-name="T27">px </text:span><text:span text:style-name="T23">0</text:span><text:span text:style-name="T27">px</text:span><text:span text:style-name="T7">;<text:line-break/> <text:s text:c="3"/></text:span><text:span text:style-name="T34">padding</text:span><text:span text:style-name="T7">: </text:span><text:span text:style-name="T23">10</text:span><text:span text:style-name="T27">px </text:span><text:span text:style-name="T23">20</text:span><text:span text:style-name="T27">px</text:span><text:span text:style-name="T7">;<text:line-break/> <text:s text:c="3"/></text:span><text:span text:style-name="T34">background-color</text:span><text:span text:style-name="T7">: </text:span><text:span text:style-name="T14">#ffffff</text:span><text:span text:style-name="T7">;<text:line-break/> <text:s text:c="3"/></text:span><text:span text:style-name="T34">color</text:span><text:span text:style-name="T7">: </text:span><text:span text:style-name="T14">#000000</text:span><text:span text:style-name="T7">;<text:line-break/> <text:s text:c="3"/></text:span><text:span text:style-name="T34">border</text:span><text:span text:style-name="T7">: </text:span><text:span text:style-name="T27">none</text:span><text:span text:style-name="T7">;<text:line-break/> <text:s text:c="3"/></text:span><text:span text:style-name="T34">border-radius</text:span><text:span text:style-name="T7">: </text:span><text:span text:style-name="T23">4</text:span><text:span text:style-name="T27">px</text:span><text:span text:style-name="T7">;<text:line-break/> <text:s text:c="3"/></text:span><text:span text:style-name="T34">cursor</text:span><text:span text:style-name="T7">: </text:span><text:span text:style-name="T27">pointer</text:span><text:span text:style-name="T7">;<text:line-break/> <text:s text:c="3"/></text:span><text:span text:style-name="T34">font-size</text:span><text:span text:style-name="T7">: </text:span><text:span text:style-name="T23">12</text:span><text:span text:style-name="T27">px</text:span><text:span text:style-name="T7">;<text:line-break/> <text:s text:c="3"/></text:span><text:span text:style-name="T34">transition</text:span><text:span text:style-name="T7">: </text:span><text:span text:style-name="T27">all </text:span><text:span text:style-name="T23">0.5</text:span><text:span text:style-name="T27">s ease</text:span><text:span text:style-name="T7">;<text:line-break/> <text:s text:c="3"/></text:span><text:span text:style-name="T34">border-bottom</text:span><text:span text:style-name="T7">: </text:span><text:span text:style-name="T23">2</text:span><text:span text:style-name="T27">px solid </text:span><text:span text:style-name="T14">#8addf8</text:span><text:span text:style-name="T7">;<text:line-break/> <text:s text:c="3"/></text:span><text:span text:style-name="T34">padding-bottom</text:span><text:span text:style-name="T7">: </text:span><text:span text:style-name="T23">5</text:span><text:span text:style-name="T27">px</text:span><text:span text:style-name="T7">;<text:line-break/>}<text:line-break/></text:span><text:span text:style-name="T14">button</text:span><text:span text:style-name="T7">:</text:span><text:span text:style-name="T14">hover</text:span><text:span text:style-name="T7">{<text:line-break/> <text:s text:c="3"/></text:span><text:span text:style-name="T34">background-color</text:span><text:span text:style-name="T7">: </text:span><text:span text:style-name="T14">#ffaeb2</text:span><text:span text:style-name="T7">;<text:line-break/> <text:s text:c="3"/></text:span><text:span text:style-name="T34">transform</text:span><text:span text:style-name="T7">: </text:span><text:span text:style-name="T14">scale</text:span><text:span text:style-name="T7">(</text:span><text:span text:style-name="T23">1.1</text:span><text:span text:style-name="T7">);<text:line-break/>}<text:line-break/></text:span><text:span text:style-name="T14">button</text:span><text:span text:style-name="T7">:</text:span><text:span text:style-name="T14">focus</text:span><text:span text:style-name="T7">{<text:line-break/> <text:s text:c="3"/></text:span><text:span text:style-name="T34">outline</text:span><text:span text:style-name="T7">: <text:s/></text:span><text:span text:style-name="T23">2</text:span><text:span text:style-name="T27">px solid </text:span><text:span text:style-name="T14">#dbaeff</text:span><text:span text:style-name="T7">;<text:line-break/> <text:s text:c="3"/></text:span><text:span text:style-name="T34">outline-offset</text:span><text:span text:style-name="T7">: <text:s/></text:span><text:span text:style-name="T23">2</text:span><text:span text:style-name="T27">px</text:span><text:span text:style-name="T7">;<text:line-break/>}<text:line-break/><text:line-break/>.</text:span><text:span text:style-name="T14">year </text:span><text:span text:style-name="T7">{<text:line-break/> <text:s text:c="3"/></text:span><text:span text:style-name="T34">background-color</text:span><text:span text:style-name="T7">: </text:span><text:span text:style-name="T14">#ffaeb2</text:span><text:span text:style-name="T7">;<text:line-break/>}<text:line-break/></text:span><text:span text:style-name="T14">table </text:span><text:span text:style-name="T7">{<text:line-break/> <text:s text:c="3"/></text:span><text:span text:style-name="T34">border</text:span><text:span text:style-name="T7">: </text:span><text:span text:style-name="T23">3</text:span><text:span text:style-name="T27">px solid </text:span><text:span text:style-name="T14">#808080</text:span><text:span text:style-name="T7">;<text:line-break/> <text:s text:c="3"/></text:span><text:span text:style-name="T34">border-spacing</text:span><text:span text:style-name="T7">: </text:span><text:span text:style-name="T23">2</text:span><text:span text:style-name="T27">px</text:span><text:span text:style-name="T7">;<text:line-break/> <text:s text:c="3"/></text:span><text:span text:style-name="T34">margin</text:span><text:span text:style-name="T7">: </text:span><text:span text:style-name="T23">5</text:span><text:span text:style-name="T27">px </text:span><text:span text:style-name="T23">5</text:span><text:span text:style-name="T27">px </text:span><text:span text:style-name="T23">5</text:span><text:span text:style-name="T27">px </text:span><text:span text:style-name="T23">5</text:span><text:span text:style-name="T27">px</text:span><text:span text:style-name="T7">;<text:line-break/>}<text:line-break/></text:span><text:span text:style-name="T14">th</text:span><text:span text:style-name="T7">{<text:line-break/> <text:s text:c="3"/></text:span><text:span text:style-name="T34">position</text:span><text:span text:style-name="T7">: </text:span><text:span text:style-name="T27">sticky</text:span><text:span text:style-name="T7">;<text:line-break/> <text:s text:c="3"/></text:span><text:span text:style-name="T34">top</text:span><text:span text:style-name="T7">: </text:span><text:span text:style-name="T23">0</text:span><text:span text:style-name="T7">;<text:line-break/> <text:s text:c="3"/></text:span><text:span text:style-name="T34">background-color</text:span><text:span text:style-name="T7">: </text:span><text:span text:style-name="T14">#a9a9a9</text:span><text:span text:style-name="T7">;<text:line-break/>}<text:line-break/></text:span><text:span text:style-name="T14">td</text:span><text:span text:style-name="T7">, </text:span><text:span text:style-name="T14">th</text:span><text:span text:style-name="T7">{<text:line-break/> <text:s text:c="3"/></text:span><text:span text:style-name="T34">border</text:span><text:span text:style-name="T7">: </text:span><text:span text:style-name="T27">solid </text:span><text:span text:style-name="T23">1</text:span><text:span text:style-name="T27">px </text:span><text:span text:style-name="T14">#808080</text:span><text:span text:style-name="T7">;<text:line-break/>}<text:line-break/></text:span><text:span text:style-name="T14">td</text:span><text:span text:style-name="T7">{<text:line-break/> <text:s text:c="3"/></text:span><text:span text:style-name="T34">padding</text:span><text:span text:style-name="T7">:</text:span><text:span text:style-name="T23">2</text:span><text:span text:style-name="T27">px </text:span><text:span text:style-name="T23">2</text:span><text:span text:style-name="T27">px </text:span><text:span text:style-name="T23">2</text:span><text:span text:style-name="T27">px </text:span><text:span text:style-name="T23">2</text:span><text:span text:style-name="T27">px</text:span><text:span text:style-name="T7">;<text:line-break/> <text:s text:c="3"/></text:span><text:span text:style-name="T34">min-width</text:span><text:span text:style-name="T7">: </text:span><text:span text:style-name="T23">20</text:span><text:span text:style-name="T27">px</text:span><text:span text:style-name="T7">;<text:line-break/> <text:s text:c="3"/></text:span><text:span text:style-name="T34">width</text:span><text:span text:style-name="T7">: </text:span><text:span text:style-name="T23">20</text:span><text:span text:style-name="T27">px</text:span><text:span text:style-name="T7">;<text:line-break/> <text:s text:c="3"/></text:span><text:span text:style-name="T34">height</text:span><text:span text:style-name="T7">: </text:span><text:span text:style-name="T23">10</text:span><text:span text:style-name="T27">px</text:span><text:span text:style-name="T7">;<text:line-break/>}<text:line-break/></text:span><text:span text:style-name="T14">td</text:span><text:span text:style-name="T7">:</text:span><text:span text:style-name="T14">nth-of-type</text:span><text:span text:style-name="T7">(</text:span><text:span text:style-name="T23">1</text:span><text:span text:style-name="T7">){<text:line-break/> <text:s text:c="3"/></text:span><text:span text:style-name="T34">white-space</text:span><text:span text:style-name="T7">: </text:span><text:span text:style-name="T27">nowrap</text:span><text:span text:style-name="T7">;<text:line-break/></text:span><text:soft-page-break/><text:span text:style-name="T7"> <text:s text:c="3"/></text:span><text:span text:style-name="T34">overflow</text:span><text:span text:style-name="T7">: </text:span><text:span text:style-name="T27">hidden</text:span><text:span text:style-name="T7">;<text:line-break/> <text:s text:c="3"/></text:span><text:span text:style-name="T34">text-overflow</text:span><text:span text:style-name="T7">: </text:span><text:span text:style-name="T27">ellipsis</text:span><text:span text:style-name="T7">;<text:line-break/> <text:s text:c="3"/></text:span><text:span text:style-name="T34">width</text:span><text:span text:style-name="T7">: </text:span><text:span text:style-name="T23">300</text:span><text:span text:style-name="T27">px</text:span><text:span text:style-name="T7">;<text:line-break/> <text:s text:c="3"/></text:span><text:span text:style-name="T34">height</text:span><text:span text:style-name="T7">: </text:span><text:span text:style-name="T23">10</text:span><text:span text:style-name="T27">px</text:span><text:span text:style-name="T7">;<text:line-break/>}<text:line-break/>.</text:span><text:span text:style-name="T14">dayoff</text:span><text:span text:style-name="T7">, .</text:span><text:span text:style-name="T14">vacation</text:span><text:span text:style-name="T7">{<text:line-break/> <text:s text:c="3"/></text:span><text:span text:style-name="T34">background-color</text:span><text:span text:style-name="T7">: </text:span><text:span text:style-name="T14">rgb</text:span><text:span text:style-name="T7">(</text:span><text:span text:style-name="T23">246</text:span><text:span text:style-name="T7">, </text:span><text:span text:style-name="T23">167</text:span><text:span text:style-name="T7">, </text:span><text:span text:style-name="T23">167</text:span><text:span text:style-name="T7">);<text:line-break/>}<text:line-break/>.</text:span><text:span text:style-name="T14">evening</text:span><text:span text:style-name="T7">{<text:line-break/> <text:s text:c="3"/></text:span><text:span text:style-name="T34">color</text:span><text:span text:style-name="T7">: </text:span><text:span text:style-name="T14">#002cbb</text:span><text:span text:style-name="T7">;<text:line-break/>}<text:line-break/>.</text:span><text:span text:style-name="T14">morning</text:span><text:span text:style-name="T7">{<text:line-break/> <text:s text:c="3"/></text:span><text:span text:style-name="T34">color</text:span><text:span text:style-name="T7">: </text:span><text:span text:style-name="T14">#bb3a00</text:span><text:span text:style-name="T7">;<text:line-break/>}<text:line-break/>.</text:span><text:span text:style-name="T14">user</text:span><text:span text:style-name="T7">{<text:line-break/> <text:s text:c="3"/></text:span><text:span text:style-name="T34">background-color</text:span><text:span text:style-name="T7">: </text:span><text:span text:style-name="T14">#a9f88a</text:span><text:span text:style-name="T7">;<text:line-break/>}<text:line-break/></text:span><text:span text:style-name="T14">td</text:span><text:span text:style-name="T7">.</text:span><text:span text:style-name="T14">user</text:span><text:span text:style-name="T7">{<text:line-break/> <text:s text:c="3"/></text:span><text:span text:style-name="T34">position</text:span><text:span text:style-name="T7">: </text:span><text:span text:style-name="T27">sticky</text:span><text:span text:style-name="T7">;<text:line-break/> <text:s text:c="3"/></text:span><text:span text:style-name="T34">top</text:span><text:span text:style-name="T7">: </text:span><text:span text:style-name="T23">4</text:span><text:span text:style-name="T7">%;<text:line-break/>}<text:line-break/></text:span><text:span text:style-name="T14">tr</text:span><text:span text:style-name="T7">:</text:span><text:span text:style-name="T14">hover</text:span><text:span text:style-name="T7">{<text:line-break/> <text:s text:c="3"/></text:span><text:span text:style-name="T34">background-color</text:span><text:span text:style-name="T7">: </text:span><text:span text:style-name="T14">#a9f88a</text:span><text:span text:style-name="T7">;<text:line-break/>}</text:span></text:p>
      <text:p text:style-name="P31" loext:marker-style-name="T7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7:37:50.797131003</meta:creation-date>
    <dc:date>2026-04-07T19:09:26.851767460</dc:date>
    <meta:editing-duration>PT49M53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41" meta:paragraph-count="48" meta:word-count="5392" meta:character-count="76807" meta:non-whitespace-character-count="54699"/>
  </office:meta>
</office:document-meta>
</file>